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S Mincho" svg:font-family="'MS Mincho', 'Arial Unicode MS'" style:font-family-generic="roman"/>
    <style:font-face style:name="Lucida Grande" svg:font-family="'Lucida Grande', Courier" style:font-pitch="variable"/>
    <style:font-face style:name="MS PGothic" svg:font-family="'MS PGothic', 'Arial Unicode MS'" style:font-pitch="variable"/>
    <style:font-face style:name="Nimbus Roman No9 L" svg:font-family="'Nimbus Roman No9 L'" style:font-family-generic="roman" style:font-pitch="variable"/>
    <style:font-face style:name="Palatino" svg:font-family="Palatin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139in" table:align="center" style:writing-mode="lr-tb"/>
    </style:style>
    <style:style style:name="Table1.A" style:family="table-column">
      <style:table-column-properties style:column-width="2.1444in"/>
    </style:style>
    <style:style style:name="Table1.B" style:family="table-column">
      <style:table-column-properties style:column-width="1.875in"/>
    </style:style>
    <style:style style:name="Table1.C" style:family="table-column">
      <style:table-column-properties style:column-width="1.9944in"/>
    </style:style>
    <style:style style:name="Table1.1" style:family="table-row">
      <style:table-row-properties style:keep-together="false" fo:keep-together="always"/>
    </style:style>
    <style:style style:name="Table1.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1.C1" style:family="table-cell">
      <style:table-cell-properties style:vertical-align="top" style:border-line-width-top="0.0007in 0.0139in 0.0007in" fo:padding-left="0.0597in" fo:padding-right="0.0597in" fo:padding-top="0in" fo:padding-bottom="0in" fo:border-left="0.0069in solid #000000" fo:border-right="0.0069in solid #000000" fo:border-top="0.0153in double #000000" fo:border-bottom="0.0069in solid #000000" style:writing-mode="lr-tb"/>
    </style:style>
    <style:style style:name="Table1.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597in" fo:padding-right="0.0597in" fo:padding-top="0in" fo:padding-bottom="0in" fo:border="0.0069in solid #000000" style:writing-mode="lr-tb"/>
    </style:style>
    <style:style style:name="Table2" style:family="table">
      <style:table-properties style:width="1.341in" table:align="center" style:writing-mode="lr-tb"/>
    </style:style>
    <style:style style:name="Table2.A" style:family="table-column">
      <style:table-column-properties style:column-width="1.0257in"/>
    </style:style>
    <style:style style:name="Table2.B" style:family="table-column">
      <style:table-column-properties style:column-width="0.3153in"/>
    </style:style>
    <style:style style:name="Table2.1" style:family="table-row">
      <style:table-row-properties style:keep-together="false" fo:keep-together="always"/>
    </style:style>
    <style:style style:name="Table2.A1" style:family="table-cell">
      <style:table-cell-properties style:vertical-align="middle" style:border-line-width-top="0.0007in 0.0139in 0.0007in" fo:padding="0in" fo:border-left="0.0069in solid #000000" fo:border-right="none" fo:border-top="0.0153in double #000000" fo:border-bottom="0.0069in solid #000000" style:writing-mode="lr-tb"/>
    </style:style>
    <style:style style:name="Table2.B1" style:family="table-cell">
      <style:table-cell-properties style:vertical-align="middle" style:border-line-width-top="0.0007in 0.0139in 0.0007in" fo:padding="0in" fo:border-left="0.0069in solid #000000" fo:border-right="0.0069in solid #000000" fo:border-top="0.0153in double #000000" fo:border-bottom="0.0069in solid #000000" style:writing-mode="lr-tb"/>
    </style:style>
    <style:style style:name="Table2.A2" style:family="table-cell">
      <style:table-cell-properties style:vertical-align="top" fo:padding="0in" fo:border-left="0.0069in solid #000000" fo:border-right="none" fo:border-top="0.0069in solid #000000" fo:border-bottom="0.0069in solid #000000" style:writing-mode="lr-tb"/>
    </style:style>
    <style:style style:name="Table2.B2" style:family="table-cell">
      <style:table-cell-properties style:vertical-align="middle" fo:padding="0in" fo:border="0.0069in solid #000000" style:writing-mode="lr-tb"/>
    </style:style>
    <style:style style:name="Table2.A24"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2.B24" style:family="table-cell">
      <style:table-cell-properties style:vertical-align="middle" style:border-line-width-bottom="0.0007in 0.0139in 0.0007in" fo:padding="0in" fo:border-left="0.0069in solid #000000" fo:border-right="0.0069in solid #000000" fo:border-top="0.0069in solid #000000" fo:border-bottom="0.0153in double #000000" style:writing-mode="lr-tb"/>
    </style:style>
    <style:style style:name="Table3" style:family="table">
      <style:table-properties style:width="6.3104in" table:align="center" style:writing-mode="lr-tb"/>
    </style:style>
    <style:style style:name="Table3.A" style:family="table-column">
      <style:table-column-properties style:column-width="1.0799in"/>
    </style:style>
    <style:style style:name="Table3.B" style:family="table-column">
      <style:table-column-properties style:column-width="1.5701in"/>
    </style:style>
    <style:style style:name="Table3.C" style:family="table-column">
      <style:table-column-properties style:column-width="1.3in"/>
    </style:style>
    <style:style style:name="Table3.D" style:family="table-column">
      <style:table-column-properties style:column-width="2.3604in"/>
    </style:style>
    <style:style style:name="Table3.1" style:family="table-row">
      <style:table-row-properties style:keep-together="false" fo:keep-together="always"/>
    </style:style>
    <style:style style:name="Table3.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3.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3.2" style:family="table-row">
      <style:table-row-properties style:keep-together="false" fo:keep-together="alway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3.1" style:family="table-cell">
      <style:table-cell-properties style:vertical-align="top" fo:padding-left="0.075in" fo:padding-right="0.075in" fo:padding-top="0in" fo:padding-bottom="0in" fo:border="0.0069in solid #000000" style:writing-mode="lr-tb"/>
    </style:style>
    <style:style style:name="Table3.A7"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3.B7.3.11"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4" style:family="table">
      <style:table-properties style:width="6.034in" table:align="center" style:writing-mode="lr-tb"/>
    </style:style>
    <style:style style:name="Table4.A" style:family="table-column">
      <style:table-column-properties style:column-width="2.2014in"/>
    </style:style>
    <style:style style:name="Table4.B" style:family="table-column">
      <style:table-column-properties style:column-width="1.25in"/>
    </style:style>
    <style:style style:name="Table4.C" style:family="table-column">
      <style:table-column-properties style:column-width="2.5826in"/>
    </style:style>
    <style:style style:name="Table4.1" style:family="table-row">
      <style:table-row-properties style:min-row-height="0.1438in" style:keep-together="false" fo:keep-together="always"/>
    </style:style>
    <style:style style:name="Table4.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4.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4.2" style:family="table-row">
      <style:table-row-properties style:keep-together="false" fo:keep-together="alway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0.0069in solid #000000" style:writing-mode="lr-tb"/>
    </style:style>
    <style:style style:name="Table4.A22"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4.C22"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5" style:family="table">
      <style:table-properties style:width="6.7111in" table:align="center" style:writing-mode="lr-tb"/>
    </style:style>
    <style:style style:name="Table5.A" style:family="table-column">
      <style:table-column-properties style:column-width="2.4368in"/>
    </style:style>
    <style:style style:name="Table5.B" style:family="table-column">
      <style:table-column-properties style:column-width="1in"/>
    </style:style>
    <style:style style:name="Table5.C" style:family="table-column">
      <style:table-column-properties style:column-width="0.5396in"/>
    </style:style>
    <style:style style:name="Table5.D" style:family="table-column">
      <style:table-column-properties style:column-width="2.7347in"/>
    </style:style>
    <style:style style:name="Table5.1" style:family="table-row">
      <style:table-row-properties style:keep-together="true" fo:keep-together="auto"/>
    </style:style>
    <style:style style:name="Table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5.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top" fo:padding-left="0.075in" fo:padding-right="0.075in" fo:padding-top="0in" fo:padding-bottom="0in" fo:border="0.0069in solid #000000" style:writing-mode="lr-tb"/>
    </style:style>
    <style:style style:name="Table5.4" style:family="table-row">
      <style:table-row-properties style:min-row-height="0.9271in" style:keep-together="true" fo:keep-together="auto"/>
    </style:style>
    <style:style style:name="Table6" style:family="table">
      <style:table-properties style:width="6.7125in" table:align="center" style:writing-mode="lr-tb"/>
    </style:style>
    <style:style style:name="Table6.A" style:family="table-column">
      <style:table-column-properties style:column-width="2.4375in"/>
    </style:style>
    <style:style style:name="Table6.B" style:family="table-column">
      <style:table-column-properties style:column-width="1in"/>
    </style:style>
    <style:style style:name="Table6.C" style:family="table-column">
      <style:table-column-properties style:column-width="0.5396in"/>
    </style:style>
    <style:style style:name="Table6.D" style:family="table-column">
      <style:table-column-properties style:column-width="2.7354in"/>
    </style:style>
    <style:style style:name="Table6.1" style:family="table-row">
      <style:table-row-properties style:keep-together="true" fo:keep-together="auto"/>
    </style:style>
    <style:style style:name="Table6.A1" style:family="table-cell">
      <style:table-cell-properties style:vertical-align="top" style:border-line-width-top="0.0007in 0.0139in 0.0007in" fo:padding-left="0.0743in" fo:padding-right="0.0743in" fo:padding-top="0in" fo:padding-bottom="0in" fo:border-left="0.0069in solid #000000" fo:border-right="none" fo:border-top="0.0153in double #000000" fo:border-bottom="0.0069in solid #000000" style:writing-mode="lr-tb"/>
    </style:style>
    <style:style style:name="Table6.D1" style:family="table-cell">
      <style:table-cell-properties style:vertical-align="top" style:border-line-width-top="0.0007in 0.0139in 0.0007in" fo:padding-left="0.0743in" fo:padding-right="0.0743in" fo:padding-top="0in" fo:padding-bottom="0in" fo:border-left="0.0069in solid #000000" fo:border-right="0.0069in solid #000000" fo:border-top="0.0153in double #000000" fo:border-bottom="0.0069in solid #000000" style:writing-mode="lr-tb"/>
    </style:style>
    <style:style style:name="Table6.A2" style:family="table-cell">
      <style:table-cell-properties style:vertical-align="top" fo:padding-left="0.0743in" fo:padding-right="0.0743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743in" fo:padding-right="0.0743in" fo:padding-top="0in" fo:padding-bottom="0in" fo:border="0.0069in solid #000000" style:writing-mode="lr-tb"/>
    </style:style>
    <style:style style:name="Table6.A5" style:family="table-cell">
      <style:table-cell-properties style:vertical-align="top" style:border-line-width-bottom="0.0007in 0.0139in 0.0007in" fo:padding-left="0.0743in" fo:padding-right="0.0743in" fo:padding-top="0in" fo:padding-bottom="0in" fo:border-left="0.0069in solid #000000" fo:border-right="none" fo:border-top="0.0069in solid #000000" fo:border-bottom="0.0153in double #000000" style:writing-mode="lr-tb"/>
    </style:style>
    <style:style style:name="Table6.D5" style:family="table-cell">
      <style:table-cell-properties style:vertical-align="top" style:border-line-width-bottom="0.0007in 0.0139in 0.0007in" fo:padding-left="0.0743in" fo:padding-right="0.0743in" fo:padding-top="0in" fo:padding-bottom="0in" fo:border-left="0.0069in solid #000000" fo:border-right="0.0069in solid #000000" fo:border-top="0.0069in solid #000000" fo:border-bottom="0.0153in double #000000" style:writing-mode="lr-tb"/>
    </style:style>
    <style:style style:name="Table7" style:family="table">
      <style:table-properties style:width="6.7125in" table:align="center" style:writing-mode="lr-tb"/>
    </style:style>
    <style:style style:name="Table7.A" style:family="table-column">
      <style:table-column-properties style:column-width="2.4375in"/>
    </style:style>
    <style:style style:name="Table7.B" style:family="table-column">
      <style:table-column-properties style:column-width="1in"/>
    </style:style>
    <style:style style:name="Table7.C" style:family="table-column">
      <style:table-column-properties style:column-width="0.5396in"/>
    </style:style>
    <style:style style:name="Table7.D" style:family="table-column">
      <style:table-column-properties style:column-width="2.7354in"/>
    </style:style>
    <style:style style:name="Table7.1" style:family="table-row">
      <style:table-row-properties style:keep-together="false" fo:keep-together="always"/>
    </style:style>
    <style:style style:name="Table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7.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D2" style:family="table-cell">
      <style:table-cell-properties style:vertical-align="top" fo:padding-left="0.075in" fo:padding-right="0.075in" fo:padding-top="0in" fo:padding-bottom="0in" fo:border="0.0069in solid #000000" style:writing-mode="lr-tb"/>
    </style:style>
    <style:style style:name="Table7.A3"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7.D3"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8" style:family="table">
      <style:table-properties style:width="6.7125in" table:align="center" style:writing-mode="lr-tb"/>
    </style:style>
    <style:style style:name="Table8.A" style:family="table-column">
      <style:table-column-properties style:column-width="2.4375in"/>
    </style:style>
    <style:style style:name="Table8.B" style:family="table-column">
      <style:table-column-properties style:column-width="1in"/>
    </style:style>
    <style:style style:name="Table8.C" style:family="table-column">
      <style:table-column-properties style:column-width="0.5396in"/>
    </style:style>
    <style:style style:name="Table8.D" style:family="table-column">
      <style:table-column-properties style:column-width="2.7354in"/>
    </style:style>
    <style:style style:name="Table8.1" style:family="table-row">
      <style:table-row-properties style:keep-together="false" fo:keep-together="always"/>
    </style:style>
    <style:style style:name="Table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8.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D2" style:family="table-cell">
      <style:table-cell-properties style:vertical-align="top" fo:padding-left="0.075in" fo:padding-right="0.075in" fo:padding-top="0in" fo:padding-bottom="0in" fo:border="0.0069in solid #000000" style:writing-mode="lr-tb"/>
    </style:style>
    <style:style style:name="Table8.A4"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8.D4"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9" style:family="table">
      <style:table-properties style:width="5.7333in" table:align="center" style:writing-mode="lr-tb"/>
    </style:style>
    <style:style style:name="Table9.A" style:family="table-column">
      <style:table-column-properties style:column-width="1.8486in"/>
    </style:style>
    <style:style style:name="Table9.B" style:family="table-column">
      <style:table-column-properties style:column-width="3.8847in"/>
    </style:style>
    <style:style style:name="Table9.1" style:family="table-row">
      <style:table-row-properties style:keep-together="true" fo:keep-together="auto"/>
    </style:style>
    <style:style style:name="Table9.A1" style:family="table-cell">
      <style:table-cell-properties style:vertical-align="top" fo:background-color="#ffffff" style:border-line-width-top="0.0007in 0.0139in 0.0007in" fo:padding-left="0.0451in" fo:padding-right="0.0451in" fo:padding-top="0in" fo:padding-bottom="0in" fo:border-left="0.0069in solid #000000" fo:border-right="none" fo:border-top="0.0153in double #000000" fo:border-bottom="0.0069in solid #000000" style:writing-mode="lr-tb">
        <style:background-image/>
      </style:table-cell-properties>
    </style:style>
    <style:style style:name="Table9.B1" style:family="table-cell">
      <style:table-cell-properties style:vertical-align="top" fo:background-color="#ffffff"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background-image/>
      </style:table-cell-properties>
    </style:style>
    <style:style style:name="Table9.A2" style:family="table-cell">
      <style:table-cell-properties style:vertical-align="top" fo:background-color="#ffffff" fo:padding-left="0.0451in" fo:padding-right="0.0451in" fo:padding-top="0in" fo:padding-bottom="0in" fo:border-left="0.0069in solid #000000" fo:border-right="none" fo:border-top="0.0069in solid #000000" fo:border-bottom="0.0069in solid #000000" style:writing-mode="lr-tb">
        <style:background-image/>
      </style:table-cell-properties>
    </style:style>
    <style:style style:name="Table9.B2" style:family="table-cell">
      <style:table-cell-properties style:vertical-align="top" fo:background-color="#ffffff" fo:padding-left="0.0451in" fo:padding-right="0.0451in" fo:padding-top="0in" fo:padding-bottom="0in" fo:border="0.0069in solid #000000" style:writing-mode="lr-tb">
        <style:background-image/>
      </style:table-cell-properties>
    </style:style>
    <style:style style:name="Table9.A20" style:family="table-cell">
      <style:table-cell-properties style:vertical-align="top" fo:background-color="#ffffff" style:border-line-width-bottom="0.0007in 0.0139in 0.0007in" fo:padding-left="0.0451in" fo:padding-right="0.0451in" fo:padding-top="0in" fo:padding-bottom="0in" fo:border-left="0.0069in solid #000000" fo:border-right="none" fo:border-top="0.0069in solid #000000" fo:border-bottom="0.0153in double #000000" style:writing-mode="lr-tb">
        <style:background-image/>
      </style:table-cell-properties>
    </style:style>
    <style:style style:name="Table9.B20" style:family="table-cell">
      <style:table-cell-properties style:vertical-align="top" fo:background-color="#ffffff"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background-image/>
      </style:table-cell-properties>
    </style:style>
    <style:style style:name="Table10" style:family="table">
      <style:table-properties style:width="6.7611in" table:align="center" style:writing-mode="lr-tb"/>
    </style:style>
    <style:style style:name="Table10.A" style:family="table-column">
      <style:table-column-properties style:column-width="2.4701in"/>
    </style:style>
    <style:style style:name="Table10.B" style:family="table-column">
      <style:table-column-properties style:column-width="1in"/>
    </style:style>
    <style:style style:name="Table10.C" style:family="table-column">
      <style:table-column-properties style:column-width="0.5in"/>
    </style:style>
    <style:style style:name="Table10.D" style:family="table-column">
      <style:table-column-properties style:column-width="2.791in"/>
    </style:style>
    <style:style style:name="Table10.1" style:family="table-row">
      <style:table-row-properties style:keep-together="false" fo:keep-together="always"/>
    </style:style>
    <style:style style:name="Table10.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0.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0.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0.D2" style:family="table-cell">
      <style:table-cell-properties style:vertical-align="top" fo:padding-left="0.0451in" fo:padding-right="0.0451in" fo:padding-top="0in" fo:padding-bottom="0in" fo:border="0.0069in solid #000000" style:writing-mode="lr-tb"/>
    </style:style>
    <style:style style:name="Table10.A9"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0.D9"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1" style:family="table">
      <style:table-properties style:width="6.65in" table:align="center" style:writing-mode="lr-tb"/>
    </style:style>
    <style:style style:name="Table11.A" style:family="table-column">
      <style:table-column-properties style:column-width="2.3854in"/>
    </style:style>
    <style:style style:name="Table11.B" style:family="table-column">
      <style:table-column-properties style:column-width="1.0826in"/>
    </style:style>
    <style:style style:name="Table11.C" style:family="table-column">
      <style:table-column-properties style:column-width="0.4681in"/>
    </style:style>
    <style:style style:name="Table11.D" style:family="table-column">
      <style:table-column-properties style:column-width="2.7139in"/>
    </style:style>
    <style:style style:name="Table11.1" style:family="table-row">
      <style:table-row-properties style:keep-together="false" fo:keep-together="always"/>
    </style:style>
    <style:style style:name="Table11.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1.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2" style:family="table-cell">
      <style:table-cell-properties style:vertical-align="top" fo:padding-left="0.075in" fo:padding-right="0.075in" fo:padding-top="0in" fo:padding-bottom="0in" fo:border="0.0069in solid #000000" style:writing-mode="lr-tb"/>
    </style:style>
    <style:style style:name="Table11.A2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1.D29"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2" style:family="table">
      <style:table-properties style:width="6.641in" table:align="center" style:writing-mode="lr-tb"/>
    </style:style>
    <style:style style:name="Table12.A" style:family="table-column">
      <style:table-column-properties style:column-width="2.4229in"/>
    </style:style>
    <style:style style:name="Table12.B" style:family="table-column">
      <style:table-column-properties style:column-width="1.0049in"/>
    </style:style>
    <style:style style:name="Table12.C" style:family="table-column">
      <style:table-column-properties style:column-width="0.5in"/>
    </style:style>
    <style:style style:name="Table12.D" style:family="table-column">
      <style:table-column-properties style:column-width="2.7118in"/>
    </style:style>
    <style:style style:name="Table12.1" style:family="table-row">
      <style:table-row-properties style:keep-together="false" fo:keep-together="always"/>
    </style:style>
    <style:style style:name="Table12.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2.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2.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2.D2" style:family="table-cell">
      <style:table-cell-properties style:vertical-align="top" fo:padding-left="0.0451in" fo:padding-right="0.0451in" fo:padding-top="0in" fo:padding-bottom="0in" fo:border="0.0069in solid #000000" style:writing-mode="lr-tb"/>
    </style:style>
    <style:style style:name="Table12.A7"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7" style:family="table-cell">
      <style:table-cell-properties style:vertical-align="top" fo:padding-left="0.075in" fo:padding-right="0.075in" fo:padding-top="0in" fo:padding-bottom="0in" fo:border="0.0069in solid #000000" style:writing-mode="lr-tb"/>
    </style:style>
    <style:style style:name="Table12.A8" style:family="table-cell">
      <style:table-cell-properties style:vertical-align="top" fo:padding-left="0.0743in" fo:padding-right="0.0743in" fo:padding-top="0in" fo:padding-bottom="0in" fo:border-left="0.0069in solid #000000" fo:border-right="none" fo:border-top="0.0069in solid #000000" fo:border-bottom="0.0069in solid #000000" style:writing-mode="lr-tb"/>
    </style:style>
    <style:style style:name="Table12.D8" style:family="table-cell">
      <style:table-cell-properties style:vertical-align="top" fo:padding-left="0.0743in" fo:padding-right="0.0743in" fo:padding-top="0in" fo:padding-bottom="0in" fo:border="0.0069in solid #000000" style:writing-mode="lr-tb"/>
    </style:style>
    <style:style style:name="Table12.A45" style:family="table-cell">
      <style:table-cell-properties style:vertical-align="top" style:border-line-width-bottom="0.0007in 0.0139in 0.0007in" fo:padding-left="0.0451in" fo:padding-right="0.0451in" fo:padding-top="0in" fo:padding-bottom="0in" fo:border-left="0.0069in solid #000000" fo:border-right="none" fo:border-top="0.0069in solid #000000" fo:border-bottom="0.0153in double #000000" style:writing-mode="lr-tb"/>
    </style:style>
    <style:style style:name="Table12.D45" style:family="table-cell">
      <style:table-cell-properties style:vertical-align="top" style:border-line-width-bottom="0.0007in 0.0139in 0.0007in" fo:padding-left="0.0451in" fo:padding-right="0.0451in" fo:padding-top="0in" fo:padding-bottom="0in" fo:border-left="0.0069in solid #000000" fo:border-right="0.0069in solid #000000" fo:border-top="0.0069in solid #000000" fo:border-bottom="0.0153in double #000000" style:writing-mode="lr-tb"/>
    </style:style>
    <style:style style:name="Table13" style:family="table">
      <style:table-properties style:width="6.7806in" table:align="center" style:writing-mode="lr-tb"/>
    </style:style>
    <style:style style:name="Table13.A" style:family="table-column">
      <style:table-column-properties style:column-width="2.5in"/>
    </style:style>
    <style:style style:name="Table13.B" style:family="table-column">
      <style:table-column-properties style:column-width="1in"/>
    </style:style>
    <style:style style:name="Table13.C" style:family="table-column">
      <style:table-column-properties style:column-width="0.5in"/>
    </style:style>
    <style:style style:name="Table13.D" style:family="table-column">
      <style:table-column-properties style:column-width="2.7806in"/>
    </style:style>
    <style:style style:name="Table13.1" style:family="table-row">
      <style:table-row-properties style:keep-together="false" fo:keep-together="always"/>
    </style:style>
    <style:style style:name="Table13.A1" style:family="table-cell">
      <style:table-cell-properties style:vertical-align="top" style:border-line-width-top="0.0007in 0.0139in 0.0007in" fo:padding-left="0.0451in" fo:padding-right="0.0451in" fo:padding-top="0in" fo:padding-bottom="0in" fo:border-left="0.0069in solid #000000" fo:border-right="none" fo:border-top="0.0153in double #000000" fo:border-bottom="0.0069in solid #000000" style:writing-mode="lr-tb"/>
    </style:style>
    <style:style style:name="Table13.D1" style:family="table-cell">
      <style:table-cell-properties style:vertical-align="top" style:border-line-width-top="0.0007in 0.0139in 0.0007in" fo:padding-left="0.0451in" fo:padding-right="0.0451in" fo:padding-top="0in" fo:padding-bottom="0in" fo:border-left="0.0069in solid #000000" fo:border-right="0.0069in solid #000000" fo:border-top="0.0153in double #000000" fo:border-bottom="0.0069in solid #000000" style:writing-mode="lr-tb"/>
    </style:style>
    <style:style style:name="Table13.A2" style:family="table-cell">
      <style:table-cell-properties style:vertical-align="top" fo:padding-left="0.0451in" fo:padding-right="0.0451in" fo:padding-top="0in" fo:padding-bottom="0in" fo:border-left="0.0069in solid #000000" fo:border-right="none" fo:border-top="0.0069in solid #000000" fo:border-bottom="0.0069in solid #000000" style:writing-mode="lr-tb"/>
    </style:style>
    <style:style style:name="Table13.D2" style:family="table-cell">
      <style:table-cell-properties style:vertical-align="top" fo:padding-left="0.0451in" fo:padding-right="0.0451in" fo:padding-top="0in" fo:padding-bottom="0in" fo:border="0.0069in solid #000000" style:writing-mode="lr-tb"/>
    </style:style>
    <style:style style:name="Table14" style:family="table">
      <style:table-properties style:width="6.6486in" table:align="center" style:writing-mode="lr-tb"/>
    </style:style>
    <style:style style:name="Table14.A" style:family="table-column">
      <style:table-column-properties style:column-width="2.4375in"/>
    </style:style>
    <style:style style:name="Table14.B" style:family="table-column">
      <style:table-column-properties style:column-width="1in"/>
    </style:style>
    <style:style style:name="Table14.C" style:family="table-column">
      <style:table-column-properties style:column-width="0.5069in"/>
    </style:style>
    <style:style style:name="Table14.D" style:family="table-column">
      <style:table-column-properties style:column-width="2.7042in"/>
    </style:style>
    <style:style style:name="Table14.1" style:family="table-row">
      <style:table-row-properties style:keep-together="false" fo:keep-together="always"/>
    </style:style>
    <style:style style:name="Table14.A1" style:family="table-cell">
      <style:table-cell-properties style:vertical-align="top" style:border-line-width-top="0.0007in 0.0139in 0.0007in" fo:padding-left="0.0549in" fo:padding-right="0.0549in" fo:padding-top="0in" fo:padding-bottom="0in" fo:border-left="0.0069in solid #000000" fo:border-right="none" fo:border-top="0.0153in double #000000" fo:border-bottom="0.0069in solid #000000" style:writing-mode="lr-tb"/>
    </style:style>
    <style:style style:name="Table14.D1" style:family="table-cell">
      <style:table-cell-properties style:vertical-align="top" style:border-line-width-top="0.0007in 0.0139in 0.0007in" fo:padding-left="0.0549in" fo:padding-right="0.0549in" fo:padding-top="0in" fo:padding-bottom="0in" fo:border-left="0.0069in solid #000000" fo:border-right="0.0069in solid #000000" fo:border-top="0.0153in double #000000" fo:border-bottom="0.0069in solid #000000" style:writing-mode="lr-tb"/>
    </style:style>
    <style:style style:name="Table14.A2" style:family="table-cell">
      <style:table-cell-properties style:vertical-align="top" fo:padding-left="0.0549in" fo:padding-right="0.0549in" fo:padding-top="0in" fo:padding-bottom="0in" fo:border-left="0.0069in solid #000000" fo:border-right="none" fo:border-top="0.0069in solid #000000" fo:border-bottom="0.0069in solid #000000" style:writing-mode="lr-tb"/>
    </style:style>
    <style:style style:name="Table14.D2" style:family="table-cell">
      <style:table-cell-properties style:vertical-align="top" fo:padding-left="0.0549in" fo:padding-right="0.0549in" fo:padding-top="0in" fo:padding-bottom="0in" fo:border="0.0069in solid #000000" style:writing-mode="lr-tb"/>
    </style:style>
    <style:style style:name="Table14.A4" style:family="table-cell">
      <style:table-cell-properties style:vertical-align="top" style:border-line-width-bottom="0.0007in 0.0139in 0.0007in" fo:padding-left="0.0549in" fo:padding-right="0.0549in" fo:padding-top="0in" fo:padding-bottom="0in" fo:border-left="0.0069in solid #000000" fo:border-right="none" fo:border-top="0.0069in solid #000000" fo:border-bottom="0.0153in double #000000" style:writing-mode="lr-tb"/>
    </style:style>
    <style:style style:name="Table14.D4" style:family="table-cell">
      <style:table-cell-properties style:vertical-align="top" style:border-line-width-bottom="0.0007in 0.0139in 0.0007in" fo:padding-left="0.0549in" fo:padding-right="0.0549in" fo:padding-top="0in" fo:padding-bottom="0in" fo:border-left="0.0069in solid #000000" fo:border-right="0.0069in solid #000000" fo:border-top="0.0069in solid #000000" fo:border-bottom="0.0153in double #000000" style:writing-mode="lr-tb"/>
    </style:style>
    <style:style style:name="Table15" style:family="table">
      <style:table-properties style:width="6.7125in" table:align="center" style:writing-mode="lr-tb"/>
    </style:style>
    <style:style style:name="Table15.A" style:family="table-column">
      <style:table-column-properties style:column-width="2.4375in"/>
    </style:style>
    <style:style style:name="Table15.B" style:family="table-column">
      <style:table-column-properties style:column-width="1in"/>
    </style:style>
    <style:style style:name="Table15.C" style:family="table-column">
      <style:table-column-properties style:column-width="0.5396in"/>
    </style:style>
    <style:style style:name="Table15.D" style:family="table-column">
      <style:table-column-properties style:column-width="2.7354in"/>
    </style:style>
    <style:style style:name="Table15.1" style:family="table-row">
      <style:table-row-properties style:keep-together="false" fo:keep-together="always"/>
    </style:style>
    <style:style style:name="Table15.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5.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D2" style:family="table-cell">
      <style:table-cell-properties style:vertical-align="top" fo:padding-left="0.075in" fo:padding-right="0.075in" fo:padding-top="0in" fo:padding-bottom="0in" fo:border="0.0069in solid #000000" style:writing-mode="lr-tb"/>
    </style:style>
    <style:style style:name="Table15.A6"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5.D6"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6" style:family="table">
      <style:table-properties style:width="6.7514in" table:align="center" style:writing-mode="lr-tb"/>
    </style:style>
    <style:style style:name="Table16.A" style:family="table-column">
      <style:table-column-properties style:column-width="2.4764in"/>
    </style:style>
    <style:style style:name="Table16.B" style:family="table-column">
      <style:table-column-properties style:column-width="1in"/>
    </style:style>
    <style:style style:name="Table16.C" style:family="table-column">
      <style:table-column-properties style:column-width="0.5396in"/>
    </style:style>
    <style:style style:name="Table16.D" style:family="table-column">
      <style:table-column-properties style:column-width="2.7354in"/>
    </style:style>
    <style:style style:name="Table16.1" style:family="table-row">
      <style:table-row-properties style:keep-together="false" fo:keep-together="always"/>
    </style:style>
    <style:style style:name="Table1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6.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D2" style:family="table-cell">
      <style:table-cell-properties style:vertical-align="top" fo:padding-left="0.075in" fo:padding-right="0.075in" fo:padding-top="0in" fo:padding-bottom="0in" fo:border="0.0069in solid #000000" style:writing-mode="lr-tb"/>
    </style:style>
    <style:style style:name="Table16.A4"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6.D4"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7" style:family="table">
      <style:table-properties style:width="6.7125in" table:align="center" style:writing-mode="lr-tb"/>
    </style:style>
    <style:style style:name="Table17.A" style:family="table-column">
      <style:table-column-properties style:column-width="2.4375in"/>
    </style:style>
    <style:style style:name="Table17.B" style:family="table-column">
      <style:table-column-properties style:column-width="1in"/>
    </style:style>
    <style:style style:name="Table17.C" style:family="table-column">
      <style:table-column-properties style:column-width="0.5396in"/>
    </style:style>
    <style:style style:name="Table17.D" style:family="table-column">
      <style:table-column-properties style:column-width="2.7354in"/>
    </style:style>
    <style:style style:name="Table17.1" style:family="table-row">
      <style:table-row-properties style:keep-together="false" fo:keep-together="always"/>
    </style:style>
    <style:style style:name="Table1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7.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D2" style:family="table-cell">
      <style:table-cell-properties style:vertical-align="top" fo:padding-left="0.075in" fo:padding-right="0.075in" fo:padding-top="0in" fo:padding-bottom="0in" fo:border="0.0069in solid #000000" style:writing-mode="lr-tb"/>
    </style:style>
    <style:style style:name="Table17.A5"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7.D5"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18" style:family="table">
      <style:table-properties style:width="6.7125in" table:align="center" style:writing-mode="lr-tb"/>
    </style:style>
    <style:style style:name="Table18.A" style:family="table-column">
      <style:table-column-properties style:column-width="2.4375in"/>
    </style:style>
    <style:style style:name="Table18.B" style:family="table-column">
      <style:table-column-properties style:column-width="1in"/>
    </style:style>
    <style:style style:name="Table18.C" style:family="table-column">
      <style:table-column-properties style:column-width="0.5396in"/>
    </style:style>
    <style:style style:name="Table18.D" style:family="table-column">
      <style:table-column-properties style:column-width="2.7354in"/>
    </style:style>
    <style:style style:name="Table18.1" style:family="table-row">
      <style:table-row-properties style:keep-together="false" fo:keep-together="always"/>
    </style:style>
    <style:style style:name="Table18.A1" style:family="table-cell">
      <style:table-cell-properties style:vertical-align="top" style:border-line-width-top="0.0007in 0.0139in 0.0007in" fo:padding-left="0.0743in" fo:padding-right="0.0743in" fo:padding-top="0in" fo:padding-bottom="0in" fo:border-left="0.0069in solid #000000" fo:border-right="none" fo:border-top="0.0153in double #000000" fo:border-bottom="0.0069in solid #000000" style:writing-mode="lr-tb"/>
    </style:style>
    <style:style style:name="Table18.D1" style:family="table-cell">
      <style:table-cell-properties style:vertical-align="top" style:border-line-width-top="0.0007in 0.0139in 0.0007in" fo:padding-left="0.0743in" fo:padding-right="0.0743in" fo:padding-top="0in" fo:padding-bottom="0in" fo:border-left="0.0069in solid #000000" fo:border-right="0.0069in solid #000000" fo:border-top="0.0153in double #000000" fo:border-bottom="0.0069in solid #000000" style:writing-mode="lr-tb"/>
    </style:style>
    <style:style style:name="Table18.A2" style:family="table-cell">
      <style:table-cell-properties style:vertical-align="top" fo:padding-left="0.0743in" fo:padding-right="0.0743in" fo:padding-top="0in" fo:padding-bottom="0in" fo:border-left="0.0069in solid #000000" fo:border-right="none" fo:border-top="0.0069in solid #000000" fo:border-bottom="0.0069in solid #000000" style:writing-mode="lr-tb"/>
    </style:style>
    <style:style style:name="Table18.D2" style:family="table-cell">
      <style:table-cell-properties style:vertical-align="top" fo:padding-left="0.0743in" fo:padding-right="0.0743in" fo:padding-top="0in" fo:padding-bottom="0in" fo:border="0.0069in solid #000000" style:writing-mode="lr-tb"/>
    </style:style>
    <style:style style:name="Table18.A7" style:family="table-cell">
      <style:table-cell-properties style:vertical-align="top" style:border-line-width-bottom="0.0007in 0.0139in 0.0007in" fo:padding-left="0.0743in" fo:padding-right="0.0743in" fo:padding-top="0in" fo:padding-bottom="0in" fo:border-left="0.0069in solid #000000" fo:border-right="none" fo:border-top="0.0069in solid #000000" fo:border-bottom="0.0153in double #000000" style:writing-mode="lr-tb"/>
    </style:style>
    <style:style style:name="Table18.D7" style:family="table-cell">
      <style:table-cell-properties style:vertical-align="top" style:border-line-width-bottom="0.0007in 0.0139in 0.0007in" fo:padding-left="0.0743in" fo:padding-right="0.0743in" fo:padding-top="0in" fo:padding-bottom="0in" fo:border-left="0.0069in solid #000000" fo:border-right="0.0069in solid #000000" fo:border-top="0.0069in solid #000000" fo:border-bottom="0.0153in double #000000" style:writing-mode="lr-tb"/>
    </style:style>
    <style:style style:name="Table19" style:family="table">
      <style:table-properties style:width="6.7125in" table:align="center" style:writing-mode="lr-tb"/>
    </style:style>
    <style:style style:name="Table19.A" style:family="table-column">
      <style:table-column-properties style:column-width="2.4375in"/>
    </style:style>
    <style:style style:name="Table19.B" style:family="table-column">
      <style:table-column-properties style:column-width="1in"/>
    </style:style>
    <style:style style:name="Table19.C" style:family="table-column">
      <style:table-column-properties style:column-width="0.5396in"/>
    </style:style>
    <style:style style:name="Table19.D" style:family="table-column">
      <style:table-column-properties style:column-width="2.7354in"/>
    </style:style>
    <style:style style:name="Table19.1" style:family="table-row">
      <style:table-row-properties style:keep-together="false" fo:keep-together="always"/>
    </style:style>
    <style:style style:name="Table1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9.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D2" style:family="table-cell">
      <style:table-cell-properties style:vertical-align="top" fo:padding-left="0.075in" fo:padding-right="0.075in" fo:padding-top="0in" fo:padding-bottom="0in" fo:border="0.0069in solid #000000" style:writing-mode="lr-tb"/>
    </style:style>
    <style:style style:name="Table19.A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9.D9"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0" style:family="table">
      <style:table-properties style:width="6.7125in" table:align="center" style:writing-mode="lr-tb"/>
    </style:style>
    <style:style style:name="Table20.A" style:family="table-column">
      <style:table-column-properties style:column-width="2.4375in"/>
    </style:style>
    <style:style style:name="Table20.B" style:family="table-column">
      <style:table-column-properties style:column-width="1in"/>
    </style:style>
    <style:style style:name="Table20.C" style:family="table-column">
      <style:table-column-properties style:column-width="0.5396in"/>
    </style:style>
    <style:style style:name="Table20.D" style:family="table-column">
      <style:table-column-properties style:column-width="2.7354in"/>
    </style:style>
    <style:style style:name="Table20.1" style:family="table-row">
      <style:table-row-properties style:keep-together="false" fo:keep-together="always"/>
    </style:style>
    <style:style style:name="Table20.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0.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D2" style:family="table-cell">
      <style:table-cell-properties style:vertical-align="top" fo:padding-left="0.075in" fo:padding-right="0.075in" fo:padding-top="0in" fo:padding-bottom="0in" fo:border="0.0069in solid #000000" style:writing-mode="lr-tb"/>
    </style:style>
    <style:style style:name="Table20.A3"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0.D3"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1" style:family="table">
      <style:table-properties style:width="6.1403in" table:align="center" style:writing-mode="lr-tb"/>
    </style:style>
    <style:style style:name="Table21.A" style:family="table-column">
      <style:table-column-properties style:column-width="2.25in"/>
    </style:style>
    <style:style style:name="Table21.B" style:family="table-column">
      <style:table-column-properties style:column-width="2.2549in"/>
    </style:style>
    <style:style style:name="Table21.C" style:family="table-column">
      <style:table-column-properties style:column-width="1.6354in"/>
    </style:style>
    <style:style style:name="Table21.1" style:family="table-row">
      <style:table-row-properties style:keep-together="false" fo:keep-together="always"/>
    </style:style>
    <style:style style:name="Table21.A1" style:family="table-cell">
      <style:table-cell-properties style:vertical-align="top" style:border-line-width-top="0.0007in 0.0139in 0.0007in" fo:padding-left="0.0701in" fo:padding-right="0.0701in" fo:padding-top="0in" fo:padding-bottom="0in" fo:border-left="0.0069in solid #000000" fo:border-right="none" fo:border-top="0.0153in double #000000" fo:border-bottom="0.0069in solid #000000" style:writing-mode="lr-tb"/>
    </style:style>
    <style:style style:name="Table21.C1" style:family="table-cell">
      <style:table-cell-properties style:vertical-align="top" style:border-line-width-top="0.0007in 0.0139in 0.0007in" fo:padding-left="0.0701in" fo:padding-right="0.0701in" fo:padding-top="0in" fo:padding-bottom="0in" fo:border-left="0.0069in solid #000000" fo:border-right="0.0069in solid #000000" fo:border-top="0.0153in double #000000" fo:border-bottom="0.0069in solid #000000" style:writing-mode="lr-tb"/>
    </style:style>
    <style:style style:name="Table21.A2" style:family="table-cell">
      <style:table-cell-properties style:vertical-align="top" fo:padding-left="0.0701in" fo:padding-right="0.0701in" fo:padding-top="0in" fo:padding-bottom="0in" fo:border-left="0.0069in solid #000000" fo:border-right="none" fo:border-top="0.0069in solid #000000" fo:border-bottom="0.0069in solid #000000" style:writing-mode="lr-tb"/>
    </style:style>
    <style:style style:name="Table21.C2" style:family="table-cell">
      <style:table-cell-properties style:vertical-align="top" fo:padding-left="0.0701in" fo:padding-right="0.0701in" fo:padding-top="0in" fo:padding-bottom="0in" fo:border="0.0069in solid #000000" style:writing-mode="lr-tb"/>
    </style:style>
    <style:style style:name="Table22" style:family="table">
      <style:table-properties style:width="6.0104in" table:align="center" style:writing-mode="lr-tb"/>
    </style:style>
    <style:style style:name="Table22.A" style:family="table-column">
      <style:table-column-properties style:column-width="2.25in"/>
    </style:style>
    <style:style style:name="Table22.C" style:family="table-column">
      <style:table-column-properties style:column-width="1.5104in"/>
    </style:style>
    <style:style style:name="Table22.1" style:family="table-row">
      <style:table-row-properties style:keep-together="false" fo:keep-together="always"/>
    </style:style>
    <style:style style:name="Table22.A1" style:family="table-cell">
      <style:table-cell-properties style:vertical-align="top" style:border-line-width-top="0.0007in 0.0139in 0.0007in" fo:padding-left="0.0681in" fo:padding-right="0.0681in" fo:padding-top="0in" fo:padding-bottom="0in" fo:border-left="0.0069in solid #000000" fo:border-right="none" fo:border-top="0.0153in double #000000" fo:border-bottom="0.0069in solid #000000" style:writing-mode="lr-tb"/>
    </style:style>
    <style:style style:name="Table22.C1" style:family="table-cell">
      <style:table-cell-properties style:vertical-align="top" style:border-line-width-top="0.0007in 0.0139in 0.0007in" fo:padding-left="0.0681in" fo:padding-right="0.0681in" fo:padding-top="0in" fo:padding-bottom="0in" fo:border-left="0.0069in solid #000000" fo:border-right="0.0069in solid #000000" fo:border-top="0.0153in double #000000" fo:border-bottom="0.0069in solid #000000" style:writing-mode="lr-tb"/>
    </style:style>
    <style:style style:name="Table22.A2" style:family="table-cell">
      <style:table-cell-properties style:vertical-align="top" fo:padding-left="0.0681in" fo:padding-right="0.0681in" fo:padding-top="0in" fo:padding-bottom="0in" fo:border-left="0.0069in solid #000000" fo:border-right="none" fo:border-top="0.0069in solid #000000" fo:border-bottom="0.0069in solid #000000" style:writing-mode="lr-tb"/>
    </style:style>
    <style:style style:name="Table22.C2" style:family="table-cell">
      <style:table-cell-properties style:vertical-align="top" fo:padding-left="0.0681in" fo:padding-right="0.0681in" fo:padding-top="0in" fo:padding-bottom="0in" fo:border="0.0069in solid #000000" style:writing-mode="lr-tb"/>
    </style:style>
    <style:style style:name="Table23" style:family="table">
      <style:table-properties style:width="6.4035in" table:align="center" style:writing-mode="lr-tb"/>
    </style:style>
    <style:style style:name="Table23.A" style:family="table-column">
      <style:table-column-properties style:column-width="0.984in"/>
    </style:style>
    <style:style style:name="Table23.B" style:family="table-column">
      <style:table-column-properties style:column-width="3.3806in"/>
    </style:style>
    <style:style style:name="Table23.C" style:family="table-column">
      <style:table-column-properties style:column-width="0.7875in"/>
    </style:style>
    <style:style style:name="Table23.D" style:family="table-column">
      <style:table-column-properties style:column-width="0.5326in"/>
    </style:style>
    <style:style style:name="Table23.E" style:family="table-column">
      <style:table-column-properties style:column-width="0.7188in"/>
    </style:style>
    <style:style style:name="Table23.1" style:family="table-row">
      <style:table-row-properties style:min-row-height="0.2028in" style:keep-together="false" fo:keep-together="always"/>
    </style:style>
    <style:style style:name="Table23.A1" style:family="table-cell">
      <style:table-cell-properties style:vertical-align="top" fo:background-color="#ffffff" fo:padding-left="0.0451in" fo:padding-right="0.0451in" fo:padding-top="0in" fo:padding-bottom="0in" fo:border-left="none" fo:border-right="none" fo:border-top="0.0139in solid #000000" fo:border-bottom="0.0139in solid #000000" style:writing-mode="lr-tb">
        <style:background-image/>
      </style:table-cell-properties>
    </style:style>
    <style:style style:name="Table23.A2" style:family="table-cell">
      <style:table-cell-properties style:vertical-align="top" fo:padding-left="0.0451in" fo:padding-right="0.0451in" fo:padding-top="0in" fo:padding-bottom="0in" fo:border="none" style:writing-mode="lr-tb"/>
    </style:style>
    <style:style style:name="Table24" style:family="table">
      <style:table-properties style:width="6.4035in" table:align="center" style:writing-mode="lr-tb"/>
    </style:style>
    <style:style style:name="Table24.A" style:family="table-column">
      <style:table-column-properties style:column-width="0.984in"/>
    </style:style>
    <style:style style:name="Table24.B" style:family="table-column">
      <style:table-column-properties style:column-width="3.3806in"/>
    </style:style>
    <style:style style:name="Table24.C" style:family="table-column">
      <style:table-column-properties style:column-width="0.7875in"/>
    </style:style>
    <style:style style:name="Table24.D" style:family="table-column">
      <style:table-column-properties style:column-width="0.5326in"/>
    </style:style>
    <style:style style:name="Table24.E" style:family="table-column">
      <style:table-column-properties style:column-width="0.7188in"/>
    </style:style>
    <style:style style:name="Table24.1" style:family="table-row">
      <style:table-row-properties style:min-row-height="0.2028in" style:keep-together="false" fo:keep-together="always"/>
    </style:style>
    <style:style style:name="Table24.A1" style:family="table-cell">
      <style:table-cell-properties style:vertical-align="top" fo:background-color="#ffffff" fo:padding-left="0.0451in" fo:padding-right="0.0451in" fo:padding-top="0in" fo:padding-bottom="0in" fo:border-left="none" fo:border-right="none" fo:border-top="0.0139in solid #000000" fo:border-bottom="0.0139in solid #000000" style:writing-mode="lr-tb">
        <style:background-image/>
      </style:table-cell-properties>
    </style:style>
    <style:style style:name="Table24.A2" style:family="table-cell">
      <style:table-cell-properties style:vertical-align="top" fo:padding-left="0.0451in" fo:padding-right="0.0451in" fo:padding-top="0in" fo:padding-bottom="0in" fo:border="none" style:writing-mode="lr-tb"/>
    </style:style>
    <style:style style:name="Table25" style:family="table">
      <style:table-properties style:width="6.684in" fo:margin-left="0.0167in" table:align="left" style:writing-mode="lr-tb"/>
    </style:style>
    <style:style style:name="Table25.A" style:family="table-column">
      <style:table-column-properties style:column-width="2.2in"/>
    </style:style>
    <style:style style:name="Table25.B" style:family="table-column">
      <style:table-column-properties style:column-width="2.25in"/>
    </style:style>
    <style:style style:name="Table25.C" style:family="table-column">
      <style:table-column-properties style:column-width="1.45in"/>
    </style:style>
    <style:style style:name="Table25.D" style:family="table-column">
      <style:table-column-properties style:column-width="0.784in"/>
    </style:style>
    <style:style style:name="Table25.1" style:family="table-row">
      <style:table-row-properties style:keep-together="false" fo:keep-together="always"/>
    </style:style>
    <style:style style:name="Table25.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25.D1" style:family="table-cell">
      <style:table-cell-properties style:vertical-align="top" style:border-line-width-top="0.0007in 0.0139in 0.0007in" fo:padding-left="0.0597in" fo:padding-right="0.0597in" fo:padding-top="0in" fo:padding-bottom="0in" fo:border-left="0.0069in solid #000000" fo:border-right="0.0069in solid #000000" fo:border-top="0.0153in double #000000" fo:border-bottom="0.0069in solid #000000" style:writing-mode="lr-tb"/>
    </style:style>
    <style:style style:name="Table25.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25.D2" style:family="table-cell">
      <style:table-cell-properties style:vertical-align="top" fo:padding-left="0.0597in" fo:padding-right="0.0597in" fo:padding-top="0in" fo:padding-bottom="0in" fo:border="0.0069in solid #000000" style:writing-mode="lr-tb"/>
    </style:style>
    <style:style style:name="Table26" style:family="table">
      <style:table-properties style:width="5.7118in" table:align="center" style:writing-mode="lr-tb"/>
    </style:style>
    <style:style style:name="Table26.A" style:family="table-column">
      <style:table-column-properties style:column-width="1.3979in"/>
    </style:style>
    <style:style style:name="Table26.B" style:family="table-column">
      <style:table-column-properties style:column-width="1.266in"/>
    </style:style>
    <style:style style:name="Table26.C" style:family="table-column">
      <style:table-column-properties style:column-width="3.0479in"/>
    </style:style>
    <style:style style:name="Table26.1" style:family="table-row">
      <style:table-row-properties style:keep-together="true" fo:keep-together="auto"/>
    </style:style>
    <style:style style:name="Table26.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6.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6.A2" style:family="table-cell">
      <style:table-cell-properties style:vertical-align="top" fo:padding-left="0.075in" fo:padding-right="0.075in" fo:padding-top="0in" fo:padding-bottom="0in" fo:border="0.0069in solid #000000" style:writing-mode="lr-tb"/>
    </style:style>
    <style:style style:name="Table2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A8"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6.C8"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7" style:family="table">
      <style:table-properties style:width="5.7118in" table:align="center" style:writing-mode="lr-tb"/>
    </style:style>
    <style:style style:name="Table27.A" style:family="table-column">
      <style:table-column-properties style:column-width="1.3979in"/>
    </style:style>
    <style:style style:name="Table27.B" style:family="table-column">
      <style:table-column-properties style:column-width="1.266in"/>
    </style:style>
    <style:style style:name="Table27.C" style:family="table-column">
      <style:table-column-properties style:column-width="3.0479in"/>
    </style:style>
    <style:style style:name="Table27.1" style:family="table-row">
      <style:table-row-properties style:keep-together="true" fo:keep-together="auto"/>
    </style:style>
    <style:style style:name="Table27.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7.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C2" style:family="table-cell">
      <style:table-cell-properties style:vertical-align="top" fo:padding-left="0.075in" fo:padding-right="0.075in" fo:padding-top="0in" fo:padding-bottom="0in" fo:border="0.0069in solid #000000" style:writing-mode="lr-tb"/>
    </style:style>
    <style:style style:name="Table27.A17"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7.C17"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8" style:family="table">
      <style:table-properties style:width="5.7118in" table:align="center" style:writing-mode="lr-tb"/>
    </style:style>
    <style:style style:name="Table28.A" style:family="table-column">
      <style:table-column-properties style:column-width="1.3979in"/>
    </style:style>
    <style:style style:name="Table28.B" style:family="table-column">
      <style:table-column-properties style:column-width="1.266in"/>
    </style:style>
    <style:style style:name="Table28.C" style:family="table-column">
      <style:table-column-properties style:column-width="3.0479in"/>
    </style:style>
    <style:style style:name="Table28.1" style:family="table-row">
      <style:table-row-properties style:keep-together="true" fo:keep-together="auto"/>
    </style:style>
    <style:style style:name="Table28.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8.C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C2" style:family="table-cell">
      <style:table-cell-properties style:vertical-align="top" fo:padding-left="0.075in" fo:padding-right="0.075in" fo:padding-top="0in" fo:padding-bottom="0in" fo:border="0.0069in solid #000000" style:writing-mode="lr-tb"/>
    </style:style>
    <style:style style:name="Table28.A4"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8.C4"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Table29" style:family="table">
      <style:table-properties style:width="6.7438in" table:align="center" style:writing-mode="lr-tb"/>
    </style:style>
    <style:style style:name="Table29.A" style:family="table-column">
      <style:table-column-properties style:column-width="1.0049in"/>
    </style:style>
    <style:style style:name="Table29.B" style:family="table-column">
      <style:table-column-properties style:column-width="1.5535in"/>
    </style:style>
    <style:style style:name="Table29.C" style:family="table-column">
      <style:table-column-properties style:column-width="2.2958in"/>
    </style:style>
    <style:style style:name="Table29.D" style:family="table-column">
      <style:table-column-properties style:column-width="1.8896in"/>
    </style:style>
    <style:style style:name="Table29.1" style:family="table-row">
      <style:table-row-properties style:keep-together="true" fo:keep-together="auto"/>
    </style:style>
    <style:style style:name="Table29.A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9.D1" style:family="table-cell">
      <style:table-cell-properties style:vertical-align="top" style:border-line-width-top="0.0007in 0.0139in 0.0007in" fo:padding-left="0.075in" fo:padding-right="0.075in" fo:padding-top="0in" fo:padding-bottom="0in" fo:border-left="0.0069in solid #000000" fo:border-right="0.0069in solid #000000" fo:border-top="0.0153in double #000000" fo:border-bottom="0.0069in solid #000000" style:writing-mode="lr-tb"/>
    </style:style>
    <style:style style:name="Table29.A2"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9.D2" style:family="table-cell">
      <style:table-cell-properties style:vertical-align="top" style:border-line-width-bottom="0.0007in 0.0139in 0.0007in" fo:padding-left="0.075in" fo:padding-right="0.075in" fo:padding-top="0in" fo:padding-bottom="0in" fo:border-left="0.0069in solid #000000" fo:border-right="0.0069in solid #000000" fo:border-top="0.0069in solid #000000" fo:border-bottom="0.0153in double #000000" style:writing-mode="lr-tb"/>
    </style:style>
    <style:style style:name="P1" style:family="paragraph" style:parent-style-name="Index_20_1">
      <style:paragraph-properties>
        <style:tab-stops>
          <style:tab-stop style:position="0.25in" style:leader-style="dotted" style:leader-text="."/>
          <style:tab-stop style:position="0.5in"/>
          <style:tab-stop style:position="2.7453in" style:type="right" style:leader-style="dotted" style:leader-text="."/>
          <style:tab-stop style:position="6.0043in" style:type="right" style:leader-style="dotted" style:leader-text="."/>
          <style:tab-stop style:position="6.5in" style:type="right" style:leader-style="dotted" style:leader-text="."/>
        </style:tab-stops>
      </style:paragraph-properties>
    </style:style>
    <style:style style:name="P2" style:family="paragraph" style:parent-style-name="Contents_20_5">
      <style:paragraph-properties>
        <style:tab-stops>
          <style:tab-stop style:position="2.1181in" style:leader-style="dotted" style:leader-text="."/>
          <style:tab-stop style:position="6.0043in" style:type="right" style:leader-style="dotted" style:leader-text="."/>
          <style:tab-stop style:position="6.5626in" style:type="right" style:leader-style="dotted" style:leader-text="."/>
        </style:tab-stops>
      </style:paragraph-properties>
    </style:style>
    <style:style style:name="P3" style:family="paragraph" style:parent-style-name="Contents_20_6">
      <style:paragraph-properties>
        <style:tab-stops>
          <style:tab-stop style:position="2.4374in"/>
          <style:tab-stop style:position="6.0043in" style:type="right" style:leader-style="dotted" style:leader-text="."/>
          <style:tab-stop style:position="6.5626in" style:type="right" style:leader-style="dotted" style:leader-text="."/>
        </style:tab-stops>
      </style:paragraph-properties>
    </style:style>
    <style:style style:name="P4" style:family="paragraph" style:parent-style-name="Table_20_Macro">
      <style:paragraph-properties style:snap-to-layout-grid="false"/>
    </style:style>
    <style:style style:name="P5" style:family="paragraph" style:parent-style-name="Contents_20_4">
      <style:paragraph-properties>
        <style:tab-stops>
          <style:tab-stop style:position="1.4374in"/>
          <style:tab-stop style:position="6.0043in" style:type="right" style:leader-style="dotted" style:leader-text="."/>
          <style:tab-stop style:position="6.5626in" style:type="right" style:leader-style="dotted" style:leader-text="."/>
        </style:tab-stops>
      </style:paragraph-properties>
    </style:style>
    <style:style style:name="P6" style:family="paragraph" style:parent-style-name="Contents_20_3">
      <style:paragraph-properties>
        <style:tab-stops>
          <style:tab-stop style:position="1.0626in"/>
          <style:tab-stop style:position="6.0043in" style:type="right" style:leader-style="dotted" style:leader-text="."/>
          <style:tab-stop style:position="6.5626in" style:type="right" style:leader-style="dotted" style:leader-text="."/>
        </style:tab-stops>
      </style:paragraph-properties>
    </style:style>
    <style:style style:name="P7" style:family="paragraph" style:parent-style-name="Index_20_2">
      <style:paragraph-properties fo:margin-left="0in" fo:margin-right="0.5in" fo:margin-top="0in" fo:margin-bottom="0.0693in" fo:text-indent="0in" style:auto-text-indent="false" style:snap-to-layout-grid="false"/>
    </style:style>
    <style:style style:name="P8" style:family="paragraph" style:parent-style-name="Heading_20_1">
      <style:text-properties style:text-underline-style="solid" style:text-underline-width="auto" style:text-underline-color="font-color" fo:font-weight="normal" style:font-weight-asian="normal"/>
    </style:style>
    <style:style style:name="P9" style:family="paragraph" style:parent-style-name="Heading_20_1">
      <style:paragraph-properties fo:break-before="page"/>
    </style:style>
    <style:style style:name="P10" style:family="paragraph" style:parent-style-name="Contents_20_2">
      <style:paragraph-properties>
        <style:tab-stops>
          <style:tab-stop style:position="0.8126in" style:leader-style="dotted" style:leader-text="."/>
          <style:tab-stop style:position="6.0043in" style:type="right" style:leader-style="dotted" style:leader-text="."/>
          <style:tab-stop style:position="6.5626in" style:type="right" style:leader-style="dotted" style:leader-text="."/>
        </style:tab-stops>
      </style:paragraph-properties>
    </style:style>
    <style:style style:name="P11" style:family="paragraph" style:parent-style-name="Heading_20_5">
      <style:paragraph-properties fo:keep-with-next="auto"/>
    </style:style>
    <style:style style:name="P12" style:family="paragraph" style:parent-style-name="Heading_20_4">
      <style:paragraph-properties fo:keep-together="always"/>
    </style:style>
    <style:style style:name="P13" style:family="paragraph" style:parent-style-name="Heading_20_4">
      <style:paragraph-properties fo:keep-with-next="auto"/>
    </style:style>
    <style:style style:name="P14" style:family="paragraph" style:parent-style-name="List1" style:list-style-name="WW8Num11">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15" style:family="paragraph" style:parent-style-name="List1" style:list-style-name="WW8Num14">
      <style:paragraph-properties fo:margin-left="0in" fo:margin-right="0in" fo:text-indent="0in" style:auto-text-indent="false" style:text-autospace="ideograph-alpha" style:punctuation-wrap="hanging" style:vertical-align="auto"/>
      <style:text-properties style:text-underline-style="solid" style:text-underline-width="auto" style:text-underline-color="font-color" fo:font-weight="bold" style:font-weight-asian="bold"/>
    </style:style>
    <style:style style:name="P16" style:family="paragraph" style:parent-style-name="Table_20_Entry">
      <style:paragraph-properties style:snap-to-layout-grid="false"/>
    </style:style>
    <style:style style:name="P17" style:family="paragraph" style:parent-style-name="Table_20_Entry">
      <style:paragraph-properties style:snap-to-layout-grid="false"/>
      <style:text-properties fo:font-weight="bold" style:font-weight-asian="bold"/>
    </style:style>
    <style:style style:name="P18" style:family="paragraph" style:parent-style-name="Table_20_Entry">
      <style:paragraph-properties fo:text-align="center" style:justify-single-word="false" style:snap-to-layout-grid="false"/>
      <style:text-properties fo:font-weight="bold" style:font-weight-asian="bold"/>
    </style:style>
    <style:style style:name="P19" style:family="paragraph" style:parent-style-name="Table_20_Entry">
      <style:paragraph-properties style:snap-to-layout-grid="false"/>
      <style:text-properties style:text-underline-style="solid" style:text-underline-width="auto" style:text-underline-color="font-color" fo:font-weight="bold" style:font-weight-asian="bold"/>
    </style:style>
    <style:style style:name="P20" style:family="paragraph" style:parent-style-name="Table_20_Entry">
      <style:paragraph-properties style:snap-to-layout-grid="false"/>
      <style:text-properties style:text-underline-style="solid" style:text-underline-width="auto" style:text-underline-color="font-color" fo:font-weight="bold" style:font-weight-asian="bold" style:font-weight-complex="bold"/>
    </style:style>
    <style:style style:name="P21" style:family="paragraph" style:parent-style-name="Table_20_Entry">
      <style:paragraph-properties fo:text-align="center" style:justify-single-word="false" style:snap-to-layout-grid="false"/>
      <style:text-properties style:text-underline-style="solid" style:text-underline-width="auto" style:text-underline-color="font-color" fo:font-weight="bold" style:font-weight-asian="bold"/>
    </style:style>
    <style:style style:name="P22" style:family="paragraph" style:parent-style-name="Table_20_Entry">
      <style:paragraph-properties style:snap-to-layout-grid="false"/>
      <style:text-properties style:text-underline-style="solid" style:text-underline-width="auto" style:text-underline-color="font-color" fo:font-weight="bold" style:font-name-asian="MS PGothic" style:font-weight-asian="bold"/>
    </style:style>
    <style:style style:name="P23" style:family="paragraph" style:parent-style-name="Table_20_Entry">
      <style:paragraph-properties fo:text-align="center" style:justify-single-word="false" style:snap-to-layout-grid="false"/>
      <style:text-properties style:text-underline-style="solid" style:text-underline-width="auto" style:text-underline-color="font-color" style:font-weight-complex="bold"/>
    </style:style>
    <style:style style:name="P24" style:family="paragraph" style:parent-style-name="Table_20_Entry">
      <style:paragraph-properties style:snap-to-layout-grid="false"/>
      <style:text-properties style:text-underline-style="solid" style:text-underline-width="auto" style:text-underline-color="font-color"/>
    </style:style>
    <style:style style:name="P25" style:family="paragraph" style:parent-style-name="Table_20_Entry">
      <style:paragraph-properties fo:text-align="center" style:justify-single-word="false" style:snap-to-layout-grid="false"/>
    </style:style>
    <style:style style:name="P26" style:family="paragraph" style:parent-style-name="Table_20_Entry">
      <style:paragraph-properties fo:text-align="center" style:justify-single-word="false" style:snap-to-layout-grid="false">
        <style:tab-stops>
          <style:tab-stop style:position="0.4465in" style:type="center"/>
        </style:tab-stops>
      </style:paragraph-properties>
    </style:style>
    <style:style style:name="P27" style:family="paragraph" style:parent-style-name="Table_20_Entry">
      <style:paragraph-properties fo:text-align="center" style:justify-single-word="false"/>
      <style:text-properties fo:font-size="8pt" fo:font-weight="bold" style:font-size-asian="8pt" style:font-weight-asian="bold"/>
    </style:style>
    <style:style style:name="P28" style:family="paragraph" style:parent-style-name="Table_20_Entry">
      <style:paragraph-properties fo:text-align="center" style:justify-single-word="false" style:snap-to-layout-grid="false"/>
      <style:text-properties fo:font-size="8pt" fo:font-weight="bold" style:font-size-asian="8pt" style:font-weight-asian="bold"/>
    </style:style>
    <style:style style:name="P29" style:family="paragraph" style:parent-style-name="Table_20_Entry">
      <style:paragraph-properties fo:text-align="center" style:justify-single-word="false" style:snap-to-layout-grid="false"/>
      <style:text-properties fo:font-size="8pt" style:text-underline-style="solid" style:text-underline-width="auto" style:text-underline-color="font-color" fo:font-weight="bold" style:font-size-asian="8pt" style:font-weight-asian="bold"/>
    </style:style>
    <style:style style:name="P30" style:family="paragraph" style:parent-style-name="Table_20_Entry">
      <style:paragraph-properties fo:text-align="center" style:justify-single-word="false" style:snap-to-layout-grid="false"/>
      <style:text-properties fo:font-size="8pt" style:text-underline-style="solid" style:text-underline-width="auto" style:text-underline-color="font-color" fo:font-weight="bold" style:font-size-asian="8pt" style:font-weight-asian="bold" style:font-weight-complex="bold"/>
    </style:style>
    <style:style style:name="P31" style:family="paragraph" style:parent-style-name="Table_20_Entry">
      <style:paragraph-properties style:snap-to-layout-grid="false"/>
      <style:text-properties fo:color="#000000"/>
    </style:style>
    <style:style style:name="P32" style:family="paragraph" style:parent-style-name="Table_20_Entry">
      <style:paragraph-properties fo:text-align="center" style:justify-single-word="false" style:snap-to-layout-grid="false"/>
      <style:text-properties fo:color="#000000"/>
    </style:style>
    <style:style style:name="P33" style:family="paragraph" style:parent-style-name="Table_20_Entry">
      <style:text-properties style:font-name-asian="MS PGothic"/>
    </style:style>
    <style:style style:name="P34" style:family="paragraph" style:parent-style-name="Table_20_Entry">
      <style:paragraph-properties style:snap-to-layout-grid="false"/>
      <style:text-properties style:font-name-asian="MS PGothic"/>
    </style:style>
    <style:style style:name="P35" style:family="paragraph" style:parent-style-name="Table_20_Entry">
      <style:paragraph-properties fo:text-align="center" style:justify-single-word="false" style:snap-to-layout-grid="false"/>
      <style:text-properties style:font-name-asian="MS PGothic"/>
    </style:style>
    <style:style style:name="P36" style:family="paragraph" style:parent-style-name="Table_20_Entry">
      <style:paragraph-properties style:snap-to-layout-grid="false"/>
      <style:text-properties fo:font-style="italic" style:font-style-asian="italic"/>
    </style:style>
    <style:style style:name="P37" style:family="paragraph" style:parent-style-name="Table_20_Entry">
      <style:paragraph-properties style:snap-to-layout-grid="false"/>
      <style:text-properties fo:font-style="italic" style:font-name-asian="MS PGothic" style:font-style-asian="italic"/>
    </style:style>
    <style:style style:name="P38" style:family="paragraph" style:parent-style-name="Table_20_Entry">
      <style:paragraph-properties style:snap-to-layout-grid="false"/>
      <style:text-properties style:font-name="Arial"/>
    </style:style>
    <style:style style:name="P39" style:family="paragraph" style:parent-style-name="Table_20_Entry">
      <style:paragraph-properties fo:margin-left="0in" fo:margin-right="0in" fo:text-indent="0.0984in" style:auto-text-indent="false" style:snap-to-layout-grid="false">
        <style:tab-stops>
          <style:tab-stop style:position="0.0984in"/>
        </style:tab-stops>
      </style:paragraph-properties>
      <style:text-properties fo:font-size="8pt" style:font-size-asian="8pt"/>
    </style:style>
    <style:style style:name="P40" style:family="paragraph" style:parent-style-name="Table_20_Entry">
      <style:paragraph-properties fo:margin-left="0.0984in" fo:margin-right="0in" fo:text-indent="0in" style:auto-text-indent="false" style:snap-to-layout-grid="false"/>
      <style:text-properties fo:font-size="8pt" style:font-size-asian="8pt"/>
    </style:style>
    <style:style style:name="P41" style:family="paragraph" style:parent-style-name="Table_20_Entry">
      <style:paragraph-properties fo:margin-left="0.0984in" fo:margin-right="0in" fo:text-indent="0in" style:auto-text-indent="false" style:snap-to-layout-grid="false"/>
      <style:text-properties fo:font-size="8pt" style:font-size-asian="8pt" style:font-weight-complex="bold"/>
    </style:style>
    <style:style style:name="P42" style:family="paragraph" style:parent-style-name="Table_20_Entry">
      <style:paragraph-properties fo:margin-left="0.0984in" fo:margin-right="0in" fo:text-indent="0in" style:auto-text-indent="false" style:snap-to-layout-grid="false"/>
      <style:text-properties fo:font-size="8pt" style:text-underline-style="solid" style:text-underline-width="auto" style:text-underline-color="font-color" fo:font-weight="bold" style:font-size-asian="8pt" style:font-weight-asian="bold" style:font-weight-complex="bold"/>
    </style:style>
    <style:style style:name="P43" style:family="paragraph" style:parent-style-name="Table_20_Entry">
      <style:paragraph-properties fo:margin-left="0.0984in" fo:margin-right="0in" fo:text-indent="0in" style:auto-text-indent="false" style:snap-to-layout-grid="false"/>
    </style:style>
    <style:style style:name="P44" style:family="paragraph" style:parent-style-name="Table_20_Entry">
      <style:paragraph-properties fo:keep-with-next="always"/>
    </style:style>
    <style:style style:name="P45" style:family="paragraph" style:parent-style-name="Table_20_Entry">
      <style:paragraph-properties fo:keep-together="always" fo:keep-with-next="always" style:snap-to-layout-grid="false"/>
    </style:style>
    <style:style style:name="P46" style:family="paragraph" style:parent-style-name="Table_20_Entry">
      <style:paragraph-properties fo:text-align="center" style:justify-single-word="false" fo:keep-together="always" fo:keep-with-next="always" style:snap-to-layout-grid="false"/>
    </style:style>
    <style:style style:name="P47" style:family="paragraph" style:parent-style-name="Table_20_Entry">
      <style:paragraph-properties fo:text-align="center" style:justify-single-word="false" fo:keep-with-next="always" style:snap-to-layout-grid="false"/>
    </style:style>
    <style:style style:name="P48" style:family="paragraph" style:parent-style-name="Table_20_Entry">
      <style:paragraph-properties fo:keep-with-next="always" style:snap-to-layout-grid="false"/>
    </style:style>
    <style:style style:name="P49" style:family="paragraph" style:parent-style-name="Table_20_Entry">
      <style:paragraph-properties fo:text-align="center" style:justify-single-word="false" fo:keep-with-next="always" style:snap-to-layout-grid="false"/>
      <style:text-properties fo:color="#000000"/>
    </style:style>
    <style:style style:name="P50" style:family="paragraph" style:parent-style-name="Table_20_Entry">
      <style:paragraph-properties fo:keep-with-next="always" style:snap-to-layout-grid="false"/>
      <style:text-properties fo:color="#000000" style:font-name="Helv"/>
    </style:style>
    <style:style style:name="P51" style:family="paragraph" style:parent-style-name="Table_20_Entry">
      <style:paragraph-properties fo:keep-with-next="always" style:snap-to-layout-grid="false"/>
      <style:text-properties fo:font-weight="bold" style:font-weight-asian="bold"/>
    </style:style>
    <style:style style:name="P52" style:family="paragraph" style:parent-style-name="Table_20_Entry">
      <style:paragraph-properties fo:text-align="center" style:justify-single-word="false" fo:keep-with-next="always" style:snap-to-layout-grid="false"/>
      <style:text-properties fo:font-weight="bold" style:font-weight-asian="bold"/>
    </style:style>
    <style:style style:name="P53" style:family="paragraph" style:parent-style-name="Table_20_Entry">
      <style:paragraph-properties fo:text-align="center" style:justify-single-word="false" fo:keep-together="always" fo:keep-with-next="always" style:snap-to-layout-grid="false"/>
      <style:text-properties fo:font-weight="bold" style:font-weight-asian="bold"/>
    </style:style>
    <style:style style:name="P54" style:family="paragraph" style:parent-style-name="Table_20_Entry">
      <style:paragraph-properties fo:keep-together="always" fo:keep-with-next="always" style:snap-to-layout-grid="false"/>
      <style:text-properties fo:font-weight="bold" style:font-weight-asian="bold"/>
    </style:style>
    <style:style style:name="P55" style:family="paragraph" style:parent-style-name="Table_20_Entry">
      <style:paragraph-properties fo:keep-with-next="always" style:snap-to-layout-grid="false"/>
      <style:text-properties fo:font-weight="bold" style:font-weight-asian="bold" style:font-weight-complex="bold"/>
    </style:style>
    <style:style style:name="P56" style:family="paragraph" style:parent-style-name="Table_20_Entry">
      <style:paragraph-properties fo:text-align="center" style:justify-single-word="false" fo:keep-with-next="always" style:snap-to-layout-grid="false"/>
      <style:text-properties fo:font-weight="bold" style:font-weight-asian="bold" style:font-weight-complex="bold"/>
    </style:style>
    <style:style style:name="P57" style:family="paragraph" style:parent-style-name="Table_20_Entry">
      <style:paragraph-properties fo:keep-with-next="always"/>
      <style:text-properties style:font-name-asian="MS PGothic"/>
    </style:style>
    <style:style style:name="P58" style:family="paragraph" style:parent-style-name="Table_20_Entry">
      <style:paragraph-properties fo:keep-with-next="always" style:snap-to-layout-grid="false"/>
      <style:text-properties style:font-name-asian="MS PGothic"/>
    </style:style>
    <style:style style:name="P59" style:family="paragraph" style:parent-style-name="Table_20_Entry">
      <style:paragraph-properties fo:text-align="center" style:justify-single-word="false" fo:keep-together="always" fo:keep-with-next="always" style:snap-to-layout-grid="false"/>
      <style:text-properties style:text-underline-style="solid" style:text-underline-width="auto" style:text-underline-color="font-color" fo:font-weight="bold" style:font-weight-asian="bold"/>
    </style:style>
    <style:style style:name="P60" style:family="paragraph" style:parent-style-name="Table_20_Entry">
      <style:paragraph-properties fo:text-align="center" style:justify-single-word="false" fo:keep-together="always" fo:keep-with-next="always" style:snap-to-layout-grid="false"/>
      <style:text-properties style:text-underline-style="solid" style:text-underline-width="auto" style:text-underline-color="font-color"/>
    </style:style>
    <style:style style:name="P61" style:family="paragraph" style:parent-style-name="Table_20_Entry">
      <style:paragraph-properties fo:text-align="center" style:justify-single-word="false" fo:keep-together="always" fo:keep-with-next="always" style:snap-to-layout-grid="false"/>
      <style:text-properties style:text-underline-style="solid" style:text-underline-width="auto" style:text-underline-color="font-color" style:font-weight-complex="bold"/>
    </style:style>
    <style:style style:name="P62" style:family="paragraph" style:parent-style-name="Table_20_Entry">
      <style:paragraph-properties fo:keep-together="always" fo:keep-with-next="always" style:snap-to-layout-grid="false"/>
      <style:text-properties fo:font-style="italic" style:font-style-asian="italic"/>
    </style:style>
    <style:style style:name="P63" style:family="paragraph" style:parent-style-name="Table_20_Entry">
      <style:paragraph-properties fo:margin-top="0in" fo:margin-bottom="0.028in"/>
    </style:style>
    <style:style style:name="P64" style:family="paragraph" style:parent-style-name="Table_20_Entry">
      <style:paragraph-properties fo:margin-top="0in" fo:margin-bottom="0.028in">
        <style:tab-stops>
          <style:tab-stop style:position="0.5in"/>
          <style:tab-stop style:position="1.252in"/>
        </style:tab-stops>
      </style:paragraph-properties>
    </style:style>
    <style:style style:name="P65" style:family="paragraph" style:parent-style-name="Table_20_Entry">
      <style:paragraph-properties fo:margin-top="0in" fo:margin-bottom="0in" fo:keep-together="always" fo:keep-with-next="always"/>
    </style:style>
    <style:style style:name="P66" style:family="paragraph" style:parent-style-name="Table_20_Entry">
      <style:paragraph-properties fo:margin-top="0in" fo:margin-bottom="0in" fo:keep-together="always" fo:keep-with-next="always" style:snap-to-layout-grid="false"/>
    </style:style>
    <style:style style:name="P67" style:family="paragraph" style:parent-style-name="Table_20_Entry">
      <style:paragraph-properties fo:margin-top="0in" fo:margin-bottom="0in" fo:text-align="center" style:justify-single-word="false" fo:keep-together="always" fo:keep-with-next="always" style:snap-to-layout-grid="false"/>
    </style:style>
    <style:style style:name="P68" style:family="paragraph" style:parent-style-name="Table_20_Entry">
      <style:paragraph-properties fo:margin-top="0in" fo:margin-bottom="0in" fo:keep-together="always" fo:keep-with-next="always" style:snap-to-layout-grid="false"/>
      <style:text-properties fo:font-weight="bold" style:font-weight-asian="bold"/>
    </style:style>
    <style:style style:name="P69" style:family="paragraph" style:parent-style-name="Table_20_Entry">
      <style:paragraph-properties fo:margin-top="0in" fo:margin-bottom="0in" fo:text-align="center" style:justify-single-word="false" fo:keep-together="always" fo:keep-with-next="always" style:snap-to-layout-grid="false"/>
      <style:text-properties fo:font-weight="bold" style:font-weight-asian="bold"/>
    </style:style>
    <style:style style:name="P70" style:family="paragraph" style:parent-style-name="Table_20_Entry">
      <style:paragraph-properties fo:margin-top="0in" fo:margin-bottom="0in"/>
    </style:style>
    <style:style style:name="P71" style:family="paragraph" style:parent-style-name="Table_20_Entry">
      <style:paragraph-properties fo:margin-top="0in" fo:margin-bottom="0in" style:snap-to-layout-grid="false"/>
    </style:style>
    <style:style style:name="P72" style:family="paragraph" style:parent-style-name="Table_20_Entry">
      <style:paragraph-properties fo:margin-top="0in" fo:margin-bottom="0in" fo:text-align="center" style:justify-single-word="false" style:snap-to-layout-grid="false"/>
    </style:style>
    <style:style style:name="P73" style:family="paragraph" style:parent-style-name="Table_20_Entry">
      <style:paragraph-properties fo:margin-top="0in" fo:margin-bottom="0in">
        <style:tab-stops>
          <style:tab-stop style:position="0.5in"/>
          <style:tab-stop style:position="1.252in"/>
        </style:tab-stops>
      </style:paragraph-properties>
    </style:style>
    <style:style style:name="P74" style:family="paragraph" style:parent-style-name="Table_20_Entry">
      <style:paragraph-properties fo:margin-left="1.0437in" fo:margin-right="0in" fo:text-indent="-0.4925in" style:auto-text-indent="false" fo:keep-with-next="always">
        <style:tab-stops>
          <style:tab-stop style:position="0.8465in"/>
          <style:tab-stop style:position="1.0437in"/>
        </style:tab-stops>
      </style:paragraph-properties>
    </style:style>
    <style:style style:name="P75" style:family="paragraph" style:parent-style-name="Table_20_Entry">
      <style:paragraph-properties fo:margin-left="0.8681in" fo:margin-right="0in" fo:margin-top="0.028in" fo:margin-bottom="0in" fo:text-indent="-0.3335in" style:auto-text-indent="false"/>
    </style:style>
    <style:style style:name="P76" style:family="paragraph" style:parent-style-name="Table_20_Entry">
      <style:paragraph-properties fo:margin-left="0.8681in" fo:margin-right="0in" fo:margin-top="0in" fo:margin-bottom="0in" fo:text-indent="-0.3335in" style:auto-text-indent="false"/>
    </style:style>
    <style:style style:name="P77" style:family="paragraph" style:parent-style-name="Table_20_Entry">
      <style:paragraph-properties fo:margin-top="0.028in" fo:margin-bottom="0in"/>
    </style:style>
    <style:style style:name="P78" style:family="paragraph" style:parent-style-name="Table_20_Entry">
      <style:paragraph-properties fo:margin-left="1.4035in" fo:margin-right="0in" fo:margin-top="0in" fo:margin-bottom="0.028in" fo:text-indent="-1.2799in" style:auto-text-indent="false">
        <style:tab-stops>
          <style:tab-stop style:position="0.5181in"/>
          <style:tab-stop style:position="1.2071in"/>
        </style:tab-stops>
      </style:paragraph-properties>
    </style:style>
    <style:style style:name="P79" style:family="paragraph" style:parent-style-name="Table_20_Entry">
      <style:paragraph-properties fo:margin-left="1.4035in" fo:margin-right="0in" fo:margin-top="0in" fo:margin-bottom="0in" fo:text-indent="-1.2799in" style:auto-text-indent="false">
        <style:tab-stops>
          <style:tab-stop style:position="0.5181in"/>
          <style:tab-stop style:position="1.2071in"/>
        </style:tab-stops>
      </style:paragraph-properties>
    </style:style>
    <style:style style:name="P80" style:family="paragraph" style:parent-style-name="Table_20_Entry">
      <style:paragraph-properties fo:margin-left="1.0516in" fo:margin-right="0in" fo:margin-top="0in" fo:margin-bottom="0in" fo:text-indent="-1.0256in" style:auto-text-indent="false">
        <style:tab-stops>
          <style:tab-stop style:position="0.5138in"/>
        </style:tab-stops>
      </style:paragraph-properties>
    </style:style>
    <style:style style:name="P81" style:family="paragraph" style:parent-style-name="Table_20_Entry">
      <style:paragraph-properties fo:margin-left="1.0528in" fo:margin-right="0in" fo:margin-top="0in" fo:margin-bottom="0.028in" fo:text-indent="-1.0272in" style:auto-text-indent="false">
        <style:tab-stops>
          <style:tab-stop style:position="0.5138in"/>
        </style:tab-stops>
      </style:paragraph-properties>
    </style:style>
    <style:style style:name="P82" style:family="paragraph" style:parent-style-name="Table_20_Entry">
      <style:paragraph-properties fo:margin-left="1.5244in" fo:margin-right="0in" fo:margin-top="0.028in" fo:margin-bottom="0in" fo:text-indent="-1.0827in" style:auto-text-indent="false" fo:keep-with-next="always"/>
      <style:text-properties style:text-underline-style="solid" style:text-underline-width="auto" style:text-underline-color="font-color" fo:font-weight="bold" style:font-name-asian="MS PGothic" style:font-weight-asian="bold"/>
    </style:style>
    <style:style style:name="P83" style:family="paragraph" style:parent-style-name="Table_20_Entry">
      <style:paragraph-properties fo:margin-left="1.5244in" fo:margin-right="0in" fo:margin-top="0in" fo:margin-bottom="0.028in" fo:text-indent="-1.0827in" style:auto-text-indent="false"/>
    </style:style>
    <style:style style:name="P84" style:family="paragraph" style:parent-style-name="Table_20_Entry">
      <style:paragraph-properties fo:margin-left="1.5244in" fo:margin-right="0in" fo:margin-top="0in" fo:margin-bottom="0in" fo:text-indent="-1.0827in" style:auto-text-indent="false"/>
    </style:style>
    <style:style style:name="P85" style:family="paragraph" style:parent-style-name="Table_20_Entry">
      <style:paragraph-properties fo:margin-left="1.5244in" fo:margin-right="0in" fo:margin-top="0in" fo:margin-bottom="0in" fo:text-indent="-1.0827in" style:auto-text-indent="false"/>
      <style:text-properties style:text-underline-style="solid" style:text-underline-width="auto" style:text-underline-color="font-color" fo:font-weight="bold" style:font-name-asian="MS PGothic" style:font-weight-asian="bold"/>
    </style:style>
    <style:style style:name="P86" style:family="paragraph" style:parent-style-name="Table_20_Entry">
      <style:paragraph-properties fo:margin-top="0.028in" fo:margin-bottom="0.0693in" style:snap-to-layout-grid="false"/>
    </style:style>
    <style:style style:name="P87" style:family="paragraph" style:parent-style-name="Table_20_Entry">
      <style:paragraph-properties fo:margin-top="0.028in" fo:margin-bottom="0.0693in" fo:text-align="center" style:justify-single-word="false" style:snap-to-layout-grid="false"/>
    </style:style>
    <style:style style:name="P88" style:family="paragraph" style:parent-style-name="Table_20_Entry">
      <style:paragraph-properties fo:margin-left="1.1173in" fo:margin-right="0in" fo:margin-top="0in" fo:margin-bottom="0.028in" fo:text-indent="-0.689in" style:auto-text-indent="false">
        <style:tab-stops>
          <style:tab-stop style:position="0.9209in"/>
        </style:tab-stops>
      </style:paragraph-properties>
    </style:style>
    <style:style style:name="P89" style:family="paragraph" style:parent-style-name="Table_20_Entry">
      <style:paragraph-properties fo:margin-left="1.1173in" fo:margin-right="0in" fo:margin-top="0in" fo:margin-bottom="0in" fo:text-indent="-0.689in" style:auto-text-indent="false">
        <style:tab-stops>
          <style:tab-stop style:position="0.9209in"/>
        </style:tab-stops>
      </style:paragraph-properties>
    </style:style>
    <style:style style:name="P90" style:family="paragraph" style:parent-style-name="Table_20_Entry">
      <style:paragraph-properties fo:margin-left="1.0528in" fo:margin-right="0in" fo:margin-top="0in" fo:margin-bottom="0.028in" fo:text-indent="-0.5in" style:auto-text-indent="false"/>
    </style:style>
    <style:style style:name="P91" style:family="paragraph" style:parent-style-name="Table_20_Entry">
      <style:paragraph-properties fo:margin-left="0in" fo:margin-right="0in" fo:text-align="center" style:justify-single-word="false" fo:keep-together="always" fo:text-indent="0.0898in" style:auto-text-indent="false" fo:keep-with-next="always" style:snap-to-layout-grid="false"/>
      <style:text-properties fo:font-weight="bold" style:font-weight-asian="bold"/>
    </style:style>
    <style:style style:name="P92" style:family="paragraph" style:parent-style-name="Table_20_Entry">
      <style:paragraph-properties fo:margin-left="0in" fo:margin-right="0in" fo:keep-together="always" fo:text-indent="0.0898in" style:auto-text-indent="false" fo:keep-with-next="always" style:snap-to-layout-grid="false"/>
    </style:style>
    <style:style style:name="P93" style:family="paragraph" style:parent-style-name="Table_20_Entry">
      <style:paragraph-properties fo:margin-left="0in" fo:margin-right="0in" fo:text-align="center" style:justify-single-word="false" fo:keep-together="always" fo:text-indent="0.0898in" style:auto-text-indent="false" fo:keep-with-next="always" style:snap-to-layout-grid="false"/>
    </style:style>
    <style:style style:name="P94" style:family="paragraph" style:parent-style-name="Table_20_Entry">
      <style:paragraph-properties fo:margin-left="0in" fo:margin-right="0in" fo:text-align="center" style:justify-single-word="false" fo:keep-together="always" fo:text-indent="0.0898in" style:auto-text-indent="false" fo:keep-with-next="always" style:snap-to-layout-grid="false"/>
      <style:text-properties style:text-underline-style="solid" style:text-underline-width="auto" style:text-underline-color="font-color"/>
    </style:style>
    <style:style style:name="P95" style:family="paragraph" style:parent-style-name="Table_20_Entry">
      <style:paragraph-properties fo:margin-left="0in" fo:margin-right="0in" fo:text-indent="-0.0134in" style:auto-text-indent="false" style:snap-to-layout-grid="false"/>
    </style:style>
    <style:style style:name="P96" style:family="paragraph" style:parent-style-name="Table_20_Entry">
      <style:paragraph-properties fo:margin-left="0in" fo:margin-right="0in" fo:text-indent="-0.0134in" style:auto-text-indent="false" style:snap-to-layout-grid="false"/>
      <style:text-properties style:text-underline-style="solid" style:text-underline-width="auto" style:text-underline-color="font-color" style:font-weight-complex="bold"/>
    </style:style>
    <style:style style:name="P97" style:family="paragraph" style:parent-style-name="Heading_20_3"/>
    <style:style style:name="P98" style:family="paragraph" style:parent-style-name="Heading_20_3">
      <style:paragraph-properties fo:keep-together="always"/>
    </style:style>
    <style:style style:name="P99" style:family="paragraph" style:parent-style-name="Heading_20_3">
      <style:paragraph-properties fo:keep-with-next="auto"/>
    </style:style>
    <style:style style:name="P100" style:family="paragraph" style:parent-style-name="Table_20_Label">
      <style:paragraph-properties style:snap-to-layout-grid="false"/>
    </style:style>
    <style:style style:name="P101" style:family="paragraph" style:parent-style-name="Table_20_Label">
      <style:text-properties style:text-underline-style="solid" style:text-underline-width="auto" style:text-underline-color="font-color" fo:font-weight="normal" style:font-weight-asian="normal"/>
    </style:style>
    <style:style style:name="P102" style:family="paragraph" style:parent-style-name="Heading_20_2">
      <style:paragraph-properties fo:margin-top="0in" fo:margin-bottom="0.0555in"/>
    </style:style>
    <style:style style:name="P103" style:family="paragraph" style:parent-style-name="Standard">
      <style:paragraph-properties fo:text-align="center" style:justify-single-word="false"/>
    </style:style>
    <style:style style:name="P104" style:family="paragraph" style:parent-style-name="Standard">
      <style:paragraph-properties fo:text-align="center" style:justify-single-word="false" style:snap-to-layout-grid="false"/>
    </style:style>
    <style:style style:name="P105" style:family="paragraph" style:parent-style-name="Standard">
      <style:text-properties fo:font-style="italic" style:font-style-asian="italic"/>
    </style:style>
    <style:style style:name="P106" style:family="paragraph" style:parent-style-name="Standard">
      <style:paragraph-properties fo:text-align="center" style:justify-single-word="false"/>
      <style:text-properties fo:font-style="italic" style:font-style-asian="italic"/>
    </style:style>
    <style:style style:name="P107" style:family="paragraph" style:parent-style-name="Standard">
      <style:paragraph-properties>
        <style:tab-stops>
          <style:tab-stop style:position="0.25in"/>
          <style:tab-stop style:position="0.4925in"/>
        </style:tab-stops>
      </style:paragraph-properties>
      <style:text-properties fo:font-style="italic" style:font-style-asian="italic"/>
    </style:style>
    <style:style style:name="P108" style:family="paragraph" style:parent-style-name="Standard">
      <style:text-properties fo:font-style="italic" style:font-style-asian="italic" style:font-style-complex="italic"/>
    </style:style>
    <style:style style:name="P109" style:family="paragraph" style:parent-style-name="Standard">
      <style:paragraph-properties fo:text-align="justify" style:justify-single-word="false"/>
    </style:style>
    <style:style style:name="P110" style:family="paragraph" style:parent-style-name="Standard">
      <style:text-properties fo:font-weight="bold" style:font-weight-asian="bold"/>
    </style:style>
    <style:style style:name="P111" style:family="paragraph" style:parent-style-name="Standard">
      <style:paragraph-properties fo:text-align="center" style:justify-single-word="false">
        <style:tab-stops>
          <style:tab-stop style:position="0.25in"/>
          <style:tab-stop style:position="0.5in"/>
          <style:tab-stop style:position="1in"/>
          <style:tab-stop style:position="1.25in"/>
          <style:tab-stop style:position="1.5in"/>
        </style:tab-stops>
      </style:paragraph-properties>
      <style:text-properties fo:font-size="12pt" style:font-size-asian="12pt"/>
    </style:style>
    <style:style style:name="P112" style:family="paragraph" style:parent-style-name="Standard">
      <style:paragraph-properties fo:text-align="center" style:justify-single-word="false"/>
      <style:text-properties style:font-name="Arial" fo:font-size="12pt" fo:font-weight="bold" style:font-size-asian="12pt" style:font-weight-asian="bold"/>
    </style:style>
    <style:style style:name="P113" style:family="paragraph" style:parent-style-name="Standard">
      <style:paragraph-properties fo:text-align="center" style:justify-single-word="false">
        <style:tab-stops>
          <style:tab-stop style:position="0.25in"/>
          <style:tab-stop style:position="0.5in"/>
          <style:tab-stop style:position="1in"/>
          <style:tab-stop style:position="1.25in"/>
          <style:tab-stop style:position="1.5in"/>
        </style:tab-stops>
      </style:paragraph-properties>
      <style:text-properties style:font-name="Arial" fo:font-size="12pt" fo:font-weight="bold" style:font-size-asian="12pt" style:font-weight-asian="bold"/>
    </style:style>
    <style:style style:name="P114" style:family="paragraph" style:parent-style-name="Standard">
      <style:paragraph-properties>
        <style:tab-stops>
          <style:tab-stop style:position="0.25in"/>
          <style:tab-stop style:position="0.4925in"/>
        </style:tab-stops>
      </style:paragraph-properties>
    </style:style>
    <style:style style:name="P115" style:family="paragraph" style:parent-style-name="Standard">
      <style:paragraph-properties>
        <style:tab-stops>
          <style:tab-stop style:position="0.25in"/>
          <style:tab-stop style:position="0.5in"/>
          <style:tab-stop style:position="0.6252in"/>
          <style:tab-stop style:position="0.75in"/>
          <style:tab-stop style:position="1in"/>
        </style:tab-stops>
      </style:paragraph-properties>
    </style:style>
    <style:style style:name="P116" style:family="paragraph" style:parent-style-name="Standard">
      <style:paragraph-properties>
        <style:tab-stops>
          <style:tab-stop style:position="0in"/>
          <style:tab-stop style:position="0.25in"/>
          <style:tab-stop style:position="0.5in"/>
          <style:tab-stop style:position="0.6252in"/>
          <style:tab-stop style:position="0.75in"/>
          <style:tab-stop style:position="1in"/>
        </style:tab-stops>
      </style:paragraph-properties>
    </style:style>
    <style:style style:name="P117" style:family="paragraph" style:parent-style-name="Standard">
      <style:paragraph-properties>
        <style:tab-stops>
          <style:tab-stop style:position="0in"/>
          <style:tab-stop style:position="0.2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text-underline-style="solid" style:text-underline-width="auto" style:text-underline-color="font-color"/>
    </style:style>
    <style:style style:name="P118" style:family="paragraph" style:parent-style-name="Standard">
      <style:paragraph-properties style:snap-to-layout-grid="false"/>
    </style:style>
    <style:style style:name="P119" style:family="paragraph" style:parent-style-name="Standard">
      <style:text-properties style:font-style-complex="italic"/>
    </style:style>
    <style:style style:name="P120" style:family="paragraph" style:parent-style-name="Standard">
      <style:paragraph-properties fo:text-align="end" style:justify-single-word="false"/>
    </style:style>
    <style:style style:name="P121" style:family="paragraph" style:parent-style-name="Standard">
      <style:paragraph-properties fo:margin-left="1.1819in" fo:margin-right="0in" fo:text-indent="-1.1819in" style:auto-text-indent="false"/>
    </style:style>
    <style:style style:name="P122" style:family="paragraph" style:parent-style-name="Standard">
      <style:paragraph-properties fo:margin-left="1.1819in" fo:margin-right="0in" fo:text-indent="-1.1819in" style:auto-text-indent="false"/>
      <style:text-properties fo:font-weight="bold" style:font-weight-asian="bold"/>
    </style:style>
    <style:style style:name="P123" style:family="paragraph" style:parent-style-name="Standard">
      <style:paragraph-properties fo:text-align="center" style:justify-single-word="false" fo:hyphenation-ladder-count="no-limit" fo:break-before="page">
        <style:tab-stops>
          <style:tab-stop style:position="-0.5in"/>
          <style:tab-stop style:position="0.25in"/>
          <style:tab-stop style:position="0.5in"/>
        </style:tab-stops>
      </style:paragraph-properties>
      <style:text-properties fo:font-size="12pt" fo:font-weight="bold" style:font-size-asian="12pt" style:font-weight-asian="bold" fo:hyphenate="false" fo:hyphenation-remain-char-count="2" fo:hyphenation-push-char-count="2"/>
    </style:style>
    <style:style style:name="P124" style:family="paragraph" style:parent-style-name="Standard">
      <style:paragraph-properties fo:margin-top="0in" fo:margin-bottom="0in"/>
    </style:style>
    <style:style style:name="P125" style:family="paragraph" style:parent-style-name="Standard">
      <style:paragraph-properties fo:margin-top="0in" fo:margin-bottom="0in" fo:text-align="justify" style:justify-single-word="false"/>
    </style:style>
    <style:style style:name="P126" style:family="paragraph" style:parent-style-name="Standard">
      <style:paragraph-properties fo:margin-top="0in" fo:margin-bottom="0in" style:line-height-at-least="0.1665in" style:text-autospace="none">
        <style:tab-stops/>
      </style:paragraph-properties>
      <style:text-properties style:text-underline-style="solid" style:text-underline-width="auto" style:text-underline-color="font-color" fo:font-weight="bold" style:font-name-asian="MS PGothic" style:font-weight-asian="bold"/>
    </style:style>
    <style:style style:name="P127" style:family="paragraph" style:parent-style-name="Standard">
      <style:paragraph-properties fo:margin-top="0in" fo:margin-bottom="0in">
        <style:tab-stops>
          <style:tab-stop style:position="0.25in"/>
          <style:tab-stop style:position="1.1665in"/>
        </style:tab-stops>
      </style:paragraph-properties>
    </style:style>
    <style:style style:name="P128" style:family="paragraph" style:parent-style-name="Standard">
      <style:paragraph-properties fo:margin-top="0in" fo:margin-bottom="0in">
        <style:tab-stops>
          <style:tab-stop style:position="0.25in"/>
          <style:tab-stop style:position="0.5in"/>
          <style:tab-stop style:position="1.1665in"/>
        </style:tab-stops>
      </style:paragraph-properties>
    </style:style>
    <style:style style:name="P129" style:family="paragraph" style:parent-style-name="Standard">
      <style:paragraph-properties fo:margin-left="1.7728in" fo:margin-right="0in" fo:margin-top="0in" fo:margin-bottom="0in" fo:text-align="justify" style:justify-single-word="false" fo:text-indent="-1.7728in" style:auto-text-indent="false"/>
    </style:style>
    <style:style style:name="P130" style:family="paragraph" style:parent-style-name="Standard">
      <style:paragraph-properties fo:margin-left="0in" fo:margin-right="0.5in" fo:text-indent="0in" style:auto-text-indent="false" fo:break-before="page"/>
    </style:style>
    <style:style style:name="P131" style:family="paragraph" style:parent-style-name="Standard">
      <style:paragraph-properties fo:margin-left="0in" fo:margin-right="0.5in" fo:text-indent="0in" style:auto-text-indent="false" fo:break-before="page"/>
      <style:text-properties fo:font-weight="bold" style:font-weight-asian="bold"/>
    </style:style>
    <style:style style:name="P132" style:family="paragraph" style:parent-style-name="Standard">
      <style:paragraph-properties fo:margin-left="0in" fo:margin-right="0.5in" fo:text-indent="0in" style:auto-text-indent="false"/>
    </style:style>
    <style:style style:name="P133" style:family="paragraph" style:parent-style-name="Standard">
      <style:paragraph-properties fo:keep-with-next="always"/>
    </style:style>
    <style:style style:name="P134" style:family="paragraph" style:parent-style-name="Standard">
      <style:paragraph-properties fo:keep-together="always" fo:keep-with-next="always"/>
    </style:style>
    <style:style style:name="P135" style:family="paragraph" style:parent-style-name="Standard">
      <style:paragraph-properties fo:margin-top="0.028in" fo:margin-bottom="0.028in"/>
    </style:style>
    <style:style style:name="P136" style:family="paragraph" style:parent-style-name="Standard">
      <style:paragraph-properties fo:margin-top="0.028in" fo:margin-bottom="0.028in" style:snap-to-layout-grid="false"/>
    </style:style>
    <style:style style:name="P137" style:family="paragraph" style:parent-style-name="Standard">
      <style:paragraph-properties fo:margin-top="0.028in" fo:margin-bottom="0.028in" style:snap-to-layout-grid="false"/>
      <style:text-properties fo:font-style="italic" style:font-style-asian="italic"/>
    </style:style>
    <style:style style:name="P138" style:family="paragraph" style:parent-style-name="Standard">
      <style:paragraph-properties fo:margin-left="0.7445in" fo:margin-right="0in" fo:margin-top="0.028in" fo:margin-bottom="0in" fo:text-indent="-0.3335in" style:auto-text-indent="false"/>
    </style:style>
    <style:style style:name="P139" style:family="paragraph" style:parent-style-name="Standard">
      <style:paragraph-properties fo:margin-left="0.7445in" fo:margin-right="0in" fo:margin-top="0in" fo:margin-bottom="0.028in" fo:text-indent="-0.3335in" style:auto-text-indent="false"/>
    </style:style>
    <style:style style:name="P140" style:family="paragraph" style:parent-style-name="Standard">
      <style:paragraph-properties fo:margin-top="0in" fo:margin-bottom="0.0835in"/>
    </style:style>
    <style:style style:name="P141" style:family="paragraph" style:parent-style-name="Standard">
      <style:paragraph-properties fo:margin-left="1.3783in" fo:margin-right="0in" fo:text-indent="-1.3783in" style:auto-text-indent="false">
        <style:tab-stops>
          <style:tab-stop style:position="0.25in"/>
          <style:tab-stop style:position="1.3783in"/>
        </style:tab-stops>
      </style:paragraph-properties>
    </style:style>
    <style:style style:name="P142"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style>
    <style:style style:name="P143"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font-weight="bold" style:font-weight-asian="bold"/>
    </style:style>
    <style:style style:name="P144"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font-weight="bold" style:font-weight-asian="bold"/>
    </style:style>
    <style:style style:name="P145"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font-weight="bold" style:font-weight-asian="bold"/>
    </style:style>
    <style:style style:name="P146"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style>
    <style:style style:name="P147"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style>
    <style:style style:name="P148" style:family="paragraph" style:parent-style-name="Standard" style:master-page-name="First_20_Page">
      <style:paragraph-properties style:page-number="1"/>
    </style:style>
    <style:style style:name="P149" style:family="paragraph" style:parent-style-name="Heading_20_7">
      <style:paragraph-properties fo:keep-with-next="auto"/>
    </style:style>
    <style:style style:name="P150" style:family="paragraph" style:parent-style-name="Heading_20_6">
      <style:paragraph-properties fo:keep-with-next="auto"/>
    </style:style>
    <style:style style:name="P151" style:family="paragraph" style:parent-style-name="Note">
      <style:paragraph-properties fo:margin-left="0in" fo:margin-right="0in" fo:text-indent="0in" style:auto-text-indent="false"/>
      <style:text-properties fo:font-weight="bold" style:font-weight-asian="bold"/>
    </style:style>
    <style:style style:name="P152" style:family="paragraph" style:parent-style-name="Note">
      <style:paragraph-properties fo:margin-top="0in" fo:margin-bottom="0.0693in"/>
    </style:style>
    <style:style style:name="P153" style:family="paragraph" style:parent-style-name="Note">
      <style:paragraph-properties fo:keep-together="always" fo:keep-with-next="always"/>
    </style:style>
    <style:style style:name="P154" style:family="paragraph" style:parent-style-name="Contents_20_1">
      <style:paragraph-properties>
        <style:tab-stops>
          <style:tab-stop style:position="0.3126in" style:leader-style="dotted" style:leader-text="."/>
          <style:tab-stop style:position="6.0043in" style:type="right" style:leader-style="dotted" style:leader-text="."/>
          <style:tab-stop style:position="6.5626in" style:type="right" style:leader-style="dotted" style:leader-text="."/>
        </style:tab-stops>
      </style:paragraph-properties>
    </style:style>
    <style:style style:name="P155" style:family="paragraph" style:parent-style-name="Contents_20_1">
      <style:paragraph-properties fo:margin-left="2.4374in" fo:margin-right="-0.3083in" fo:text-indent="-0.9374in" style:auto-text-indent="false"/>
      <style:text-properties fo:language="en" fo:country="US" fo:font-weight="bold" style:language-asian="en" style:country-asian="US" style:font-weight-asian="bold"/>
    </style:style>
    <style:style style:name="P156" style:family="paragraph" style:parent-style-name="Contents_20_7">
      <style:paragraph-properties>
        <style:tab-stops>
          <style:tab-stop style:position="0.3126in"/>
          <style:tab-stop style:position="2.8126in"/>
          <style:tab-stop style:position="6.0043in" style:type="right" style:leader-style="dotted" style:leader-text="."/>
          <style:tab-stop style:position="6.5626in" style:type="right" style:leader-style="dotted" style:leader-text="."/>
        </style:tab-stops>
      </style:paragraph-properties>
    </style:style>
    <style:style style:name="P157" style:family="paragraph" style:parent-style-name="Table_20_Title">
      <style:paragraph-properties fo:keep-together="always"/>
    </style:style>
    <style:style style:name="P158" style:family="paragraph" style:parent-style-name="Table_20_Title">
      <style:paragraph-properties style:snap-to-layout-grid="false"/>
    </style:style>
    <style:style style:name="P159" style:family="paragraph" style:parent-style-name="Table_20_Title">
      <style:paragraph-properties fo:text-align="start" style:justify-single-word="false" style:snap-to-layout-grid="false"/>
    </style:style>
    <style:style style:name="P160" style:family="paragraph" style:parent-style-name="Table_20_Title">
      <style:paragraph-properties fo:keep-with-next="always"/>
    </style:style>
    <style:style style:name="P161" style:family="paragraph" style:parent-style-name="Table_20_Title">
      <style:paragraph-properties fo:keep-together="always" fo:keep-with-next="always"/>
    </style:style>
    <style:style style:name="P162" style:family="paragraph" style:parent-style-name="Figure_20_Title">
      <style:paragraph-properties fo:keep-with-next="auto"/>
    </style:style>
    <style:style style:name="P163" style:family="paragraph" style:parent-style-name="Instruction">
      <style:paragraph-properties fo:break-before="page"/>
    </style:style>
    <style:style style:name="P164" style:family="paragraph" style:parent-style-name="Instruction">
      <style:paragraph-properties fo:keep-with-next="always"/>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size="12pt" style:font-size-asian="12pt"/>
    </style:style>
    <style:style style:name="T4" style:family="text">
      <style:text-properties fo:font-size="12pt" fo:font-weight="normal" style:font-size-asian="12pt" style:font-weight-asian="normal"/>
    </style:style>
    <style:style style:name="T5" style:family="text">
      <style:text-properties fo:text-transform="uppercas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style:font-name-asian="MS PGothic" style:font-weight-asian="bold"/>
    </style:style>
    <style:style style:name="T10" style:family="text">
      <style:text-properties style:text-underline-style="solid" style:text-underline-width="auto" style:text-underline-color="font-color" style:font-weight-complex="bold"/>
    </style:style>
    <style:style style:name="T11" style:family="text">
      <style:text-properties fo:font-size="8pt" style:font-size-asian="8pt"/>
    </style:style>
    <style:style style:name="T12" style:family="text">
      <style:text-properties fo:font-size="8pt" style:text-underline-style="solid" style:text-underline-width="auto" style:text-underline-color="font-color" fo:font-weight="bold" style:font-size-asian="8pt" style:font-weight-asian="bold"/>
    </style:style>
    <style:style style:name="T13" style:family="text">
      <style:text-properties fo:font-size="8pt" style:text-underline-style="solid" style:text-underline-width="auto" style:text-underline-color="font-color" fo:font-weight="bold" style:font-size-asian="8pt" style:font-weight-asian="bold" style:font-weight-complex="bold"/>
    </style:style>
    <style:style style:name="T14" style:family="text">
      <style:text-properties style:font-name="Arial"/>
    </style:style>
    <style:style style:name="T15" style:family="text">
      <style:text-properties style:font-name="Arial" fo:font-weight="bold" style:font-weight-asian="bold"/>
    </style:style>
    <style:style style:name="T16" style:family="text">
      <style:text-properties style:font-name="Arial" style:font-name-complex="Arial"/>
    </style:style>
    <style:style style:name="T17" style:family="text">
      <style:text-properties style:font-name="Arial" fo:font-size="12pt" style:font-size-asian="12pt"/>
    </style:style>
    <style:style style:name="T18" style:family="text">
      <style:text-properties style:font-name="Symbol"/>
    </style:style>
    <style:style style:name="T19" style:family="text">
      <style:text-properties fo:color="#000000"/>
    </style:style>
    <style:style style:name="T20" style:family="text">
      <style:text-properties fo:color="#000000" fo:language="none" fo:country="none" style:text-underline-style="none" style:language-asian="none" style:country-asian="none"/>
    </style:style>
    <style:style style:name="T21" style:family="text">
      <style:text-properties fo:color="#000000" style:text-line-through-style="solid" style:font-name="Helv" fo:font-weight="bold" style:font-weight-asian="bold"/>
    </style:style>
    <style:style style:name="T22" style:family="text">
      <style:text-properties fo:color="#000000" style:font-name="Helv" style:text-underline-style="solid" style:text-underline-width="auto" style:text-underline-color="font-color" fo:font-weight="bold" style:font-weight-asian="bold"/>
    </style:style>
    <style:style style:name="T23" style:family="text">
      <style:text-properties fo:color="#000000" style:text-underline-style="solid" style:text-underline-width="auto" style:text-underline-color="font-color" fo:font-weight="bold" style:font-weight-asian="bold"/>
    </style:style>
    <style:style style:name="T24" style:family="text">
      <style:text-properties fo:color="#000000" fo:language="none" fo:country="none" style:text-underline-style="none" style:language-asian="none" style:country-asian="none"/>
    </style:style>
    <style:style style:name="T25" style:family="text">
      <style:text-properties style:text-line-through-style="solid"/>
    </style:style>
    <style:style style:name="T26" style:family="text">
      <style:text-properties style:font-name="Helv" style:text-underline-style="solid" style:text-underline-width="auto" style:text-underline-color="font-color" fo:font-weight="bold" style:font-weight-asian="bold" style:font-name-complex="Helv"/>
    </style:style>
    <style:style style:name="T27" style:family="text">
      <style:text-properties style:font-name-asian="MS PGothic"/>
    </style:style>
    <style:style style:name="T28" style:family="text">
      <style:text-properties style:font-name="Times New Roman"/>
    </style:style>
    <style:style style:name="T29" style:family="text">
      <style:text-properties style:font-name="Times New Roman" fo:font-weight="normal" style:font-weight-asian="normal"/>
    </style:style>
    <style:style style:name="T30" style:family="text">
      <style:text-properties style:font-name="Tms Rmn" fo:font-size="12pt" style:font-size-asian="12pt" style:font-name-complex="Tms Rmn" style:font-size-complex="12pt"/>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fo:font-weight="bold" style:font-style-asian="italic" style:font-weight-asian="bold"/>
    </style:style>
    <style:style style:name="T34" style:family="text">
      <style:text-properties style:font-name-complex="Arial"/>
    </style:style>
    <style:style style:name="T35" style:family="text"/>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6252in" draw:visible-area-height="5.6252in"/>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3646in" draw:visible-area-height="6.7602in"/>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Standard"/>
      <text:p text:style-name="Standard"/>
      <text:p text:style-name="Standard"/>
      <text:p text:style-name="Standard"/>
      <text:p text:style-name="Standard_20_Title">Digital Imaging and Communications in Medicine (DICOM)</text:p>
      <text:p text:style-name="Standard"/>
      <text:p text:style-name="P106">Supplement 117: Enhanced PET Image Storage SOP Class</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Standard"/>
      <text:p text:style-name="P122">DICOM Standards Committee, Working Group 3, Nuclear Medicine</text:p>
      <text:p text:style-name="P121">1300 N. 17<text:span text:style-name="T1">th</text:span> Street, Suite 1752</text:p>
      <text:p text:style-name="P121">Rosslyn, Virginia 22209 USA</text:p>
      <text:p text:style-name="P121"/>
      <text:p text:style-name="P121">VERSION:<text:tab/>Sup117 – Final Text (January 23, 2008)</text:p>
      <text:p text:style-name="Standard">Developed pursuant to DICOM Work Item 2006-04-D.</text:p>
      <text:p text:style-name="P123">Table of Contents</text:p>
      <text:table-of-content text:style-name="Sect1" text:name="Table of Contents1">
        <text:table-of-content-source text:outline-level="7"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0.3126in" style:leader-char="." style:with-tab="false"/>
            <text:index-entry-tab-stop style:type="left" style:position="6.5626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0.8126in" style:leader-char="." style:with-tab="false"/>
            <text:index-entry-tab-stop style:type="left" style:position="6.5626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0626in" style:leader-char=" " style:with-tab="false"/>
            <text:index-entry-tab-stop style:type="left" style:position="6.5626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4374in" style:leader-char=" " style:with-tab="false"/>
            <text:index-entry-tab-stop style:type="left" style:position="6.5626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2.1181in" style:leader-char="." style:with-tab="false"/>
            <text:index-entry-tab-stop style:type="left" style:position="6.56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2.4374in" style:leader-char=" " style:with-tab="false"/>
            <text:index-entry-tab-stop style:type="left" style:position="6.5626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0.3126in" style:leader-char=" " style:with-tab="false"/>
            <text:index-entry-tab-stop style:type="left" style:position="2.8126in" style:leader-char=" " style:with-tab="false"/>
            <text:index-entry-tab-stop style:type="left" style:position="6.562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562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154"><text:a xlink:type="simple" xlink:href="#1.Foreword|outline">Foreword<text:tab/>4</text:a></text:p>
          <text:p text:style-name="P154"><text:a xlink:type="simple" xlink:href="#2.Changes to NEMA Standards Publication PS 3.2-2007|outline">Changes to NEMA Standards Publication PS 3.2-2007<text:tab/>5</text:a></text:p>
          <text:p text:style-name="P154"><text:a xlink:type="simple" xlink:href="#3.Changes to NEMA Standards Publication PS 3.3-2007|outline">Changes to NEMA Standards Publication PS 3.3-2007<text:tab/>7</text:a></text:p>
          <text:p text:style-name="P6"><text:a xlink:type="simple" xlink:href="#3.0.0.A.1.4&#9;Overview of the Composite IOD Module Content|outline">A.1.4 Overview of the Composite IOD Module Content<text:tab/>8</text:a></text:p>
          <text:p text:style-name="P10"><text:a xlink:type="simple" xlink:href="#3.1.A.X&#9; Enhanced Positron Emission tomography image information object definition|outline">A.X <text:s/>Enhanced Positron Emission tomography image information object definition<text:tab/>9</text:a></text:p>
          <text:p text:style-name="P6"><text:a xlink:type="simple" xlink:href="#3.1.1.A.X.1&#9;Enhanced PET Image Information Object Definition|outline">A.X.1 Enhanced PET Image Information Object Definition<text:tab/>9</text:a></text:p>
          <text:p text:style-name="P5"><text:a xlink:type="simple" xlink:href="#3.1.1.1.A.X.1.1&#9;Enhanced PET Image IOD Description|outline">A.X.1.1 Enhanced PET Image IOD Description<text:tab/>9</text:a></text:p>
          <text:p text:style-name="P5"><text:a xlink:type="simple" xlink:href="#3.1.1.2.A.X.1.2&#9;Enhanced PET Image IOD Entity-Relationship Model|outline">A.X.1.2 Enhanced PET Image IOD Entity-Relationship Model<text:tab/>9</text:a></text:p>
          <text:p text:style-name="P5"><text:a xlink:type="simple" xlink:href="#3.1.1.3.A.X.1.3&#9;Enhanced PET Image IOD Module Table|outline">A.X.1.3 Enhanced PET Image IOD Module Table<text:tab/>9</text:a></text:p>
          <text:p text:style-name="P2"><text:a xlink:type="simple" xlink:href="#3.1.1.3.1.A.X.1.3.1&#9;Enhanced PET Image IOD Content Constraints|outline">A.X.1.3.1 Enhanced PET Image IOD Content Constraints<text:tab/>10</text:a></text:p>
          <text:p text:style-name="P5"><text:a xlink:type="simple" xlink:href="#3.1.1.4.A.X.1.4&#9;Enhanced PET Image Functional Group Macros|outline">A.X.1.4 Enhanced PET Image Functional Group Macros<text:tab/>11</text:a></text:p>
          <text:p text:style-name="P156"><text:a xlink:type="simple" xlink:href="#3.1.1.4.0.0.1.C.7.6.16.2.2.3&#9;Frame Acquisition Duration|outline">C.7.6.16.2.2.3 Frame Acquisition Duration<text:tab/>13</text:a></text:p>
          <text:p text:style-name="P156"><text:a xlink:type="simple" xlink:href="#3.1.1.4.0.0.2.C.7.6.16.2.2.X1&#9;Temporal Position Index and Stack ID in PET images|outline">C.7.6.16.2.2.X1 Temporal Position Index and Stack ID in PET images<text:tab/>14</text:a></text:p>
          <text:p text:style-name="P156"><text:a xlink:type="simple" xlink:href="#3.1.1.4.0.0.3.C.7.6.16.2.2.X2&#9; Stack ID usage in PET static, whole body and gated images|outline">C.7.6.16.2.2.X2 <text:s/>Stack ID usage in PET static, whole body and gated images<text:tab/>14</text:a></text:p>
          <text:p text:style-name="P3"><text:a xlink:type="simple" xlink:href="#3.1.1.4.0.1.C.7.6.16.2.X1&#9;Radiopharmaceutical Usage Macro|outline">C.7.6.16.2.X1 Radiopharmaceutical Usage Macro<text:tab/>15</text:a></text:p>
          <text:p text:style-name="P3"><text:a xlink:type="simple" xlink:href="#3.1.1.4.0.2.C.7.6.16.2.X2&#9;&#9;Patient Physiological State Macro|outline">C.7.6.16.2.X2 <text:s/>Patient Physiological State Macro<text:tab/>16</text:a></text:p>
          <text:p text:style-name="P6"><text:a xlink:type="simple" xlink:href="#3.1.2.C.8.X&#9;Enhanced PET Modules|outline">C.8.X Enhanced PET Modules<text:tab/>17</text:a></text:p>
          <text:p text:style-name="P5"><text:a xlink:type="simple" xlink:href="#3.1.2.1.C.8.X.1&#9;&#9;Enhanced PET Series Module|outline">C.8.X.1 <text:s/>Enhanced PET Series Module<text:tab/>17</text:a></text:p>
          <text:p text:style-name="P5"><text:a xlink:type="simple" xlink:href="#3.1.2.2.C.8.X.2&#9;&#9;Enhanced PET Acquisition Module|outline">C.8.X.2 <text:s/>Enhanced PET Acquisition Module<text:tab/>18</text:a></text:p>
          <text:p text:style-name="P2"><text:a xlink:type="simple" xlink:href="#3.1.2.2.1.C.8.X.2.1&#9;Enhanced PET Acquisition Module Attribute Descriptions|outline">C.8.X.2.1 Enhanced PET Acquisition Module Attribute Descriptions<text:tab/>22</text:a></text:p>
          <text:p text:style-name="P3"><text:a xlink:type="simple" xlink:href="#3.1.2.2.1.1.C.8.X.2.1.1&#9;Acquisition Start Condition|outline">C.8.X.2.1.1 Acquisition Start Condition<text:tab/>22</text:a></text:p>
          <text:p text:style-name="P3"><text:a xlink:type="simple" xlink:href="#3.1.2.2.1.2.C.8.X.2.1.2&#9;Acquisition Termination Condition|outline">C.8.X.2.1.2 Acquisition Termination Condition<text:tab/>23</text:a></text:p>
          <text:p text:style-name="P3"><text:a xlink:type="simple" xlink:href="#3.1.2.2.1.3.C.8.X.2.1.3&#9;Energy Window Range Sequence|outline">C.8.X.2.1.3 Energy Window Range Sequence<text:tab/>23</text:a></text:p>
          <text:p text:style-name="P5"><text:a xlink:type="simple" xlink:href="#3.1.2.2.C.8.X.3&#9;Enhanced PET Image Module|outline">C.8.X.3 Enhanced PET Image Module<text:tab/>23</text:a></text:p>
          <text:p text:style-name="P2"><text:a xlink:type="simple" xlink:href="#3.1.2.2.2.C.8.X.3.1&#9;Enhanced PET Image Description Attribute Description|outline">C.8.X.3.1 Enhanced PET Image Description Attribute Description<text:tab/>29</text:a></text:p>
          <text:p text:style-name="P3"><text:a xlink:type="simple" xlink:href="#3.1.2.2.2.1.C.8.X.3.1.1&#9;Image Type and Frame Type|outline">C.8.X.3.1.1 Image Type and Frame Type<text:tab/>29</text:a></text:p>
          <text:p text:style-name="P156"><text:a xlink:type="simple" xlink:href="#3.1.2.2.2.1.1.C.8.X.3.1.1.1 Pixel Data Characteristics|outline">C.8.X.3.1.1.1 Pixel Data Characteristics<text:tab/>29</text:a></text:p>
          <text:p text:style-name="P156"><text:a xlink:type="simple" xlink:href="#3.1.2.2.2.1.2.C.8.X.3.1.1.2 Patient Examination Characteristics|outline">C.8.X.3.1.1.2 Patient Examination Characteristics<text:tab/>29</text:a></text:p>
          <text:p text:style-name="P156"><text:a xlink:type="simple" xlink:href="#3.1.2.2.2.1.3.C.8.X.3.1.1.3 Image Flavor|outline">C.8.X.3.1.1.3 Image Flavor<text:tab/>29</text:a></text:p>
          <text:p text:style-name="P156"><text:a xlink:type="simple" xlink:href="#3.1.2.2.2.1.4.C.8.X.3.1.1.4 Derived Pixel Contrast|outline">C.8.X.3.1.1.4 Derived Pixel Contrast<text:tab/>29</text:a></text:p>
          <text:p text:style-name="P3"><text:a xlink:type="simple" xlink:href="#3.1.2.2.2.2.C.8.X.3.1.2&#9;Attenuation Correction Source|outline">C.8.X.3.1.2 Attenuation Correction Source<text:tab/>29</text:a></text:p>
          <text:p text:style-name="P3"><text:a xlink:type="simple" xlink:href="#3.1.2.2.2.3.C.8.X.3.1.3&#9;Attenuation Correction Temporal Relationship|outline">C.8.X.3.1.3 Attenuation Correction Temporal Relationship<text:tab/>29</text:a></text:p>
          <text:p text:style-name="P5"><text:a xlink:type="simple" xlink:href="#3.1.2.3.C.8.X.4 Enhanced PET Isotope Module|outline">C.8.X.4 Enhanced PET Isotope Module<text:tab/>31</text:a></text:p>
          <text:p text:style-name="P5"><text:a xlink:type="simple" xlink:href="#3.1.2.4.C.8.X.5&#9;Enhanced PET Image Functional Group Macros|outline">C.8.X.5 Enhanced PET Image Functional Group Macros<text:tab/>33</text:a></text:p>
          <text:p text:style-name="P2"><text:a xlink:type="simple" xlink:href="#3.1.2.4.2.C.8.X.5.1&#9;PET Frame Type Macro|outline">C.8.X.5.1 PET Frame Type Macro<text:tab/>33</text:a></text:p>
          <text:p text:style-name="P2"><text:a xlink:type="simple" xlink:href="#3.1.2.4.3.C.8.X.5.2&#9;PET Frame Acquisition Macro|outline">C.8.X.5.2 PET Frame Acquisition Macro<text:tab/>34</text:a></text:p>
          <text:p text:style-name="P2"><text:a xlink:type="simple" xlink:href="#3.1.2.4.4.C.8.X.5.3&#9;PET Detector Motion Details Macro|outline">C.8.X.5.3 PET Detector Motion Details Macro<text:tab/>34</text:a></text:p>
          <text:p text:style-name="P2"><text:a xlink:type="simple" xlink:href="#3.1.2.4.5.C.8.X.5.4&#9;PET Position Macro|outline">C.8.X.5.4 PET Position Macro<text:tab/>35</text:a></text:p>
          <text:p text:style-name="P3"><text:a xlink:type="simple" xlink:href="#3.1.2.4.5.1.&#9;C.8.X.5.4.1&#9;Relationships Between PET Geometric Attributes (Informative)|outline"><text:s/>C.8.X.5.4.1 Relationships Between PET Geometric Attributes (Informative)<text:tab/>36</text:a></text:p>
          <text:p text:style-name="P2"><text:a xlink:type="simple" xlink:href="#3.1.2.4.6.C.8.X.5.5&#9; PET Frame Correction Factors Macro|outline">C.8.X.5.5 <text:s/>PET Frame Correction Factors Macro<text:tab/>37</text:a></text:p>
          <text:p text:style-name="P2"><text:a xlink:type="simple" xlink:href="#3.1.2.4.7.C.8.X.5.6&#9;&#9;PET Reconstruction Macro|outline">C.8.X.5.6 <text:s/>PET Reconstruction Macro<text:tab/>38</text:a></text:p>
          <text:p text:style-name="P2"><text:a xlink:type="simple" xlink:href="#3.1.2.4.8.C.8.X.5.7&#9;&#9;PET Table Dynamics Macro|outline">C.8.X.5.7 <text:s/>PET Table Dynamics Macro<text:tab/>39</text:a></text:p>
          <text:p text:style-name="P154"><text:a xlink:type="simple" xlink:href="#4.Changes to NEMA Standards Publication PS 3.4-2007|outline">Changes to NEMA Standards Publication PS 3.4-2007<text:tab/>40</text:a></text:p>
          <text:p text:style-name="P10"><text:a xlink:type="simple" xlink:href="#4.1.B.5&#9;Standard SOP classes|outline">B.5 Standard SOP classes<text:tab/>41</text:a></text:p>
          <text:p text:style-name="P10"><text:soft-page-break/><text:a xlink:type="simple" xlink:href="#4.2.I.4&#9;Media Storage Standard SOP Classes|outline">I.4 Media Storage Standard SOP Classes<text:tab/>41</text:a></text:p>
          <text:p text:style-name="P154"><text:a xlink:type="simple" xlink:href="#5.Changes to NEMA Standards Publication PS 3.6-2007|outline">Changes to NEMA Standards Publication PS 3.6-2007<text:tab/>42</text:a></text:p>
          <text:p text:style-name="P154"><text:a xlink:type="simple" xlink:href="#6.6&#9;Registry of DICOM data elements|outline">6 Registry of DICOM data elements<text:tab/>43</text:a></text:p>
          <text:p text:style-name="P154"><text:a xlink:type="simple" xlink:href="#7.Annex A&#9;Registry of DICOM unique identifiers (UID)&#10;(Normative)|outline">Annex A Registry of DICOM unique identifiers (UID)<text:line-break/>(Normative)<text:tab/>44</text:a></text:p>
          <text:p text:style-name="P154"><text:a xlink:type="simple" xlink:href="#8.Changes to NEMA Standards Publication PS 3.15-2007|outline">Changes to NEMA Standards Publication PS 3.15-2007<text:tab/>45</text:a></text:p>
          <text:p text:style-name="P10"><text:a xlink:type="simple" xlink:href="#8.1.C.2&#9;Creator RSA Digital Signature Profile|outline">C.2 Creator RSA Digital Signature Profile<text:tab/>46</text:a></text:p>
          <text:p text:style-name="P10"><text:a xlink:type="simple" xlink:href="#8.2.C.3&#9;Authorization RSA Digital Signature Profile|outline">C.3 Authorization RSA Digital Signature Profile<text:tab/>46</text:a></text:p>
          <text:p text:style-name="P154"><text:a xlink:type="simple" xlink:href="#9.Changes to NEMA Standards Publication PS 3.16-2007|outline">Changes to NEMA Standards Publication PS 3.16-2007<text:tab/>47</text:a></text:p>
          <text:p text:style-name="P154"><text:a xlink:type="simple" xlink:href="#10.Annex B&#9;DCMR Context Groups (Normative)|outline">Annex B DCMR Context Groups (Normative)<text:tab/>48</text:a></text:p>
          <text:p text:style-name="P6"><text:a xlink:type="simple" xlink:href="#10.0.1.CID 83&#9;Units for Real World Value Mapping|outline">CID 83 Units for Real World Value Mapping<text:tab/>48</text:a></text:p>
          <text:p text:style-name="P6"><text:a xlink:type="simple" xlink:href="#10.0.2.CID 84&#9; PET Units for Real World Value Mapping|outline">CID 84 <text:s/>PET Units for Real World Value Mapping<text:tab/>49</text:a></text:p>
          <text:p text:style-name="P6"><text:a xlink:type="simple" xlink:href="#10.0.3.CID 7004&#9; Waveform Purposes of Reference|outline">CID 7004 <text:s/>Waveform Purposes of Reference<text:tab/>49</text:a></text:p>
          <text:p text:style-name="P6"><text:a xlink:type="simple" xlink:href="#10.0.4.CID 4030&#9;CT, MR and PET Anatomy Imaged|outline">CID 4030 CT, MR and PET Anatomy Imaged<text:tab/>50</text:a></text:p>
          <text:p text:style-name="P154"><text:a xlink:type="simple" xlink:href="#11.Annex D&#9;DICOM Controlled Terminology Definitions (Normative)|outline">Annex D DICOM Controlled Terminology Definitions (Normative)<text:tab/>50</text:a></text:p>
          <text:p text:style-name="P154"><text:a xlink:type="simple" xlink:href="#12.INDEX|outline">INDEX<text:tab/>51</text:a></text:p>
        </text:index-body>
      </text:table-of-content>
      <text:p text:style-name="P155"/>
      <text:list text:style-name="Outline">
        <text:list-item>
          <text:h text:style-name="P9" text:outline-level="1">Foreword</text:h>
        </text:list-item>
      </text:list>
      <text:p text:style-name="Standard">The DICOM WG 3 has determined that it is necessary to create a new PET object to meet the needs of state of the art PET technology that has evolved substantially since the existing PET object was standardized in 1996.</text:p>
      <text:p text:style-name="P109">This Supplement describes the Enhanced Positron Emission Tomography Storage SOP Class, which allows the PET Image generating system to store information on systems, which perform as a PET Storage SCP.</text:p>
      <text:p text:style-name="P109">Due to practical considerations the present PET Image IOD will not be retired, however the use of the new IOD is encouraged.</text:p>
      <text:p text:style-name="P109">The old concept of the Standalone PET Curve is not retained as a part of this new IOD. A new work item could be to investigate a more general method for encoding time/intensity information, but this is outside the scope of this document.</text:p>
      <text:p text:style-name="Standard">It is not proposed to add new services, messaging or encoding.</text:p>
      <text:p text:style-name="P125">This document is a Supplement to the DICOM Standard. It is an extension to the following parts of the published DICOM Standard:</text:p>
      <text:p text:style-name="P129"/>
      <text:p text:style-name="P129"><text:tab/>PS 3.2<text:tab/>- <text:tab/>Conformance</text:p>
      <text:p text:style-name="P129"><text:tab/>PS 3.3<text:tab/>-<text:tab/>Information Object Definitions</text:p>
      <text:p text:style-name="P129"><text:tab/>PS 3.4<text:tab/>-<text:tab/>Service Class Specifications</text:p>
      <text:p text:style-name="P129"><text:tab/>PS 3.6<text:tab/>-<text:tab/>Data Dictionary</text:p>
      <text:p text:style-name="P129"><text:tab/>PS 3.15<text:tab/>- <text:tab/>Security and System Management Profiles</text:p>
      <text:p text:style-name="P129"><text:tab/>PS 3.16<text:tab/>-<text:tab/>Content Mapping Resource</text:p>
      <text:p text:style-name="Standard"/>
      <text:p text:style-name="P130"/>
      <text:p text:style-name="P132"/>
      <text:p text:style-name="P132"/>
      <text:p text:style-name="P132"/>
      <text:p text:style-name="Standard"/>
      <text:p text:style-name="P132"/>
      <text:p text:style-name="P132"/>
      <text:p text:style-name="P132"/>
      <text:p text:style-name="P132"/>
      <text:list text:style-name="Outline" text:continue-numbering="true">
        <text:list-item>
          <text:h text:style-name="Heading_20_1" text:outline-level="1"><text:span text:style-name="T3">Changes to NEMA Standards Publication PS 3.2-2007</text:span></text:h>
        </text:list-item>
      </text:list>
      <text:p text:style-name="P112">Digital Imaging and Communications in Medicine (DICOM)</text:p>
      <text:p text:style-name="P113">Part 2: Conformance</text:p>
      <text:p text:style-name="P163">Item #1: Add SOP Class to Table A.1-2</text:p>
      <text:p text:style-name="Table_20_Title">Table A.1-2<text:line-break/><text:span text:style-name="T5">UID VALU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0">UID Value</text:p>
          </table:table-cell>
          <table:table-cell table:style-name="Table1.A1" office:value-type="string">
            <text:p text:style-name="P100">UID NAME</text:p>
          </table:table-cell>
          <table:table-cell table:style-name="Table1.C1" office:value-type="string">
            <text:p text:style-name="P100">Category</text:p>
          </table:table-cell>
        </table:table-row>
        <table:table-row table:style-name="Table1.1">
          <table:table-cell table:style-name="Table1.A2" office:value-type="string">
            <text:p text:style-name="P16">…</text:p>
          </table:table-cell>
          <table:table-cell table:style-name="Table1.A2" office:value-type="string">
            <text:p text:style-name="P16"/>
          </table:table-cell>
          <table:table-cell table:style-name="Table1.C2" office:value-type="string">
            <text:p text:style-name="P16"/>
          </table:table-cell>
        </table:table-row>
        <table:table-row table:style-name="Table1.1">
          <table:table-cell table:style-name="Table1.A2" office:value-type="string">
            <text:p text:style-name="P16"><text:span text:style-name="T8">1.2.840.10008.5.1.4.1.1.130</text:span><text:alphabetical-index-mark text:string-value="1.2.840.10008.5.1.4.1.1.130"/></text:p>
          </table:table-cell>
          <table:table-cell table:style-name="Table1.A2" office:value-type="string">
            <text:p text:style-name="P16"><text:span text:style-name="T8">Enhanced PET Image Storage</text:span></text:p>
          </table:table-cell>
          <table:table-cell table:style-name="Table1.C2" office:value-type="string">
            <text:p text:style-name="P20">Transfer</text:p>
          </table:table-cell>
        </table:table-row>
        <table:table-row table:style-name="Table1.1">
          <table:table-cell table:style-name="Table1.A2" office:value-type="string">
            <text:p text:style-name="P16">…</text:p>
          </table:table-cell>
          <table:table-cell table:style-name="Table1.A2" office:value-type="string">
            <text:p text:style-name="P16"/>
          </table:table-cell>
          <table:table-cell table:style-name="Table1.C2" office:value-type="string">
            <text:p text:style-name="P16"/>
          </table:table-cell>
        </table:table-row>
      </table:table>
      <text:p text:style-name="P132"/>
      <text:p text:style-name="P130"/>
      <text:p text:style-name="P132"/>
      <text:p text:style-name="P132"/>
      <text:p text:style-name="P132"/>
      <text:p text:style-name="Standard"/>
      <text:p text:style-name="P132"/>
      <text:p text:style-name="P132"/>
      <text:p text:style-name="P132"/>
      <text:p text:style-name="P132"/>
      <text:list text:style-name="Outline" text:continue-numbering="true">
        <text:list-item>
          <text:h text:style-name="Heading_20_1" text:outline-level="1"><text:span text:style-name="T3">Changes to NEMA Standards Publication PS 3.3-2007</text:span></text:h>
        </text:list-item>
      </text:list>
      <text:p text:style-name="P112">Digital Imaging and Communications in Medicine (DICOM)</text:p>
      <text:p text:style-name="P113">Part 3: Information Object Definitions</text:p>
      <text:p text:style-name="P111"/>
      <text:p text:style-name="P163">Item #2: Add in Section A.1.4, Table A.1-4</text:p>
      <text:list text:style-name="Outline" text:continue-numbering="true">
        <text:list-item>
          <text:list text:continue-numbering="true">
            <text:list-item>
              <text:list text:continue-numbering="true">
                <text:list-header>
                  <text:h text:style-name="Heading_20_3" text:outline-level="3" text:is-list-header="true">A.1.4<text:tab/>Overview of the Composite IOD Module Content</text:h>
                </text:list-header>
              </text:list>
            </text:list-item>
          </text:list>
        </text:list-item>
      </text:list>
      <text:p text:style-name="P114">Add the following columns to table A.1-1. </text:p>
      <table:table table:name="Table2" table:style-name="Table2">
        <table:table-column table:style-name="Table2.A"/>
        <table:table-column table:style-name="Table2.B"/>
        <table:table-row table:style-name="Table2.1">
          <table:table-cell table:style-name="Table2.A1" office:value-type="string">
            <text:p text:style-name="P28">IODs</text:p>
            <text:p text:style-name="P27">Modules</text:p>
          </table:table-cell>
          <table:table-cell table:style-name="Table2.B1" office:value-type="string">
            <text:p text:style-name="P29">Enh.<text:line-break/>PET</text:p>
          </table:table-cell>
        </table:table-row>
        <table:table-row table:style-name="Table2.1">
          <table:table-cell table:style-name="Table2.A2" office:value-type="string">
            <text:p text:style-name="P39">Patient</text:p>
          </table:table-cell>
          <table:table-cell table:style-name="Table2.B2" office:value-type="string">
            <text:p text:style-name="P29">M</text:p>
          </table:table-cell>
        </table:table-row>
        <table:table-row table:style-name="Table2.1">
          <table:table-cell table:style-name="Table2.A2" office:value-type="string">
            <text:p text:style-name="P40">Clinical Trial Subject</text:p>
          </table:table-cell>
          <table:table-cell table:style-name="Table2.B2" office:value-type="string">
            <text:p text:style-name="P29">U</text:p>
          </table:table-cell>
        </table:table-row>
        <table:table-row table:style-name="Table2.1">
          <table:table-cell table:style-name="Table2.A2" office:value-type="string">
            <text:p text:style-name="P40">General Study</text:p>
          </table:table-cell>
          <table:table-cell table:style-name="Table2.B2" office:value-type="string">
            <text:p text:style-name="P29">M</text:p>
          </table:table-cell>
        </table:table-row>
        <table:table-row table:style-name="Table2.1">
          <table:table-cell table:style-name="Table2.A2" office:value-type="string">
            <text:p text:style-name="P40">Patient Study</text:p>
          </table:table-cell>
          <table:table-cell table:style-name="Table2.B2" office:value-type="string">
            <text:p text:style-name="P29">U</text:p>
          </table:table-cell>
        </table:table-row>
        <table:table-row table:style-name="Table2.1">
          <table:table-cell table:style-name="Table2.A2" office:value-type="string">
            <text:p text:style-name="P40">Clinical Trial Study</text:p>
          </table:table-cell>
          <table:table-cell table:style-name="Table2.B2" office:value-type="string">
            <text:p text:style-name="P29">U</text:p>
          </table:table-cell>
        </table:table-row>
        <table:table-row table:style-name="Table2.1">
          <table:table-cell table:style-name="Table2.A2" office:value-type="string">
            <text:p text:style-name="P40">General Series</text:p>
          </table:table-cell>
          <table:table-cell table:style-name="Table2.B2" office:value-type="string">
            <text:p text:style-name="P29">M</text:p>
          </table:table-cell>
        </table:table-row>
        <table:table-row table:style-name="Table2.1">
          <table:table-cell table:style-name="Table2.A2" office:value-type="string">
            <text:p text:style-name="P43"><text:span text:style-name="T12">Enhanced </text:span><text:span text:style-name="T12">PET Series</text:span></text:p>
          </table:table-cell>
          <table:table-cell table:style-name="Table2.B2" office:value-type="string">
            <text:p text:style-name="P29">M</text:p>
          </table:table-cell>
        </table:table-row>
        <table:table-row table:style-name="Table2.1">
          <table:table-cell table:style-name="Table2.A2" office:value-type="string">
            <text:p text:style-name="P40">Clinical Trial Series</text:p>
          </table:table-cell>
          <table:table-cell table:style-name="Table2.B2" office:value-type="string">
            <text:p text:style-name="P29">U</text:p>
          </table:table-cell>
        </table:table-row>
        <table:table-row table:style-name="Table2.1">
          <table:table-cell table:style-name="Table2.A2" office:value-type="string">
            <text:p text:style-name="P40">Frame Of Reference</text:p>
          </table:table-cell>
          <table:table-cell table:style-name="Table2.B2" office:value-type="string">
            <text:p text:style-name="P29">M</text:p>
          </table:table-cell>
        </table:table-row>
        <table:table-row table:style-name="Table2.1">
          <table:table-cell table:style-name="Table2.A2" office:value-type="string">
            <text:p text:style-name="P40">Synchronization</text:p>
          </table:table-cell>
          <table:table-cell table:style-name="Table2.B2" office:value-type="string">
            <text:p text:style-name="P29">C</text:p>
          </table:table-cell>
        </table:table-row>
        <table:table-row table:style-name="Table2.1">
          <table:table-cell table:style-name="Table2.A2" office:value-type="string">
            <text:p text:style-name="P40">General Equipment</text:p>
          </table:table-cell>
          <table:table-cell table:style-name="Table2.B2" office:value-type="string">
            <text:p text:style-name="P29">M</text:p>
          </table:table-cell>
        </table:table-row>
        <table:table-row table:style-name="Table2.1">
          <table:table-cell table:style-name="Table2.A2" office:value-type="string">
            <text:p text:style-name="P40">Enhanced General Equipment</text:p>
          </table:table-cell>
          <table:table-cell table:style-name="Table2.B2" office:value-type="string">
            <text:p text:style-name="P29">M</text:p>
          </table:table-cell>
        </table:table-row>
        <table:table-row table:style-name="Table2.1">
          <table:table-cell table:style-name="Table2.A2" office:value-type="string">
            <text:p text:style-name="P40">Image Pixel</text:p>
          </table:table-cell>
          <table:table-cell table:style-name="Table2.B2" office:value-type="string">
            <text:p text:style-name="P29">M</text:p>
          </table:table-cell>
        </table:table-row>
        <table:table-row table:style-name="Table2.1">
          <table:table-cell table:style-name="Table2.A2" office:value-type="string">
            <text:p text:style-name="P40">Acquisition Context</text:p>
          </table:table-cell>
          <table:table-cell table:style-name="Table2.B2" office:value-type="string">
            <text:p text:style-name="P29">M</text:p>
          </table:table-cell>
        </table:table-row>
        <table:table-row table:style-name="Table2.1">
          <table:table-cell table:style-name="Table2.A2" office:value-type="string">
            <text:p text:style-name="P40">Multi-frame Functional Groups</text:p>
          </table:table-cell>
          <table:table-cell table:style-name="Table2.B2" office:value-type="string">
            <text:p text:style-name="P29">M</text:p>
          </table:table-cell>
        </table:table-row>
        <table:table-row table:style-name="Table2.1">
          <table:table-cell table:style-name="Table2.A2" office:value-type="string">
            <text:p text:style-name="P40">Multi-frame Dimension</text:p>
          </table:table-cell>
          <table:table-cell table:style-name="Table2.B2" office:value-type="string">
            <text:p text:style-name="P29">M</text:p>
          </table:table-cell>
        </table:table-row>
        <table:table-row table:style-name="Table2.1">
          <table:table-cell table:style-name="Table2.A2" office:value-type="string">
            <text:p text:style-name="P40">Cardiac Synchronization</text:p>
          </table:table-cell>
          <table:table-cell table:style-name="Table2.B2" office:value-type="string">
            <text:p text:style-name="P29">C</text:p>
          </table:table-cell>
        </table:table-row>
        <table:table-row table:style-name="Table2.1">
          <table:table-cell table:style-name="Table2.A2" office:value-type="string">
            <text:p text:style-name="P40">Respiratory Synchronization</text:p>
          </table:table-cell>
          <table:table-cell table:style-name="Table2.B2" office:value-type="string">
            <text:p text:style-name="P29">C</text:p>
          </table:table-cell>
        </table:table-row>
        <table:table-row table:style-name="Table2.1">
          <table:table-cell table:style-name="Table2.A2" office:value-type="string">
            <text:p text:style-name="P41">Intervention</text:p>
          </table:table-cell>
          <table:table-cell table:style-name="Table2.B2" office:value-type="string">
            <text:p text:style-name="P30">U</text:p>
          </table:table-cell>
        </table:table-row>
        <table:table-row table:style-name="Table2.1">
          <table:table-cell table:style-name="Table2.A2" office:value-type="string">
            <text:p text:style-name="P43"><text:span text:style-name="T13">Enhanced PET </text:span><text:span text:style-name="T13">Isotope Module</text:span></text:p>
          </table:table-cell>
          <table:table-cell table:style-name="Table2.B2" office:value-type="string">
            <text:p text:style-name="P30">M</text:p>
          </table:table-cell>
        </table:table-row>
        <table:table-row table:style-name="Table2.1">
          <table:table-cell table:style-name="Table2.A2" office:value-type="string">
            <text:p text:style-name="P42">Enhanced PET Acquisition</text:p>
          </table:table-cell>
          <table:table-cell table:style-name="Table2.B2" office:value-type="string">
            <text:p text:style-name="P30">M</text:p>
          </table:table-cell>
        </table:table-row>
        <table:table-row table:style-name="Table2.1">
          <table:table-cell table:style-name="Table2.A2" office:value-type="string">
            <text:p text:style-name="P42">Enhanced PET Image</text:p>
          </table:table-cell>
          <table:table-cell table:style-name="Table2.B2" office:value-type="string">
            <text:p text:style-name="P30">M</text:p>
          </table:table-cell>
        </table:table-row>
        <table:table-row table:style-name="Table2.1">
          <table:table-cell table:style-name="Table2.A24" office:value-type="string">
            <text:p text:style-name="P40">SOP Common</text:p>
          </table:table-cell>
          <table:table-cell table:style-name="Table2.B24" office:value-type="string">
            <text:p text:style-name="P29">M</text:p>
          </table:table-cell>
        </table:table-row>
      </table:table>
      <text:p text:style-name="P107"/>
      <text:p text:style-name="P164"><text:soft-page-break/>Item #3: Add in the following new section in Annex A</text:p>
      <text:list text:style-name="Outline" text:continue-numbering="true">
        <text:list-item>
          <text:list text:continue-numbering="true">
            <text:list-item>
              <text:h text:style-name="P102" text:outline-level="2">A.X<text:tab/> Enhanced Positron Emission tomography image information object definition</text:h>
              <text:list>
                <text:list-item>
                  <text:h text:style-name="Heading_20_3" text:outline-level="3">A.X.1<text:tab/>Enhanced PET Image Information Object Definition</text:h>
                  <text:list>
                    <text:list-item>
                      <text:h text:style-name="Heading_20_4" text:outline-level="4">A.X.1.1<text:tab/>Enhanced PET Image IOD Description</text:h>
                    </text:list-item>
                  </text:list>
                </text:list-item>
              </text:list>
            </text:list-item>
          </text:list>
        </text:list-item>
      </text:list>
      <text:p text:style-name="P115">The Enhanced Positron Emission Tomography (PET) Image Information Object Definition (IOD) specifies an image that has been created by a positron emission tomography coincidence imaging device. </text:p>
      <text:list text:style-name="Outline" text:continue-numbering="true">
        <text:list-item>
          <text:list text:continue-numbering="true">
            <text:list-item>
              <text:list text:continue-numbering="true">
                <text:list-item>
                  <text:list text:continue-numbering="true">
                    <text:list-item>
                      <text:h text:style-name="Heading_20_4" text:outline-level="4">A.X.1.2<text:tab/>Enhanced PET Image IOD Entity-Relationship Model</text:h>
                    </text:list-item>
                  </text:list>
                </text:list-item>
              </text:list>
            </text:list-item>
          </text:list>
        </text:list-item>
      </text:list>
      <text:p text:style-name="P116">The E-R Model in Section A.1.2 depicts those components of the DICOM Information Model that directly reference the Enhanced PET Image IOD.</text:p>
      <text:list text:style-name="Outline" text:continue-numbering="true">
        <text:list-item>
          <text:list text:continue-numbering="true">
            <text:list-item>
              <text:list text:continue-numbering="true">
                <text:list-item>
                  <text:list text:continue-numbering="true">
                    <text:list-item>
                      <text:h text:style-name="Heading_20_4" text:outline-level="4">A.X.1.3<text:tab/>Enhanced PET Image IOD Module Table</text:h>
                    </text:list-item>
                  </text:list>
                </text:list-item>
              </text:list>
            </text:list-item>
          </text:list>
        </text:list-item>
      </text:list>
      <text:p text:style-name="Table_20_Title">Table A.X-1<text:span text:style-name="T18"><text:line-break/></text:span>ENHANCED PET IMAGE IOD MODU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IE</text:p>
          </table:table-cell>
          <table:table-cell table:style-name="Table3.A1" office:value-type="string">
            <text:p text:style-name="P17">Module</text:p>
          </table:table-cell>
          <table:table-cell table:style-name="Table3.A1" office:value-type="string">
            <text:p text:style-name="P18">Reference</text:p>
          </table:table-cell>
          <table:table-cell table:style-name="Table3.D1" office:value-type="string">
            <text:p text:style-name="P18">Usage</text:p>
          </table:table-cell>
        </table:table-row>
        <table:table-row table:style-name="Table3.2">
          <table:table-cell table:style-name="Table3.A2" office:value-type="string">
            <text:p text:style-name="P16">Patient</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A2" office:value-type="string">
                  <text:p text:style-name="P16">Patient </text:p>
                </table:table-cell>
                <table:table-cell table:style-name="Table3.A2" office:value-type="string">
                  <text:p text:style-name="P25">C.7.1.1</text:p>
                </table:table-cell>
                <table:table-cell table:style-name="Table3.B2.3.1" office:value-type="string">
                  <text:p text:style-name="P25">M</text:p>
                </table:table-cell>
              </table:table-row>
              <table:table-row table:style-name="Table3.1">
                <table:table-cell table:style-name="Table3.A2" office:value-type="string">
                  <text:p text:style-name="P31">Clinical Trial Subject</text:p>
                </table:table-cell>
                <table:table-cell table:style-name="Table3.A2" office:value-type="string">
                  <text:p text:style-name="P32">C.7.1.3</text:p>
                </table:table-cell>
                <table:table-cell table:style-name="Table3.B2.3.1" office:value-type="string">
                  <text:p text:style-name="P32">U</text:p>
                </table:table-cell>
              </table:table-row>
            </table:table>
          </table:table-cell>
          <table:covered-table-cell/>
          <table:covered-table-cell/>
        </table:table-row>
        <table:table-row table:style-name="Table3.2">
          <table:table-cell table:style-name="Table3.A2" office:value-type="string">
            <text:p text:style-name="P16">Study</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A2" office:value-type="string">
                  <text:p text:style-name="P16">General Study</text:p>
                </table:table-cell>
                <table:table-cell table:style-name="Table3.A2" office:value-type="string">
                  <text:p text:style-name="P25">C.7.2.1</text:p>
                </table:table-cell>
                <table:table-cell table:style-name="Table3.B2.3.1" office:value-type="string">
                  <text:p text:style-name="P25">M</text:p>
                </table:table-cell>
              </table:table-row>
              <table:table-row table:style-name="Table3.1">
                <table:table-cell table:style-name="Table3.A2" office:value-type="string">
                  <text:p text:style-name="P16">Patient Study</text:p>
                </table:table-cell>
                <table:table-cell table:style-name="Table3.A2" office:value-type="string">
                  <text:p text:style-name="P25">C.7.2.2</text:p>
                </table:table-cell>
                <table:table-cell table:style-name="Table3.B2.3.1" office:value-type="string">
                  <text:p text:style-name="P25">U</text:p>
                </table:table-cell>
              </table:table-row>
              <table:table-row table:style-name="Table3.1">
                <table:table-cell table:style-name="Table3.A2" office:value-type="string">
                  <text:p text:style-name="P16">Clinical Trial Study</text:p>
                </table:table-cell>
                <table:table-cell table:style-name="Table3.A2" office:value-type="string">
                  <text:p text:style-name="P25">C.7.2.3</text:p>
                </table:table-cell>
                <table:table-cell table:style-name="Table3.B2.3.1" office:value-type="string">
                  <text:p text:style-name="P25">U</text:p>
                </table:table-cell>
              </table:table-row>
            </table:table>
          </table:table-cell>
          <table:covered-table-cell/>
          <table:covered-table-cell/>
        </table:table-row>
        <table:table-row table:style-name="Table3.2">
          <table:table-cell table:style-name="Table3.A2" office:value-type="string">
            <text:p text:style-name="P16">Series</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A2" office:value-type="string">
                  <text:p text:style-name="P16">General Series</text:p>
                </table:table-cell>
                <table:table-cell table:style-name="Table3.A2" office:value-type="string">
                  <text:p text:style-name="P25">C.7.3.1</text:p>
                </table:table-cell>
                <table:table-cell table:style-name="Table3.B2.3.1" office:value-type="string">
                  <text:p text:style-name="P25">M</text:p>
                </table:table-cell>
              </table:table-row>
              <table:table-row table:style-name="Table3.1">
                <table:table-cell table:style-name="Table3.A2" office:value-type="string">
                  <text:p text:style-name="P16">Enhanced PET Series</text:p>
                </table:table-cell>
                <table:table-cell table:style-name="Table3.A2" office:value-type="string">
                  <text:p text:style-name="P25">C.8.X.1</text:p>
                </table:table-cell>
                <table:table-cell table:style-name="Table3.B2.3.1" office:value-type="string">
                  <text:p text:style-name="P25">M</text:p>
                </table:table-cell>
              </table:table-row>
              <table:table-row table:style-name="Table3.1">
                <table:table-cell table:style-name="Table3.A2" office:value-type="string">
                  <text:p text:style-name="P16">Clinical Trial Series</text:p>
                </table:table-cell>
                <table:table-cell table:style-name="Table3.A2" office:value-type="string">
                  <text:p text:style-name="P25">C.7.3.2</text:p>
                </table:table-cell>
                <table:table-cell table:style-name="Table3.B2.3.1" office:value-type="string">
                  <text:p text:style-name="P25">U</text:p>
                </table:table-cell>
              </table:table-row>
            </table:table>
          </table:table-cell>
          <table:covered-table-cell/>
          <table:covered-table-cell/>
        </table:table-row>
        <table:table-row table:style-name="Table3.2">
          <table:table-cell table:style-name="Table3.A2" office:value-type="string">
            <text:p text:style-name="P16">Frame of Reference</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A2" office:value-type="string">
                  <text:p text:style-name="P16">Frame of Reference</text:p>
                </table:table-cell>
                <table:table-cell table:style-name="Table3.A2" office:value-type="string">
                  <text:p text:style-name="P25">C.7.4.1</text:p>
                </table:table-cell>
                <table:table-cell table:style-name="Table3.B2.3.1" office:value-type="string">
                  <text:p text:style-name="P25">M</text:p>
                </table:table-cell>
              </table:table-row>
              <table:table-row table:style-name="Table3.1">
                <table:table-cell table:style-name="Table3.A2" office:value-type="string">
                  <text:p text:style-name="P31">Synchronization</text:p>
                </table:table-cell>
                <table:table-cell table:style-name="Table3.A2" office:value-type="string">
                  <text:p text:style-name="P32">C.7.4.2</text:p>
                </table:table-cell>
                <table:table-cell table:style-name="Table3.B2.3.1" office:value-type="string">
                  <text:p text:style-name="P32">C- Required if time synchronization was applied.</text:p>
                </table:table-cell>
              </table:table-row>
            </table:table>
          </table:table-cell>
          <table:covered-table-cell/>
          <table:covered-table-cell/>
        </table:table-row>
        <table:table-row table:style-name="Table3.2">
          <table:table-cell table:style-name="Table3.A2" office:value-type="string">
            <text:p text:style-name="P16">Equipment</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A2" office:value-type="string">
                  <text:p text:style-name="P16">General Equipment </text:p>
                </table:table-cell>
                <table:table-cell table:style-name="Table3.A2" office:value-type="string">
                  <text:p text:style-name="P25">C.7.5.1</text:p>
                </table:table-cell>
                <table:table-cell table:style-name="Table3.B2.3.1" office:value-type="string">
                  <text:p text:style-name="P25">M</text:p>
                </table:table-cell>
              </table:table-row>
              <table:table-row table:style-name="Table3.1">
                <table:table-cell table:style-name="Table3.A2" office:value-type="string">
                  <text:p text:style-name="P16">Enhanced General Equipment</text:p>
                </table:table-cell>
                <table:table-cell table:style-name="Table3.A2" office:value-type="string">
                  <text:p text:style-name="P25">C.7.5.2</text:p>
                </table:table-cell>
                <table:table-cell table:style-name="Table3.B2.3.1" office:value-type="string">
                  <text:p text:style-name="P25">M</text:p>
                </table:table-cell>
              </table:table-row>
            </table:table>
          </table:table-cell>
          <table:covered-table-cell/>
          <table:covered-table-cell/>
        </table:table-row>
        <text:soft-page-break/>
        <table:table-row table:style-name="Table3.2">
          <table:table-cell table:style-name="Table3.A7" office:value-type="string">
            <text:p text:style-name="P31">Image</text:p>
          </table:table-cell>
          <table:table-cell table:number-columns-spanned="3">
            <table:table table:is-sub-table="true">
              <table:table-column table:style-name="Table3.B"/>
              <table:table-column table:style-name="Table3.C"/>
              <table:table-column table:style-name="Table3.D"/>
              <table:table-row table:style-name="Table3.1">
                <table:table-cell table:style-name="Table3.A2" office:value-type="string">
                  <text:p text:style-name="P31">Image Pixel</text:p>
                </table:table-cell>
                <table:table-cell table:style-name="Table3.A2" office:value-type="string">
                  <text:p text:style-name="P32">C.7.6.3</text:p>
                </table:table-cell>
                <table:table-cell table:style-name="Table3.B2.3.1" office:value-type="string">
                  <text:p text:style-name="P32">M</text:p>
                </table:table-cell>
              </table:table-row>
              <table:table-row table:style-name="Table3.1">
                <table:table-cell table:style-name="Table3.A2" office:value-type="string">
                  <text:p text:style-name="P16">Intervention</text:p>
                </table:table-cell>
                <table:table-cell table:style-name="Table3.A2" office:value-type="string">
                  <text:p text:style-name="P25">C.7.6.13</text:p>
                </table:table-cell>
                <table:table-cell table:style-name="Table3.B2.3.1" office:value-type="string">
                  <text:p text:style-name="P25">U</text:p>
                </table:table-cell>
              </table:table-row>
              <table:table-row table:style-name="Table3.1">
                <table:table-cell table:style-name="Table3.A2" office:value-type="string">
                  <text:p text:style-name="P45">Acquisition Context</text:p>
                </table:table-cell>
                <table:table-cell table:style-name="Table3.A2" office:value-type="string">
                  <text:p text:style-name="P46">C.7.6.14</text:p>
                </table:table-cell>
                <table:table-cell table:style-name="Table3.B2.3.1" office:value-type="string">
                  <text:p text:style-name="P46">M</text:p>
                </table:table-cell>
              </table:table-row>
              <table:table-row table:style-name="Table3.1">
                <table:table-cell table:style-name="Table3.A2" office:value-type="string">
                  <text:p text:style-name="P16">Multi-frame Functional Groups</text:p>
                </table:table-cell>
                <table:table-cell table:style-name="Table3.A2" office:value-type="string">
                  <text:p text:style-name="P32">C.7.6.16</text:p>
                </table:table-cell>
                <table:table-cell table:style-name="Table3.B2.3.1" office:value-type="string">
                  <text:p text:style-name="P32">M</text:p>
                </table:table-cell>
              </table:table-row>
              <table:table-row table:style-name="Table3.1">
                <table:table-cell table:style-name="Table3.A2" office:value-type="string">
                  <text:p text:style-name="P31">Multi-frame Dimension</text:p>
                </table:table-cell>
                <table:table-cell table:style-name="Table3.A2" office:value-type="string">
                  <text:p text:style-name="P32">C.7.6.17</text:p>
                </table:table-cell>
                <table:table-cell table:style-name="Table3.B2.3.1" office:value-type="string">
                  <text:p text:style-name="P32">M</text:p>
                </table:table-cell>
              </table:table-row>
              <table:table-row table:style-name="Table3.1">
                <table:table-cell table:style-name="Table3.A2" office:value-type="string">
                  <text:p text:style-name="P48">Cardiac Synchronization</text:p>
                </table:table-cell>
                <table:table-cell table:style-name="Table3.A2" office:value-type="string">
                  <text:p text:style-name="P47">C.7.6.18.1</text:p>
                </table:table-cell>
                <table:table-cell table:style-name="Table3.B2.3.1" office:value-type="string">
                  <text:p text:style-name="P49">C – Required if cardiac synchronization was applied.</text:p>
                </table:table-cell>
              </table:table-row>
              <table:table-row table:style-name="Table3.1">
                <table:table-cell table:style-name="Table3.A2" office:value-type="string">
                  <text:p text:style-name="P48">Respiratory Synchronization</text:p>
                </table:table-cell>
                <table:table-cell table:style-name="Table3.A2" office:value-type="string">
                  <text:p text:style-name="P47">C.7.6.18.2</text:p>
                </table:table-cell>
                <table:table-cell table:style-name="Table3.B2.3.1" office:value-type="string">
                  <text:p text:style-name="P47"><text:span text:style-name="T19">C – Required if </text:span>respiratory<text:span text:style-name="T19"> synchronization was applied.</text:span></text:p>
                </table:table-cell>
              </table:table-row>
              <table:table-row table:style-name="Table3.1">
                <table:table-cell table:style-name="Table3.A2" office:value-type="string">
                  <text:p text:style-name="P45">Enhanced PET Isotope Module</text:p>
                </table:table-cell>
                <table:table-cell table:style-name="Table3.A2" office:value-type="string">
                  <text:p text:style-name="P46">C.8.X.4</text:p>
                </table:table-cell>
                <table:table-cell table:style-name="Table3.B2.3.1" office:value-type="string">
                  <text:p text:style-name="P46">M</text:p>
                </table:table-cell>
              </table:table-row>
              <table:table-row table:style-name="Table3.1">
                <table:table-cell table:style-name="Table3.A2" office:value-type="string">
                  <text:p text:style-name="P45">Enhanced PET Acquisition</text:p>
                </table:table-cell>
                <table:table-cell table:style-name="Table3.A2" office:value-type="string">
                  <text:p text:style-name="P46"><text:span text:style-name="Internet_20_link"><text:span text:style-name="T20">C.8.X.2</text:span></text:span></text:p>
                </table:table-cell>
                <table:table-cell table:style-name="Table3.B2.3.1" office:value-type="string">
                  <text:p text:style-name="P46">M</text:p>
                </table:table-cell>
              </table:table-row>
              <table:table-row table:style-name="Table3.1">
                <table:table-cell table:style-name="Table3.A2" office:value-type="string">
                  <text:p text:style-name="P31">Enhanced PET Image</text:p>
                </table:table-cell>
                <table:table-cell table:style-name="Table3.A2" office:value-type="string">
                  <text:p text:style-name="P25"><text:span text:style-name="T19">C.8.X.3</text:span></text:p>
                </table:table-cell>
                <table:table-cell table:style-name="Table3.B2.3.1" office:value-type="string">
                  <text:p text:style-name="P32">M</text:p>
                </table:table-cell>
              </table:table-row>
              <table:table-row table:style-name="Table3.1">
                <table:table-cell table:style-name="Table3.A7" office:value-type="string">
                  <text:p text:style-name="P16">SOP Common</text:p>
                </table:table-cell>
                <table:table-cell table:style-name="Table3.A7" office:value-type="string">
                  <text:p text:style-name="P25">C.12.1</text:p>
                </table:table-cell>
                <table:table-cell table:style-name="Table3.B7.3.11" office:value-type="string">
                  <text:p text:style-name="P25">M</text:p>
                </table:table-cell>
              </table:table-row>
            </table:table>
          </table:table-cell>
          <table:covered-table-cell/>
          <table:covered-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X.1.3.1<text:tab/>Enhanced PET Image IOD <text:span text:style-name="T14">Content Constraints</text:span></text:h>
                        </text:list-item>
                      </text:list>
                    </text:list-item>
                  </text:list>
                </text:list-item>
              </text:list>
            </text:list-item>
          </text:list>
        </text:list-item>
      </text:list>
      <text:p text:style-name="Standard">The Modality Type attribute (0008,0060)<text:alphabetical-index-mark text:string-value="(0008,0060)"/> shall have the value PT.</text:p>
      <text:p text:style-name="Standard">The General Image Module, Overlay Plane Module, VOI LUT Module, Supplemental Palette Color Lookup Table Module, and the Softcopy Presentation LUT Module shall not be used in a Standard Extended SOP Class of the Enhanced PET Image.</text:p>
      <text:p text:style-name="Note">Notes:<text:tab/>1.In order to annotate images, whether during acquisition or subsequently, SOP Instances of the Grayscale Softcopy Presentation State Storage, Color Softcopy Presentation State Storage, or the Structured Report Storage SOP Classes that reference the image SOP Instance, may be used.</text:p>
      <text:p text:style-name="Note"><text:tab/>2. No standard mechanism is provided for inclusion of annotations within the image SOP Instance itself, and implementers are discouraged from using private extensions to circumvent this restriction.</text:p>
      <text:p text:style-name="Note"><text:tab/>3. The Blending Softcopy Presentation State and Spatial Registration SOP Classes can be used to relate this SOP Instance to related image, registration, or fiducial SOP Instances.</text:p>
      <text:p text:style-name="Note"><text:tab/>4. If contrast was administered during a CT acquisition used for attenuation correction, this information can be obtained from the CT SOP Instances and is not encoded in the PET SOP Instances.</text:p>
      <text:p text:style-name="Note"><text:tab/></text:p>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A.X.1.4<text:tab/>Enhanced PET Image Functional Group Macros</text:h>
                    </text:list-item>
                  </text:list>
                </text:list-item>
              </text:list>
            </text:list-item>
          </text:list>
        </text:list-item>
      </text:list>
      <text:p text:style-name="P133">Table A.X-2 specifies the use of the Functional Group macros used in the Multi-frame Functional Group Module for the Enhanced PET Image IOD.</text:p>
      <text:p text:style-name="P160">Table A.X-2<text:line-break/>ENHANCED PET IMAGE FUNCTIONAL GROUP MACRO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1">Function Group Macro</text:p>
          </table:table-cell>
          <table:table-cell table:style-name="Table4.A1" office:value-type="string">
            <text:p text:style-name="P52">Section</text:p>
          </table:table-cell>
          <table:table-cell table:style-name="Table4.C1" office:value-type="string">
            <text:p text:style-name="P52">Usage</text:p>
          </table:table-cell>
        </table:table-row>
        <table:table-row table:style-name="Table4.2">
          <table:table-cell table:style-name="Table4.A2" office:value-type="string">
            <text:p text:style-name="P48">Pixel Measures</text:p>
          </table:table-cell>
          <table:table-cell table:style-name="Table4.A2" office:value-type="string">
            <text:p text:style-name="P47">C.7.6.16.2.1</text:p>
          </table:table-cell>
          <table:table-cell table:style-name="Table4.C2" office:value-type="string">
            <text:p text:style-name="P47">M</text:p>
          </table:table-cell>
        </table:table-row>
        <table:table-row table:style-name="Table4.2">
          <table:table-cell table:style-name="Table4.A2" office:value-type="string">
            <text:p text:style-name="P48">Frame Content</text:p>
          </table:table-cell>
          <table:table-cell table:style-name="Table4.A2" office:value-type="string">
            <text:p text:style-name="P47">C.7.6.16.2.2</text:p>
          </table:table-cell>
          <table:table-cell table:style-name="Table4.C2" office:value-type="string">
            <text:p text:style-name="P47">M – May not be used as a Shared Functional Group.</text:p>
          </table:table-cell>
        </table:table-row>
        <table:table-row table:style-name="Table4.2">
          <table:table-cell table:style-name="Table4.A2" office:value-type="string">
            <text:p text:style-name="P16">Plane Position</text:p>
          </table:table-cell>
          <table:table-cell table:style-name="Table4.A2" office:value-type="string">
            <text:p text:style-name="P25">C.7.6.16.2.3</text:p>
          </table:table-cell>
          <table:table-cell table:style-name="Table4.C2" office:value-type="string">
            <text:p text:style-name="P25">M</text:p>
          </table:table-cell>
        </table:table-row>
        <table:table-row table:style-name="Table4.2">
          <table:table-cell table:style-name="Table4.A2" office:value-type="string">
            <text:p text:style-name="P16">Plane Orientation</text:p>
          </table:table-cell>
          <table:table-cell table:style-name="Table4.A2" office:value-type="string">
            <text:p text:style-name="P25">C.7.6.16.2.4</text:p>
          </table:table-cell>
          <table:table-cell table:style-name="Table4.C2" office:value-type="string">
            <text:p text:style-name="P25">M</text:p>
          </table:table-cell>
        </table:table-row>
        <table:table-row table:style-name="Table4.2">
          <table:table-cell table:style-name="Table4.A2" office:value-type="string">
            <text:p text:style-name="P16">Referenced Image</text:p>
          </table:table-cell>
          <table:table-cell table:style-name="Table4.A2" office:value-type="string">
            <text:p text:style-name="P25">C.7.6.16.2.5</text:p>
          </table:table-cell>
          <table:table-cell table:style-name="Table4.C2" office:value-type="string">
            <text:p text:style-name="P25">C – Required if the image or frame has been planned on another image or frame, may be present otherwise.</text:p>
          </table:table-cell>
        </table:table-row>
        <table:table-row table:style-name="Table4.2">
          <table:table-cell table:style-name="Table4.A2" office:value-type="string">
            <text:p text:style-name="P16">Derivation Image</text:p>
          </table:table-cell>
          <table:table-cell table:style-name="Table4.A2" office:value-type="string">
            <text:p text:style-name="P25">C.7.6.16.2.6</text:p>
          </table:table-cell>
          <table:table-cell table:style-name="Table4.C2" office:value-type="string">
            <text:p text:style-name="P25">C – Required if the image or frame has been derived from another SOP Instance.</text:p>
          </table:table-cell>
        </table:table-row>
        <table:table-row table:style-name="Table4.2">
          <table:table-cell table:style-name="Table4.A2" office:value-type="string">
            <text:p text:style-name="P16">Frame Anatomy</text:p>
          </table:table-cell>
          <table:table-cell table:style-name="Table4.A2" office:value-type="string">
            <text:p text:style-name="P25">C.7.6.16.2.8</text:p>
          </table:table-cell>
          <table:table-cell table:style-name="Table4.C2" office:value-type="string">
            <text:p text:style-name="P25">M</text:p>
          </table:table-cell>
        </table:table-row>
        <table:table-row table:style-name="Table4.2">
          <table:table-cell table:style-name="Table4.A2" office:value-type="string">
            <text:p text:style-name="P48">Pixel Value Transformation</text:p>
          </table:table-cell>
          <table:table-cell table:style-name="Table4.A2" office:value-type="string">
            <text:p text:style-name="P47">C.7.6.16.2.9</text:p>
          </table:table-cell>
          <table:table-cell table:style-name="Table4.C2" office:value-type="string">
            <text:p text:style-name="P47">M</text:p>
          </table:table-cell>
        </table:table-row>
        <table:table-row table:style-name="Table4.2">
          <table:table-cell table:style-name="Table4.A2" office:value-type="string">
            <text:p text:style-name="P16">Frame VOI LUT</text:p>
          </table:table-cell>
          <table:table-cell table:style-name="Table4.A2" office:value-type="string">
            <text:p text:style-name="P25">C.7.6.16.2.10</text:p>
          </table:table-cell>
          <table:table-cell table:style-name="Table4.C2" office:value-type="string">
            <text:p text:style-name="P25">M</text:p>
          </table:table-cell>
        </table:table-row>
        <table:table-row table:style-name="Table4.2">
          <table:table-cell table:style-name="Table4.A2" office:value-type="string">
            <text:p text:style-name="P16">Real World Value Mapping</text:p>
          </table:table-cell>
          <table:table-cell table:style-name="Table4.A2" office:value-type="string">
            <text:p text:style-name="P25">C.7.6.16.2.11</text:p>
          </table:table-cell>
          <table:table-cell table:style-name="Table4.C2" office:value-type="string">
            <text:p text:style-name="P25">M - The Defined Context ID for Measurement Units Code Sequence shall be CID 84.</text:p>
          </table:table-cell>
        </table:table-row>
        <table:table-row table:style-name="Table4.2">
          <table:table-cell table:style-name="Table4.A2" office:value-type="string">
            <text:p text:style-name="P16">Cardiac Trigger</text:p>
          </table:table-cell>
          <table:table-cell table:style-name="Table4.A2" office:value-type="string">
            <text:p text:style-name="P25">C.7.6.16.2.7</text:p>
          </table:table-cell>
          <table:table-cell table:style-name="Table4.C2" office:value-type="string">
            <text:p text:style-name="P25">C – <text:span text:style-name="T19">Required if </text:span>Cardiac Synchronization Technique (0018,9037)<text:alphabetical-index-mark text:string-value="(0018,9037)"/> equals other than NONE<text:span text:style-name="T19">. M</text:span>ay be present otherwise.</text:p>
          </table:table-cell>
        </table:table-row>
        <table:table-row table:style-name="Table4.2">
          <table:table-cell table:style-name="Table4.A2" office:value-type="string">
            <text:p text:style-name="P16">Respiratory Trigger</text:p>
          </table:table-cell>
          <table:table-cell table:style-name="Table4.A2" office:value-type="string">
            <text:p text:style-name="P25">C.7.6.16.2.17</text:p>
          </table:table-cell>
          <table:table-cell table:style-name="Table4.C2" office:value-type="string">
            <text:p text:style-name="P25">C – <text:span text:style-name="T19">Required if Respiratory</text:span> Motion Compensation Technique (0018,9170)<text:alphabetical-index-mark text:string-value="(0018,9170)"/> equals other than NONE<text:span text:style-name="T19">. M</text:span>ay be present otherwise.</text:p>
          </table:table-cell>
        </table:table-row>
        <table:table-row table:style-name="Table4.2">
          <table:table-cell table:style-name="Table4.A2" office:value-type="string">
            <text:p text:style-name="P16">Radiopharmaceutical Usage</text:p>
          </table:table-cell>
          <table:table-cell table:style-name="Table4.A2" office:value-type="string">
            <text:p text:style-name="P25">C.7.6.16.2.X1</text:p>
          </table:table-cell>
          <table:table-cell table:style-name="Table4.C2" office:value-type="string">
            <text:p text:style-name="P25">M</text:p>
          </table:table-cell>
        </table:table-row>
        <table:table-row table:style-name="Table4.2">
          <table:table-cell table:style-name="Table4.A2" office:value-type="string">
            <text:p text:style-name="P16">Patient Physiological State</text:p>
          </table:table-cell>
          <table:table-cell table:style-name="Table4.A2" office:value-type="string">
            <text:p text:style-name="P25">C.7.6.16.2.X2</text:p>
          </table:table-cell>
          <table:table-cell table:style-name="Table4.C2" office:value-type="string">
            <text:p text:style-name="P25">C – Required for cardiac rest and stress images. May not used as a shared Functional Group.</text:p>
          </table:table-cell>
        </table:table-row>
        <table:table-row table:style-name="Table4.2">
          <table:table-cell table:style-name="Table4.A2" office:value-type="string">
            <text:p text:style-name="P16">PET Frame Type</text:p>
          </table:table-cell>
          <table:table-cell table:style-name="Table4.A2" office:value-type="string">
            <text:p text:style-name="P25">C.8.X.5.1</text:p>
          </table:table-cell>
          <table:table-cell table:style-name="Table4.C2" office:value-type="string">
            <text:p text:style-name="P25">M</text:p>
          </table:table-cell>
        </table:table-row>
        <table:table-row table:style-name="Table4.2">
          <table:table-cell table:style-name="Table4.A2" office:value-type="string">
            <text:p text:style-name="P16">PET Frame Acquisition </text:p>
          </table:table-cell>
          <table:table-cell table:style-name="Table4.A2" office:value-type="string">
            <text:p text:style-name="P25"><text:span text:style-name="Internet_20_link"><text:span text:style-name="T24">C.8.X.5.2</text:span></text:span></text:p>
          </table:table-cell>
          <table:table-cell table:style-name="Table4.C2" office:value-type="string">
            <text:p text:style-name="P25">C – Required if Image Type (0008,0008)<text:alphabetical-index-mark text:string-value="(0008,0008)"/> Value 1 equals ORIGINAL. May be present otherwise.</text:p>
          </table:table-cell>
        </table:table-row>
        <text:soft-page-break/>
        <table:table-row table:style-name="Table4.2">
          <table:table-cell table:style-name="Table4.A2" office:value-type="string">
            <text:p text:style-name="P16">PET Detector Motion Details</text:p>
          </table:table-cell>
          <table:table-cell table:style-name="Table4.A2" office:value-type="string">
            <text:p text:style-name="P25"><text:span text:style-name="Internet_20_link"><text:span text:style-name="T24">C.8.X.5.3</text:span></text:span></text:p>
          </table:table-cell>
          <table:table-cell table:style-name="Table4.C2" office:value-type="string">
            <text:p text:style-name="P25">C – Required if Image Type (0008,0008)<text:alphabetical-index-mark text:string-value="(0008,0008)"/> Value 1 equals ORIGINAL and Type of Detector Motion (0054,0202)<text:alphabetical-index-mark text:string-value="(0054,0202)"/> is not equal to STATIONARY.</text:p>
          </table:table-cell>
        </table:table-row>
        <table:table-row table:style-name="Table4.2">
          <table:table-cell table:style-name="Table4.A2" office:value-type="string">
            <text:p text:style-name="P16"><text:bookmark-start text:name="OLE_LINK1"/>PET Position Macro<text:bookmark-end text:name="OLE_LINK1"/></text:p>
          </table:table-cell>
          <table:table-cell table:style-name="Table4.A2" office:value-type="string">
            <text:p text:style-name="P25"><text:span text:style-name="Internet_20_link"><text:span text:style-name="T24">C.8.X.5.4</text:span></text:span></text:p>
          </table:table-cell>
          <table:table-cell table:style-name="Table4.C2" office:value-type="string">
            <text:p text:style-name="P25">C – Required if Image Type (0008,0008)<text:alphabetical-index-mark text:string-value="(0008,0008)"/> Value 1 equals ORIGINAL<text:span text:style-name="T19">. M</text:span>ay be present otherwise.</text:p>
          </table:table-cell>
        </table:table-row>
        <table:table-row table:style-name="Table4.2">
          <table:table-cell table:style-name="Table4.A2" office:value-type="string">
            <text:p text:style-name="P16">PET Frame Correction Factors</text:p>
          </table:table-cell>
          <table:table-cell table:style-name="Table4.A2" office:value-type="string">
            <text:p text:style-name="P25"><text:span text:style-name="Internet_20_link"><text:span text:style-name="T24">C.8.X.5.5</text:span></text:span></text:p>
          </table:table-cell>
          <table:table-cell table:style-name="Table4.C2" office:value-type="string">
            <text:p text:style-name="P25">C – Required if Image Type (0008,0008)<text:alphabetical-index-mark text:string-value="(0008,0008)"/> Value 1 equals ORIGINAL<text:span text:style-name="T19">. M</text:span>ay be present otherwise.</text:p>
          </table:table-cell>
        </table:table-row>
        <table:table-row table:style-name="Table4.2">
          <table:table-cell table:style-name="Table4.A2" office:value-type="string">
            <text:p text:style-name="P16">PET Reconstruction</text:p>
          </table:table-cell>
          <table:table-cell table:style-name="Table4.A2" office:value-type="string">
            <text:p text:style-name="P25">C.8.X.5.6</text:p>
          </table:table-cell>
          <table:table-cell table:style-name="Table4.C2" office:value-type="string">
            <text:p text:style-name="P25">C – Required if Image Type (0008,0008)<text:alphabetical-index-mark text:string-value="(0008,0008)"/> Value 1 equals ORIGINAL<text:span text:style-name="T19">. M</text:span>ay be present otherwise.</text:p>
          </table:table-cell>
        </table:table-row>
        <table:table-row table:style-name="Table4.2">
          <table:table-cell table:style-name="Table4.A22" office:value-type="string">
            <text:p text:style-name="P16">PET Table Dynamics </text:p>
          </table:table-cell>
          <table:table-cell table:style-name="Table4.A22" office:value-type="string">
            <text:p text:style-name="P25">C.8.X.5.7</text:p>
          </table:table-cell>
          <table:table-cell table:style-name="Table4.C22" office:value-type="string">
            <text:p text:style-name="P25">C – Required if Image Type (0008,0008) Value 1 equals ORIGINAL and Table Motion (0018,1134) is equal to DYNAMIC.</text:p>
          </table:table-cell>
        </table:table-row>
      </table:table>
      <text:p text:style-name="Standard"/>
      <text:p text:style-name="P164"><text:soft-page-break/>Item #4: Modify the Frame Content Macro, section C.7.6.16.2.2 as shown.</text:p>
      <text:p text:style-name="P161">Table C.7.6.16-3<text:line-break/>FRAME CONTENT<text:span text:style-name="T5"> </text:span>MACRO ATTRIBUTE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4">Attribute Name</text:p>
          </table:table-cell>
          <table:table-cell table:style-name="Table5.A1" office:value-type="string">
            <text:p text:style-name="P53">Tag</text:p>
          </table:table-cell>
          <table:table-cell table:style-name="Table5.A1" office:value-type="string">
            <text:p text:style-name="P53">Type</text:p>
          </table:table-cell>
          <table:table-cell table:style-name="Table5.D1" office:value-type="string">
            <text:p text:style-name="P54">Attribute Description</text:p>
          </table:table-cell>
        </table:table-row>
        <table:table-row table:style-name="Table5.1">
          <table:table-cell table:style-name="Table5.A2" office:value-type="string">
            <text:p text:style-name="P48">Frame Content Sequence</text:p>
          </table:table-cell>
          <table:table-cell table:style-name="Table5.A2" office:value-type="string">
            <text:p text:style-name="P47">(0020,9111)<text:alphabetical-index-mark text:string-value="(0020,9111)"/></text:p>
          </table:table-cell>
          <table:table-cell table:style-name="Table5.A2" office:value-type="string">
            <text:p text:style-name="P47">1</text:p>
          </table:table-cell>
          <table:table-cell table:style-name="Table5.D2" office:value-type="string">
            <text:p text:style-name="P48">Identifies general characteristics of this frame. Only a single Item shall be permitted in this sequence.</text:p>
          </table:table-cell>
        </table:table-row>
        <table:table-row table:style-name="Table5.1">
          <table:table-cell table:style-name="Table5.A2" office:value-type="string">
            <text:p text:style-name="P48">…</text:p>
          </table:table-cell>
          <table:table-cell table:style-name="Table5.A2" office:value-type="string">
            <text:p text:style-name="P47"/>
          </table:table-cell>
          <table:table-cell table:style-name="Table5.A2" office:value-type="string">
            <text:p text:style-name="P47"/>
          </table:table-cell>
          <table:table-cell table:style-name="Table5.D2" office:value-type="string">
            <text:p text:style-name="P48"/>
          </table:table-cell>
        </table:table-row>
        <table:table-row table:style-name="Table5.4">
          <table:table-cell table:style-name="Table5.A2" office:value-type="string">
            <text:p text:style-name="P50">&gt;Temporal Position Index</text:p>
          </table:table-cell>
          <table:table-cell table:style-name="Table5.A2" office:value-type="string">
            <text:p text:style-name="P25">(0020,9128)<text:alphabetical-index-mark text:string-value="(0020,9128)"/></text:p>
          </table:table-cell>
          <table:table-cell table:style-name="Table5.A2" office:value-type="string">
            <text:p text:style-name="P47"><text:span text:style-name="T21">3</text:span><text:span text:style-name="T22">1C</text:span></text:p>
          </table:table-cell>
          <table:table-cell table:style-name="Table5.D2" office:value-type="string">
            <text:p text:style-name="P48">Ordinal number (starting from 1) of the frame in the set of frames with different temporal positions.</text:p>
            <text:p text:style-name="P44"><text:span text:style-name="T23">Required if the value of SOP Class UID (0008,0016)</text:span><text:alphabetical-index-mark text:string-value="(0008,0016)"/><text:span text:style-name="T23"> equals “</text:span><text:span text:style-name="T8">1.2.840.10008.5.1.4.1.1.130</text:span><text:alphabetical-index-mark text:string-value="1.2.840.10008.5.1.4.1.1.130"/><text:span text:style-name="T23">”.</text:span><text:span text:style-name="T7"> May be present otherwise. See C.7.6.16.2.2.X1.</text:span></text:p>
          </table:table-cell>
        </table:table-row>
        <table:table-row table:style-name="Table5.1">
          <table:table-cell table:style-name="Table5.A2" office:value-type="string">
            <text:p text:style-name="P50">&gt;Stack ID</text:p>
          </table:table-cell>
          <table:table-cell table:style-name="Table5.A2" office:value-type="string">
            <text:p text:style-name="P25">(0020,9056)<text:alphabetical-index-mark text:string-value="(0020,9056)"/></text:p>
          </table:table-cell>
          <table:table-cell table:style-name="Table5.A2" office:value-type="string">
            <text:p text:style-name="P47"><text:span text:style-name="T21">3</text:span><text:span text:style-name="T22">1C</text:span></text:p>
          </table:table-cell>
          <table:table-cell table:style-name="Table5.D2" office:value-type="string">
            <text:p text:style-name="P48"><text:span text:style-name="T19">Identification of a group of frames, with different positions and/or orientations that belong together, within a dimension organization.</text:span></text:p>
            <text:p text:style-name="P44"><text:span text:style-name="T19">See C.7.6.16.2.2.4 for further explanation.</text:span></text:p>
            <text:p text:style-name="P44"><text:span text:style-name="T23">Required if the value of SOP Class UID (0008,0016)</text:span><text:alphabetical-index-mark text:string-value="(0008,0016)"/><text:span text:style-name="T23"> equals “</text:span><text:span text:style-name="T8">1.2.840.10008.5.1.4.1.1.130</text:span><text:alphabetical-index-mark text:string-value="1.2.840.10008.5.1.4.1.1.130"/><text:span text:style-name="T23">”. May be present otherwise. </text:span><text:span text:style-name="T7">See C.7.6.16.2.2.X2.</text:span></text:p>
          </table:table-cell>
        </table:table-row>
        <table:table-row table:style-name="Table5.1">
          <table:table-cell table:style-name="Table5.A2" office:value-type="string">
            <text:p text:style-name="P58">…</text:p>
          </table:table-cell>
          <table:table-cell table:style-name="Table5.A2" office:value-type="string">
            <text:p text:style-name="P35"/>
          </table:table-cell>
          <table:table-cell table:style-name="Table5.A2" office:value-type="string">
            <text:p text:style-name="P47"/>
          </table:table-cell>
          <table:table-cell table:style-name="Table5.D2" office:value-type="string">
            <text:p text:style-name="P58"/>
          </table:table-cell>
        </table:table-row>
      </table:table>
      <text:p text:style-name="Standard"/>
      <text:p text:style-name="Instruction">Item #5: Add to Section C.7.6.16.2.2.3</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7" text:outline-level="7">C.7.6.16.2.2.3<text:tab/>Frame Acquisition Duration</text:h>
                                </text:list-item>
                              </text:list>
                            </text:list-item>
                          </text:list>
                        </text:list-item>
                      </text:list>
                    </text:list-item>
                  </text:list>
                </text:list-item>
              </text:list>
            </text:list-item>
          </text:list>
        </text:list-item>
      </text:list>
      <text:p text:style-name="Standard">The Frame Acquisition Duration (0018,9220)<text:alphabetical-index-mark text:string-value="(0018,9220)"/> is used to indicate the duration of the acquisition related to this frame.</text:p>
      <text:p text:style-name="Standard"><text:span text:style-name="T7"><text:s/>For SOP Instances or Concatenations of the Enhanced PET Image Storage SOP Class (</text:span><text:span text:style-name="T8">1.2.840.10008.5.1.4.1.1.130</text:span><text:span text:style-name="T7">) the Frame Acquisition Duration is the sum of the portion of each cycle during which data contributing to this frame has actually <text:s/>been acquired for all of the cardiac or respiratory cycles of a gated acquisition (i.e. if Cardiac Synchronization Technique (0018,9037)</text:span><text:alphabetical-index-mark text:string-value="(0018,9037)"/><text:span text:style-name="T7"> equals other than NONE, and/or if Respiratory Motion Compensation Technique (0018,9170)</text:span><text:alphabetical-index-mark text:string-value="(0018,9170)"/><text:span text:style-name="T7"> equals other than NONE).</text:span></text:p>
      <text:p text:style-name="Standard"/>
      <text:p text:style-name="P164"><text:soft-page-break/>Item #6: Add the following to section C.7.6.16.2.2.</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7" text:outline-level="7">C.7.6.16.2.2.X1<text:tab/>Temporal Position Index and Stack ID in PET images</text:h>
                                </text:list-item>
                              </text:list>
                            </text:list-item>
                          </text:list>
                        </text:list-item>
                      </text:list>
                    </text:list-item>
                  </text:list>
                </text:list-item>
              </text:list>
            </text:list-item>
          </text:list>
        </text:list-item>
      </text:list>
      <text:p text:style-name="Standard">For PET Dynamic images, i.e. images in which Dynamic Flag (0018,9757)<text:alphabetical-index-mark text:string-value="(0018,9757)"/> is equal to YES, Temporal Position Index is used to distinguish between the multiple acquisitions of the same anatomical area. Similarly, the frames that result from one acquisition over the anatomic area shall be contained in one stack. Thus, for Dynamic images, Temporal Position Index (0020,9128)<text:alphabetical-index-mark text:string-value="(0020,9128)"/>, Stack ID (0020,9056)<text:alphabetical-index-mark text:string-value="(0020,9056)"/>, and In-Stack Position Index (0020,9057)<text:alphabetical-index-mark text:string-value="(0020,9057)"/> shall be used as three of the dimensions of the image, in that order.</text:p>
      <text:p text:style-name="Standard">Figure C.7.6.16-X describes the usage for a PET dynamic image.</text:p>
      <text:p text:style-name="P103"><text:bookmark-start text:name="_1242714174"/><text:bookmark-end text:name="_1242714174"/><text:bookmark-start text:name="_1242714169"/><text:bookmark-end text:name="_1242714169"/><text:bookmark-start text:name="_1242713964"/><text:bookmark-end text:name="_1242713964"/><text:bookmark-start text:name="_1242652350"/><text:bookmark-end text:name="_1242652350"/><draw:frame draw:style-name="fr1" draw:name="Object1" text:anchor-type="as-char" svg:width="4.2256in" svg:height="2.8126in" draw:z-index="0"><draw:object-ole xlink:href="./Object 1" xlink:type="simple" xlink:show="embed" xlink:actuate="onLoad"/><draw:image xlink:href="./ObjectReplacements/Object 1" xlink:type="simple" xlink:show="embed" xlink:actuate="onLoad"/></draw:frame></text:p>
      <text:p text:style-name="Figure_20_Title">Figure C.7.6.16-X<text:line-break/>PET dynamic frame organization</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7" text:outline-level="7">C.7.6.16.2.2.X2<text:tab/> Stack ID usage in PET static, whole body and gated images</text:h>
                                </text:list-item>
                              </text:list>
                            </text:list-item>
                          </text:list>
                        </text:list-item>
                      </text:list>
                    </text:list-item>
                  </text:list>
                </text:list-item>
              </text:list>
            </text:list-item>
          </text:list>
        </text:list-item>
      </text:list>
      <text:p text:style-name="Standard">For static and whole body PET images, a single Stack ID is used to group all of the transverse slices over the entire imaged volume together. That is, a single Stack ID is used no matter how many acquisition bed positions are involved. In-Stack Position is then used as the spatial dimension index. When rectangular sagittal, coronal or oblique images are created from these, a single Stack ID is again used.<text:span text:style-name="T30"> </text:span></text:p>
      <text:p text:style-name="Standard">Similarly, in cardiac or respiratory gated images, the entire volume is again identified by a single Stack ID, and In-Stack Position is the spatial dimension index. The time dimension is indicated by one of the timing attributes, such as trigger delay time or respiratory phase.<text:span text:style-name="T30"> </text:span></text:p>
      <text:p text:style-name="P164"><text:soft-page-break/>Item #7: Modify the Macro in Table C.7.6.16.10 in Section C.7.6.16.2.9.</text:p>
      <text:p text:style-name="P161">Table C.7.6.16-10<text:line-break/>PIXEL VALUE TRANSFORMATION MACRO ATTRIBUTE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8">Attribute Name</text:p>
          </table:table-cell>
          <table:table-cell table:style-name="Table6.A1" office:value-type="string">
            <text:p text:style-name="P69">Tag</text:p>
          </table:table-cell>
          <table:table-cell table:style-name="Table6.A1" office:value-type="string">
            <text:p text:style-name="P69">Type</text:p>
          </table:table-cell>
          <table:table-cell table:style-name="Table6.D1" office:value-type="string">
            <text:p text:style-name="P69">Attribute Description</text:p>
          </table:table-cell>
        </table:table-row>
        <table:table-row table:style-name="Table6.1">
          <table:table-cell table:style-name="Table6.A2" office:value-type="string">
            <text:p text:style-name="P66">Pixel Value Transformation Sequence</text:p>
          </table:table-cell>
          <table:table-cell table:style-name="Table6.A2" office:value-type="string">
            <text:p text:style-name="P67">(0028,9145)<text:alphabetical-index-mark text:string-value="(0028,9145)"/></text:p>
          </table:table-cell>
          <table:table-cell table:style-name="Table6.A2" office:value-type="string">
            <text:p text:style-name="P67">1</text:p>
          </table:table-cell>
          <table:table-cell table:style-name="Table6.D2" office:value-type="string">
            <text:p text:style-name="P66">Contains the attributes involved in the transformation of stored pixel values. Only a single Item shall be permitted in this sequence.</text:p>
          </table:table-cell>
        </table:table-row>
        <table:table-row table:style-name="Table6.1">
          <table:table-cell table:style-name="Table6.A2" office:value-type="string">
            <text:p text:style-name="P48">&gt;Rescale Intercept</text:p>
          </table:table-cell>
          <table:table-cell table:style-name="Table6.A2" office:value-type="string">
            <text:p text:style-name="P47">(0028,1052)<text:alphabetical-index-mark text:string-value="(0028,1052)"/></text:p>
          </table:table-cell>
          <table:table-cell table:style-name="Table6.A2" office:value-type="string">
            <text:p text:style-name="P47">1</text:p>
          </table:table-cell>
          <table:table-cell table:style-name="Table6.D2" office:value-type="string">
            <text:p text:style-name="P48">The value b in relationship between stored values (SV) and the output units.</text:p>
            <text:p text:style-name="P44">Output units = m*SV + b.</text:p>
          </table:table-cell>
        </table:table-row>
        <table:table-row table:style-name="Table6.1">
          <table:table-cell table:style-name="Table6.A2" office:value-type="string">
            <text:p text:style-name="P48">&gt;Rescale Slope</text:p>
          </table:table-cell>
          <table:table-cell table:style-name="Table6.A2" office:value-type="string">
            <text:p text:style-name="P47">(0028,1053)<text:alphabetical-index-mark text:string-value="(0028,1053)"/></text:p>
          </table:table-cell>
          <table:table-cell table:style-name="Table6.A2" office:value-type="string">
            <text:p text:style-name="P47">1</text:p>
          </table:table-cell>
          <table:table-cell table:style-name="Table6.D2" office:value-type="string">
            <text:p text:style-name="P48">m in the equation specified by Rescale Intercept (0028,1052)<text:alphabetical-index-mark text:string-value="(0028,1052)"/>.</text:p>
          </table:table-cell>
        </table:table-row>
        <table:table-row table:style-name="Table6.1">
          <table:table-cell table:style-name="Table6.A5" office:value-type="string">
            <text:p text:style-name="P48">&gt;Rescale Type</text:p>
          </table:table-cell>
          <table:table-cell table:style-name="Table6.A5" office:value-type="string">
            <text:p text:style-name="P47">(0028,1054)<text:alphabetical-index-mark text:string-value="(0028,1054)"/></text:p>
          </table:table-cell>
          <table:table-cell table:style-name="Table6.A5" office:value-type="string">
            <text:p text:style-name="P47">1</text:p>
          </table:table-cell>
          <table:table-cell table:style-name="Table6.D5" office:value-type="string">
            <text:p text:style-name="P48">Specifies the output units of Rescale Slope (0028,1053)<text:alphabetical-index-mark text:string-value="(0028,1053)"/> and Rescale Intercept (0028,1052)<text:alphabetical-index-mark text:string-value="(0028,1052)"/>.</text:p>
            <text:p text:style-name="P44">See C.11.1.1.2 for further explanation.</text:p>
            <text:p text:style-name="P44">Enumerated Value:</text:p>
            <text:p text:style-name="P74">US<text:tab/>=<text:tab/>Unspecified if Modality (0008,0060)<text:alphabetical-index-mark text:string-value="(0008,0060)"/> equals MR <text:span text:style-name="T7">or PT</text:span>.</text:p>
          </table:table-cell>
        </table:table-row>
      </table:table>
      <text:p text:style-name="Standard"/>
      <text:p text:style-name="Note">Note:<text:tab/>Window Center (0028,1050)<text:alphabetical-index-mark text:string-value="(0028,1050)"/> and Window Width (0028,1051)<text:alphabetical-index-mark text:string-value="(0028,1051)"/> are applied after Rescale Slope (0028,1053)<text:alphabetical-index-mark text:string-value="(0028,1053)"/> and Rescale Intercept (0028,1054)<text:alphabetical-index-mark text:string-value="(0028,1054)"/> have been applied to Stored Pixel Values, see C.11.2.1.2.</text:p>
      <text:p text:style-name="Instruction">Item #8: Add new sections to C.7.6.16.2</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6" text:outline-level="6">C.7.6.16.2.X1<text:tab/>Radiopharmaceutical Usage Macro</text:h>
                            </text:list-item>
                          </text:list>
                        </text:list-item>
                      </text:list>
                    </text:list-item>
                  </text:list>
                </text:list-item>
              </text:list>
            </text:list-item>
          </text:list>
        </text:list-item>
      </text:list>
      <text:p text:style-name="Standard">Table C.7.6.16.2-X1 specifies the attributes of the Radiopharmaceutical Usage Functional Group macro.</text:p>
      <text:p text:style-name="P160">Table C.7.6.16.2-X1<text:line-break/>RADIOPHARMACEUTICAL USAGE MACRO ATTRIBUT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1">Attribute Name</text:p>
          </table:table-cell>
          <table:table-cell table:style-name="Table7.A1" office:value-type="string">
            <text:p text:style-name="P52">Tag</text:p>
          </table:table-cell>
          <table:table-cell table:style-name="Table7.A1" office:value-type="string">
            <text:p text:style-name="P52">Type</text:p>
          </table:table-cell>
          <table:table-cell table:style-name="Table7.D1" office:value-type="string">
            <text:p text:style-name="P51">Attribute Description</text:p>
          </table:table-cell>
        </table:table-row>
        <table:table-row table:style-name="Table7.1">
          <table:table-cell table:style-name="Table7.A2" office:value-type="string">
            <text:p text:style-name="P16">Radiopharmaceutical Usage Sequence</text:p>
          </table:table-cell>
          <table:table-cell table:style-name="Table7.A2" office:value-type="string">
            <text:p text:style-name="P25">(0018,9737)<text:alphabetical-index-mark text:string-value="(0018,9737)"/></text:p>
          </table:table-cell>
          <table:table-cell table:style-name="Table7.A2" office:value-type="string">
            <text:p text:style-name="P25">1</text:p>
          </table:table-cell>
          <table:table-cell table:style-name="Table7.D2" office:value-type="string">
            <text:p text:style-name="P16">One or more Items shall be present in this sequence.</text:p>
          </table:table-cell>
        </table:table-row>
        <table:table-row table:style-name="Table7.1">
          <table:table-cell table:style-name="Table7.A3" office:value-type="string">
            <text:p text:style-name="P16">&gt;Radiopharmaceutical Agent Number</text:p>
          </table:table-cell>
          <table:table-cell table:style-name="Table7.A3" office:value-type="string">
            <text:p text:style-name="P25">(0018,9729)<text:alphabetical-index-mark text:string-value="(0018,9752)"/></text:p>
          </table:table-cell>
          <table:table-cell table:style-name="Table7.A3" office:value-type="string">
            <text:p text:style-name="P25">1</text:p>
          </table:table-cell>
          <table:table-cell table:style-name="Table7.D3" office:value-type="string">
            <text:p text:style-name="P16">Identifying number corresponding to the radiopharmaceutical described in the Enhanced PET Isotope Module.</text:p>
          </table:table-cell>
        </table:table-row>
      </table:table>
      <text:p text:style-name="P151"/>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6" text:outline-level="6"><text:soft-page-break/>C.7.6.16.2.X2<text:tab/><text:tab/>Patient Physiological State Macro</text:h>
                            </text:list-item>
                          </text:list>
                        </text:list-item>
                      </text:list>
                    </text:list-item>
                  </text:list>
                </text:list-item>
              </text:list>
            </text:list-item>
          </text:list>
        </text:list-item>
      </text:list>
      <text:p text:style-name="P133">Table C.7.6.16.2-X2 specifies the attributes of the Patient Physiological State Functional Group Macro, which describes the physiological state of the patient.</text:p>
      <text:p text:style-name="P160">Table C.7.6.16.2-X2<text:line-break/>PATIENT PHYSIOLOGICAL STATE MACRO</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1">Attribute Name</text:p>
          </table:table-cell>
          <table:table-cell table:style-name="Table8.A1" office:value-type="string">
            <text:p text:style-name="P52">Tag</text:p>
          </table:table-cell>
          <table:table-cell table:style-name="Table8.A1" office:value-type="string">
            <text:p text:style-name="P52">Type</text:p>
          </table:table-cell>
          <table:table-cell table:style-name="Table8.D1" office:value-type="string">
            <text:p text:style-name="P51">Attribute Description</text:p>
          </table:table-cell>
        </table:table-row>
        <table:table-row table:style-name="Table8.1">
          <table:table-cell table:style-name="Table8.A2" office:value-type="string">
            <text:p text:style-name="P16">Patient Physiological State Sequence</text:p>
          </table:table-cell>
          <table:table-cell table:style-name="Table8.A2" office:value-type="string">
            <text:p text:style-name="P25">(0018,9771)<text:alphabetical-index-mark text:string-value="(0018,9771)"/></text:p>
          </table:table-cell>
          <table:table-cell table:style-name="Table8.A2" office:value-type="string">
            <text:p text:style-name="P25">1</text:p>
          </table:table-cell>
          <table:table-cell table:style-name="Table8.D2" office:value-type="string">
            <text:p text:style-name="P16">Contains the attributes describing the physiological sate of the patient for this frame. </text:p>
            <text:p text:style-name="Table_20_Entry">Only a single Item shall be permitted in this sequence.</text:p>
          </table:table-cell>
        </table:table-row>
        <table:table-row table:style-name="Table8.1">
          <table:table-cell table:style-name="Table8.A2" office:value-type="string">
            <text:p text:style-name="P16">&gt;Patient Physiological State Code Sequence</text:p>
          </table:table-cell>
          <table:table-cell table:style-name="Table8.A2" office:value-type="string">
            <text:p text:style-name="P25">(0018,9772)<text:alphabetical-index-mark text:string-value="(0018,9772)"/></text:p>
          </table:table-cell>
          <table:table-cell table:style-name="Table8.A2" office:value-type="string">
            <text:p text:style-name="P25">1</text:p>
          </table:table-cell>
          <table:table-cell table:style-name="Table8.D2" office:value-type="string">
            <text:p text:style-name="P16">The physiological state of the patient.</text:p>
            <text:p text:style-name="Table_20_Entry">Only a single Item shall be permitted in this sequence.</text:p>
          </table:table-cell>
        </table:table-row>
        <table:table-row table:style-name="Table8.1">
          <table:table-cell table:style-name="Table8.A4" table:number-columns-spanned="3" office:value-type="string">
            <text:p text:style-name="P16"><text:span text:style-name="T31">&gt;&gt;Include ‘Code Sequence Macro’ Table 8.8-1</text:span></text:p>
          </table:table-cell>
          <table:covered-table-cell/>
          <table:covered-table-cell/>
          <table:table-cell table:style-name="Table8.D4" office:value-type="string">
            <text:p text:style-name="P16"><text:span text:style-name="T31">Defined Context ID is 3101</text:span></text:p>
          </table:table-cell>
        </table:table-row>
      </table:table>
      <text:p text:style-name="Standard"/>
      <text:p text:style-name="Instruction">Item #9: Add the following terms to Table C.8-129 in section C.8.16.1.3</text:p>
      <text:p text:style-name="P157">Table C.8-129<text:line-break/>IMAGE TYPE AND FRAME TYPE VALUE 3 COMMON</text:p>
      <table:table table:name="Table9" table:style-name="Table9">
        <table:table-column table:style-name="Table9.A"/>
        <table:table-column table:style-name="Table9.B"/>
        <table:table-row table:style-name="Table9.1">
          <table:table-cell table:style-name="Table9.A1" office:value-type="string">
            <text:p text:style-name="P17">Defined Term Name</text:p>
          </table:table-cell>
          <table:table-cell table:style-name="Table9.B1" office:value-type="string">
            <text:p text:style-name="P17">Defined Term Description</text:p>
          </table:table-cell>
        </table:table-row>
        <table:table-row table:style-name="Table9.1">
          <table:table-cell table:style-name="Table9.A2" office:value-type="string">
            <text:p text:style-name="P16">ANGIO</text:p>
          </table:table-cell>
          <table:table-cell table:style-name="Table9.B2" office:value-type="string">
            <text:p text:style-name="P16">Collected for the purpose of angiography</text:p>
          </table:table-cell>
        </table:table-row>
        <table:table-row table:style-name="Table9.1">
          <table:table-cell table:style-name="Table9.A2" office:value-type="string">
            <text:p text:style-name="P16">CARDIAC</text:p>
          </table:table-cell>
          <table:table-cell table:style-name="Table9.B2" office:value-type="string">
            <text:p text:style-name="P16">Images of the heart</text:p>
          </table:table-cell>
        </table:table-row>
        <table:table-row table:style-name="Table9.1">
          <table:table-cell table:style-name="Table9.A2" office:value-type="string">
            <text:p text:style-name="P16">CARDIAC_GATED</text:p>
          </table:table-cell>
          <table:table-cell table:style-name="Table9.B2" office:value-type="string">
            <text:p text:style-name="P16">Cardiac gated images, other than of the heart</text:p>
          </table:table-cell>
        </table:table-row>
        <table:table-row table:style-name="Table9.1">
          <table:table-cell table:style-name="Table9.A2" office:value-type="string">
            <text:p text:style-name="P16">CARDRESP_GATED</text:p>
          </table:table-cell>
          <table:table-cell table:style-name="Table9.B2" office:value-type="string">
            <text:p text:style-name="P16">Cardiac and respiratory gated images</text:p>
          </table:table-cell>
        </table:table-row>
        <table:table-row table:style-name="Table9.1">
          <table:table-cell table:style-name="Table9.A2" office:value-type="string">
            <text:p text:style-name="P19">DYNAMIC</text:p>
          </table:table-cell>
          <table:table-cell table:style-name="Table9.B2" office:value-type="string">
            <text:p text:style-name="P16"><text:span text:style-name="T7">An image in which the same anatomical volume is imaged at multiple times in order to capture images of a non-cyclic, time varying event. For example, imaging of the uptake of a tracer or contrast in a specific organ over time.</text:span></text:p>
            <text:p text:style-name="Note"><text:span text:style-name="T7">Note:<text:tab/>This is different from gating techniques, in which the same anatomical volume is imaged during some portion of a cyclic event , e.g. inspiration or R-R Interval.</text:span></text:p>
          </table:table-cell>
        </table:table-row>
        <table:table-row table:style-name="Table9.1">
          <table:table-cell table:style-name="Table9.A2" office:value-type="string">
            <text:p text:style-name="P16">FLUOROSCOPY</text:p>
          </table:table-cell>
          <table:table-cell table:style-name="Table9.B2" office:value-type="string">
            <text:p text:style-name="P16">Real-time collection of single slices (e.g. CT or MR Fluoroscopy)</text:p>
          </table:table-cell>
        </table:table-row>
        <table:table-row table:style-name="Table9.1">
          <table:table-cell table:style-name="Table9.A2" office:value-type="string">
            <text:p text:style-name="P16">LOCALIZER</text:p>
          </table:table-cell>
          <table:table-cell table:style-name="Table9.B2" office:value-type="string">
            <text:p text:style-name="P16">Collected for the purpose of planning other images.</text:p>
          </table:table-cell>
        </table:table-row>
        <table:table-row table:style-name="Table9.1">
          <table:table-cell table:style-name="Table9.A2" office:value-type="string">
            <text:p text:style-name="P16">MOTION</text:p>
          </table:table-cell>
          <table:table-cell table:style-name="Table9.B2" office:value-type="string">
            <text:p text:style-name="P16">Collected for looking at body motion</text:p>
          </table:table-cell>
        </table:table-row>
        <table:table-row table:style-name="Table9.1">
          <table:table-cell table:style-name="Table9.A2" office:value-type="string">
            <text:p text:style-name="P16">PERFUSION</text:p>
          </table:table-cell>
          <table:table-cell table:style-name="Table9.B2" office:value-type="string">
            <text:p text:style-name="P16">Collected for the purposes of perfusion calculations.</text:p>
          </table:table-cell>
        </table:table-row>
        <table:table-row table:style-name="Table9.1">
          <table:table-cell table:style-name="Table9.A2" office:value-type="string">
            <text:p text:style-name="P16">PRE_CONTRAST</text:p>
          </table:table-cell>
          <table:table-cell table:style-name="Table9.B2" office:value-type="string">
            <text:p text:style-name="P16">Collected before contrast was administered</text:p>
          </table:table-cell>
        </table:table-row>
        <table:table-row table:style-name="Table9.1">
          <table:table-cell table:style-name="Table9.A2" office:value-type="string">
            <text:p text:style-name="P16">POST_CONTRAST</text:p>
          </table:table-cell>
          <table:table-cell table:style-name="Table9.B2" office:value-type="string">
            <text:p text:style-name="P16">Collected during or after contrast was administered</text:p>
          </table:table-cell>
        </table:table-row>
        <table:table-row table:style-name="Table9.1">
          <table:table-cell table:style-name="Table9.A2" office:value-type="string">
            <text:p text:style-name="P16">RESP_GATED</text:p>
          </table:table-cell>
          <table:table-cell table:style-name="Table9.B2" office:value-type="string">
            <text:p text:style-name="P16">Respiratory gated images</text:p>
          </table:table-cell>
        </table:table-row>
        <text:soft-page-break/>
        <table:table-row table:style-name="Table9.1">
          <table:table-cell table:style-name="Table9.A2" office:value-type="string">
            <text:p text:style-name="P16">REST</text:p>
          </table:table-cell>
          <table:table-cell table:style-name="Table9.B2" office:value-type="string">
            <text:p text:style-name="P16">Cardiac rest image set</text:p>
          </table:table-cell>
        </table:table-row>
        <table:table-row table:style-name="Table9.1">
          <table:table-cell table:style-name="Table9.A2" office:value-type="string">
            <text:p text:style-name="P19">STATIC</text:p>
          </table:table-cell>
          <table:table-cell table:style-name="Table9.B2" office:value-type="string">
            <text:p text:style-name="P16"><text:span text:style-name="T7">A group of frames at varying spatial locations acquired at the same time</text:span><text:span text:style-name="T33">.</text:span></text:p>
          </table:table-cell>
        </table:table-row>
        <table:table-row table:style-name="Table9.1">
          <table:table-cell table:style-name="Table9.A2" office:value-type="string">
            <text:p text:style-name="P16">STRESS</text:p>
          </table:table-cell>
          <table:table-cell table:style-name="Table9.B2" office:value-type="string">
            <text:p text:style-name="P16">Cardiac stress image set</text:p>
          </table:table-cell>
        </table:table-row>
        <table:table-row table:style-name="Table9.1">
          <table:table-cell table:style-name="Table9.A2" office:value-type="string">
            <text:p text:style-name="P16">VOLUME</text:p>
          </table:table-cell>
          <table:table-cell table:style-name="Table9.B2" office:value-type="string">
            <text:p text:style-name="P16">Set of frames that define a regularly sampled volume</text:p>
          </table:table-cell>
        </table:table-row>
        <table:table-row table:style-name="Table9.1">
          <table:table-cell table:style-name="Table9.A2" office:value-type="string">
            <text:p text:style-name="P16">NON_PARALLEL</text:p>
          </table:table-cell>
          <table:table-cell table:style-name="Table9.B2" office:value-type="string">
            <text:p text:style-name="P16">Set of frames that are not parallel</text:p>
          </table:table-cell>
        </table:table-row>
        <table:table-row table:style-name="Table9.1">
          <table:table-cell table:style-name="Table9.A2" office:value-type="string">
            <text:p text:style-name="P16">PARALLEL</text:p>
          </table:table-cell>
          <table:table-cell table:style-name="Table9.B2" office:value-type="string">
            <text:p text:style-name="P16">Set of frames that are parallel but do not constitute a regularly sampled volume</text:p>
          </table:table-cell>
        </table:table-row>
        <table:table-row table:style-name="Table9.1">
          <table:table-cell table:style-name="Table9.A20" office:value-type="string">
            <text:p text:style-name="P16"><text:span text:style-name="T7">WHOLE_BODY</text:span></text:p>
          </table:table-cell>
          <table:table-cell table:style-name="Table9.B20" office:value-type="string">
            <text:p text:style-name="P16"><text:span text:style-name="T7">A group of frames of the whole body; the frames may be acquired at various times (as distinct from STATIC).</text:span></text:p>
          </table:table-cell>
        </table:table-row>
      </table:table>
      <text:p text:style-name="P151"/>
      <text:p text:style-name="P164">Item #10: Add new sections C.8.X for Enhanced PET IOD</text:p>
      <text:list text:style-name="Outline" text:continue-numbering="true">
        <text:list-item>
          <text:list text:continue-numbering="true">
            <text:list-item>
              <text:list text:continue-numbering="true">
                <text:list-item>
                  <text:h text:style-name="P99" text:outline-level="3">C.8.X<text:tab/>Enhanced PET Modules</text:h>
                </text:list-item>
              </text:list>
            </text:list-item>
          </text:list>
        </text:list-item>
      </text:list>
      <text:p text:style-name="P109">This section describes the specific modules for the Enhanced PET Image IOD. </text:p>
      <text:list text:style-name="Outline" text:continue-numbering="true">
        <text:list-item>
          <text:list text:continue-numbering="true">
            <text:list-item>
              <text:list text:continue-numbering="true">
                <text:list-item>
                  <text:list text:continue-numbering="true">
                    <text:list-item>
                      <text:h text:style-name="Heading_20_4" text:outline-level="4">C.8.X.1<text:tab/><text:tab/>Enhanced PET Series Module</text:h>
                    </text:list-item>
                  </text:list>
                </text:list-item>
              </text:list>
            </text:list-item>
          </text:list>
        </text:list-item>
      </text:list>
      <text:p text:style-name="Standard">The Enhanced PET IODs use the General Series module described in section C.7.3.1, specialized by the Enhanced PET Series Module, to describe the DICOM Series Entity described in A.1.2.3, and to define what constitutes a Series for the context of PET device.</text:p>
      <text:p text:style-name="Standard">Table C.8-X1 specifies the Attributes that identify and describe general information about the Enhanced PET Series.</text:p>
      <text:p text:style-name="P161">Table C.8-X1<text:line-break/>ENHANCED PET SERIES MODULE ATTRIBUTE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1">Attribute Name</text:p>
          </table:table-cell>
          <table:table-cell table:style-name="Table10.A1" office:value-type="string">
            <text:p text:style-name="P52">Tag</text:p>
          </table:table-cell>
          <table:table-cell table:style-name="Table10.A1" office:value-type="string">
            <text:p text:style-name="P52">Type </text:p>
          </table:table-cell>
          <table:table-cell table:style-name="Table10.D1" office:value-type="string">
            <text:p text:style-name="P51">Attribute Description</text:p>
          </table:table-cell>
        </table:table-row>
        <table:table-row table:style-name="Table10.1">
          <table:table-cell table:style-name="Table10.A2" office:value-type="string">
            <text:p text:style-name="P16">Modality</text:p>
          </table:table-cell>
          <table:table-cell table:style-name="Table10.A2" office:value-type="string">
            <text:p text:style-name="P25">(0008,0060)<text:alphabetical-index-mark text:string-value="(0008,0060)"/></text:p>
          </table:table-cell>
          <table:table-cell table:style-name="Table10.A2" office:value-type="string">
            <text:p text:style-name="P25">1</text:p>
          </table:table-cell>
          <table:table-cell table:style-name="Table10.D2" office:value-type="string">
            <text:p text:style-name="P16">Type of equipment that originally acquired the data used to create the images in this Series.</text:p>
            <text:p text:style-name="Table_20_Entry">Enumerated Values:</text:p>
            <text:p text:style-name="Table_20_Entry"><text:tab/>PT</text:p>
            <text:p text:style-name="Table_20_Entry">See section C.7.3.1.1.1 for further explanation. </text:p>
          </table:table-cell>
        </table:table-row>
        <table:table-row table:style-name="Table10.1">
          <table:table-cell table:style-name="Table10.A2" office:value-type="string">
            <text:p text:style-name="P16">Referenced Performed Procedure Step Sequence</text:p>
          </table:table-cell>
          <table:table-cell table:style-name="Table10.A2" office:value-type="string">
            <text:p text:style-name="P25">(0008,1111)<text:alphabetical-index-mark text:string-value="(0008,1111)"/></text:p>
          </table:table-cell>
          <table:table-cell table:style-name="Table10.A2" office:value-type="string">
            <text:p text:style-name="P25">1C</text:p>
          </table:table-cell>
          <table:table-cell table:style-name="Table10.D2" office:value-type="string">
            <text:p text:style-name="P16">Uniquely identifies the Performed Procedure Step SOP Instance to which the Series is related (e.g. a Modality or General-Purpose Performed Procedure Step SOP Instance). <text:s/>The Sequence shall have one Item.</text:p>
            <text:p text:style-name="Table_20_Entry">Required if the Modality Performed Procedure Step SOP Class or General Purpose Performed Procedure Step SOP Class <text:s/>is supported.</text:p>
          </table:table-cell>
        </table:table-row>
        <text:soft-page-break/>
        <table:table-row table:style-name="Table10.1">
          <table:table-cell table:style-name="Table10.A2" table:number-columns-spanned="3" office:value-type="string">
            <text:p text:style-name="P16"><text:span text:style-name="T31">&gt;Include ‘SOP Instance Reference Macro’ Table10-11</text:span></text:p>
          </table:table-cell>
          <table:covered-table-cell/>
          <table:covered-table-cell/>
          <table:table-cell table:style-name="Table10.D2" office:value-type="string">
            <text:p text:style-name="P16"/>
          </table:table-cell>
        </table:table-row>
        <table:table-row table:style-name="Table10.1">
          <table:table-cell table:style-name="Table10.A2" office:value-type="string">
            <text:p text:style-name="P16">Related Series Sequence</text:p>
          </table:table-cell>
          <table:table-cell table:style-name="Table10.A2" office:value-type="string">
            <text:p text:style-name="P25">(0008,1250)<text:alphabetical-index-mark text:string-value="(0008,1250)"/></text:p>
          </table:table-cell>
          <table:table-cell table:style-name="Table10.A2" office:value-type="string">
            <text:p text:style-name="P25">1C</text:p>
          </table:table-cell>
          <table:table-cell table:style-name="Table10.D2" office:value-type="string">
            <text:p text:style-name="P16">Identifying the series that was used for attenuation purposes. See C.7.3.1 </text:p>
            <text:p text:style-name="Table_20_Entry">Required if another series was used to perform attenuation correction.</text:p>
            <text:p text:style-name="Table_20_Entry">Zero or more Items may be present.</text:p>
          </table:table-cell>
        </table:table-row>
        <table:table-row table:style-name="Table10.1">
          <table:table-cell table:style-name="Table10.A2" office:value-type="string">
            <text:p text:style-name="P16">&gt;Study Instance UID</text:p>
          </table:table-cell>
          <table:table-cell table:style-name="Table10.A2" office:value-type="string">
            <text:p text:style-name="P25">(0020,000D)<text:alphabetical-index-mark text:string-value="(0020,000D)"/></text:p>
          </table:table-cell>
          <table:table-cell table:style-name="Table10.A2" office:value-type="string">
            <text:p text:style-name="P25">1</text:p>
          </table:table-cell>
          <table:table-cell table:style-name="Table10.D2" office:value-type="string">
            <text:p text:style-name="P16">Instance UID of Study to which the related Series belongs</text:p>
          </table:table-cell>
        </table:table-row>
        <table:table-row table:style-name="Table10.1">
          <table:table-cell table:style-name="Table10.A2" office:value-type="string">
            <text:p text:style-name="P16">&gt;Series Instance UID</text:p>
          </table:table-cell>
          <table:table-cell table:style-name="Table10.A2" office:value-type="string">
            <text:p text:style-name="P25">(0020,000E)<text:alphabetical-index-mark text:string-value="(0020,000E)"/></text:p>
          </table:table-cell>
          <table:table-cell table:style-name="Table10.A2" office:value-type="string">
            <text:p text:style-name="P25">1</text:p>
          </table:table-cell>
          <table:table-cell table:style-name="Table10.D2" office:value-type="string">
            <text:p text:style-name="P16">Instance UID of Related Series</text:p>
          </table:table-cell>
        </table:table-row>
        <table:table-row table:style-name="Table10.1">
          <table:table-cell table:style-name="Table10.A2" office:value-type="string">
            <text:p text:style-name="P16">&gt;Purpose of Reference Code Sequence</text:p>
          </table:table-cell>
          <table:table-cell table:style-name="Table10.A2" office:value-type="string">
            <text:p text:style-name="P25">(0040,A170)<text:alphabetical-index-mark text:string-value="(0040,A170)"/></text:p>
          </table:table-cell>
          <table:table-cell table:style-name="Table10.A2" office:value-type="string">
            <text:p text:style-name="P25">2</text:p>
          </table:table-cell>
          <table:table-cell table:style-name="Table10.D2" office:value-type="string">
            <text:p text:style-name="P16">Describes the purpose for which the reference is made. Zero or more Items may be present.</text:p>
            <text:p text:style-name="Table_20_Entry">When absent, implies that the reason for the reference is unknown.</text:p>
          </table:table-cell>
        </table:table-row>
        <table:table-row table:style-name="Table10.1">
          <table:table-cell table:style-name="Table10.A9" table:number-columns-spanned="3" office:value-type="string">
            <text:p text:style-name="P16">&gt;&gt;<text:span text:style-name="T31">Include Code Sequence Macro Table 8.8-1</text:span></text:p>
          </table:table-cell>
          <table:covered-table-cell/>
          <table:covered-table-cell/>
          <table:table-cell table:style-name="Table10.D9" office:value-type="string">
            <text:p text:style-name="P36">Defined Context ID is 7210.</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C.8.X.2<text:tab/><text:tab/>Enhanced PET Acquisition Module</text:h>
                    </text:list-item>
                  </text:list>
                </text:list-item>
              </text:list>
            </text:list-item>
          </text:list>
        </text:list-item>
      </text:list>
      <text:p text:style-name="Standard">Table C.8-X2 specifies the Attributes that describe PET Acquisitions.</text:p>
      <text:p text:style-name="P161">Table C.8-X2<text:line-break/>ENHANCED PET ACQUISITION MODULE ATTRIBUTE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1">Attribute Name</text:p>
          </table:table-cell>
          <table:table-cell table:style-name="Table11.A1" office:value-type="string">
            <text:p text:style-name="P52">Tag</text:p>
          </table:table-cell>
          <table:table-cell table:style-name="Table11.A1" office:value-type="string">
            <text:p text:style-name="P52">Type </text:p>
          </table:table-cell>
          <table:table-cell table:style-name="Table11.D1" office:value-type="string">
            <text:p text:style-name="P51">Attribute Description</text:p>
          </table:table-cell>
        </table:table-row>
        <table:table-row table:style-name="Table11.1">
          <table:table-cell table:style-name="Table11.A2" office:value-type="string">
            <text:p text:style-name="P16">Acquisition Start Condition</text:p>
          </table:table-cell>
          <table:table-cell table:style-name="Table11.A2" office:value-type="string">
            <text:p text:style-name="P25">(0018,0073)<text:alphabetical-index-mark text:string-value="(0018,0073)"/></text:p>
          </table:table-cell>
          <table:table-cell table:style-name="Table11.A2" office:value-type="string">
            <text:p text:style-name="P25">1C</text:p>
          </table:table-cell>
          <table:table-cell table:style-name="Table11.D2" office:value-type="string">
            <text:p text:style-name="P16">Description of how the data collection was started.</text:p>
            <text:p text:style-name="Table_20_Entry">See C.8.X.2.1.1 for Defined Terms.</text:p>
            <text:p text:style-name="Table_20_Entry">Required if Image Type (0008,0008)<text:alphabetical-index-mark text:string-value="(0008,0008)"/> Value 1 is ORIGINAL. May be present otherwise.</text:p>
          </table:table-cell>
        </table:table-row>
        <table:table-row table:style-name="Table11.1">
          <table:table-cell table:style-name="Table11.A2" office:value-type="string">
            <text:p text:style-name="P16">Start Density Threshold</text:p>
          </table:table-cell>
          <table:table-cell table:style-name="Table11.A2" office:value-type="string">
            <text:p text:style-name="P25">(0018,9715)<text:alphabetical-index-mark text:string-value="(0018,9715)"/></text:p>
          </table:table-cell>
          <table:table-cell table:style-name="Table11.A2" office:value-type="string">
            <text:p text:style-name="P25">1C</text:p>
          </table:table-cell>
          <table:table-cell table:style-name="Table11.D2" office:value-type="string">
            <text:p text:style-name="P16">The count density that triggered the start of the acquisition, in counts/sec. Required if Acquisition Start Condition (0018,0073)<text:alphabetical-index-mark text:string-value="(0018,0073)"/> equals DENS. </text:p>
          </table:table-cell>
        </table:table-row>
        <table:table-row table:style-name="Table11.1">
          <table:table-cell table:style-name="Table11.A2" office:value-type="string">
            <text:p text:style-name="P16">Start Relative Density Difference Threshold</text:p>
          </table:table-cell>
          <table:table-cell table:style-name="Table11.A2" office:value-type="string">
            <text:p text:style-name="P25">(0018,9716)<text:alphabetical-index-mark text:string-value="(0018,9716)"/></text:p>
          </table:table-cell>
          <table:table-cell table:style-name="Table11.A2" office:value-type="string">
            <text:p text:style-name="P25">1C</text:p>
          </table:table-cell>
          <table:table-cell table:style-name="Table11.D2" office:value-type="string">
            <text:p text:style-name="P16">The relative count density that triggered the start of the acquisition, in counts/sec. Required if Acquisition Start Condition (0018,0073)<text:alphabetical-index-mark text:string-value="(0018,0073)"/> equals RDD.</text:p>
          </table:table-cell>
        </table:table-row>
        <table:table-row table:style-name="Table11.1">
          <table:table-cell table:style-name="Table11.A2" office:value-type="string">
            <text:p text:style-name="P16">Start Cardiac Trigger Count Threshold</text:p>
          </table:table-cell>
          <table:table-cell table:style-name="Table11.A2" office:value-type="string">
            <text:p text:style-name="P25">(0018,9717)<text:alphabetical-index-mark text:string-value="(0018,9717)"/></text:p>
          </table:table-cell>
          <table:table-cell table:style-name="Table11.A2" office:value-type="string">
            <text:p text:style-name="P25">1C</text:p>
          </table:table-cell>
          <table:table-cell table:style-name="Table11.D2" office:value-type="string">
            <text:p text:style-name="P16">The number of cardiac triggers that occurred before starting the acquisition. Required if Acquisition Start Condition (0018,0073)<text:alphabetical-index-mark text:string-value="(0018,0073)"/> equals CARD_TRIG. </text:p>
          </table:table-cell>
        </table:table-row>
        <table:table-row table:style-name="Table11.1">
          <table:table-cell table:style-name="Table11.A2" office:value-type="string">
            <text:p text:style-name="P16">Start Respiratory Trigger Count Threshold</text:p>
          </table:table-cell>
          <table:table-cell table:style-name="Table11.A2" office:value-type="string">
            <text:p text:style-name="P25">(0018,9718)<text:alphabetical-index-mark text:string-value="(0018,9718)"/></text:p>
          </table:table-cell>
          <table:table-cell table:style-name="Table11.A2" office:value-type="string">
            <text:p text:style-name="P25">1C</text:p>
          </table:table-cell>
          <table:table-cell table:style-name="Table11.D2" office:value-type="string">
            <text:p text:style-name="P16">The number of respiratory triggers that occurred before starting the acquisition. Required if AcquisitionStart Condition (0018,0073)<text:alphabetical-index-mark text:string-value="(0018,0073)"/> equals RESP_TRIG.</text:p>
          </table:table-cell>
        </table:table-row>
        <text:soft-page-break/>
        <table:table-row table:style-name="Table11.1">
          <table:table-cell table:style-name="Table11.A2" office:value-type="string">
            <text:p text:style-name="P16">Acquisition Termination Condition</text:p>
          </table:table-cell>
          <table:table-cell table:style-name="Table11.A2" office:value-type="string">
            <text:p text:style-name="P25">(0018,0071)<text:alphabetical-index-mark text:string-value="(0018,0071)"/></text:p>
          </table:table-cell>
          <table:table-cell table:style-name="Table11.A2" office:value-type="string">
            <text:p text:style-name="P25">1C</text:p>
          </table:table-cell>
          <table:table-cell table:style-name="Table11.D2" office:value-type="string">
            <text:p text:style-name="P16">Description of how the data collection for the series was stopped.</text:p>
            <text:p text:style-name="Table_20_Entry">See C.8.X.2.1.2 for Defined Terms.</text:p>
            <text:p text:style-name="Table_20_Entry">Required if Image Type (0008,0008)<text:alphabetical-index-mark text:string-value="(0008,0008)"/> Value 1 is ORIGINAL. May be present otherwise.</text:p>
          </table:table-cell>
        </table:table-row>
        <table:table-row table:style-name="Table11.1">
          <table:table-cell table:style-name="Table11.A2" office:value-type="string">
            <text:p text:style-name="P16">Termination Counts Threshold</text:p>
          </table:table-cell>
          <table:table-cell table:style-name="Table11.A2" office:value-type="string">
            <text:p text:style-name="P25">(0018,9719)<text:alphabetical-index-mark text:string-value="(0018,9719)"/></text:p>
          </table:table-cell>
          <table:table-cell table:style-name="Table11.A2" office:value-type="string">
            <text:p text:style-name="P25">1C</text:p>
          </table:table-cell>
          <table:table-cell table:style-name="Table11.D2" office:value-type="string">
            <text:p text:style-name="P16">The count value that triggered the termination of the acquisition.</text:p>
            <text:p text:style-name="Table_20_Entry">Required if Acquisition Termination Condition (0018,0071)<text:alphabetical-index-mark text:string-value="(0018,0071)"/> equals CNTS.</text:p>
          </table:table-cell>
        </table:table-row>
        <table:table-row table:style-name="Table11.1">
          <table:table-cell table:style-name="Table11.A2" office:value-type="string">
            <text:p text:style-name="P16">Termination Density Threshold</text:p>
          </table:table-cell>
          <table:table-cell table:style-name="Table11.A2" office:value-type="string">
            <text:p text:style-name="P25">(0018,9720)<text:alphabetical-index-mark text:string-value="(0018,9720)"/></text:p>
          </table:table-cell>
          <table:table-cell table:style-name="Table11.A2" office:value-type="string">
            <text:p text:style-name="P25">1C</text:p>
          </table:table-cell>
          <table:table-cell table:style-name="Table11.D2" office:value-type="string">
            <text:p text:style-name="P16">The count density that triggered the termination of the acquisition, in counts/sec.</text:p>
            <text:p text:style-name="Table_20_Entry">Required if Acquisition Termination Condition (0018,0071)<text:alphabetical-index-mark text:string-value="(0018,0071)"/> equals DENS.</text:p>
          </table:table-cell>
        </table:table-row>
        <table:table-row table:style-name="Table11.1">
          <table:table-cell table:style-name="Table11.A2" office:value-type="string">
            <text:p text:style-name="P16">Termination Relative Density Threshold</text:p>
          </table:table-cell>
          <table:table-cell table:style-name="Table11.A2" office:value-type="string">
            <text:p text:style-name="P25">(0018,9721)<text:alphabetical-index-mark text:string-value="(0018,9721)"/></text:p>
          </table:table-cell>
          <table:table-cell table:style-name="Table11.A2" office:value-type="string">
            <text:p text:style-name="P25">1C</text:p>
          </table:table-cell>
          <table:table-cell table:style-name="Table11.D2" office:value-type="string">
            <text:p text:style-name="P16">The count relative density that triggered the termination of the acquisition, in counts/sec.</text:p>
            <text:p text:style-name="Table_20_Entry">Required if Acquisition Termination Condition (0018,0071)<text:alphabetical-index-mark text:string-value="(0018,0071)"/> equals RDD.</text:p>
          </table:table-cell>
        </table:table-row>
        <table:table-row table:style-name="Table11.1">
          <table:table-cell table:style-name="Table11.A2" office:value-type="string">
            <text:p text:style-name="P16">Termination Time Threshold</text:p>
          </table:table-cell>
          <table:table-cell table:style-name="Table11.A2" office:value-type="string">
            <text:p text:style-name="P25">(0018,9722)<text:alphabetical-index-mark text:string-value="(0018,9722)"/></text:p>
          </table:table-cell>
          <table:table-cell table:style-name="Table11.A2" office:value-type="string">
            <text:p text:style-name="P25">1C</text:p>
          </table:table-cell>
          <table:table-cell table:style-name="Table11.D2" office:value-type="string">
            <text:p text:style-name="P16">The time duration after which the acquisition was terminated, in sec.</text:p>
            <text:p text:style-name="Table_20_Entry">Required if Acquisition Termination Condition (0018,0071)<text:alphabetical-index-mark text:string-value="(0018,0071)"/> equals TIME</text:p>
          </table:table-cell>
        </table:table-row>
        <table:table-row table:style-name="Table11.1">
          <table:table-cell table:style-name="Table11.A2" office:value-type="string">
            <text:p text:style-name="P16">Termination Cardiac Trigger Count Threshold</text:p>
          </table:table-cell>
          <table:table-cell table:style-name="Table11.A2" office:value-type="string">
            <text:p text:style-name="P25">(0018,9723)<text:alphabetical-index-mark text:string-value="(0018,9723)"/></text:p>
          </table:table-cell>
          <table:table-cell table:style-name="Table11.A2" office:value-type="string">
            <text:p text:style-name="P25">1C</text:p>
          </table:table-cell>
          <table:table-cell table:style-name="Table11.D2" office:value-type="string">
            <text:p text:style-name="P16">The number of cardiac triggers that triggered the termination of the acquisition.</text:p>
            <text:p text:style-name="Table_20_Entry">Required if Acquisition Termination Condition (0018,0071)<text:alphabetical-index-mark text:string-value="(0018,0071)"/> equals CARD_TRIG</text:p>
          </table:table-cell>
        </table:table-row>
        <table:table-row table:style-name="Table11.1">
          <table:table-cell table:style-name="Table11.A2" office:value-type="string">
            <text:p text:style-name="P16">Termination Respiratory Trigger Count Threshold</text:p>
          </table:table-cell>
          <table:table-cell table:style-name="Table11.A2" office:value-type="string">
            <text:p text:style-name="P25">(0018,9724)<text:alphabetical-index-mark text:string-value="(0018,9724)"/></text:p>
          </table:table-cell>
          <table:table-cell table:style-name="Table11.A2" office:value-type="string">
            <text:p text:style-name="P25">1C</text:p>
          </table:table-cell>
          <table:table-cell table:style-name="Table11.D2" office:value-type="string">
            <text:p text:style-name="P16">The number of respiratory triggers that triggered the termination of the acquisition.</text:p>
            <text:p text:style-name="Table_20_Entry">Required if Acquisition Termination Condition (0018,0071)<text:alphabetical-index-mark text:string-value="(0018,0071)"/> equals RESP_TRIG</text:p>
          </table:table-cell>
        </table:table-row>
        <text:soft-page-break/>
        <table:table-row table:style-name="Table11.1">
          <table:table-cell table:style-name="Table11.A2" office:value-type="string">
            <text:p text:style-name="P16">Type of Detector Motion</text:p>
          </table:table-cell>
          <table:table-cell table:style-name="Table11.A2" office:value-type="string">
            <text:p text:style-name="P25">(0054,0202)<text:alphabetical-index-mark text:string-value="(0054,0202)"/></text:p>
          </table:table-cell>
          <table:table-cell table:style-name="Table11.A2" office:value-type="string">
            <text:p text:style-name="P25">1C</text:p>
          </table:table-cell>
          <table:table-cell table:style-name="Table11.D2" office:value-type="string">
            <text:p text:style-name="P16">Describes the type of detector motion during acquisition. </text:p>
            <text:p text:style-name="Table_20_Entry">Defined Terms:</text:p>
            <text:p text:style-name="P75">STATIONARY = No motion</text:p>
            <text:p text:style-name="P76">STEP AND SHOOT = Interrupted motion, acquire only while detectors are stationary</text:p>
            <text:p text:style-name="P76">CONTINUOUS = Gantry motion and acquisition are simultaneous and continuous</text:p>
            <text:p text:style-name="P76">WOBBLE = wobble motion</text:p>
            <text:p text:style-name="P76">CLAMSHELL = clamshell motion</text:p>
            <text:p text:style-name="Table_20_Entry">Required if Image Type (0008,0008<text:alphabetical-index-mark text:string-value="(0008,0008)"/>) Value 1 is ORIGINAL. May be present otherwise.</text:p>
          </table:table-cell>
        </table:table-row>
        <table:table-row table:style-name="Table11.1">
          <table:table-cell table:style-name="Table11.A2" office:value-type="string">
            <text:p text:style-name="P16">Detector Geometry</text:p>
          </table:table-cell>
          <table:table-cell table:style-name="Table11.A2" office:value-type="string">
            <text:p text:style-name="P25">(0018,9725)<text:alphabetical-index-mark text:string-value="(0018,9725)"/></text:p>
          </table:table-cell>
          <table:table-cell table:style-name="Table11.A2" office:value-type="string">
            <text:p text:style-name="P25">1C</text:p>
          </table:table-cell>
          <table:table-cell table:style-name="Table11.D2" office:value-type="string">
            <text:p text:style-name="P16">Physical arrangement of the detectors in the acquisition system. </text:p>
            <text:p text:style-name="Table_20_Entry">The radiation entrance surface of a detector may be curved or flat. A curved surface is referred to as cylindrical.</text:p>
            <text:p text:style-name="Table_20_Entry">Detectors may simultaneously subtend all possible transverse angles from the center of the field of view. Detectors that do not are referred to as partial.</text:p>
            <text:p text:style-name="Table_20_Entry"><text:s/>Defined Terms:</text:p>
            <text:p text:style-name="P70"><text:tab/>CYLINDRICAL_RING</text:p>
            <text:p text:style-name="P70"><text:tab/>CYL_RING_PARTIAL</text:p>
            <text:p text:style-name="P70"><text:tab/>MULTIPLE_PLANAR</text:p>
            <text:p text:style-name="P70"><text:tab/>MUL_PLAN_PARTIAL</text:p>
            <text:p text:style-name="Table_20_Entry">Required if Image Type (0008,0008)<text:alphabetical-index-mark text:string-value="(0008,0008)"/> Value 1 is ORIGINAL and Type of Detector Motion (0054,0202) equals STATIONARY. May be present otherwise, if Image Type (0008,0008)<text:alphabetical-index-mark text:string-value="(0008,0008)"/> Value 1 is DERIVED and Type of Detector Motion (0054,0202)<text:alphabetical-index-mark text:string-value="(0054,0202)"/> equals STATIONARY.</text:p>
          </table:table-cell>
        </table:table-row>
        <table:table-row table:style-name="Table11.1">
          <table:table-cell table:style-name="Table11.A2" office:value-type="string">
            <text:p text:style-name="P16">Transverse Detector Separation</text:p>
          </table:table-cell>
          <table:table-cell table:style-name="Table11.A2" office:value-type="string">
            <text:p text:style-name="P25">(0018,9726)<text:alphabetical-index-mark text:string-value="(0018,9726)"/></text:p>
          </table:table-cell>
          <table:table-cell table:style-name="Table11.A2" office:value-type="string">
            <text:p text:style-name="P25">1C</text:p>
          </table:table-cell>
          <table:table-cell table:style-name="Table11.D2" office:value-type="string">
            <text:p text:style-name="P16">Distance between opposing detectors, in mm.</text:p>
            <text:p text:style-name="Table_20_Entry">Required if Image Type (0008,0008)<text:alphabetical-index-mark text:string-value="(0008,0008)"/> Value 1 is ORIGINAL. May be present otherwise.</text:p>
          </table:table-cell>
        </table:table-row>
        <text:soft-page-break/>
        <table:table-row table:style-name="Table11.1">
          <table:table-cell table:style-name="Table11.A2" office:value-type="string">
            <text:p text:style-name="P16">Axial Detector Dimension</text:p>
          </table:table-cell>
          <table:table-cell table:style-name="Table11.A2" office:value-type="string">
            <text:p text:style-name="P25">(0018,9727)<text:alphabetical-index-mark text:string-value="(0018,9727)"/></text:p>
          </table:table-cell>
          <table:table-cell table:style-name="Table11.A2" office:value-type="string">
            <text:p text:style-name="P25">1C</text:p>
          </table:table-cell>
          <table:table-cell table:style-name="Table11.D2" office:value-type="string">
            <text:p text:style-name="P16">Axial detector size in mm. Size of the detector along the table axis.</text:p>
            <text:p text:style-name="Table_20_Entry">Required if Image Type (0008,0008)<text:alphabetical-index-mark text:string-value="(0008,0008)"/> Value 1 is ORIGINAL May be present otherwise.</text:p>
          </table:table-cell>
        </table:table-row>
        <table:table-row table:style-name="Table11.1">
          <table:table-cell table:style-name="Table11.A2" office:value-type="string">
            <text:p text:style-name="P16">Collimator Type</text:p>
          </table:table-cell>
          <table:table-cell table:style-name="Table11.A2" office:value-type="string">
            <text:p text:style-name="P25">(0018,1181)<text:alphabetical-index-mark text:string-value="(0018,1181)"/></text:p>
          </table:table-cell>
          <table:table-cell table:style-name="Table11.A2" office:value-type="string">
            <text:p text:style-name="P25">1C</text:p>
          </table:table-cell>
          <table:table-cell table:style-name="Table11.D2" office:value-type="string">
            <text:p text:style-name="P16">Collimator Type. <text:s/>Defined Terms:</text:p>
            <text:p text:style-name="P77"><text:tab/>NONE = no collimator</text:p>
            <text:p text:style-name="P63"><text:tab/>RING = transverse septa</text:p>
            <text:p text:style-name="Table_20_Entry">Required if Image Type (0008,0008)<text:alphabetical-index-mark text:string-value="(0008,0008)"/> Value 1 is ORIGINAL. May be present otherwise.</text:p>
          </table:table-cell>
        </table:table-row>
        <table:table-row table:style-name="Table11.1">
          <table:table-cell table:style-name="Table11.A2" office:value-type="string">
            <text:p text:style-name="P16">Coincidence Window Width</text:p>
          </table:table-cell>
          <table:table-cell table:style-name="Table11.A2" office:value-type="string">
            <text:p text:style-name="P25">(0054,1210)<text:alphabetical-index-mark text:string-value="(0054,1210)"/></text:p>
          </table:table-cell>
          <table:table-cell table:style-name="Table11.A2" office:value-type="string">
            <text:p text:style-name="P25">1C</text:p>
          </table:table-cell>
          <table:table-cell table:style-name="Table11.D2" office:value-type="string">
            <text:p text:style-name="P16">The width of the coincidence-timing window, in nanoseconds. <text:s/>The maximum time difference between two single events in two opposing detectors that will be accepted as a coincidence event. </text:p>
            <text:p text:style-name="Table_20_Entry">Required if Image Type (0008,0008)<text:alphabetical-index-mark text:string-value="(0008,0008)"/> Value 1 is ORIGINAL and Coincidence Imaging Indicator (0018,9728)<text:alphabetical-index-mark text:string-value="(0018,9728)"/> equals YES. May be present otherwise.</text:p>
          </table:table-cell>
        </table:table-row>
        <table:table-row table:style-name="Table11.1">
          <table:table-cell table:style-name="Table11.A2" office:value-type="string">
            <text:p text:style-name="P16">Energy Window Range Sequence</text:p>
          </table:table-cell>
          <table:table-cell table:style-name="Table11.A2" office:value-type="string">
            <text:p text:style-name="P25">(0054,0013)<text:alphabetical-index-mark text:string-value="(0054,0013)"/></text:p>
          </table:table-cell>
          <table:table-cell table:style-name="Table11.A2" office:value-type="string">
            <text:p text:style-name="P25">1C</text:p>
          </table:table-cell>
          <table:table-cell table:style-name="Table11.D2" office:value-type="string">
            <text:p text:style-name="P16">Sequence of Items that describes the energy windows used for this Image. <text:s/>This sequence may contain one or more items. <text:s/>See C.8.X.2.1.3 for explanation.</text:p>
            <text:p text:style-name="Table_20_Entry">Required if Image Type (0008,0008)<text:alphabetical-index-mark text:string-value="(0008,0008)"/> Value 1 is ORIGINAL. May be present otherwise.</text:p>
          </table:table-cell>
        </table:table-row>
        <table:table-row table:style-name="Table11.1">
          <table:table-cell table:style-name="Table11.A2" office:value-type="string">
            <text:p text:style-name="P16">&gt;Energy Window Lower Limit</text:p>
          </table:table-cell>
          <table:table-cell table:style-name="Table11.A2" office:value-type="string">
            <text:p text:style-name="P25">(0054,0014)<text:alphabetical-index-mark text:string-value="(0054,0014)"/></text:p>
          </table:table-cell>
          <table:table-cell table:style-name="Table11.A2" office:value-type="string">
            <text:p text:style-name="P25">1</text:p>
          </table:table-cell>
          <table:table-cell table:style-name="Table11.D2" office:value-type="string">
            <text:p text:style-name="P16">The lower limit of the energy window, in KeV.</text:p>
          </table:table-cell>
        </table:table-row>
        <table:table-row table:style-name="Table11.1">
          <table:table-cell table:style-name="Table11.A2" office:value-type="string">
            <text:p text:style-name="P16">&gt;Energy Window Upper Limit</text:p>
          </table:table-cell>
          <table:table-cell table:style-name="Table11.A2" office:value-type="string">
            <text:p text:style-name="P25">(0054,0015)<text:alphabetical-index-mark text:string-value="(0054,0015)"/></text:p>
          </table:table-cell>
          <table:table-cell table:style-name="Table11.A2" office:value-type="string">
            <text:p text:style-name="P25">1</text:p>
          </table:table-cell>
          <table:table-cell table:style-name="Table11.D2" office:value-type="string">
            <text:p text:style-name="P16">The upper limit of the energy window, in KeV.</text:p>
          </table:table-cell>
        </table:table-row>
        <table:table-row table:style-name="Table11.1">
          <table:table-cell table:style-name="Table11.A2" office:value-type="string">
            <text:p text:style-name="P16">Table Motion</text:p>
          </table:table-cell>
          <table:table-cell table:style-name="Table11.A2" office:value-type="string">
            <text:p text:style-name="P25">(0018,1134)<text:alphabetical-index-mark text:string-value="(0018,1134)"/></text:p>
          </table:table-cell>
          <table:table-cell table:style-name="Table11.A2" office:value-type="string">
            <text:p text:style-name="P25">1</text:p>
          </table:table-cell>
          <table:table-cell table:style-name="Table11.D2" office:value-type="string">
            <text:p text:style-name="P16">Enumerated Values:</text:p>
            <text:p text:style-name="P79"><text:tab/>STATIC <text:tab/>=<text:tab/>Table is stationary during data acquisition.</text:p>
            <text:p text:style-name="P78"><text:tab/>DYNAMIC <text:tab/>=<text:tab/>Table is moving during data acquisition.</text:p>
          </table:table-cell>
        </table:table-row>
        <table:table-row table:style-name="Table11.1">
          <table:table-cell table:style-name="Table11.A2" office:value-type="string">
            <text:p text:style-name="P16">Time of Flight Information Used</text:p>
          </table:table-cell>
          <table:table-cell table:style-name="Table11.A2" office:value-type="string">
            <text:p text:style-name="P25">(0018,9755)<text:alphabetical-index-mark text:string-value="(0018,9755)"/></text:p>
          </table:table-cell>
          <table:table-cell table:style-name="Table11.A2" office:value-type="string">
            <text:p text:style-name="P25">1</text:p>
          </table:table-cell>
          <table:table-cell table:style-name="Table11.D2" office:value-type="string">
            <text:p text:style-name="P16">Specifies whether or not Time-of-Flight information was used in creation of the image.</text:p>
            <text:p text:style-name="Table_20_Entry">Enumerated Values:</text:p>
            <text:p text:style-name="P80"><text:tab/>TRUE</text:p>
            <text:p text:style-name="P81"><text:tab/>FALSE</text:p>
          </table:table-cell>
        </table:table-row>
        <text:soft-page-break/>
        <table:table-row table:style-name="Table11.1">
          <table:table-cell table:style-name="Table11.A2" office:value-type="string">
            <text:p text:style-name="P34">View Code Sequence</text:p>
          </table:table-cell>
          <table:table-cell table:style-name="Table11.A2" office:value-type="string">
            <text:p text:style-name="P25"><text:span text:style-name="T27">(0054,0220)</text:span><text:alphabetical-index-mark text:string-value="(0054,0220)"/></text:p>
          </table:table-cell>
          <table:table-cell table:style-name="Table11.A2" office:value-type="string">
            <text:p text:style-name="P25">1</text:p>
          </table:table-cell>
          <table:table-cell table:style-name="Table11.D2" office:value-type="string">
            <text:p text:style-name="P58">Sequence that describes the projection of the anatomic region of interest. </text:p>
            <text:p text:style-name="P33">Only a single Item shall be permitted in this sequence.</text:p>
          </table:table-cell>
        </table:table-row>
        <table:table-row table:style-name="Table11.1">
          <table:table-cell table:style-name="Table11.A2" table:number-columns-spanned="2" office:value-type="string">
            <text:p text:style-name="P37">&gt;Include ‘Code Sequence Macro’ Table 8.8-1</text:p>
          </table:table-cell>
          <table:covered-table-cell/>
          <table:table-cell table:style-name="Table11.D2" table:number-columns-spanned="2" office:value-type="string">
            <text:p text:style-name="P37">Baseline Context ID is 26.</text:p>
          </table:table-cell>
          <table:covered-table-cell/>
        </table:table-row>
        <table:table-row table:style-name="Table11.1">
          <table:table-cell table:style-name="Table11.A2" office:value-type="string">
            <text:p text:style-name="P34">&gt;View Modifier Code Sequence</text:p>
          </table:table-cell>
          <table:table-cell table:style-name="Table11.A2" office:value-type="string">
            <text:p text:style-name="P25"><text:span text:style-name="T27">(0054,0222)</text:span><text:alphabetical-index-mark text:string-value="(0054,0222)"/></text:p>
          </table:table-cell>
          <table:table-cell table:style-name="Table11.A2" office:value-type="string">
            <text:p text:style-name="P25">2C</text:p>
          </table:table-cell>
          <table:table-cell table:style-name="Table11.D2" office:value-type="string">
            <text:p text:style-name="P58">View Modifier.</text:p>
            <text:p text:style-name="P57">Required if needed to fully specify the View.</text:p>
            <text:p text:style-name="P33">Only a single Item shall be permitted in this sequence.</text:p>
          </table:table-cell>
        </table:table-row>
        <table:table-row table:style-name="Table11.1">
          <table:table-cell table:style-name="Table11.A2" table:number-columns-spanned="2" office:value-type="string">
            <text:p text:style-name="P37">&gt;&gt;Include ‘Code Sequence Macro’ Table 8.8-1</text:p>
          </table:table-cell>
          <table:covered-table-cell/>
          <table:table-cell table:style-name="Table11.D2" table:number-columns-spanned="2" office:value-type="string">
            <text:p text:style-name="P37">Baseline Context ID is 23.</text:p>
          </table:table-cell>
          <table:covered-table-cell/>
        </table:table-row>
        <table:table-row table:style-name="Table11.1">
          <table:table-cell table:style-name="Table11.A29" office:value-type="string">
            <text:p text:style-name="P22">Slice Progression Direction</text:p>
          </table:table-cell>
          <table:table-cell table:style-name="Table11.A29" office:value-type="string">
            <text:p text:style-name="P25"><text:span text:style-name="T9">(0054,0500)</text:span><text:alphabetical-index-mark text:string-value="(0054,0500)"/></text:p>
          </table:table-cell>
          <table:table-cell table:style-name="Table11.A29" office:value-type="string">
            <text:p text:style-name="P21">1C</text:p>
          </table:table-cell>
          <table:table-cell table:style-name="Table11.D29" office:value-type="string">
            <text:p text:style-name="P48"><text:span text:style-name="T9">Describes the anatomical direction that a set of slices, identified by the same Stack ID (0020,9056)</text:span><text:alphabetical-index-mark text:string-value="(0020,9056)"/><text:span text:style-name="T9">, are progressing, as the slices are considered in order by In Stack Position Number (0020,9057). Meaningful only for cardiac images.</text:span></text:p>
            <text:p text:style-name="P44"><text:span text:style-name="T9">Enumerated are:</text:span></text:p>
            <text:p text:style-name="P82">APEX_TO_BASE</text:p>
            <text:p text:style-name="P85">BASE_TO_APEX</text:p>
            <text:p text:style-name="P84"><text:span text:style-name="T26">ANT_TO_INF = Anterior to Inferior</text:span></text:p>
            <text:p text:style-name="P84"><text:span text:style-name="T26">INF_TO_ANT = Inferior to Anterior</text:span></text:p>
            <text:p text:style-name="P84"><text:span text:style-name="T26">SEPTUM_TO_ WALL = Septum to Lateral Wall</text:span></text:p>
            <text:p text:style-name="P83"><text:span text:style-name="T26">WALL_TO_SEPTUM = Lateral Wall to Septum</text:span></text:p>
            <text:p text:style-name="P44"><text:span text:style-name="T23">Required if </text:span><text:span text:style-name="T9">View Code Sequence (0054,0220)</text:span><text:alphabetical-index-mark text:string-value="(0054,0220)"/><text:span text:style-name="T9"> equals (G-A186, SNM3,”Short Axis”).</text:span></text:p>
            <text:p text:style-name="P126">May be present otherwise.</text:p>
          </table:table-cell>
        </table:table-row>
      </table:table>
      <text:p text:style-name="P108"/>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11" text:outline-level="5">C.8.X.2.1<text:tab/>Enhanced PET Acquisition Module Attribute Descriptions</text:h>
                          <text:list>
                            <text:list-item>
                              <text:h text:style-name="P150" text:outline-level="6">C.8.X.2.1.1<text:tab/>Acquisition Start Condition</text:h>
                            </text:list-item>
                          </text:list>
                        </text:list-item>
                      </text:list>
                    </text:list-item>
                  </text:list>
                </text:list-item>
              </text:list>
            </text:list-item>
          </text:list>
        </text:list-item>
      </text:list>
      <text:p text:style-name="Standard">Acquisition Start Condition (0018,0073)<text:alphabetical-index-mark text:string-value="(0018,0073)"/> is the method of starting acquisition data collection. <text:s/>The Defined Terms and definitions are:</text:p>
      <text:p text:style-name="P127"><text:tab/>DENS <text:tab/>= preset count density (counts/sec) was reached</text:p>
      <text:p text:style-name="P127"><text:tab/>RDD <text:tab/>= preset relative count density difference (change in counts/sec) was reached</text:p>
      <text:p text:style-name="P127"><text:tab/>MANU <text:tab/>= acquisition was started manually</text:p>
      <text:p text:style-name="P127"><text:tab/>AUTO <text:tab/>= start automatically, when ready</text:p>
      <text:p text:style-name="P127"><text:tab/>CARD_TRIG<text:tab/>= preset number of cardiac triggers was reached</text:p>
      <text:p text:style-name="P128"><text:tab/>RESP_TRIG<text:tab/>= preset number of respiratory triggers was reached.</text:p>
      <text:p text:style-name="P124"/>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50" text:outline-level="6"><text:soft-page-break/>C.8.X.2.1.2<text:tab/>Acquisition Termination Condition</text:h>
                            </text:list-item>
                          </text:list>
                        </text:list-item>
                      </text:list>
                    </text:list-item>
                  </text:list>
                </text:list-item>
              </text:list>
            </text:list-item>
          </text:list>
        </text:list-item>
      </text:list>
      <text:p text:style-name="Standard">Acquisition Termination Condition (0018,0071)<text:alphabetical-index-mark text:string-value="(0018,0071)"/> is the method of acquisition termination which has actually applied to the data collection. <text:s/>The Defined Terms and definitions are:</text:p>
      <text:p text:style-name="P128"><text:tab/>CNTS <text:tab/>= preset counts was reached.</text:p>
      <text:p text:style-name="P128"><text:tab/>DENS <text:tab/>= preset count density (counts/sec) was reached</text:p>
      <text:p text:style-name="P128"><text:tab/>RDD <text:tab/>= preset relative count density difference (change in counts/sec) was reached</text:p>
      <text:p text:style-name="P128"><text:tab/>MANU <text:tab/>= acquisition was terminated manually</text:p>
      <text:p text:style-name="P128"><text:tab/>OVFL<text:tab/>= data overflow occurred.</text:p>
      <text:p text:style-name="P128"><text:tab/>TIME <text:tab/>= preset time limit was reached</text:p>
      <text:p text:style-name="P128"><text:tab/>CARD_TRIG<text:tab/>= preset number of cardiac triggers was reached</text:p>
      <text:p text:style-name="P128"><text:tab/>RESP_TRIG<text:tab/>= preset number of respiratory triggers was reached</text:p>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50" text:outline-level="6">C.8.X.2.1.3<text:tab/>Energy Window Range Sequence</text:h>
                            </text:list-item>
                          </text:list>
                        </text:list-item>
                      </text:list>
                    </text:list-item>
                  </text:list>
                </text:list-item>
              </text:list>
            </text:list-item>
          </text:list>
        </text:list-item>
      </text:list>
      <text:p text:style-name="Standard">Multiple energy windows are allowed in order to allow coincidence events based on additional Energy Windows (e.g. Compton events scattered in the detector). <text:s/>All energy windows are assumed to contribute to all frames in this image.</text:p>
      <text:list text:style-name="Outline" text:continue-numbering="true">
        <text:list-item>
          <text:list text:continue-numbering="true">
            <text:list-item>
              <text:list text:continue-numbering="true">
                <text:list-item>
                  <text:list text:continue-numbering="true">
                    <text:list-header>
                      <text:h text:style-name="P13" text:outline-level="4" text:is-list-header="true">C.8.X.3<text:tab/>Enhanced PET Image Module</text:h>
                    </text:list-header>
                  </text:list>
                </text:list-item>
              </text:list>
            </text:list-item>
          </text:list>
        </text:list-item>
      </text:list>
      <text:p text:style-name="Standard">Table C.8-X3 specifies the attributes of the Enhanced PET Image Module. <text:s/></text:p>
      <text:p text:style-name="Table_20_Title">Table C.8-X3<text:line-break/>ENHANCED PET IMAGE MODULE ATTRIBUT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7">Attribute Name</text:p>
          </table:table-cell>
          <table:table-cell table:style-name="Table12.A1" office:value-type="string">
            <text:p text:style-name="P18">Tag</text:p>
          </table:table-cell>
          <table:table-cell table:style-name="Table12.A1" office:value-type="string">
            <text:p text:style-name="P18">Type</text:p>
          </table:table-cell>
          <table:table-cell table:style-name="Table12.D1" office:value-type="string">
            <text:p text:style-name="P17">Attribute Description</text:p>
          </table:table-cell>
        </table:table-row>
        <table:table-row table:style-name="Table12.1">
          <table:table-cell table:style-name="Table12.A2" office:value-type="string">
            <text:p text:style-name="P16">Image Type</text:p>
          </table:table-cell>
          <table:table-cell table:style-name="Table12.A2" office:value-type="string">
            <text:p text:style-name="P25">(0008,0008) <text:alphabetical-index-mark text:string-value="(0008,0008)"/></text:p>
          </table:table-cell>
          <table:table-cell table:style-name="Table12.A2" office:value-type="string">
            <text:p text:style-name="P25">1</text:p>
          </table:table-cell>
          <table:table-cell table:style-name="Table12.D2" office:value-type="string">
            <text:p text:style-name="P16">Image characteristics. See sections C.8.X.3.1.1.</text:p>
          </table:table-cell>
        </table:table-row>
        <table:table-row table:style-name="Table12.1">
          <table:table-cell table:style-name="Table12.D2" table:number-columns-spanned="4" office:value-type="string">
            <text:p text:style-name="P4"><text:span text:style-name="T19">Include ‘Common CT/MR Image Description Macro’ Table C</text:span><text:span text:style-name="T19">.8-131</text:span></text:p>
          </table:table-cell>
          <table:covered-table-cell/>
          <table:covered-table-cell/>
          <table:covered-table-cell/>
        </table:table-row>
        <table:table-row table:style-name="Table12.1">
          <table:table-cell table:style-name="Table12.A2" office:value-type="string">
            <text:p text:style-name="P86">Acquisition Number</text:p>
          </table:table-cell>
          <table:table-cell table:style-name="Table12.A2" office:value-type="string">
            <text:p text:style-name="P87">(0020,0012)<text:alphabetical-index-mark text:string-value="(0020,0012)"/></text:p>
          </table:table-cell>
          <table:table-cell table:style-name="Table12.A2" office:value-type="string">
            <text:p text:style-name="P87">3</text:p>
          </table:table-cell>
          <table:table-cell table:style-name="Table12.D2" office:value-type="string">
            <text:p text:style-name="P16">A number identifying the single continuous gathering of data over a period of time that resulted in this image, which may include multiple bed positions. </text:p>
            <text:p text:style-name="Note"><text:span text:style-name="Note_20_Char">Note:<text:tab/>This number is not required to be unique across SOP Instances in a series. See also the description of the Referenced</text:span> Raw Data Sequence (0008,9121)<text:alphabetical-index-mark text:string-value="(0008,9121)"/>.</text:p>
          </table:table-cell>
        </table:table-row>
        <text:soft-page-break/>
        <table:table-row table:style-name="Table12.1">
          <table:table-cell table:style-name="Table12.A2" office:value-type="string">
            <text:p text:style-name="P86">Acquisition Datetime</text:p>
          </table:table-cell>
          <table:table-cell table:style-name="Table12.A2" office:value-type="string">
            <text:p text:style-name="P87">(0008,002A)<text:alphabetical-index-mark text:string-value="(0008,002A)"/></text:p>
          </table:table-cell>
          <table:table-cell table:style-name="Table12.A2" office:value-type="string">
            <text:p text:style-name="P87">1C</text:p>
          </table:table-cell>
          <table:table-cell table:style-name="Table12.D2" office:value-type="string">
            <text:p text:style-name="P38">The date and time that the acquisition of data started.</text:p>
            <text:p text:style-name="Note">Notes:<text:tab/>1. The synchronization of this time with an external clock is specified in the synchronization Module in Acquisition Time synchronized (0018,1800) <text:alphabetical-index-mark text:string-value="(0018,1800)"/>.</text:p>
            <text:p text:style-name="P152"><text:tab/>2. See C.7.6.16.2.2.1 for an overview of all acquisition related timing attributes.</text:p>
            <text:p text:style-name="Table_20_Entry">Required if Image Type (0008,0008)<text:alphabetical-index-mark text:string-value="(0008,0008)"/> Value 1 of this frame is ORIGINAL, may be present otherwise.</text:p>
          </table:table-cell>
        </table:table-row>
        <table:table-row table:style-name="Table12.1">
          <table:table-cell table:style-name="Table12.A2" office:value-type="string">
            <text:p text:style-name="P7">Acquisition Duration</text:p>
          </table:table-cell>
          <table:table-cell table:style-name="Table12.A2" office:value-type="string">
            <text:p text:style-name="P87">(0018,9073)</text:p>
          </table:table-cell>
          <table:table-cell table:style-name="Table12.A2" office:value-type="string">
            <text:p text:style-name="P87">1C</text:p>
          </table:table-cell>
          <table:table-cell table:style-name="Table12.D2" office:value-type="string">
            <text:p text:style-name="P16">The time in seconds needed to complete the acquisition of data. See C.7.6.16.2.2.1 for further explanation. </text:p>
            <text:p text:style-name="Table_20_Entry">Required if Image Type (0008,0008)<text:alphabetical-index-mark text:string-value="(0008,0008)"/> Value 1 of this frame is ORIGINAL, may be present otherwise.</text:p>
          </table:table-cell>
        </table:table-row>
        <table:table-row table:style-name="Table12.1">
          <table:table-cell table:style-name="Table12.A7" office:value-type="string">
            <text:p text:style-name="P16">Counts Source</text:p>
          </table:table-cell>
          <table:table-cell table:style-name="Table12.A7" office:value-type="string">
            <text:p text:style-name="P25">(0054,1002)<text:alphabetical-index-mark text:string-value="(0054,1002)"/></text:p>
          </table:table-cell>
          <table:table-cell table:style-name="Table12.A7" office:value-type="string">
            <text:p text:style-name="P25">1</text:p>
          </table:table-cell>
          <table:table-cell table:style-name="Table12.D7" office:value-type="string">
            <text:p text:style-name="P16">The primary source of counts. <text:s/>Enumerated Values:</text:p>
            <text:p text:style-name="P70"><text:tab/>EMISSION</text:p>
            <text:p text:style-name="P63"><text:tab/>TRANSMISSION</text:p>
          </table:table-cell>
        </table:table-row>
        <table:table-row table:style-name="Table12.1">
          <table:table-cell table:style-name="Table12.A8" office:value-type="string">
            <text:p text:style-name="P71">Decay Corrected</text:p>
          </table:table-cell>
          <table:table-cell table:style-name="Table12.A8" office:value-type="string">
            <text:p text:style-name="P72">(0028,9758)<text:alphabetical-index-mark text:string-value="(0028,9758)"/></text:p>
          </table:table-cell>
          <table:table-cell table:style-name="Table12.A8" office:value-type="string">
            <text:p text:style-name="P72">1</text:p>
          </table:table-cell>
          <table:table-cell table:style-name="Table12.D8" office:value-type="string">
            <text:p text:style-name="P71">Decay (DECY) correction has been applied to image.</text:p>
            <text:p text:style-name="P70">Enumerate Values:</text:p>
            <text:p text:style-name="P70"><text:tab/>YES</text:p>
            <text:p text:style-name="P63"><text:tab/>NO</text:p>
          </table:table-cell>
        </table:table-row>
        <table:table-row table:style-name="Table12.1">
          <table:table-cell table:style-name="Table12.A8" office:value-type="string">
            <text:p text:style-name="P71">Attenuation Corrected</text:p>
          </table:table-cell>
          <table:table-cell table:style-name="Table12.A8" office:value-type="string">
            <text:p text:style-name="P72">(0028,9759)<text:alphabetical-index-mark text:string-value="(0028,9759)"/></text:p>
          </table:table-cell>
          <table:table-cell table:style-name="Table12.A8" office:value-type="string">
            <text:p text:style-name="P72">1</text:p>
          </table:table-cell>
          <table:table-cell table:style-name="Table12.D8" office:value-type="string">
            <text:p text:style-name="P71">Attenuation (ATTN)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Scatter Corrected</text:p>
          </table:table-cell>
          <table:table-cell table:style-name="Table12.A8" office:value-type="string">
            <text:p text:style-name="P72">(0028,9760)<text:alphabetical-index-mark text:string-value="(0028,9760)"/></text:p>
          </table:table-cell>
          <table:table-cell table:style-name="Table12.A8" office:value-type="string">
            <text:p text:style-name="P72">1</text:p>
          </table:table-cell>
          <table:table-cell table:style-name="Table12.D8" office:value-type="string">
            <text:p text:style-name="P71">Scatter (SCAT)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Dead Time Corrected</text:p>
          </table:table-cell>
          <table:table-cell table:style-name="Table12.A8" office:value-type="string">
            <text:p text:style-name="P72">(0028,9761)<text:alphabetical-index-mark text:string-value="(0028,9761)"/></text:p>
          </table:table-cell>
          <table:table-cell table:style-name="Table12.A8" office:value-type="string">
            <text:p text:style-name="P72">1</text:p>
          </table:table-cell>
          <table:table-cell table:style-name="Table12.D8" office:value-type="string">
            <text:p text:style-name="P71">Dead time (DTIM)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Gantry Motion Corrected</text:p>
          </table:table-cell>
          <table:table-cell table:style-name="Table12.A8" office:value-type="string">
            <text:p text:style-name="P72">(0028,9762)<text:alphabetical-index-mark text:string-value="(0028,9762)"/></text:p>
          </table:table-cell>
          <table:table-cell table:style-name="Table12.A8" office:value-type="string">
            <text:p text:style-name="P72">1</text:p>
          </table:table-cell>
          <table:table-cell table:style-name="Table12.D8" office:value-type="string">
            <text:p text:style-name="P71">Gantry motion (MOTN) correction has been applied to image.</text:p>
            <text:p text:style-name="P70">Enumerate Values:</text:p>
            <text:p text:style-name="P70"><text:tab/>YES</text:p>
            <text:p text:style-name="P70"><text:tab/>NO</text:p>
          </table:table-cell>
        </table:table-row>
        <text:soft-page-break/>
        <table:table-row table:style-name="Table12.1">
          <table:table-cell table:style-name="Table12.A8" office:value-type="string">
            <text:p text:style-name="P71">Patient Motion Corrected</text:p>
          </table:table-cell>
          <table:table-cell table:style-name="Table12.A8" office:value-type="string">
            <text:p text:style-name="P72">(0028,9763)<text:alphabetical-index-mark text:string-value="(0028,9763)"/></text:p>
          </table:table-cell>
          <table:table-cell table:style-name="Table12.A8" office:value-type="string">
            <text:p text:style-name="P72">1</text:p>
          </table:table-cell>
          <table:table-cell table:style-name="Table12.D8" office:value-type="string">
            <text:p text:style-name="P71">Patient motion (PMOT)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Count Loss Normalization Corrected</text:p>
          </table:table-cell>
          <table:table-cell table:style-name="Table12.A8" office:value-type="string">
            <text:p text:style-name="P72">(0028,9764)<text:alphabetical-index-mark text:string-value="(0028,9764)"/></text:p>
          </table:table-cell>
          <table:table-cell table:style-name="Table12.A8" office:value-type="string">
            <text:p text:style-name="P72">1</text:p>
          </table:table-cell>
          <table:table-cell table:style-name="Table12.D8" office:value-type="string">
            <text:p text:style-name="P71">Count loss (CLN) normalization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Randoms Corrected</text:p>
          </table:table-cell>
          <table:table-cell table:style-name="Table12.A8" office:value-type="string">
            <text:p text:style-name="P72">(0028,9765)<text:alphabetical-index-mark text:string-value="(0028,9765)"/></text:p>
          </table:table-cell>
          <table:table-cell table:style-name="Table12.A8" office:value-type="string">
            <text:p text:style-name="P72">1</text:p>
          </table:table-cell>
          <table:table-cell table:style-name="Table12.D8" office:value-type="string">
            <text:p text:style-name="P71">Randoms (RAN)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Non-uniform Radial Sampling Corrected</text:p>
          </table:table-cell>
          <table:table-cell table:style-name="Table12.A8" office:value-type="string">
            <text:p text:style-name="P72">(0028,9766)<text:alphabetical-index-mark text:string-value="(0028,9766)"/></text:p>
          </table:table-cell>
          <table:table-cell table:style-name="Table12.A8" office:value-type="string">
            <text:p text:style-name="P72">1</text:p>
          </table:table-cell>
          <table:table-cell table:style-name="Table12.D8" office:value-type="string">
            <text:p text:style-name="P71">Non-uniform radial sampling (RADL)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Sensitivity Calibrated</text:p>
          </table:table-cell>
          <table:table-cell table:style-name="Table12.A8" office:value-type="string">
            <text:p text:style-name="P72">(0028,9767)<text:alphabetical-index-mark text:string-value="(0028,9767)"/></text:p>
          </table:table-cell>
          <table:table-cell table:style-name="Table12.A8" office:value-type="string">
            <text:p text:style-name="P72">1</text:p>
          </table:table-cell>
          <table:table-cell table:style-name="Table12.D8" office:value-type="string">
            <text:p text:style-name="P71">Image is sensitivity calibrated using a dose calibrator (DCAL).</text:p>
            <text:p text:style-name="P70">Enumerate Values:</text:p>
            <text:p text:style-name="P70"><text:tab/>YES</text:p>
            <text:p text:style-name="P70"><text:tab/>NO</text:p>
          </table:table-cell>
        </table:table-row>
        <table:table-row table:style-name="Table12.1">
          <table:table-cell table:style-name="Table12.A8" office:value-type="string">
            <text:p text:style-name="P71">Detector Normalization Correction</text:p>
          </table:table-cell>
          <table:table-cell table:style-name="Table12.A8" office:value-type="string">
            <text:p text:style-name="P72">(0028,9768)<text:alphabetical-index-mark text:string-value="(0028,9768)"/></text:p>
          </table:table-cell>
          <table:table-cell table:style-name="Table12.A8" office:value-type="string">
            <text:p text:style-name="P72">1</text:p>
          </table:table-cell>
          <table:table-cell table:style-name="Table12.D8" office:value-type="string">
            <text:p text:style-name="P71">Detector normalization (NORM) correction has been applied to image.</text:p>
            <text:p text:style-name="P70">Enumerate Values:</text:p>
            <text:p text:style-name="P70"><text:tab/>YES</text:p>
            <text:p text:style-name="P70"><text:tab/>NO</text:p>
          </table:table-cell>
        </table:table-row>
        <table:table-row table:style-name="Table12.1">
          <table:table-cell table:style-name="Table12.A8" office:value-type="string">
            <text:p text:style-name="P71">Randoms Correction Method</text:p>
          </table:table-cell>
          <table:table-cell table:style-name="Table12.A8" office:value-type="string">
            <text:p text:style-name="P72">(0054,1100)<text:alphabetical-index-mark text:string-value="(0054,1100)"/></text:p>
          </table:table-cell>
          <table:table-cell table:style-name="Table12.A8" office:value-type="string">
            <text:p text:style-name="P72">1C</text:p>
          </table:table-cell>
          <table:table-cell table:style-name="Table12.D8" office:value-type="string">
            <text:p text:style-name="P16">Type of randoms correction processing. <text:s/>Defined terms:</text:p>
            <text:p text:style-name="P89">DLYD<text:tab/>=<text:tab/>delayed event subtraction</text:p>
            <text:p text:style-name="P89">SING<text:tab/>=<text:tab/>singles estimation</text:p>
            <text:p text:style-name="P88">PDDL<text:tab/>=<text:tab/>Processed Delays, which is a correction based on a processed (filtered) version of the data acquired from the delayed coincidence channel.</text:p>
            <text:p text:style-name="Table_20_Entry">Required if Corrected Image (0028,0051)<text:alphabetical-index-mark text:string-value="(0028,0051)"/> includes RAN.</text:p>
          </table:table-cell>
        </table:table-row>
        <text:soft-page-break/>
        <table:table-row table:style-name="Table12.1">
          <table:table-cell table:style-name="Table12.A8" office:value-type="string">
            <text:p text:style-name="P71">Attenuation Correction Source</text:p>
          </table:table-cell>
          <table:table-cell table:style-name="Table12.A8" office:value-type="string">
            <text:p text:style-name="P72">(0018,9738)<text:alphabetical-index-mark text:string-value="(0018,9738)"/></text:p>
          </table:table-cell>
          <table:table-cell table:style-name="Table12.A8" office:value-type="string">
            <text:p text:style-name="P72">1C</text:p>
          </table:table-cell>
          <table:table-cell table:style-name="Table12.D8" office:value-type="string">
            <text:p text:style-name="P16">Contains the source of the attenuation map information used for attenuation correction, followed by the temporal relationship between the attenuation correction source image and the PET image data. See C.8.X.3.1.2</text:p>
            <text:p text:style-name="Table_20_Entry">Required if Attenuation Corrected (0028,9759)<text:alphabetical-index-mark text:string-value="(0028,9759)"/> equals YES.</text:p>
          </table:table-cell>
        </table:table-row>
        <table:table-row table:style-name="Table12.1">
          <table:table-cell table:style-name="Table12.A8" office:value-type="string">
            <text:p text:style-name="P71">Attenuation Correction Temporal Relationship</text:p>
          </table:table-cell>
          <table:table-cell table:style-name="Table12.A8" office:value-type="string">
            <text:p text:style-name="P72">(0018,9770)<text:alphabetical-index-mark text:string-value="(0018,9770)"/></text:p>
          </table:table-cell>
          <table:table-cell table:style-name="Table12.A8" office:value-type="string">
            <text:p text:style-name="P72"/>
          </table:table-cell>
          <table:table-cell table:style-name="Table12.D8" office:value-type="string">
            <text:p text:style-name="P16">Contains the temporal relationship between the attenuation correction source image and the PET image data. See C.8.X.3.1.3</text:p>
            <text:p text:style-name="Table_20_Entry">Required if Attenuation Corrected (0028,9759)<text:alphabetical-index-mark text:string-value="(0028,9759)"/> equals YES.</text:p>
          </table:table-cell>
        </table:table-row>
        <table:table-row table:style-name="Table12.1">
          <table:table-cell table:style-name="Table12.A8" office:value-type="string">
            <text:p text:style-name="P71">Scatter Correction Method</text:p>
          </table:table-cell>
          <table:table-cell table:style-name="Table12.A8" office:value-type="string">
            <text:p text:style-name="P72">(0054,1105)<text:alphabetical-index-mark text:string-value="(0054,1105)"/></text:p>
          </table:table-cell>
          <table:table-cell table:style-name="Table12.A8" office:value-type="string">
            <text:p text:style-name="P72">1C</text:p>
          </table:table-cell>
          <table:table-cell table:style-name="Table12.D8" office:value-type="string">
            <text:p text:style-name="P16">A textual description of the scatter correction processing. <text:s/>e.g. convolution-subtraction, dual energy window, model-based, use of attenuation data.</text:p>
            <text:p text:style-name="Table_20_Entry">Required if Scatter Corrected (0028,9759)<text:alphabetical-index-mark text:string-value="(0028,9759)"/> equals YES.</text:p>
          </table:table-cell>
        </table:table-row>
        <table:table-row table:style-name="Table12.1">
          <table:table-cell table:style-name="Table12.A8" office:value-type="string">
            <text:p text:style-name="P71">Decay Correction DateTime</text:p>
          </table:table-cell>
          <table:table-cell table:style-name="Table12.A8" office:value-type="string">
            <text:p text:style-name="P72">(0018,9701)<text:alphabetical-index-mark text:string-value="(0018,9701)"/></text:p>
          </table:table-cell>
          <table:table-cell table:style-name="Table12.A8" office:value-type="string">
            <text:p text:style-name="P72">1C</text:p>
          </table:table-cell>
          <table:table-cell table:style-name="Table12.D8" office:value-type="string">
            <text:p text:style-name="P16">The date and time to which all frames in this Image were decay corrected. </text:p>
            <text:p text:style-name="Table_20_Entry">Required if Decay Corrected (0028,9758)<text:alphabetical-index-mark text:string-value="(0028,9758)"/> equals YES.</text:p>
          </table:table-cell>
        </table:table-row>
        <table:table-row table:style-name="Table12.1">
          <table:table-cell table:style-name="Table12.A2" office:value-type="string">
            <text:p text:style-name="P118">Referenced Raw Data Sequence</text:p>
          </table:table-cell>
          <table:table-cell table:style-name="Table12.A2" office:value-type="string">
            <text:p text:style-name="P104">(0008,9121)<text:alphabetical-index-mark text:string-value="(0008,9121)"/></text:p>
          </table:table-cell>
          <table:table-cell table:style-name="Table12.A2" office:value-type="string">
            <text:p text:style-name="P104">3</text:p>
          </table:table-cell>
          <table:table-cell table:style-name="Table12.D2" office:value-type="string">
            <text:p text:style-name="P16">A sequence that identifies the set of Raw Data SOP Class/Instance pairs of the Raw data that were used to derive this Image.</text:p>
            <text:p text:style-name="P135">One or more Items may be included in this Sequence.</text:p>
            <text:p text:style-name="Note"><text:span text:style-name="T19">Note:<text:tab/>The items of in this sequence may identify raw data that has not been stored or encoded as a DICOM object. This allows recognition that images and spectra in different instances have been reconstructed from the same raw data. <text:s/>For such items the SOP Class UID would be “1.2.840.10008.5.1.4.1.1.20</text:span><text:alphabetical-index-mark text:string-value="1.2.840.10008.5.1.4.1.1.20"/><text:span text:style-name="T19">” (Raw Data SOP Class) and the SOP Instance UID would be any appropriate UID.</text:span></text:p>
          </table:table-cell>
        </table:table-row>
        <table:table-row table:style-name="Table12.1">
          <table:table-cell table:style-name="Table12.D2" table:number-columns-spanned="4" office:value-type="string">
            <text:p text:style-name="P137">&gt;Include ‘Image SOP Instance Reference Macro’ Table 10-3</text:p>
          </table:table-cell>
          <table:covered-table-cell/>
          <table:covered-table-cell/>
          <table:covered-table-cell/>
        </table:table-row>
        <table:table-row table:style-name="Table12.1">
          <table:table-cell table:style-name="Table12.A2" office:value-type="string">
            <text:p text:style-name="P118">Referenced Waveform Sequence</text:p>
          </table:table-cell>
          <table:table-cell table:style-name="Table12.A2" office:value-type="string">
            <text:p text:style-name="P104">(0008,113A)<text:alphabetical-index-mark text:string-value="(0008,113A)"/></text:p>
          </table:table-cell>
          <table:table-cell table:style-name="Table12.A2" office:value-type="string">
            <text:p text:style-name="P104">3</text:p>
          </table:table-cell>
          <table:table-cell table:style-name="Table12.D2" office:value-type="string">
            <text:p text:style-name="P16">References to waveforms acquired in conjunction with this image. These Waveforms may or may not be temporally synchronized with this image. </text:p>
            <text:p text:style-name="P135">One or more Items may be included in this sequence. </text:p>
          </table:table-cell>
        </table:table-row>
        <text:soft-page-break/>
        <table:table-row table:style-name="Table12.1">
          <table:table-cell table:style-name="Table12.A2" table:number-columns-spanned="3" office:value-type="string">
            <text:p text:style-name="P16"><text:span text:style-name="T32">&gt;Include</text:span><text:span text:style-name="T31"> ‘SOP Instance Reference Macro’ Table C.17-3</text:span></text:p>
          </table:table-cell>
          <table:covered-table-cell/>
          <table:covered-table-cell/>
          <table:table-cell table:style-name="Table12.D2" office:value-type="string">
            <text:p text:style-name="P36">Defined Context ID is 7004.</text:p>
          </table:table-cell>
        </table:table-row>
        <table:table-row table:style-name="Table12.1">
          <table:table-cell table:style-name="Table12.A2" office:value-type="string">
            <text:p text:style-name="P118">Referenced Image Evidence Sequence</text:p>
          </table:table-cell>
          <table:table-cell table:style-name="Table12.A2" office:value-type="string">
            <text:p text:style-name="P104">(0008,9092)<text:alphabetical-index-mark text:string-value="(0008,9092)"/></text:p>
          </table:table-cell>
          <table:table-cell table:style-name="Table12.A2" office:value-type="string">
            <text:p text:style-name="P104">1C</text:p>
          </table:table-cell>
          <table:table-cell table:style-name="Table12.D2" office:value-type="string">
            <text:p text:style-name="P136">Full set of Composite SOP Instances referring to image SOP Instances inside the frames of this Enhanced PET Image SOP Instance. See C.8.13.2.1.2 for further explanation.</text:p>
            <text:p text:style-name="P135">One or more Items may be included in this sequence.</text:p>
            <text:p text:style-name="P135">Required if the Referenced Image Sequence (0008,1140)<text:alphabetical-index-mark text:string-value="(0008,1140)"/> is present.</text:p>
          </table:table-cell>
        </table:table-row>
        <table:table-row table:style-name="Table12.1">
          <table:table-cell table:style-name="Table12.D2" table:number-columns-spanned="4" office:value-type="string">
            <text:p text:style-name="P136">&gt;<text:span text:style-name="T31">Include ‘SOP Instance Reference Macro’ Table C.17-3</text:span></text:p>
          </table:table-cell>
          <table:covered-table-cell/>
          <table:covered-table-cell/>
          <table:covered-table-cell/>
        </table:table-row>
        <table:table-row table:style-name="Table12.1">
          <table:table-cell table:style-name="Table12.A2" office:value-type="string">
            <text:p text:style-name="P118">Source Image Evidence Sequence</text:p>
          </table:table-cell>
          <table:table-cell table:style-name="Table12.A2" office:value-type="string">
            <text:p text:style-name="P104">(0008,9154)<text:alphabetical-index-mark text:string-value="(0008,9154)"/></text:p>
          </table:table-cell>
          <table:table-cell table:style-name="Table12.A2" office:value-type="string">
            <text:p text:style-name="P104">1C</text:p>
          </table:table-cell>
          <table:table-cell table:style-name="Table12.D2" office:value-type="string">
            <text:p text:style-name="P136">Full set of Composite SOP Instances used as source image SOP Instances inside the frames of this Enhanced PET Image SOP Instance. See C.8.13.2.1.2 for further explanation.</text:p>
            <text:p text:style-name="P135">One or more Items may be included in this sequence.</text:p>
            <text:p text:style-name="P135">Required if the Source Image Sequence (0008,2112)<text:alphabetical-index-mark text:string-value="(0008,2112)"/> is present.</text:p>
          </table:table-cell>
        </table:table-row>
        <table:table-row table:style-name="Table12.1">
          <table:table-cell table:style-name="Table12.D2" table:number-columns-spanned="4" office:value-type="string">
            <text:p text:style-name="P137">&gt;Include ‘SOP Instance Reference Macro’ Table C.17-3</text:p>
          </table:table-cell>
          <table:covered-table-cell/>
          <table:covered-table-cell/>
          <table:covered-table-cell/>
        </table:table-row>
        <table:table-row table:style-name="Table12.1">
          <table:table-cell table:style-name="Table12.A2" office:value-type="string">
            <text:p text:style-name="P16">Samples per Pixel</text:p>
          </table:table-cell>
          <table:table-cell table:style-name="Table12.A2" office:value-type="string">
            <text:p text:style-name="P25">(0028,0002) <text:alphabetical-index-mark text:string-value="(0028,0002)"/></text:p>
          </table:table-cell>
          <table:table-cell table:style-name="Table12.A2" office:value-type="string">
            <text:p text:style-name="P25">1</text:p>
          </table:table-cell>
          <table:table-cell table:style-name="Table12.D2" office:value-type="string">
            <text:p text:style-name="P16">Number of samples (planes) in this image. <text:s/>This value shall be 1.</text:p>
          </table:table-cell>
        </table:table-row>
        <table:table-row table:style-name="Table12.1">
          <table:table-cell table:style-name="Table12.A2" office:value-type="string">
            <text:p text:style-name="P16">Photometric Interpretation</text:p>
          </table:table-cell>
          <table:table-cell table:style-name="Table12.A2" office:value-type="string">
            <text:p text:style-name="P25">(0028,0004) <text:alphabetical-index-mark text:string-value="(0028,0004)"/></text:p>
          </table:table-cell>
          <table:table-cell table:style-name="Table12.A2" office:value-type="string">
            <text:p text:style-name="P25">1</text:p>
          </table:table-cell>
          <table:table-cell table:style-name="Table12.D2" office:value-type="string">
            <text:p text:style-name="P16">Specifies the intended interpretation of the pixel data. <text:s/>Enumerated Value: MONOCHROME2.</text:p>
            <text:p text:style-name="Table_20_Entry">See C.7.6.3.1.2 for definition of this term.</text:p>
          </table:table-cell>
        </table:table-row>
        <table:table-row table:style-name="Table12.1">
          <table:table-cell table:style-name="Table12.A2" office:value-type="string">
            <text:p text:style-name="P16">Bits Allocated</text:p>
          </table:table-cell>
          <table:table-cell table:style-name="Table12.A2" office:value-type="string">
            <text:p text:style-name="P25">(0028,0100)<text:alphabetical-index-mark text:string-value="(0028,0100)"/></text:p>
          </table:table-cell>
          <table:table-cell table:style-name="Table12.A2" office:value-type="string">
            <text:p text:style-name="P25">1</text:p>
          </table:table-cell>
          <table:table-cell table:style-name="Table12.D2" office:value-type="string">
            <text:p text:style-name="P16">Number of bits allocated for each pixel sample. <text:s/>Each sample shall have the same number of bits allocated. <text:s/>This value shall be 16.</text:p>
          </table:table-cell>
        </table:table-row>
        <table:table-row table:style-name="Table12.1">
          <table:table-cell table:style-name="Table12.A2" office:value-type="string">
            <text:p text:style-name="P16">Bits Stored</text:p>
          </table:table-cell>
          <table:table-cell table:style-name="Table12.A2" office:value-type="string">
            <text:p text:style-name="P25">(0028,0101)<text:alphabetical-index-mark text:string-value="(0028,0101)"/></text:p>
          </table:table-cell>
          <table:table-cell table:style-name="Table12.A2" office:value-type="string">
            <text:p text:style-name="P25">1</text:p>
          </table:table-cell>
          <table:table-cell table:style-name="Table12.D2" office:value-type="string">
            <text:p text:style-name="P16">Number of bits stored for each pixel sample. <text:s/>Each sample shall have the same number of bits stored. <text:s/>This value shall be 16.</text:p>
          </table:table-cell>
        </table:table-row>
        <table:table-row table:style-name="Table12.1">
          <table:table-cell table:style-name="Table12.A2" office:value-type="string">
            <text:p text:style-name="P16">High Bit</text:p>
          </table:table-cell>
          <table:table-cell table:style-name="Table12.A2" office:value-type="string">
            <text:p text:style-name="P25">(0028,0102)<text:alphabetical-index-mark text:string-value="(0028,0102)"/></text:p>
          </table:table-cell>
          <table:table-cell table:style-name="Table12.A2" office:value-type="string">
            <text:p text:style-name="P25">1</text:p>
          </table:table-cell>
          <table:table-cell table:style-name="Table12.D2" office:value-type="string">
            <text:p text:style-name="P16">Most significant bit for pixel sample data. <text:s/>Each sample shall have the same high bit. <text:s/>Shall be one less than the value in Bits Stored (0028,0101)<text:alphabetical-index-mark text:string-value="(0028,0101)"/>.</text:p>
          </table:table-cell>
        </table:table-row>
        <table:table-row table:style-name="Table12.1">
          <table:table-cell table:style-name="Table12.A2" office:value-type="string">
            <text:p text:style-name="P16">Content Qualification</text:p>
          </table:table-cell>
          <table:table-cell table:style-name="Table12.A2" office:value-type="string">
            <text:p text:style-name="P25">(0018,9004)<text:alphabetical-index-mark text:string-value="(0018,9004)"/></text:p>
          </table:table-cell>
          <table:table-cell table:style-name="Table12.A2" office:value-type="string">
            <text:p text:style-name="P25">1</text:p>
          </table:table-cell>
          <table:table-cell table:style-name="Table12.D2" office:value-type="string">
            <text:p text:style-name="P71">Content Qualification Indicator</text:p>
            <text:p text:style-name="Table_20_Entry">Enumerated Values:</text:p>
            <text:p text:style-name="P73"><text:tab/>PRODUCT</text:p>
            <text:p text:style-name="P73"><text:tab/>RESEARCH</text:p>
            <text:p text:style-name="P64"><text:tab/>SERVICE</text:p>
            <text:p text:style-name="Table_20_Entry">See C.8.13.2.1.1 for further explanation.</text:p>
          </table:table-cell>
        </table:table-row>
        <text:soft-page-break/>
        <table:table-row table:style-name="Table12.1">
          <table:table-cell table:style-name="Table12.A2" office:value-type="string">
            <text:p text:style-name="P16">Image Comments</text:p>
          </table:table-cell>
          <table:table-cell table:style-name="Table12.A2" office:value-type="string">
            <text:p text:style-name="P25">(0020,4000)<text:alphabetical-index-mark text:string-value="(0020,4000)"/></text:p>
          </table:table-cell>
          <table:table-cell table:style-name="Table12.A2" office:value-type="string">
            <text:p text:style-name="P25">3</text:p>
          </table:table-cell>
          <table:table-cell table:style-name="Table12.D2" office:value-type="string">
            <text:p text:style-name="P16">User-defined comments about the image</text:p>
          </table:table-cell>
        </table:table-row>
        <table:table-row table:style-name="Table12.1">
          <table:table-cell table:style-name="Table12.A2" office:value-type="string">
            <text:p text:style-name="P16">Burned in Annotation</text:p>
          </table:table-cell>
          <table:table-cell table:style-name="Table12.A2" office:value-type="string">
            <text:p text:style-name="P25">(0028,0301)<text:alphabetical-index-mark text:string-value="(0028,0301)"/></text:p>
          </table:table-cell>
          <table:table-cell table:style-name="Table12.A2" office:value-type="string">
            <text:p text:style-name="P25">1</text:p>
          </table:table-cell>
          <table:table-cell table:style-name="Table12.D2" office:value-type="string">
            <text:p text:style-name="P16">Indicates that the image does not contain burned in annotations.</text:p>
            <text:p text:style-name="Table_20_Entry">Enumerated Values:</text:p>
            <text:p text:style-name="P63"><text:tab/>NO</text:p>
            <text:p text:style-name="Table_20_Entry">This means that images that contain this Module shall not contain burned in annotations.</text:p>
          </table:table-cell>
        </table:table-row>
        <table:table-row table:style-name="Table12.1">
          <table:table-cell table:style-name="Table12.A2" office:value-type="string">
            <text:p text:style-name="P16">Lossy Image Compression</text:p>
          </table:table-cell>
          <table:table-cell table:style-name="Table12.A2" office:value-type="string">
            <text:p text:style-name="P25">(0028,2110)<text:alphabetical-index-mark text:string-value="(0028,2110)"/></text:p>
          </table:table-cell>
          <table:table-cell table:style-name="Table12.A2" office:value-type="string">
            <text:p text:style-name="P25">1</text:p>
          </table:table-cell>
          <table:table-cell table:style-name="Table12.D2" office:value-type="string">
            <text:p text:style-name="P16">Specifies whether an Image has undergone lossy compression.</text:p>
            <text:p text:style-name="Table_20_Entry">Enumerated Values:</text:p>
            <text:p text:style-name="P138">00 = Image has NOT been subjected to lossy compression.</text:p>
            <text:p text:style-name="P139">01 = Image has been subjected to lossy compression.</text:p>
            <text:p text:style-name="Table_20_Entry">See C.7.6.1.1.5 for further explanation.</text:p>
          </table:table-cell>
        </table:table-row>
        <table:table-row table:style-name="Table12.1">
          <table:table-cell table:style-name="Table12.A2" office:value-type="string">
            <text:p text:style-name="P16">Lossy Image Compression Ratio</text:p>
          </table:table-cell>
          <table:table-cell table:style-name="Table12.A2" office:value-type="string">
            <text:p text:style-name="P25">(0028,2112)<text:alphabetical-index-mark text:string-value="(0028,2112)"/></text:p>
          </table:table-cell>
          <table:table-cell table:style-name="Table12.A2" office:value-type="string">
            <text:p text:style-name="P25">1C</text:p>
          </table:table-cell>
          <table:table-cell table:style-name="Table12.D2" office:value-type="string">
            <text:p text:style-name="P16">Describes the approximate lossy compression ratio(s) that have been applied to this image.</text:p>
            <text:p text:style-name="Table_20_Entry">See C.7.6.1.1.5 for further explanation.</text:p>
            <text:p text:style-name="Table_20_Entry">May be multivalued if successive lossy compression steps have been applied.</text:p>
            <text:p text:style-name="Note">Note:<text:tab/>For example, a compression ratio of 30:1 would be described in this Attribute with a single value of 30.</text:p>
            <text:p text:style-name="Table_20_Entry">Required if Lossy Image Compression (0028,2110)<text:alphabetical-index-mark text:string-value="(0028,2110)"/> equals 01.</text:p>
          </table:table-cell>
        </table:table-row>
        <table:table-row table:style-name="Table12.1">
          <table:table-cell table:style-name="Table12.A2" office:value-type="string">
            <text:p text:style-name="P16">Lossy Image Compression Method</text:p>
          </table:table-cell>
          <table:table-cell table:style-name="Table12.A2" office:value-type="string">
            <text:p text:style-name="P25">(0028,2114<text:alphabetical-index-mark text:string-value="(0028,2114)"/>)</text:p>
          </table:table-cell>
          <table:table-cell table:style-name="Table12.A2" office:value-type="string">
            <text:p text:style-name="P25">1C</text:p>
          </table:table-cell>
          <table:table-cell table:style-name="Table12.D2" office:value-type="string">
            <text:p text:style-name="P16">A label for the lossy compression method(s) that have been applied to this image.</text:p>
            <text:p text:style-name="Table_20_Entry">See C.7.6.1.1.5 for further explanation.</text:p>
            <text:p text:style-name="Table_20_Entry">May be multi-valued if successive lossy compression steps have been applied; the value order shall correspond to the values of the Lossy Compression Ratio (0028,2112)<text:alphabetical-index-mark text:string-value="(0028,2112)"/>.</text:p>
            <text:p text:style-name="Note">Note:<text:tab/>For historical reasons, the lossy compression method may also be described in Derivation Description (0008,2111)<text:alphabetical-index-mark text:string-value="(0008,2111)"/>.</text:p>
            <text:p text:style-name="Table_20_Entry">Required if Lossy Image Compression (0028,2110)<text:alphabetical-index-mark text:string-value="(0028,2110)"/> equals 01.</text:p>
          </table:table-cell>
        </table:table-row>
        <text:soft-page-break/>
        <table:table-row table:style-name="Table12.1">
          <table:table-cell table:style-name="Table12.A2" office:value-type="string">
            <text:p text:style-name="P16">Presentation LUT Shape</text:p>
          </table:table-cell>
          <table:table-cell table:style-name="Table12.A2" office:value-type="string">
            <text:p text:style-name="P25">(2050,0020)<text:alphabetical-index-mark text:string-value="(2050,0020)"/></text:p>
          </table:table-cell>
          <table:table-cell table:style-name="Table12.A2" office:value-type="string">
            <text:p text:style-name="P16">1</text:p>
          </table:table-cell>
          <table:table-cell table:style-name="Table12.D2" office:value-type="string">
            <text:p text:style-name="P16">Specifies an identity transformation for the Presentation LUT, such that the output of all grayscale transformations defined in the IOD containing this Module are defined to be P-Values.</text:p>
            <text:p text:style-name="Table_20_Entry">Enumerated Values:</text:p>
            <text:p text:style-name="Table_20_Entry">IDENTITY – output is in P-Values.</text:p>
          </table:table-cell>
        </table:table-row>
        <table:table-row table:style-name="Table12.1">
          <table:table-cell table:style-name="Table12.A2" office:value-type="string">
            <text:p text:style-name="P16">Icon Image Sequence</text:p>
          </table:table-cell>
          <table:table-cell table:style-name="Table12.A2" office:value-type="string">
            <text:p text:style-name="P25">(0088,0200)<text:alphabetical-index-mark text:string-value="(0088,0200)"/></text:p>
          </table:table-cell>
          <table:table-cell table:style-name="Table12.A2" office:value-type="string">
            <text:p text:style-name="P25">3</text:p>
          </table:table-cell>
          <table:table-cell table:style-name="Table12.D2" office:value-type="string">
            <text:p text:style-name="P16">This icon image is representative of the Image.</text:p>
          </table:table-cell>
        </table:table-row>
        <table:table-row table:style-name="Table12.1">
          <table:table-cell table:style-name="Table12.A45" table:number-columns-spanned="3" office:value-type="string">
            <text:p text:style-name="P16"><text:span text:style-name="T32">&gt;Include ‘ Image Pixel Macro’ Table C.7-11b</text:span></text:p>
          </table:table-cell>
          <table:covered-table-cell/>
          <table:covered-table-cell/>
          <table:table-cell table:style-name="Table12.D45" office:value-type="string">
            <text:p text:style-name="P16">See C.7.6.1.1.6 for further explanation.</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11" text:outline-level="5">C.8.X.3.1<text:tab/>Enhanced PET Image Description Attribute Description</text:h>
                          <text:list>
                            <text:list-item>
                              <text:h text:style-name="P150" text:outline-level="6">C.8.X.3.1.1<text:tab/>Image Type <text:span text:style-name="T16">and Frame Type</text:span></text:h>
                            </text:list-item>
                          </text:list>
                        </text:list-item>
                      </text:list>
                    </text:list-item>
                  </text:list>
                </text:list-item>
              </text:list>
            </text:list-item>
          </text:list>
        </text:list-item>
      </text:list>
      <text:p text:style-name="Standard">The Image Type Attribute (0008,0008)<text:alphabetical-index-mark text:string-value="(0008,0008)"/> <text:span text:style-name="T34">and Frame Type (0008,9007)</text:span><text:alphabetical-index-mark text:string-value="(0008,9007)"/><text:span text:style-name="T34"> </text:span>identifies important image characteristics in a multiple valued data element. <text:span text:style-name="T34">In addition to the requirements specified in C.8.16.1 Image Type and Frame Type, the following additional requirements and Defined Terms are specified</text:span>:</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49" text:outline-level="7">C.8.X.3.1.1.1 Pixel Data Characteristics</text:h>
                                </text:list-item>
                              </text:list>
                            </text:list-item>
                          </text:list>
                        </text:list-item>
                      </text:list>
                    </text:list-item>
                  </text:list>
                </text:list-item>
              </text:list>
            </text:list-item>
          </text:list>
        </text:list-item>
      </text:list>
      <text:p text:style-name="Standard"><text:span text:style-name="T34">Value 1 of Image Type (0008,0008)</text:span><text:alphabetical-index-mark text:string-value="(0008,0008)"/><text:span text:style-name="T34"> and Frame Type (0008,9007)</text:span><text:alphabetical-index-mark text:string-value="(0008,9007)"/><text:span text:style-name="T34"> is discussed in C.8.16.1.1. No additional requirements or Defined Terms.</text:span></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49" text:outline-level="7">C.8.X.3.1.1.2 Patient Examination Characteristics</text:h>
                                </text:list-item>
                              </text:list>
                            </text:list-item>
                          </text:list>
                        </text:list-item>
                      </text:list>
                    </text:list-item>
                  </text:list>
                </text:list-item>
              </text:list>
            </text:list-item>
          </text:list>
        </text:list-item>
      </text:list>
      <text:p text:style-name="Standard"><text:span text:style-name="T34">Value 2 of Image Type (0008,0008)</text:span><text:alphabetical-index-mark text:string-value="(0008,0008)"/><text:span text:style-name="T34"> and Frame Type (0008,9007)</text:span><text:alphabetical-index-mark text:string-value="(0008,9007)"/><text:span text:style-name="T34"> is discussed in C.8.16.1.2. No additional requirements or Defined Terms.</text:span></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49" text:outline-level="7">C.8.X.3.1.1.3 Image Flavor</text:h>
                                </text:list-item>
                              </text:list>
                            </text:list-item>
                          </text:list>
                        </text:list-item>
                      </text:list>
                    </text:list-item>
                  </text:list>
                </text:list-item>
              </text:list>
            </text:list-item>
          </text:list>
        </text:list-item>
      </text:list>
      <text:p text:style-name="Standard"><text:span text:style-name="T34">Value 3 of Image Type (0008,0008)</text:span><text:alphabetical-index-mark text:string-value="(0008,0008)"/><text:span text:style-name="T34"> and Frame Type (0008,9007)</text:span><text:alphabetical-index-mark text:string-value="(0008,9007)"/><text:span text:style-name="T34"> is discussed in C.8.16.1.3. No additional requirements or Defined Terms.</text:span></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49" text:outline-level="7">C.8.X.3.1.1.4 Derived Pixel Contrast</text:h>
                                </text:list-item>
                              </text:list>
                            </text:list-item>
                          </text:list>
                        </text:list-item>
                      </text:list>
                    </text:list-item>
                  </text:list>
                </text:list-item>
              </text:list>
            </text:list-item>
          </text:list>
        </text:list-item>
      </text:list>
      <text:p text:style-name="Standard"><text:span text:style-name="T34">Value 4 of </text:span>Image Type (0008,0008)<text:alphabetical-index-mark text:string-value="(0008,0008)"/> and Frame Type (0008,9007)<text:alphabetical-index-mark text:string-value="(0008,9007)"/> <text:span text:style-name="T34">is discussed in C.8.16.1.4. No additional requirements or Defined Terms.</text:span></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50" text:outline-level="6">C.8.X.3.1.2<text:tab/>Attenuation Correction Source</text:h>
                            </text:list-item>
                          </text:list>
                        </text:list-item>
                      </text:list>
                    </text:list-item>
                  </text:list>
                </text:list-item>
              </text:list>
            </text:list-item>
          </text:list>
        </text:list-item>
      </text:list>
      <text:p text:style-name="Standard">The attribute Attenuation Correction Source (0018,9738)<text:alphabetical-index-mark text:string-value="(0018,9738)"/> contains the source of the attenuation map information used for attenuation correction.</text:p>
      <text:p text:style-name="Standard">Defined Terms:</text:p>
      <text:p text:style-name="P124"><text:tab/>CT</text:p>
      <text:p text:style-name="P124"><text:tab/>MR</text:p>
      <text:p text:style-name="P124"><text:tab/>POSITRON SOURCE</text:p>
      <text:p text:style-name="P124"><text:tab/>SINGLE PHOTON</text:p>
      <text:p text:style-name="P140"><text:tab/>CALCULATED<text:tab/><text:tab/>Emission data is used to calculate the correction map.</text:p>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50" text:outline-level="6">C.8.X.3.1.3<text:tab/>Attenuation Correction Temporal Relationship</text:h>
                            </text:list-item>
                          </text:list>
                        </text:list-item>
                      </text:list>
                    </text:list-item>
                  </text:list>
                </text:list-item>
              </text:list>
            </text:list-item>
          </text:list>
        </text:list-item>
      </text:list>
      <text:p text:style-name="Standard"><text:soft-page-break/>The attribute Attenuation Correction Temporal Relationship (0018,9770)<text:alphabetical-index-mark text:string-value="(0018,9770)"/>specifies the temporal relationship between the attenuation correction source image and the PET image data. </text:p>
      <text:p text:style-name="Standard">Defined Terms:</text:p>
      <text:p text:style-name="P141"><text:tab/>CONCURRENT<text:tab/>The attenuation correction source image is acquired at approximately the same time and with the patient in the same body position as the PET image. For example, as acquired on a hybrid scanner. </text:p>
      <text:p text:style-name="P141"><text:tab/>SEPARATE<text:tab/>The attenuation correction source image is acquired at a different time, on a different system, or the patient has been moved significantly enough to cause soft tissue movement. For example, an attenuation correction source image acquired on a separate CT scanner, so that the patient must move from one bed to another. </text:p>
      <text:p text:style-name="P141"><text:tab/>SIMULTANEOUS<text:tab/>The attenuation correction source image is acquired at the same time and with the patient in the same body position as the PET image.</text:p>
      <text:list text:style-name="Outline" text:continue-numbering="true">
        <text:list-item>
          <text:list text:continue-numbering="true">
            <text:list-item>
              <text:list text:continue-numbering="true">
                <text:list-item>
                  <text:list text:continue-numbering="true">
                    <text:list-item>
                      <text:h text:style-name="P12" text:outline-level="4"><text:soft-page-break/>C.8.X.4 Enhanced PET Isotope Module</text:h>
                    </text:list-item>
                  </text:list>
                </text:list-item>
              </text:list>
            </text:list-item>
          </text:list>
        </text:list-item>
      </text:list>
      <text:p text:style-name="P134">Table C.8-X9 contains IOD Attributes that describe a PET Isotope.</text:p>
      <text:p text:style-name="P161">Table C.8-X9<text:line-break/>ENHANCED PET ISOTOPE MODULE ATTRIBUTES</text:p>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54">Attribute Name</text:p>
          </table:table-cell>
          <table:table-cell table:style-name="Table13.A1" office:value-type="string">
            <text:p text:style-name="P53">Tag</text:p>
          </table:table-cell>
          <table:table-cell table:style-name="Table13.A1" office:value-type="string">
            <text:p text:style-name="P53">Type</text:p>
          </table:table-cell>
          <table:table-cell table:style-name="Table13.D1" office:value-type="string">
            <text:p text:style-name="P54">Attribute Description</text:p>
          </table:table-cell>
        </table:table-row>
        <table:table-row table:style-name="Table13.1">
          <table:table-cell table:style-name="Table13.A2" office:value-type="string">
            <text:p text:style-name="P45">Radiopharmaceutical Information Sequence</text:p>
          </table:table-cell>
          <table:table-cell table:style-name="Table13.A2" office:value-type="string">
            <text:p text:style-name="P46">(0054,0016)<text:alphabetical-index-mark text:string-value="(0054,0016)"/></text:p>
          </table:table-cell>
          <table:table-cell table:style-name="Table13.A2" office:value-type="string">
            <text:p text:style-name="P46">1</text:p>
          </table:table-cell>
          <table:table-cell table:style-name="Table13.D2" office:value-type="string">
            <text:p text:style-name="P45">Sequence of Items that describe isotope information. <text:s/>This sequence may contain one or more items.</text:p>
          </table:table-cell>
        </table:table-row>
        <table:table-row table:style-name="Table13.1">
          <table:table-cell table:style-name="Table13.A2" office:value-type="string">
            <text:p text:style-name="P45">&gt;Radiopharmaceutical Agent Number</text:p>
          </table:table-cell>
          <table:table-cell table:style-name="Table13.A2" office:value-type="string">
            <text:p text:style-name="P46">(0018,9729)<text:alphabetical-index-mark text:string-value="(0018,9729)"/></text:p>
          </table:table-cell>
          <table:table-cell table:style-name="Table13.A2" office:value-type="string">
            <text:p text:style-name="P46">1</text:p>
          </table:table-cell>
          <table:table-cell table:style-name="Table13.D2" office:value-type="string">
            <text:p text:style-name="P45">Identifying number, unique within this SOP Instance, of the agent administered. Used to reference this particular agent from the Radiopharmaceutical Functional Group Macro. The number shall be 1 for the first item and increase by 1 for each subsequent Item.</text:p>
          </table:table-cell>
        </table:table-row>
        <table:table-row table:style-name="Table13.1">
          <table:table-cell table:style-name="Table13.A2" office:value-type="string">
            <text:p text:style-name="P45">&gt;Radionuclide Code Sequence</text:p>
          </table:table-cell>
          <table:table-cell table:style-name="Table13.A2" office:value-type="string">
            <text:p text:style-name="P46">(0054,0300)<text:alphabetical-index-mark text:string-value="(0054,0300)"/></text:p>
          </table:table-cell>
          <table:table-cell table:style-name="Table13.A2" office:value-type="string">
            <text:p text:style-name="P46">1</text:p>
          </table:table-cell>
          <table:table-cell table:style-name="Table13.D2" office:value-type="string">
            <text:p text:style-name="P45">Sequence that identifies the radionuclide. <text:s/>This sequence shall contain exactly one item. <text:s/></text:p>
          </table:table-cell>
        </table:table-row>
        <table:table-row table:style-name="Table13.1">
          <table:table-cell table:style-name="Table13.A2" table:number-columns-spanned="2" office:value-type="string">
            <text:p text:style-name="P62">&gt;&gt;Include ‘Code Sequence Macro’ Table 8.8-1</text:p>
          </table:table-cell>
          <table:covered-table-cell/>
          <table:table-cell table:style-name="Table13.D2" table:number-columns-spanned="2" office:value-type="string">
            <text:p text:style-name="P62">Baseline Context ID is 4020</text:p>
          </table:table-cell>
          <table:covered-table-cell/>
        </table:table-row>
        <table:table-row table:style-name="Table13.1">
          <table:table-cell table:style-name="Table13.A2" office:value-type="string">
            <text:p text:style-name="P45">&gt;Administration Route Code Sequence</text:p>
          </table:table-cell>
          <table:table-cell table:style-name="Table13.A2" office:value-type="string">
            <text:p text:style-name="P46">(0054,0302)<text:alphabetical-index-mark text:string-value="(0054,0302)"/></text:p>
          </table:table-cell>
          <table:table-cell table:style-name="Table13.A2" office:value-type="string">
            <text:p text:style-name="P46">1</text:p>
          </table:table-cell>
          <table:table-cell table:style-name="Table13.D2" office:value-type="string">
            <text:p text:style-name="P45">Sequence that identifies the administration route of the radiopharmaceutical. <text:s/>This sequence shall contain exactly one item. <text:s/></text:p>
          </table:table-cell>
        </table:table-row>
        <table:table-row table:style-name="Table13.1">
          <table:table-cell table:style-name="Table13.A2" table:number-columns-spanned="2" office:value-type="string">
            <text:p text:style-name="P62">&gt;&gt;Include ‘Code Sequence Macro’ Table 8.8-1</text:p>
          </table:table-cell>
          <table:covered-table-cell/>
          <table:table-cell table:style-name="Table13.D2" table:number-columns-spanned="2" office:value-type="string">
            <text:p text:style-name="P62">Baseline Context ID is 11</text:p>
          </table:table-cell>
          <table:covered-table-cell/>
        </table:table-row>
        <table:table-row table:style-name="Table13.1">
          <table:table-cell table:style-name="Table13.A2" office:value-type="string">
            <text:p text:style-name="P45">&gt;Radiopharmaceutical Volume</text:p>
          </table:table-cell>
          <table:table-cell table:style-name="Table13.A2" office:value-type="string">
            <text:p text:style-name="P46">(0018,1071)<text:alphabetical-index-mark text:string-value="(0018,1071)"/></text:p>
          </table:table-cell>
          <table:table-cell table:style-name="Table13.A2" office:value-type="string">
            <text:p text:style-name="P46">3</text:p>
          </table:table-cell>
          <table:table-cell table:style-name="Table13.D2" office:value-type="string">
            <text:p text:style-name="P45">Volume of administered radiopharmaceutical in cubic cm.</text:p>
          </table:table-cell>
        </table:table-row>
        <table:table-row table:style-name="Table13.1">
          <table:table-cell table:style-name="Table13.A2" office:value-type="string">
            <text:p text:style-name="P45">&gt;Radiopharmaceutical Start Datetime</text:p>
          </table:table-cell>
          <table:table-cell table:style-name="Table13.A2" office:value-type="string">
            <text:p text:style-name="P46">(0018,1078)<text:alphabetical-index-mark text:string-value="(0018,1078)"/></text:p>
          </table:table-cell>
          <table:table-cell table:style-name="Table13.A2" office:value-type="string">
            <text:p text:style-name="P46">1</text:p>
          </table:table-cell>
          <table:table-cell table:style-name="Table13.D2" office:value-type="string">
            <text:p text:style-name="P45">Time of start of administration. <text:s/>The actual time of radiopharmaceutical administration to the patient for imaging purposes.</text:p>
          </table:table-cell>
        </table:table-row>
        <table:table-row table:style-name="Table13.1">
          <table:table-cell table:style-name="Table13.A2" office:value-type="string">
            <text:p text:style-name="P45">&gt;Radiopharmaceutical Stop Datetime</text:p>
          </table:table-cell>
          <table:table-cell table:style-name="Table13.A2" office:value-type="string">
            <text:p text:style-name="P46">(0018,1079)<text:alphabetical-index-mark text:string-value="(0018,1079)"/></text:p>
          </table:table-cell>
          <table:table-cell table:style-name="Table13.A2" office:value-type="string">
            <text:p text:style-name="P46">3</text:p>
          </table:table-cell>
          <table:table-cell table:style-name="Table13.D2" office:value-type="string">
            <text:p text:style-name="P45">Time of end of administration. <text:s/>The actual ending time of radiopharmaceutical administration to the patient for imaging purposes.</text:p>
          </table:table-cell>
        </table:table-row>
        <table:table-row table:style-name="Table13.1">
          <table:table-cell table:style-name="Table13.A2" office:value-type="string">
            <text:p text:style-name="P45">&gt;Radionuclide Total Dose</text:p>
          </table:table-cell>
          <table:table-cell table:style-name="Table13.A2" office:value-type="string">
            <text:p text:style-name="P46">(0018,1074)<text:alphabetical-index-mark text:string-value="(0018,1074)"/></text:p>
          </table:table-cell>
          <table:table-cell table:style-name="Table13.A2" office:value-type="string">
            <text:p text:style-name="P46">2</text:p>
          </table:table-cell>
          <table:table-cell table:style-name="Table13.D2" office:value-type="string">
            <text:p text:style-name="P45">The radiopharmaceutical dose administered to the patient measured in MegaBecquerels (MBq) at the Radiopharmaceutical Start Datetime (0018,1078)<text:alphabetical-index-mark text:string-value="(0018,1078)"/>.</text:p>
          </table:table-cell>
        </table:table-row>
        <table:table-row table:style-name="Table13.1">
          <table:table-cell table:style-name="Table13.A2" office:value-type="string">
            <text:p text:style-name="P45">&gt;Radionuclide Half Life</text:p>
          </table:table-cell>
          <table:table-cell table:style-name="Table13.A2" office:value-type="string">
            <text:p text:style-name="P46">(0018,1075)<text:alphabetical-index-mark text:string-value="(0018,1075)"/></text:p>
          </table:table-cell>
          <table:table-cell table:style-name="Table13.A2" office:value-type="string">
            <text:p text:style-name="P46">1</text:p>
          </table:table-cell>
          <table:table-cell table:style-name="Table13.D2" office:value-type="string">
            <text:p text:style-name="P45">The radionuclide half life, in seconds, that was used in the correction of this image.</text:p>
          </table:table-cell>
        </table:table-row>
        <table:table-row table:style-name="Table13.1">
          <table:table-cell table:style-name="Table13.A2" office:value-type="string">
            <text:p text:style-name="P45">&gt;Radionuclide Positron Fraction</text:p>
          </table:table-cell>
          <table:table-cell table:style-name="Table13.A2" office:value-type="string">
            <text:p text:style-name="P46">(0018,1076)<text:alphabetical-index-mark text:string-value="(0018,1076)"/></text:p>
          </table:table-cell>
          <table:table-cell table:style-name="Table13.A2" office:value-type="string">
            <text:p text:style-name="P46">1</text:p>
          </table:table-cell>
          <table:table-cell table:style-name="Table13.D2" office:value-type="string">
            <text:p text:style-name="P45">The radionuclide positron fraction (fraction of decays that are by positron emission) that was used in the correction of this image.</text:p>
          </table:table-cell>
        </table:table-row>
        <table:table-row table:style-name="Table13.1">
          <table:table-cell table:style-name="Table13.A2" office:value-type="string">
            <text:p text:style-name="P45">&gt;Radiopharmaceutical Specific Activity</text:p>
          </table:table-cell>
          <table:table-cell table:style-name="Table13.A2" office:value-type="string">
            <text:p text:style-name="P46">(0018,1077)<text:alphabetical-index-mark text:string-value="(0018,1077)"/></text:p>
          </table:table-cell>
          <table:table-cell table:style-name="Table13.A2" office:value-type="string">
            <text:p text:style-name="P46">3</text:p>
          </table:table-cell>
          <table:table-cell table:style-name="Table13.D2" office:value-type="string">
            <text:p text:style-name="P45">The activity per unit mass of the radiopharmaceutical, in Bq/micromole, at the Radiopharmaceutical Start Datetime (0018,1078)<text:alphabetical-index-mark text:string-value="(0018,1078)"/>.</text:p>
          </table:table-cell>
        </table:table-row>
        <table:table-row table:style-name="Table13.1">
          <table:table-cell table:style-name="Table13.A2" office:value-type="string">
            <text:p text:style-name="P45">&gt;Radiopharmaceutical Code Sequence</text:p>
          </table:table-cell>
          <table:table-cell table:style-name="Table13.A2" office:value-type="string">
            <text:p text:style-name="P46">(0054,0304)<text:alphabetical-index-mark text:string-value="(0054,0304)"/></text:p>
          </table:table-cell>
          <table:table-cell table:style-name="Table13.A2" office:value-type="string">
            <text:p text:style-name="P46">1</text:p>
          </table:table-cell>
          <table:table-cell table:style-name="Table13.D2" office:value-type="string">
            <text:p text:style-name="P45">Sequence that identifies the radiopharmaceutical. <text:s/>This sequence shall contain exactly one item.</text:p>
          </table:table-cell>
        </table:table-row>
        <text:soft-page-break/>
        <table:table-row table:style-name="Table13.1">
          <table:table-cell table:style-name="Table13.A2" table:number-columns-spanned="2" office:value-type="string">
            <text:p text:style-name="P62">&gt;&gt;Include ‘Code Sequence Macro’ Table 8.8-1</text:p>
          </table:table-cell>
          <table:covered-table-cell/>
          <table:table-cell table:style-name="Table13.D2" table:number-columns-spanned="2" office:value-type="string">
            <text:p text:style-name="P62">Baseline Context ID is 4021</text:p>
          </table:table-cell>
          <table:covered-table-cell/>
        </table:table-row>
      </table:table>
      <text:p text:style-name="P134"/>
      <text:list text:style-name="Outline" text:continue-numbering="true">
        <text:list-item>
          <text:list text:continue-numbering="true">
            <text:list-item>
              <text:list text:continue-numbering="true">
                <text:list-item>
                  <text:list text:continue-numbering="true">
                    <text:list-item>
                      <text:h text:style-name="P12" text:outline-level="4">C.8.X.5<text:tab/>Enhanced PET Image Functional Group Macros</text:h>
                    </text:list-item>
                  </text:list>
                </text:list-item>
              </text:list>
            </text:list-item>
          </text:list>
        </text:list-item>
      </text:list>
      <text:p text:style-name="P134">The following sections contain Functional Group macros specific to the Enhanced PET Image IOD.</text:p>
      <text:p text:style-name="P153">Note:<text:tab/><text:span text:style-name="T19">The attribute descriptions in the Functional Group Macros are written as if they were applicable to a single frame (i.e., the macro is part of the Per-frame Functional Groups Sequence). If an attribute is applicable to all frames (i.e. the macro is part of the Shared Functional Groups Sequence) the phrase “this frame” in the attribute description shall be interpreted to mean “ for all frames”.</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P11" text:outline-level="5"/>
                        </text:list-item>
                        <text:list-item>
                          <text:h text:style-name="Heading_20_5" text:outline-level="5">C.8.X.5.1<text:tab/>PET Frame Type Macro</text:h>
                        </text:list-item>
                      </text:list>
                    </text:list-item>
                  </text:list>
                </text:list-item>
              </text:list>
            </text:list-item>
          </text:list>
        </text:list-item>
      </text:list>
      <text:p text:style-name="P133">Table C.8-X10 specifies the attributes of the PET Frame Type Functional Group macro.</text:p>
      <text:p text:style-name="P160">Table C.8-X10<text:line-break/>PET FRAME TYPE MACRO ATTRIBUTES</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55">Attribute Name</text:p>
          </table:table-cell>
          <table:table-cell table:style-name="Table14.A1" office:value-type="string">
            <text:p text:style-name="P56">Tag</text:p>
          </table:table-cell>
          <table:table-cell table:style-name="Table14.A1" office:value-type="string">
            <text:p text:style-name="P56">Type</text:p>
          </table:table-cell>
          <table:table-cell table:style-name="Table14.D1" office:value-type="string">
            <text:p text:style-name="P55">Attribute Description</text:p>
          </table:table-cell>
        </table:table-row>
        <table:table-row table:style-name="Table14.1">
          <table:table-cell table:style-name="Table14.A2" office:value-type="string">
            <text:p text:style-name="P16">PET Frame Type Sequence</text:p>
          </table:table-cell>
          <table:table-cell table:style-name="Table14.A2" office:value-type="string">
            <text:p text:style-name="P25">(0018,9751)<text:alphabetical-index-mark text:string-value="(0018,9751)"/></text:p>
          </table:table-cell>
          <table:table-cell table:style-name="Table14.A2" office:value-type="string">
            <text:p text:style-name="P25">1</text:p>
          </table:table-cell>
          <table:table-cell table:style-name="Table14.D2" office:value-type="string">
            <text:p text:style-name="P45">A sequence that describes general characteristics of this frame.</text:p>
            <text:p text:style-name="Table_20_Entry">Only a single Item shall be permitted in this sequence.</text:p>
          </table:table-cell>
        </table:table-row>
        <table:table-row table:style-name="Table14.1">
          <table:table-cell table:style-name="Table14.A2" office:value-type="string">
            <text:p text:style-name="P16">&gt;Frame Type</text:p>
          </table:table-cell>
          <table:table-cell table:style-name="Table14.A2" office:value-type="string">
            <text:p text:style-name="P25">(0008,9007)<text:alphabetical-index-mark text:string-value="(0008,9007)"/></text:p>
          </table:table-cell>
          <table:table-cell table:style-name="Table14.A2" office:value-type="string">
            <text:p text:style-name="P25">1</text:p>
          </table:table-cell>
          <table:table-cell table:style-name="Table14.D2" office:value-type="string">
            <text:p text:style-name="P16">Type of Frame. A multi-valued attribute analogous to the Image Type (0008,0008)<text:alphabetical-index-mark text:string-value="(0008,0008)"/>.</text:p>
            <text:p text:style-name="Table_20_Entry">Enumerated Values and Defined Terms are the same as those for the four values of the Image Type (0008,0008)<text:alphabetical-index-mark text:string-value="(0008,0008)"/> attribute, except that the value MIXED is not allowed. See C.8.16.1 and C.8.X.3.1.</text:p>
          </table:table-cell>
        </table:table-row>
        <table:table-row table:style-name="Table14.1">
          <table:table-cell table:style-name="Table14.A4" table:number-columns-spanned="3" office:value-type="string">
            <text:p text:style-name="P16"><text:span text:style-name="T31">&gt;Include ‘Common CT/MR Image Description Macro' Table C.8-131</text:span></text:p>
          </table:table-cell>
          <table:covered-table-cell/>
          <table:covered-table-cell/>
          <table:table-cell table:style-name="Table14.D4" office:value-type="string">
            <text:p text:style-name="P16"/>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C.8.X.5.2<text:tab/>PET Frame Acquisition Macro</text:h>
                        </text:list-item>
                      </text:list>
                    </text:list-item>
                  </text:list>
                </text:list-item>
              </text:list>
            </text:list-item>
          </text:list>
        </text:list-item>
      </text:list>
      <text:p text:style-name="P133">Table C.8-X11 specifies the attributes of the PET Frame Acquisition Functional Group macro.</text:p>
      <text:p text:style-name="P160">Table C.8-X11<text:line-break/>PET FRAME ACQUISITION<text:span text:style-name="T5"> </text:span>MACRO ATTRIBUTE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1">Attribute Name</text:p>
          </table:table-cell>
          <table:table-cell table:style-name="Table15.A1" office:value-type="string">
            <text:p text:style-name="P52">Tag</text:p>
          </table:table-cell>
          <table:table-cell table:style-name="Table15.A1" office:value-type="string">
            <text:p text:style-name="P52">Type</text:p>
          </table:table-cell>
          <table:table-cell table:style-name="Table15.D1" office:value-type="string">
            <text:p text:style-name="P51">Attribute Description</text:p>
          </table:table-cell>
        </table:table-row>
        <table:table-row table:style-name="Table15.1">
          <table:table-cell table:style-name="Table15.A2" office:value-type="string">
            <text:p text:style-name="P48">PET Frame Acquisition Sequence</text:p>
          </table:table-cell>
          <table:table-cell table:style-name="Table15.A2" office:value-type="string">
            <text:p text:style-name="P47">(0018,9732)<text:alphabetical-index-mark text:string-value="(0018,9732)"/></text:p>
          </table:table-cell>
          <table:table-cell table:style-name="Table15.A2" office:value-type="string">
            <text:p text:style-name="P47">1</text:p>
          </table:table-cell>
          <table:table-cell table:style-name="Table15.D2" office:value-type="string">
            <text:p text:style-name="P48">Contains the attributes defining the PET acquisition mode. </text:p>
            <text:p text:style-name="P44">Only a single Item shall be permitted in this sequence.</text:p>
          </table:table-cell>
        </table:table-row>
        <table:table-row table:style-name="Table15.1">
          <table:table-cell table:style-name="Table15.A2" office:value-type="string">
            <text:p text:style-name="P16">&gt;Table Height</text:p>
          </table:table-cell>
          <table:table-cell table:style-name="Table15.A2" office:value-type="string">
            <text:p text:style-name="P25">(0018,1130)<text:alphabetical-index-mark text:string-value="(0018,1130)"/></text:p>
          </table:table-cell>
          <table:table-cell table:style-name="Table15.A2" office:value-type="string">
            <text:p text:style-name="P25">1</text:p>
          </table:table-cell>
          <table:table-cell table:style-name="Table15.D2" office:value-type="string">
            <text:p text:style-name="P16">The distance in mm from the top of the patient table to the data collection center . The distance is positive when the table is below the data collection center.</text:p>
          </table:table-cell>
        </table:table-row>
        <table:table-row table:style-name="Table15.1">
          <table:table-cell table:style-name="Table15.A2" office:value-type="string">
            <text:p text:style-name="P16">&gt;Gantry/Detector Tilt</text:p>
          </table:table-cell>
          <table:table-cell table:style-name="Table15.A2" office:value-type="string">
            <text:p text:style-name="P25">(0018,1120)<text:alphabetical-index-mark text:string-value="(0018,1120)"/></text:p>
          </table:table-cell>
          <table:table-cell table:style-name="Table15.A2" office:value-type="string">
            <text:p text:style-name="P25">1</text:p>
          </table:table-cell>
          <table:table-cell table:style-name="Table15.D2" office:value-type="string">
            <text:p text:style-name="P16">Nominal angle of tilt in degrees of the scanning gantry. <text:s/>Not intended for mathematical computations. <text:s/>Zero degrees means the gantry is not tilted, negative degrees are when the top of the gantry is tilted away from where the table enters the gantry.</text:p>
          </table:table-cell>
        </table:table-row>
        <table:table-row table:style-name="Table15.1">
          <table:table-cell table:style-name="Table15.A2" office:value-type="string">
            <text:p text:style-name="P16">&gt;Gantry/Detector Slew</text:p>
          </table:table-cell>
          <table:table-cell table:style-name="Table15.A2" office:value-type="string">
            <text:p text:style-name="P25">(0018,1121)<text:alphabetical-index-mark text:string-value="(0018,1121)"/></text:p>
          </table:table-cell>
          <table:table-cell table:style-name="Table15.A2" office:value-type="string">
            <text:p text:style-name="P25">1</text:p>
          </table:table-cell>
          <table:table-cell table:style-name="Table15.D2" office:value-type="string">
            <text:p text:style-name="P16">Nominal angle of slew in degrees of the gantry. Not intended for mathematical computations. Zero degrees means the gantry is no slewed. Positive slew is moving the gantry on the patient’s left toward the patient’s superior, when the patient is supine.</text:p>
          </table:table-cell>
        </table:table-row>
        <table:table-row table:style-name="Table15.1">
          <table:table-cell table:style-name="Table15.A6" office:value-type="string">
            <text:p text:style-name="P16">&gt;Data Collection Diameter</text:p>
          </table:table-cell>
          <table:table-cell table:style-name="Table15.A6" office:value-type="string">
            <text:p text:style-name="P25">(0018,0090)<text:alphabetical-index-mark text:string-value="(0018,0090)"/></text:p>
          </table:table-cell>
          <table:table-cell table:style-name="Table15.A6" office:value-type="string">
            <text:p text:style-name="P25">1</text:p>
          </table:table-cell>
          <table:table-cell table:style-name="Table15.D6" office:value-type="string">
            <text:p text:style-name="P16">The diameter in mm of the region over which data were collected. <text:s/>See C.8.X.5.4.1.</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8.X.5.3<text:tab/>PET Detector Motion Details Macro</text:h>
                        </text:list-item>
                      </text:list>
                    </text:list-item>
                  </text:list>
                </text:list-item>
              </text:list>
            </text:list-item>
          </text:list>
        </text:list-item>
      </text:list>
      <text:p text:style-name="Standard">Table C.8-X12 specifies the attributes of the PET Detector Motion Details Functional Group macro.</text:p>
      <text:p text:style-name="Table_20_Title">Table C.8-X12<text:line-break/>PET DETECTOR MOTION DETAILS<text:span text:style-name="T5"> </text:span>MACRO ATTRIBUT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7">Attribute Name</text:p>
          </table:table-cell>
          <table:table-cell table:style-name="Table16.A1" office:value-type="string">
            <text:p text:style-name="P18">Tag</text:p>
          </table:table-cell>
          <table:table-cell table:style-name="Table16.A1" office:value-type="string">
            <text:p text:style-name="P18">Type</text:p>
          </table:table-cell>
          <table:table-cell table:style-name="Table16.D1" office:value-type="string">
            <text:p text:style-name="P17">Attribute Description</text:p>
          </table:table-cell>
        </table:table-row>
        <table:table-row table:style-name="Table16.1">
          <table:table-cell table:style-name="Table16.A2" office:value-type="string">
            <text:p text:style-name="P16">PET Detector Motion Details Sequence</text:p>
          </table:table-cell>
          <table:table-cell table:style-name="Table16.A2" office:value-type="string">
            <text:p text:style-name="P25">(0018,9733)<text:alphabetical-index-mark text:string-value="(0018,9733)"/></text:p>
          </table:table-cell>
          <table:table-cell table:style-name="Table16.A2" office:value-type="string">
            <text:p text:style-name="P25">1</text:p>
          </table:table-cell>
          <table:table-cell table:style-name="Table16.D2" office:value-type="string">
            <text:p text:style-name="P16">Contains the attributes defining the details of the motion of the Detector. Only a single Item shall be permitted in this sequence.</text:p>
          </table:table-cell>
        </table:table-row>
        <text:soft-page-break/>
        <table:table-row table:style-name="Table16.1">
          <table:table-cell table:style-name="Table16.A2" office:value-type="string">
            <text:p text:style-name="P16">&gt;Rotation Direction</text:p>
          </table:table-cell>
          <table:table-cell table:style-name="Table16.A2" office:value-type="string">
            <text:p text:style-name="P25">(0018,1140)<text:alphabetical-index-mark text:string-value="(0018,1140)"/></text:p>
          </table:table-cell>
          <table:table-cell table:style-name="Table16.A2" office:value-type="string">
            <text:p text:style-name="P25">1</text:p>
          </table:table-cell>
          <table:table-cell table:style-name="Table16.D2" office:value-type="string">
            <text:p text:style-name="P16">Direction of rotation of the detector about the gantry, as viewed while facing the gantry where the table enters the gantry.</text:p>
            <text:p text:style-name="Table_20_Entry">Enumerated Values:</text:p>
            <text:p text:style-name="P77"><text:tab/>CW = clockwise</text:p>
            <text:p text:style-name="P63"><text:tab/>CC = counter clockwise</text:p>
          </table:table-cell>
        </table:table-row>
        <table:table-row table:style-name="Table16.1">
          <table:table-cell table:style-name="Table16.A4" office:value-type="string">
            <text:p text:style-name="P16">&gt;Revolution Time</text:p>
          </table:table-cell>
          <table:table-cell table:style-name="Table16.A4" office:value-type="string">
            <text:p text:style-name="P25">(0018,9305<text:alphabetical-index-mark text:string-value="(0018,9305)"/>)</text:p>
          </table:table-cell>
          <table:table-cell table:style-name="Table16.A4" office:value-type="string">
            <text:p text:style-name="P25">1</text:p>
          </table:table-cell>
          <table:table-cell table:style-name="Table16.D4" office:value-type="string">
            <text:p text:style-name="P16">The time in seconds of a complete revolution of the detector around the gantry orbit.</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8.X.5.4<text:tab/>PET Position Macro</text:h>
                        </text:list-item>
                      </text:list>
                    </text:list-item>
                  </text:list>
                </text:list-item>
              </text:list>
            </text:list-item>
          </text:list>
        </text:list-item>
      </text:list>
      <text:p text:style-name="P133">Table C.8-X14 specifies the attributes of the PET Position Functional Group macro.</text:p>
      <text:p text:style-name="P160">Table C.8-X14<text:line-break/>PET POSITION<text:span text:style-name="T5"> </text:span>MACRO ATTRIBUTE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7">Attribute Name</text:p>
          </table:table-cell>
          <table:table-cell table:style-name="Table17.A1" office:value-type="string">
            <text:p text:style-name="P18">Tag</text:p>
          </table:table-cell>
          <table:table-cell table:style-name="Table17.A1" office:value-type="string">
            <text:p text:style-name="P18">Type</text:p>
          </table:table-cell>
          <table:table-cell table:style-name="Table17.D1" office:value-type="string">
            <text:p text:style-name="P17">Attribute Description</text:p>
          </table:table-cell>
        </table:table-row>
        <table:table-row table:style-name="Table17.1">
          <table:table-cell table:style-name="Table17.A2" office:value-type="string">
            <text:p text:style-name="P16">PET Position Sequence</text:p>
          </table:table-cell>
          <table:table-cell table:style-name="Table17.A2" office:value-type="string">
            <text:p text:style-name="P25">(0018,9735)<text:alphabetical-index-mark text:string-value="(0018,9735)"/></text:p>
          </table:table-cell>
          <table:table-cell table:style-name="Table17.A2" office:value-type="string">
            <text:p text:style-name="P25">1</text:p>
          </table:table-cell>
          <table:table-cell table:style-name="Table17.D2" office:value-type="string">
            <text:p text:style-name="P16">Contains the attributes defining the PET geometry. Only a single Item shall be permitted in this sequence.</text:p>
          </table:table-cell>
        </table:table-row>
        <table:table-row table:style-name="Table17.1">
          <table:table-cell table:style-name="Table17.A2" office:value-type="string">
            <text:p text:style-name="P16">&gt;Table Position</text:p>
          </table:table-cell>
          <table:table-cell table:style-name="Table17.A2" office:value-type="string">
            <text:p text:style-name="P25">(0018,9327)<text:alphabetical-index-mark text:string-value="(0018,9327)"/></text:p>
          </table:table-cell>
          <table:table-cell table:style-name="Table17.A2" office:value-type="string">
            <text:p text:style-name="P25">1C</text:p>
          </table:table-cell>
          <table:table-cell table:style-name="Table17.D2" office:value-type="string">
            <text:p text:style-name="P16">Relative longitudinal position of acquisition location of this frame in mm from an implementation specific reference point. Shall be relative to the same reference point for all frames in this SOP Instance, but may be different from the reference point in other SOP Instances. Positions as the table moves into the gantry viewed from the front are more negative.</text:p>
            <text:p text:style-name="Note">Notes:<text:tab/>1. For contiguous slices reconstructed from multiple detectors one would expect different values for adjacent slices.</text:p>
            <text:p text:style-name="Note"><text:tab/>2. Lateral positioning or tilting or swiveling are not described.</text:p>
            <text:p text:style-name="Table_20_Entry">Required if Frame Type (0008,9007<text:alphabetical-index-mark text:string-value="(0008,9007)"/>) Value 1 of this frame is ORIGINAL. May be present otherwise.</text:p>
          </table:table-cell>
        </table:table-row>
        <table:table-row table:style-name="Table17.1">
          <table:table-cell table:style-name="Table17.A2" office:value-type="string">
            <text:p text:style-name="P16">&gt;Data Collection Center (Patient)</text:p>
            <text:p text:style-name="Table_20_Entry"/>
          </table:table-cell>
          <table:table-cell table:style-name="Table17.A2" office:value-type="string">
            <text:p text:style-name="P25">(0018,9313)<text:alphabetical-index-mark text:string-value="(0018,9313)"/></text:p>
          </table:table-cell>
          <table:table-cell table:style-name="Table17.A2" office:value-type="string">
            <text:p text:style-name="P25">1C</text:p>
          </table:table-cell>
          <table:table-cell table:style-name="Table17.D2" office:value-type="string">
            <text:p text:style-name="P16">The x, y, and z coordinates (in the patient coordinate system) in mm of the center of the region in which data were collected. <text:s/>See C.8.X.5.4.1.</text:p>
            <text:p text:style-name="Table_20_Entry">Required if Frame Type (0008,9007<text:alphabetical-index-mark text:string-value="(0008,0008)"/>)<text:alphabetical-index-mark text:string-value="(0008,9007)"/> Value 1 equals ORIGINAL. May be present otherwise.</text:p>
          </table:table-cell>
        </table:table-row>
        <text:soft-page-break/>
        <table:table-row table:style-name="Table17.1">
          <table:table-cell table:style-name="Table17.A5" office:value-type="string">
            <text:p text:style-name="P16">&gt;Reconstruction Target Center <text:s/>(Patient)</text:p>
          </table:table-cell>
          <table:table-cell table:style-name="Table17.A5" office:value-type="string">
            <text:p text:style-name="P25">(0018,9318)<text:alphabetical-index-mark text:string-value="(0018,9318)"/></text:p>
          </table:table-cell>
          <table:table-cell table:style-name="Table17.A5" office:value-type="string">
            <text:p text:style-name="P25">1C</text:p>
          </table:table-cell>
          <table:table-cell table:style-name="Table17.D5" office:value-type="string">
            <text:p text:style-name="P16">The x, y, and z coordinates (in the patient coordinate system) of the reconstruction center target point as used for reconstruction in mm. See C.8.X.5.4.1.</text:p>
            <text:p text:style-name="Note">Note:<text:tab/>If the reconstructed image is not magnified or panned the value corresponds with the Data Collection Center (0018,9313)<text:alphabetical-index-mark text:string-value="(0018,9313)"/> attribute.</text:p>
            <text:p text:style-name="Table_20_Entry">Required if Frame Type (0008,9007<text:alphabetical-index-mark text:string-value="(0008,9007)"/>) Value 1 equals ORIGINAL. May be present otherwise.</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Heading_20_6" text:outline-level="6"><text:tab/>C.8.X.5.4.1<text:tab/>Relationships Between PET Geometric Attributes (Informative)</text:h>
                            </text:list-item>
                          </text:list>
                        </text:list-item>
                      </text:list>
                    </text:list-item>
                  </text:list>
                </text:list-item>
              </text:list>
            </text:list-item>
          </text:list>
        </text:list-item>
      </text:list>
      <text:p text:style-name="P133">In Figure C.8.X-1 the relationship of the Geometric Attributes within the PET Geometry and PET Reconstruction functional groups is shown. <text:s/>The figure, viewed from the front of the gantry (where the table enters the gantry), is informative only and is not meant to represent a standardization of an equipment-based frame of reference.</text:p>
      <text:p text:style-name="Figure_20_Title"><text:bookmark-start text:name="_1236594826"/><text:bookmark-end text:name="_1236594826"/><text:bookmark-start text:name="_1217941539"/><text:bookmark-end text:name="_1217941539"/><text:bookmark-start text:name="_1217941526"/><text:bookmark-end text:name="_1217941526"/><text:bookmark-start text:name="_1217941498"/><text:bookmark-end text:name="_1217941498"/><text:bookmark-start text:name="_1216547632"/><text:bookmark-end text:name="_1216547632"/><text:bookmark-start text:name="_1216547497"/><text:bookmark-end text:name="_1216547497"/><draw:frame draw:style-name="fr2" draw:name="Object2" text:anchor-type="as-char" svg:width="5.9299in" svg:height="4.7929in" draw:z-index="1"><draw:object-ole xlink:href="./Object 2" xlink:type="simple" xlink:show="embed" xlink:actuate="onLoad"/><draw:image xlink:href="./ObjectReplacements/Object 2" xlink:type="simple" xlink:show="embed" xlink:actuate="onLoad"/></draw:frame> </text:p>
      <text:p text:style-name="P162">Figure C.8.X-1: Geometry of PET Acquisition Syste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C.8.X.5.5<text:tab/> PET Frame Correction Factors Macro</text:h>
                        </text:list-item>
                      </text:list>
                    </text:list-item>
                  </text:list>
                </text:list-item>
              </text:list>
            </text:list-item>
          </text:list>
        </text:list-item>
      </text:list>
      <text:p text:style-name="P133">Table C.8-X15 specifies the attributes of the PET Frame Correction Factors Functional Group macro.</text:p>
      <text:p text:style-name="P161">Table C.8-X15<text:line-break/>PET FRAME CORRECTION FACTORS MACRO ATTRIBUTE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68">Attribute Name</text:p>
          </table:table-cell>
          <table:table-cell table:style-name="Table18.A1" office:value-type="string">
            <text:p text:style-name="P69">Tag</text:p>
          </table:table-cell>
          <table:table-cell table:style-name="Table18.A1" office:value-type="string">
            <text:p text:style-name="P69">Type</text:p>
          </table:table-cell>
          <table:table-cell table:style-name="Table18.D1" office:value-type="string">
            <text:p text:style-name="P69">Attribute Description</text:p>
          </table:table-cell>
        </table:table-row>
        <table:table-row table:style-name="Table18.1">
          <table:table-cell table:style-name="Table18.A2" office:value-type="string">
            <text:p text:style-name="P66">PET Frame Correction Factors Sequence</text:p>
          </table:table-cell>
          <table:table-cell table:style-name="Table18.A2" office:value-type="string">
            <text:p text:style-name="P67">(0018,9736)<text:alphabetical-index-mark text:string-value="(0018,9736)"/></text:p>
          </table:table-cell>
          <table:table-cell table:style-name="Table18.A2" office:value-type="string">
            <text:p text:style-name="P67">1</text:p>
          </table:table-cell>
          <table:table-cell table:style-name="Table18.D2" office:value-type="string">
            <text:p text:style-name="P66">Contains the attributes that describe the correction factors applied to this frame. Only a single Item shall be permitted in this sequence.</text:p>
          </table:table-cell>
        </table:table-row>
        <table:table-row table:style-name="Table18.1">
          <table:table-cell table:style-name="Table18.A2" office:value-type="string">
            <text:p text:style-name="P16">&gt;Primary (Prompts) Counts Accumulated</text:p>
          </table:table-cell>
          <table:table-cell table:style-name="Table18.A2" office:value-type="string">
            <text:p text:style-name="P25">(0054,1310)<text:alphabetical-index-mark text:string-value="(0054,1310)"/></text:p>
          </table:table-cell>
          <table:table-cell table:style-name="Table18.A2" office:value-type="string">
            <text:p text:style-name="P25">1C</text:p>
          </table:table-cell>
          <table:table-cell table:style-name="Table18.D2" office:value-type="string">
            <text:p text:style-name="P16">The sum of events that occur in the primary event channel. <text:s/>The counts include Trues +Scatter+ Randoms if Corrected Image (0028,0051)<text:alphabetical-index-mark text:string-value="(0028,0051)"/> includes RAN; otherwise the counts are Trues +Scatter.</text:p>
            <text:p text:style-name="Table_20_Entry">Required if Frame Type (0008,9007)<text:alphabetical-index-mark text:string-value="(0008,9007)"/> Value 1 is ORIGINAL. May be present otherwise.</text:p>
          </table:table-cell>
        </table:table-row>
        <table:table-row table:style-name="Table18.1">
          <table:table-cell table:style-name="Table18.A2" office:value-type="string">
            <text:p text:style-name="P16">&gt;Slice Sensitivity Factor</text:p>
          </table:table-cell>
          <table:table-cell table:style-name="Table18.A2" office:value-type="string">
            <text:p text:style-name="P25">(0054,1320)<text:alphabetical-index-mark text:string-value="(0054,1320)"/></text:p>
          </table:table-cell>
          <table:table-cell table:style-name="Table18.A2" office:value-type="string">
            <text:p text:style-name="P25">1C</text:p>
          </table:table-cell>
          <table:table-cell table:style-name="Table18.D2" office:value-type="string">
            <text:p text:style-name="P16">The slice-to-slice sensitivity correction factor that was used to correct this frame. <text:s/>The value shall be one if no slice sensitivity correction was applied.</text:p>
            <text:p text:style-name="Table_20_Entry">Required if Frame Type (0008,9007)<text:alphabetical-index-mark text:string-value="(0008,9007)"/> Value 1 is ORIGINAL. May be present otherwise.</text:p>
          </table:table-cell>
        </table:table-row>
        <table:table-row table:style-name="Table18.1">
          <table:table-cell table:style-name="Table18.A2" office:value-type="string">
            <text:p text:style-name="P16">&gt;Decay Factor</text:p>
          </table:table-cell>
          <table:table-cell table:style-name="Table18.A2" office:value-type="string">
            <text:p text:style-name="P25">(0054,1321)<text:alphabetical-index-mark text:string-value="(0054,1321)"/></text:p>
          </table:table-cell>
          <table:table-cell table:style-name="Table18.A2" office:value-type="string">
            <text:p text:style-name="P25">1C</text:p>
          </table:table-cell>
          <table:table-cell table:style-name="Table18.D2" office:value-type="string">
            <text:p text:style-name="P16">The decay factor that was used to scale this frame.</text:p>
            <text:p text:style-name="Table_20_Entry">Required if Decay Corrected (0028,9758)<text:alphabetical-index-mark text:string-value="(0028,9758)"/> equals YES.</text:p>
          </table:table-cell>
        </table:table-row>
        <table:table-row table:style-name="Table18.1">
          <table:table-cell table:style-name="Table18.A2" office:value-type="string">
            <text:p text:style-name="P16">&gt;Scatter Fraction Factor</text:p>
          </table:table-cell>
          <table:table-cell table:style-name="Table18.A2" office:value-type="string">
            <text:p text:style-name="P25">(0054,1323)<text:alphabetical-index-mark text:string-value="(0054,1323)"/></text:p>
          </table:table-cell>
          <table:table-cell table:style-name="Table18.A2" office:value-type="string">
            <text:p text:style-name="P25">1C</text:p>
          </table:table-cell>
          <table:table-cell table:style-name="Table18.D2" office:value-type="string">
            <text:p text:style-name="P16">An estimate of the fraction of acquired counts that were due to scatter and were corrected in this frame. <text:s/>The value shall be zero if no scatter correction was applied.</text:p>
            <text:p text:style-name="Table_20_Entry">Required if Frame Type (0008,9007<text:alphabetical-index-mark text:string-value="(0008,9007)"/> Value 1 is ORIGINAL. May be present otherwise.</text:p>
          </table:table-cell>
        </table:table-row>
        <table:table-row table:style-name="Table18.1">
          <table:table-cell table:style-name="Table18.A7" office:value-type="string">
            <text:p text:style-name="P16">&gt;Dead Time Factor</text:p>
          </table:table-cell>
          <table:table-cell table:style-name="Table18.A7" office:value-type="string">
            <text:p text:style-name="P25">(0054,1324)<text:alphabetical-index-mark text:string-value="(0054,1324)"/></text:p>
          </table:table-cell>
          <table:table-cell table:style-name="Table18.A7" office:value-type="string">
            <text:p text:style-name="P25">1C</text:p>
          </table:table-cell>
          <table:table-cell table:style-name="Table18.D7" office:value-type="string">
            <text:p text:style-name="P16">The average dead time correction factor that was applied to this frame. <text:s/>The value shall be one if no dead time correction was applied.</text:p>
            <text:p text:style-name="Table_20_Entry">Required if Frame Type (0008,9007)<text:alphabetical-index-mark text:string-value="(0008,9007)"/> Value 1 is ORIGINAL. May be present otherwise.</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C.8.X.5.6<text:tab/><text:tab/>PET Reconstruction Macro</text:h>
                        </text:list-item>
                      </text:list>
                    </text:list-item>
                  </text:list>
                </text:list-item>
              </text:list>
            </text:list-item>
          </text:list>
        </text:list-item>
      </text:list>
      <text:p text:style-name="P133">Table C.8-X17 specifies the attributes of the PET Reconstruction Functional Group Macro, which describe the method used to reconstruct this image.</text:p>
      <text:p text:style-name="P160">Table C.8-X17<text:line-break/>PET RECONSTRUCTION MACRO ATTRIBUTE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1">Attribute Name</text:p>
          </table:table-cell>
          <table:table-cell table:style-name="Table19.A1" office:value-type="string">
            <text:p text:style-name="P52">Tag</text:p>
          </table:table-cell>
          <table:table-cell table:style-name="Table19.A1" office:value-type="string">
            <text:p text:style-name="P52">Type</text:p>
          </table:table-cell>
          <table:table-cell table:style-name="Table19.D1" office:value-type="string">
            <text:p text:style-name="P51">Attribute Description</text:p>
          </table:table-cell>
        </table:table-row>
        <table:table-row table:style-name="Table19.1">
          <table:table-cell table:style-name="Table19.A2" office:value-type="string">
            <text:p text:style-name="P16">PET Reconstruction Sequence</text:p>
          </table:table-cell>
          <table:table-cell table:style-name="Table19.A2" office:value-type="string">
            <text:p text:style-name="P25">(0018,9749)<text:alphabetical-index-mark text:string-value="(0018,9749)"/></text:p>
          </table:table-cell>
          <table:table-cell table:style-name="Table19.A2" office:value-type="string">
            <text:p text:style-name="P25">1</text:p>
          </table:table-cell>
          <table:table-cell table:style-name="Table19.D2" office:value-type="string">
            <text:p text:style-name="P16">Contains the attributes describing the reconstruction process for this frame.</text:p>
            <text:p text:style-name="Table_20_Entry">Only a single Item shall be permitted in this sequence.</text:p>
          </table:table-cell>
        </table:table-row>
        <table:table-row table:style-name="Table19.1">
          <table:table-cell table:style-name="Table19.A2" office:value-type="string">
            <text:p text:style-name="P16">&gt;Reconstruction Type</text:p>
          </table:table-cell>
          <table:table-cell table:style-name="Table19.A2" office:value-type="string">
            <text:p text:style-name="P25">(0018,9756)<text:alphabetical-index-mark text:string-value="(0018,9756)"/></text:p>
          </table:table-cell>
          <table:table-cell table:style-name="Table19.A2" office:value-type="string">
            <text:p text:style-name="P25">1C</text:p>
          </table:table-cell>
          <table:table-cell table:style-name="Table19.D2" office:value-type="string">
            <text:p text:style-name="P16">Description of the type of algorithm used when reconstructing the image from the data acquired during the acquisition process.</text:p>
            <text:p text:style-name="Table_20_Entry">Defined Terms:</text:p>
            <text:p text:style-name="P90">2D</text:p>
            <text:p text:style-name="P90">3D</text:p>
            <text:p text:style-name="P90">3D_REBINNED</text:p>
            <text:p text:style-name="Table_20_Entry">Required if Frame Type (0008,9007)<text:alphabetical-index-mark text:string-value="(0008,9007)"/> Value 1 equals ORIGINAL. May be present otherwise.</text:p>
          </table:table-cell>
        </table:table-row>
        <table:table-row table:style-name="Table19.1">
          <table:table-cell table:style-name="Table19.A2" office:value-type="string">
            <text:p text:style-name="P16">&gt;Reconstruction Algorithm</text:p>
          </table:table-cell>
          <table:table-cell table:style-name="Table19.A2" office:value-type="string">
            <text:p text:style-name="P25">(0018,9315)<text:alphabetical-index-mark text:string-value="(0018,9315)"/></text:p>
          </table:table-cell>
          <table:table-cell table:style-name="Table19.A2" office:value-type="string">
            <text:p text:style-name="P25">1C</text:p>
          </table:table-cell>
          <table:table-cell table:style-name="Table19.D2" office:value-type="string">
            <text:p text:style-name="P16">Description of the algorithm used when reconstructing the image from the data acquired during the acquisition process.</text:p>
            <text:p text:style-name="P77">Defined Terms:</text:p>
            <text:p text:style-name="P70"><text:tab/>FILTER_BACK­_PROJ</text:p>
            <text:p text:style-name="P70"><text:tab/>REPROJECTION</text:p>
            <text:p text:style-name="P70"><text:tab/>RAMLA</text:p>
            <text:p text:style-name="P70"><text:tab/>MLEM</text:p>
            <text:p text:style-name="Table_20_Entry">Required if Frame Type (0008,9007<text:alphabetical-index-mark text:string-value="(0008,9007)"/>) Value 1 of this frame is ORIGINAL. May be present otherwise.</text:p>
          </table:table-cell>
        </table:table-row>
        <table:table-row table:style-name="Table19.1">
          <table:table-cell table:style-name="Table19.A2" office:value-type="string">
            <text:p text:style-name="P16">&gt;Iterative Reconstruction Method </text:p>
          </table:table-cell>
          <table:table-cell table:style-name="Table19.A2" office:value-type="string">
            <text:p text:style-name="P25">(0018,9769)<text:alphabetical-index-mark text:string-value="(0018,9769)"/></text:p>
          </table:table-cell>
          <table:table-cell table:style-name="Table19.A2" office:value-type="string">
            <text:p text:style-name="P25"/>
          </table:table-cell>
          <table:table-cell table:style-name="Table19.D2" office:value-type="string">
            <text:p text:style-name="P16">Iterative Reconstruction Method used.</text:p>
            <text:p text:style-name="P65">Enumerate Values:</text:p>
            <text:p text:style-name="P65"><text:tab/>YES</text:p>
            <text:p text:style-name="P63"><text:tab/>NO</text:p>
          </table:table-cell>
        </table:table-row>
        <table:table-row table:style-name="Table19.1">
          <table:table-cell table:style-name="Table19.A2" office:value-type="string">
            <text:p text:style-name="P16">&gt;Number of Iterations</text:p>
          </table:table-cell>
          <table:table-cell table:style-name="Table19.A2" office:value-type="string">
            <text:p text:style-name="P25">(0018,9739)<text:alphabetical-index-mark text:string-value="(0018,9739)"/></text:p>
          </table:table-cell>
          <table:table-cell table:style-name="Table19.A2" office:value-type="string">
            <text:p text:style-name="P25">1C</text:p>
          </table:table-cell>
          <table:table-cell table:style-name="Table19.D2" office:value-type="string">
            <text:p text:style-name="P16">Number of iterations.</text:p>
            <text:p text:style-name="Table_20_Entry">Required if Frame Type (0008,9007)<text:alphabetical-index-mark text:string-value="(0008,9007)"/> Value 1 equals ORIGINAL and Iterative Reconstruction Method (0018,9769)<text:alphabetical-index-mark text:string-value="(0018,9769)"/> equals YES. May be present otherwise.</text:p>
          </table:table-cell>
        </table:table-row>
        <text:soft-page-break/>
        <table:table-row table:style-name="Table19.1">
          <table:table-cell table:style-name="Table19.A2" office:value-type="string">
            <text:p text:style-name="P16">&gt;Number of Subsets</text:p>
          </table:table-cell>
          <table:table-cell table:style-name="Table19.A2" office:value-type="string">
            <text:p text:style-name="P25">(0018,9740)<text:alphabetical-index-mark text:string-value="(0018,9740)"/></text:p>
          </table:table-cell>
          <table:table-cell table:style-name="Table19.A2" office:value-type="string">
            <text:p text:style-name="P25">1C</text:p>
          </table:table-cell>
          <table:table-cell table:style-name="Table19.D2" office:value-type="string">
            <text:p text:style-name="P16">Number of subsets.</text:p>
            <text:p text:style-name="Table_20_Entry">Required if Frame Type (0008,9007)<text:alphabetical-index-mark text:string-value="(0008,9007)"/>) Value 1 equals ORIGINAL and Iterative Reconstruction Method (0018,9769)<text:alphabetical-index-mark text:string-value="(0018,9769)"/> equals YES. May be present otherwise.</text:p>
          </table:table-cell>
        </table:table-row>
        <table:table-row table:style-name="Table19.1">
          <table:table-cell table:style-name="Table19.A2" office:value-type="string">
            <text:p text:style-name="P16">&gt;Reconstruction Diameter</text:p>
          </table:table-cell>
          <table:table-cell table:style-name="Table19.A2" office:value-type="string">
            <text:p text:style-name="P25">(0018,1100)<text:alphabetical-index-mark text:string-value="(0018,1100)"/></text:p>
          </table:table-cell>
          <table:table-cell table:style-name="Table19.A2" office:value-type="string">
            <text:p text:style-name="P25">1C</text:p>
          </table:table-cell>
          <table:table-cell table:style-name="Table19.D2" office:value-type="string">
            <text:p text:style-name="P16">The diameter in mm of the region from which data were used in creating the reconstruction of the image. Data may exist outside this region and portions of the patient may exist outside this region. See C.8.X.5.4.1.</text:p>
            <text:p text:style-name="Table_20_Entry">Required if Frame Type (0008,9007)<text:alphabetical-index-mark text:string-value="(0008,9007)"/> Value 1 equals ORIGINAL and Reconstruction Field of View (0018,9317)<text:alphabetical-index-mark text:string-value="(0018,9317)"/> is not present.</text:p>
            <text:p text:style-name="Table_20_Entry">Otherwise may be present if Frame Type (0008,9007)<text:alphabetical-index-mark text:string-value="(0008,9007)"/> Value 1 equals DERIVED and Reconstruction Field of View (0018,9317)<text:alphabetical-index-mark text:string-value="(0018,9317)"/> is not present.</text:p>
          </table:table-cell>
        </table:table-row>
        <table:table-row table:style-name="Table19.1">
          <table:table-cell table:style-name="Table19.A9" office:value-type="string">
            <text:p text:style-name="P16">&gt;Reconstruction Field of View</text:p>
          </table:table-cell>
          <table:table-cell table:style-name="Table19.A9" office:value-type="string">
            <text:p text:style-name="P25">(0018,9317)<text:alphabetical-index-mark text:string-value="(0018,9317)"/></text:p>
          </table:table-cell>
          <table:table-cell table:style-name="Table19.A9" office:value-type="string">
            <text:p text:style-name="P25">1C</text:p>
          </table:table-cell>
          <table:table-cell table:style-name="Table19.D9" office:value-type="string">
            <text:p text:style-name="P16">The field of view width (x-dimension) followed by height (y-dimension) as used for reconstruction in mm.</text:p>
            <text:p text:style-name="Table_20_Entry">Required if Image Type (0008,9007)<text:alphabetical-index-mark text:string-value="(0008,9007)"/> Value 1 equals ORIGINAL and Reconstruction Diameter (0018,1100)<text:alphabetical-index-mark text:string-value="(0018,1100)"/> is not present.</text:p>
            <text:p text:style-name="Table_20_Entry">Otherwise may be present if Frame Type (0008,9007)<text:alphabetical-index-mark text:string-value="(0008,9007)"/> Value 1 equals DERIVED and Reconstruction Diameter (0018,1100)<text:alphabetical-index-mark text:string-value="(0018,1100)"/> is not present.</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8.X.5.7<text:tab/><text:tab/>PET Table Dynamics Macro</text:h>
                        </text:list-item>
                      </text:list>
                    </text:list-item>
                  </text:list>
                </text:list-item>
              </text:list>
            </text:list-item>
          </text:list>
        </text:list-item>
      </text:list>
      <text:p text:style-name="P133">Table C.8-X18 specifies the attributes of the PET Table Dynamics Functional Group Macro, which describes the table motion during acquisition of the data.</text:p>
      <text:p text:style-name="P160">Table C.8-X18<text:line-break/>PET TABLE DYNAMICS MACRO ATTRIBUTES</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51">Attribute Name</text:p>
          </table:table-cell>
          <table:table-cell table:style-name="Table20.A1" office:value-type="string">
            <text:p text:style-name="P52">Tag</text:p>
          </table:table-cell>
          <table:table-cell table:style-name="Table20.A1" office:value-type="string">
            <text:p text:style-name="P52">Type</text:p>
          </table:table-cell>
          <table:table-cell table:style-name="Table20.D1" office:value-type="string">
            <text:p text:style-name="P51">Attribute Description</text:p>
          </table:table-cell>
        </table:table-row>
        <table:table-row table:style-name="Table20.1">
          <table:table-cell table:style-name="Table20.A2" office:value-type="string">
            <text:p text:style-name="P16">PET Table Dynamics Sequence</text:p>
          </table:table-cell>
          <table:table-cell table:style-name="Table20.A2" office:value-type="string">
            <text:p text:style-name="P25">(0018,9734)<text:alphabetical-index-mark text:string-value="(0018,9734)"/></text:p>
          </table:table-cell>
          <table:table-cell table:style-name="Table20.A2" office:value-type="string">
            <text:p text:style-name="P25">1</text:p>
          </table:table-cell>
          <table:table-cell table:style-name="Table20.D2" office:value-type="string">
            <text:p text:style-name="P16">Contains the attributes describing the movement of the PET Table.</text:p>
            <text:p text:style-name="Table_20_Entry">Only a single Item shall be permitted in this sequence.</text:p>
          </table:table-cell>
        </table:table-row>
        <table:table-row table:style-name="Table20.1">
          <table:table-cell table:style-name="Table20.A3" office:value-type="string">
            <text:p text:style-name="P16">&gt;Table Speed</text:p>
          </table:table-cell>
          <table:table-cell table:style-name="Table20.A3" office:value-type="string">
            <text:p text:style-name="P25">(0018,9309)<text:alphabetical-index-mark text:string-value="(0018,9309)"/></text:p>
          </table:table-cell>
          <table:table-cell table:style-name="Table20.A3" office:value-type="string">
            <text:p text:style-name="P25">1</text:p>
          </table:table-cell>
          <table:table-cell table:style-name="Table20.D3" office:value-type="string">
            <text:p text:style-name="P16">The distance in mm that the Table moves in one second during the gathering of data that resulted in this frame.</text:p>
          </table:table-cell>
        </table:table-row>
      </table:table>
      <text:p text:style-name="Standard"/>
      <text:p text:style-name="P131"/>
      <text:p text:style-name="P132"/>
      <text:p text:style-name="P132"/>
      <text:p text:style-name="P132"/>
      <text:p text:style-name="Standard"/>
      <text:p text:style-name="P132"/>
      <text:p text:style-name="P132"/>
      <text:p text:style-name="P132"/>
      <text:p text:style-name="Standard"/>
      <text:list text:style-name="Outline" text:continue-numbering="true">
        <text:list-item>
          <text:h text:style-name="Heading_20_1" text:outline-level="1"><text:span text:style-name="T17">Changes to NEMA Standards Publication PS 3.4-2007</text:span></text:h>
        </text:list-item>
      </text:list>
      <text:p text:style-name="P112">Digital Imaging and Communications in Medicine (DICOM)</text:p>
      <text:p text:style-name="Standard_20_Title">Part 4: Service Class Specifications</text:p>
      <text:p text:style-name="P163">Item #11: Add the following to Table B.5-1</text:p>
      <text:p text:style-name="Standard"/>
      <text:list text:style-name="Outline" text:continue-numbering="true">
        <text:list-item>
          <text:list text:continue-numbering="true">
            <text:list-item>
              <text:h text:style-name="Heading_20_2" text:outline-level="2">B.5<text:tab/>Standard SOP classes</text:h>
            </text:list-item>
          </text:list>
        </text:list-item>
      </text:list>
      <text:p text:style-name="Table_20_Title">Table B.5-1<text:span text:style-name="T18"><text:line-break/></text:span>STANDARD SOP CLASS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59">SOP Class Name</text:p>
          </table:table-cell>
          <table:table-cell table:style-name="Table21.A1" office:value-type="string">
            <text:p text:style-name="P158">SOP Class UID</text:p>
          </table:table-cell>
          <table:table-cell table:style-name="Table21.C1" office:value-type="string">
            <text:p text:style-name="P158">IOD Specification<text:line-break/>(defined in PS 3.3)</text:p>
          </table:table-cell>
        </table:table-row>
        <table:table-row table:style-name="Table21.1">
          <table:table-cell table:style-name="Table21.A2" office:value-type="string">
            <text:p text:style-name="P16">Enhanced PET Image Storage</text:p>
          </table:table-cell>
          <table:table-cell table:style-name="Table21.A2" office:value-type="string">
            <text:p text:style-name="P25">1.2.840.10008.5.1.4.1.1.130<text:alphabetical-index-mark text:string-value="1.2.840.10008.5.1.4.1.1.130"/></text:p>
          </table:table-cell>
          <table:table-cell table:style-name="Table21.C2" office:value-type="string">
            <text:p text:style-name="P16">Enhanced PET Image</text:p>
          </table:table-cell>
        </table:table-row>
      </table:table>
      <text:p text:style-name="Standard"/>
      <text:p text:style-name="Instruction">Item #12: Add the following to Table I.4-1</text:p>
      <text:p text:style-name="Standard"/>
      <text:list text:style-name="Outline" text:continue-numbering="true">
        <text:list-item>
          <text:list text:continue-numbering="true">
            <text:list-item>
              <text:h text:style-name="Heading_20_2" text:outline-level="2">I.4<text:tab/>Media Storage Standard SOP Classes</text:h>
            </text:list-item>
          </text:list>
        </text:list-item>
      </text:list>
      <text:p text:style-name="Table_20_Title">Table I.4-1<text:line-break/>Media Storage Standard SOP Classes</text:p>
      <table:table table:name="Table22" table:style-name="Table22">
        <table:table-column table:style-name="Table22.A" table:number-columns-repeated="2"/>
        <table:table-column table:style-name="Table22.C"/>
        <table:table-row table:style-name="Table22.1">
          <table:table-cell table:style-name="Table22.A1" office:value-type="string">
            <text:p text:style-name="P159">SOP Class Name</text:p>
          </table:table-cell>
          <table:table-cell table:style-name="Table22.A1" office:value-type="string">
            <text:p text:style-name="P158">SOP Class UID</text:p>
          </table:table-cell>
          <table:table-cell table:style-name="Table22.C1" office:value-type="string">
            <text:p text:style-name="P158">IOD Specification</text:p>
          </table:table-cell>
        </table:table-row>
        <table:table-row table:style-name="Table22.1">
          <table:table-cell table:style-name="Table22.A2" office:value-type="string">
            <text:p text:style-name="P16">Enhanced PET Image Storage</text:p>
          </table:table-cell>
          <table:table-cell table:style-name="Table22.A2" office:value-type="string">
            <text:p text:style-name="P25">1.2.840.10008.5.1.4.1.1.130<text:alphabetical-index-mark text:string-value="1.2.840.10008.5.1.4.1.1.130"/></text:p>
          </table:table-cell>
          <table:table-cell table:style-name="Table22.C2" office:value-type="string">
            <text:p text:style-name="P16">IOD defined in PS 3.3</text:p>
          </table:table-cell>
        </table:table-row>
      </table:table>
      <text:p text:style-name="Standard"/>
      <text:p text:style-name="P130"/>
      <text:p text:style-name="P132"/>
      <text:p text:style-name="P132"/>
      <text:p text:style-name="P132"/>
      <text:p text:style-name="Standard"/>
      <text:p text:style-name="P132"/>
      <text:p text:style-name="P132"/>
      <text:p text:style-name="P132"/>
      <text:p text:style-name="Standard"/>
      <text:list text:style-name="Outline" text:continue-numbering="true">
        <text:list-item>
          <text:h text:style-name="Heading_20_1" text:outline-level="1"><text:span text:style-name="T17">Changes to NEMA Standards Publication PS 3.6-2007</text:span></text:h>
        </text:list-item>
      </text:list>
      <text:p text:style-name="P112">Digital Imaging and Communications in Medicine (DICOM)</text:p>
      <text:p text:style-name="Standard_20_Title">Part 6: Data Dictionary</text:p>
      <text:p text:style-name="P163">Item #13: Add the following Data Elements to Part 6 Section 6: </text:p>
      <text:list text:style-name="Outline" text:continue-numbering="true">
        <text:list-item>
          <text:h text:style-name="Heading_20_1" text:outline-level="1">6<text:tab/>Registry of DICOM data elements</text:h>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7">Tag </text:p>
            </table:table-cell>
            <table:table-cell table:style-name="Table23.A1" office:value-type="string">
              <text:p text:style-name="P17">Name</text:p>
            </table:table-cell>
            <table:table-cell table:style-name="Table23.A1" office:value-type="string">
              <text:p text:style-name="P18">VR</text:p>
            </table:table-cell>
            <table:table-cell table:style-name="Table23.A1" office:value-type="string">
              <text:p text:style-name="P18">VM</text:p>
            </table:table-cell>
            <table:table-cell table:style-name="Table23.A1" office:value-type="string">
              <text:p text:style-name="P17"/>
            </table:table-cell>
          </table:table-row>
        </table:table-header-rows>
        <table:table-row table:style-name="Table23.1">
          <table:table-cell table:style-name="Table23.A2" office:value-type="string">
            <text:p text:style-name="P26">(0018,9701)</text:p>
          </table:table-cell>
          <table:table-cell table:style-name="Table23.A2" office:value-type="string">
            <text:p text:style-name="P16">Decay Correction DateTime</text:p>
          </table:table-cell>
          <table:table-cell table:style-name="Table23.A2" office:value-type="string">
            <text:p text:style-name="P25">DT</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15)</text:p>
          </table:table-cell>
          <table:table-cell table:style-name="Table23.A2" office:value-type="string">
            <text:p text:style-name="P16">Start Density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16)</text:p>
          </table:table-cell>
          <table:table-cell table:style-name="Table23.A2" office:value-type="string">
            <text:p text:style-name="P16">Start Relative Density Difference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17)</text:p>
          </table:table-cell>
          <table:table-cell table:style-name="Table23.A2" office:value-type="string">
            <text:p text:style-name="P16">Start Cardiac Trigger Count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18)</text:p>
          </table:table-cell>
          <table:table-cell table:style-name="Table23.A2" office:value-type="string">
            <text:p text:style-name="P16">Start Respiratory Trigger Count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19)</text:p>
          </table:table-cell>
          <table:table-cell table:style-name="Table23.A2" office:value-type="string">
            <text:p text:style-name="P16">Termination Counts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0)</text:p>
          </table:table-cell>
          <table:table-cell table:style-name="Table23.A2" office:value-type="string">
            <text:p text:style-name="P16">Termination Density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1)</text:p>
          </table:table-cell>
          <table:table-cell table:style-name="Table23.A2" office:value-type="string">
            <text:p text:style-name="P16">Termination Relative Density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2)</text:p>
          </table:table-cell>
          <table:table-cell table:style-name="Table23.A2" office:value-type="string">
            <text:p text:style-name="P16">Termination Time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3)</text:p>
          </table:table-cell>
          <table:table-cell table:style-name="Table23.A2" office:value-type="string">
            <text:p text:style-name="P16">Termination Cardiac Trigger Count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4)</text:p>
          </table:table-cell>
          <table:table-cell table:style-name="Table23.A2" office:value-type="string">
            <text:p text:style-name="P16">Termination Respiratory Trigger Count Threshold</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5)</text:p>
          </table:table-cell>
          <table:table-cell table:style-name="Table23.A2" office:value-type="string">
            <text:p text:style-name="P16">Detector Geometry</text:p>
          </table:table-cell>
          <table:table-cell table:style-name="Table23.A2" office:value-type="string">
            <text:p text:style-name="P25">C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6)</text:p>
          </table:table-cell>
          <table:table-cell table:style-name="Table23.A2" office:value-type="string">
            <text:p text:style-name="P16">Transverse Detector Separation</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7)</text:p>
          </table:table-cell>
          <table:table-cell table:style-name="Table23.A2" office:value-type="string">
            <text:p text:style-name="P16">Axial Detector Dimension</text:p>
          </table:table-cell>
          <table:table-cell table:style-name="Table23.A2" office:value-type="string">
            <text:p text:style-name="P25">FD</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29)</text:p>
          </table:table-cell>
          <table:table-cell table:style-name="Table23.A2" office:value-type="string">
            <text:p text:style-name="P16">Radiopharmaceutical Agent Number</text:p>
          </table:table-cell>
          <table:table-cell table:style-name="Table23.A2" office:value-type="string">
            <text:p text:style-name="P25">U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2)</text:p>
          </table:table-cell>
          <table:table-cell table:style-name="Table23.A2" office:value-type="string">
            <text:p text:style-name="P16">PET Frame Acquisition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3)</text:p>
          </table:table-cell>
          <table:table-cell table:style-name="Table23.A2" office:value-type="string">
            <text:p text:style-name="P16">PET Detector Motion Details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4)</text:p>
          </table:table-cell>
          <table:table-cell table:style-name="Table23.A2" office:value-type="string">
            <text:p text:style-name="P16">PET Table Dynamics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5)</text:p>
          </table:table-cell>
          <table:table-cell table:style-name="Table23.A2" office:value-type="string">
            <text:p text:style-name="P16">PET Position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6)</text:p>
          </table:table-cell>
          <table:table-cell table:style-name="Table23.A2" office:value-type="string">
            <text:p text:style-name="P16">PET Frame Correction Factors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7)</text:p>
          </table:table-cell>
          <table:table-cell table:style-name="Table23.A2" office:value-type="string">
            <text:p text:style-name="P16">Radiopharmaceutical Usage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8)</text:p>
          </table:table-cell>
          <table:table-cell table:style-name="Table23.A2" office:value-type="string">
            <text:p text:style-name="P16">Attenuation Correction Source</text:p>
          </table:table-cell>
          <table:table-cell table:style-name="Table23.A2" office:value-type="string">
            <text:p text:style-name="P25">C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39)</text:p>
          </table:table-cell>
          <table:table-cell table:style-name="Table23.A2" office:value-type="string">
            <text:p text:style-name="P16">Number of Iterations</text:p>
          </table:table-cell>
          <table:table-cell table:style-name="Table23.A2" office:value-type="string">
            <text:p text:style-name="P25">U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40)</text:p>
          </table:table-cell>
          <table:table-cell table:style-name="Table23.A2" office:value-type="string">
            <text:p text:style-name="P16">Number of Subsets</text:p>
          </table:table-cell>
          <table:table-cell table:style-name="Table23.A2" office:value-type="string">
            <text:p text:style-name="P25">U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49)</text:p>
          </table:table-cell>
          <table:table-cell table:style-name="Table23.A2" office:value-type="string">
            <text:p text:style-name="P16">PET Reconstruction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51)</text:p>
          </table:table-cell>
          <table:table-cell table:style-name="Table23.A2" office:value-type="string">
            <text:p text:style-name="P16">PET Frame Type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55)</text:p>
          </table:table-cell>
          <table:table-cell table:style-name="Table23.A2" office:value-type="string">
            <text:p text:style-name="P16">Time of Flight Information Used</text:p>
          </table:table-cell>
          <table:table-cell table:style-name="Table23.A2" office:value-type="string">
            <text:p text:style-name="P25">C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56)</text:p>
          </table:table-cell>
          <table:table-cell table:style-name="Table23.A2" office:value-type="string">
            <text:p text:style-name="P16">Reconstruction Type</text:p>
          </table:table-cell>
          <table:table-cell table:style-name="Table23.A2" office:value-type="string">
            <text:p text:style-name="P25">C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57)</text:p>
          </table:table-cell>
          <table:table-cell table:style-name="Table23.A2" office:value-type="string">
            <text:p text:style-name="P16">Dynamic Flag</text:p>
          </table:table-cell>
          <table:table-cell table:style-name="Table23.A2" office:value-type="string">
            <text:p text:style-name="P25">C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69)</text:p>
          </table:table-cell>
          <table:table-cell table:style-name="Table23.A2" office:value-type="string">
            <text:p text:style-name="P16">Iterative Reconstruction Method </text:p>
          </table:table-cell>
          <table:table-cell table:style-name="Table23.A2" office:value-type="string">
            <text:p text:style-name="P25">CS</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70)</text:p>
          </table:table-cell>
          <table:table-cell table:style-name="Table23.A2" office:value-type="string">
            <text:p text:style-name="P16">Attenuation Correction Temporal Relationship</text:p>
          </table:table-cell>
          <table:table-cell table:style-name="Table23.A2" office:value-type="string">
            <text:p text:style-name="P25">CS</text:p>
          </table:table-cell>
          <table:table-cell table:style-name="Table23.A2" office:value-type="string">
            <text:p text:style-name="P25">1</text:p>
          </table:table-cell>
          <table:table-cell table:style-name="Table23.A2" office:value-type="string">
            <text:p text:style-name="P16"/>
          </table:table-cell>
        </table:table-row>
        <text:soft-page-break/>
        <table:table-row table:style-name="Table23.1">
          <table:table-cell table:style-name="Table23.A2" office:value-type="string">
            <text:p text:style-name="P25">(0018,9771)</text:p>
          </table:table-cell>
          <table:table-cell table:style-name="Table23.A2" office:value-type="string">
            <text:p text:style-name="P16">Patient Physiological State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row table:style-name="Table23.1">
          <table:table-cell table:style-name="Table23.A2" office:value-type="string">
            <text:p text:style-name="P25">(0018,9772)</text:p>
          </table:table-cell>
          <table:table-cell table:style-name="Table23.A2" office:value-type="string">
            <text:p text:style-name="P16">Patient Physiological State Code Sequence</text:p>
          </table:table-cell>
          <table:table-cell table:style-name="Table23.A2" office:value-type="string">
            <text:p text:style-name="P25">SQ</text:p>
          </table:table-cell>
          <table:table-cell table:style-name="Table23.A2" office:value-type="string">
            <text:p text:style-name="P25">1</text:p>
          </table:table-cell>
          <table:table-cell table:style-name="Table23.A2" office:value-type="string">
            <text:p text:style-name="P16"/>
          </table:table-cell>
        </table:table-row>
      </table:table>
      <text:p text:style-name="P119"/>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style-name="Table24.1">
            <table:table-cell table:style-name="Table24.A1" office:value-type="string">
              <text:p text:style-name="P17">Tag </text:p>
            </table:table-cell>
            <table:table-cell table:style-name="Table24.A1" office:value-type="string">
              <text:p text:style-name="P17">Name</text:p>
            </table:table-cell>
            <table:table-cell table:style-name="Table24.A1" office:value-type="string">
              <text:p text:style-name="P18">VR</text:p>
            </table:table-cell>
            <table:table-cell table:style-name="Table24.A1" office:value-type="string">
              <text:p text:style-name="P18">VM</text:p>
            </table:table-cell>
            <table:table-cell table:style-name="Table24.A1" office:value-type="string">
              <text:p text:style-name="P17"/>
            </table:table-cell>
          </table:table-row>
        </table:table-header-rows>
        <table:table-row table:style-name="Table24.1">
          <table:table-cell table:style-name="Table24.A2" office:value-type="string">
            <text:p text:style-name="P26">(0028,9758)</text:p>
          </table:table-cell>
          <table:table-cell table:style-name="Table24.A2" office:value-type="string">
            <text:p text:style-name="P16">Decay Corrected </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6">(0028,9759)</text:p>
          </table:table-cell>
          <table:table-cell table:style-name="Table24.A2" office:value-type="string">
            <text:p text:style-name="P16">Attenuation Corrected </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6">(0028,9760)</text:p>
          </table:table-cell>
          <table:table-cell table:style-name="Table24.A2" office:value-type="string">
            <text:p text:style-name="P16">Scatter Corrected </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1)</text:p>
          </table:table-cell>
          <table:table-cell table:style-name="Table24.A2" office:value-type="string">
            <text:p text:style-name="P16">Dead Time Corrected </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2)</text:p>
          </table:table-cell>
          <table:table-cell table:style-name="Table24.A2" office:value-type="string">
            <text:p text:style-name="P16">Gantry Motion Corrected </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3)</text:p>
          </table:table-cell>
          <table:table-cell table:style-name="Table24.A2" office:value-type="string">
            <text:p text:style-name="P16">Patient Motion Corrected </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4)</text:p>
          </table:table-cell>
          <table:table-cell table:style-name="Table24.A2" office:value-type="string">
            <text:p text:style-name="P16">Count Loss Normalization Corrected</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5)</text:p>
          </table:table-cell>
          <table:table-cell table:style-name="Table24.A2" office:value-type="string">
            <text:p text:style-name="P16">Randoms Corrected</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6)</text:p>
          </table:table-cell>
          <table:table-cell table:style-name="Table24.A2" office:value-type="string">
            <text:p text:style-name="P16">Non-uniform Radial Sampling Corrected</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7)</text:p>
          </table:table-cell>
          <table:table-cell table:style-name="Table24.A2" office:value-type="string">
            <text:p text:style-name="P16">Sensitivity Calibrated</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row table:style-name="Table24.1">
          <table:table-cell table:style-name="Table24.A2" office:value-type="string">
            <text:p text:style-name="P25">(0028,9768)</text:p>
          </table:table-cell>
          <table:table-cell table:style-name="Table24.A2" office:value-type="string">
            <text:p text:style-name="P16">Detector Normalization Correction</text:p>
          </table:table-cell>
          <table:table-cell table:style-name="Table24.A2" office:value-type="string">
            <text:p text:style-name="P25">CS</text:p>
          </table:table-cell>
          <table:table-cell table:style-name="Table24.A2" office:value-type="string">
            <text:p text:style-name="P25">1</text:p>
          </table:table-cell>
          <table:table-cell table:style-name="Table24.A2" office:value-type="string">
            <text:p text:style-name="P16"/>
          </table:table-cell>
        </table:table-row>
      </table:table>
      <text:p text:style-name="P119"/>
      <text:p text:style-name="P119"/>
      <text:p text:style-name="Instruction">Item #14: Add the following UID to Part 6 Annex A:</text:p>
      <text:list text:style-name="Outline" text:continue-numbering="true">
        <text:list-item>
          <text:h text:style-name="Heading_20_1" text:outline-level="1"><text:span text:style-name="T3">Annex A<text:tab/>Registry of DICOM unique identifiers (UID)</text:span><text:span text:style-name="T4"><text:line-break/></text:span><text:span text:style-name="T3">(Normative)</text:span></text:h>
        </text:list-item>
      </text:list>
      <text:p text:style-name="Table_20_Title">Table A-1<text:span text:style-name="T28"><text:line-break/></text:span>UID VALUES</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43">UID Value</text:p>
          </table:table-cell>
          <table:table-cell table:style-name="Table25.A1" office:value-type="string">
            <text:p text:style-name="P144">UID NAME</text:p>
          </table:table-cell>
          <table:table-cell table:style-name="Table25.A1" office:value-type="string">
            <text:p text:style-name="P145">UID TYPE</text:p>
          </table:table-cell>
          <table:table-cell table:style-name="Table25.D1" office:value-type="string">
            <text:p text:style-name="P145">Part</text:p>
          </table:table-cell>
        </table:table-row>
        <table:table-row table:style-name="Table25.1">
          <table:table-cell table:style-name="Table25.A2" office:value-type="string">
            <text:p text:style-name="P142">1.2.840.10008.5.1.4.1.1.130</text:p>
          </table:table-cell>
          <table:table-cell table:style-name="Table25.A2" office:value-type="string">
            <text:p text:style-name="P146">Enhanced PET Image Storage</text:p>
          </table:table-cell>
          <table:table-cell table:style-name="Table25.A2" office:value-type="string">
            <text:p text:style-name="P147">SOP Class</text:p>
          </table:table-cell>
          <table:table-cell table:style-name="Table25.D2" office:value-type="string">
            <text:p text:style-name="P147">PS 3.4</text:p>
          </table:table-cell>
        </table:table-row>
      </table:table>
      <text:p text:style-name="P110"/>
      <text:p text:style-name="P131"/>
      <text:p text:style-name="P132"/>
      <text:p text:style-name="P132"/>
      <text:p text:style-name="P132"/>
      <text:p text:style-name="Standard"/>
      <text:p text:style-name="P132"/>
      <text:p text:style-name="P132"/>
      <text:p text:style-name="P132"/>
      <text:p text:style-name="Standard"/>
      <text:list text:style-name="Outline" text:continue-numbering="true">
        <text:list-item>
          <text:h text:style-name="Heading_20_1" text:outline-level="1"><text:span text:style-name="T3">Changes to NEMA Standards Publication PS 3.15-2007</text:span></text:h>
        </text:list-item>
      </text:list>
      <text:p text:style-name="P112">Digital Imaging and Communications in Medicine (DICOM)</text:p>
      <text:p text:style-name="Standard_20_Title">Part 15: Security and Systems Management Profiles</text:p>
      <text:p text:style-name="P163"><text:s/>Item #15: Add to Section C2 and C3</text:p>
      <text:p text:style-name="Standard"/>
      <text:list text:style-name="Outline" text:continue-numbering="true">
        <text:list-item>
          <text:list text:continue-numbering="true">
            <text:list-item>
              <text:h text:style-name="Heading_20_2" text:outline-level="2">C.2<text:tab/>Creator RSA Digital Signature Profile</text:h>
            </text:list-item>
          </text:list>
        </text:list-item>
      </text:list>
      <text:p text:style-name="Standard">…</text:p>
      <text:list text:style-name="WW8Num11">
        <text:list-item>
          <text:p text:style-name="P14">any attributes of the Enhanced PET Image module that are present</text:p>
        </text:list-item>
      </text:list>
      <text:p text:style-name="Standard"/>
      <text:list text:style-name="Outline" text:continue-numbering="true">
        <text:list-item>
          <text:list text:continue-numbering="true">
            <text:list-item>
              <text:h text:style-name="Heading_20_2" text:outline-level="2">C.3<text:tab/>Authorization RSA Digital Signature Profile</text:h>
            </text:list-item>
          </text:list>
        </text:list-item>
      </text:list>
      <text:p text:style-name="Standard">…</text:p>
      <text:list text:style-name="WW8Num14">
        <text:list-item>
          <text:p text:style-name="P15">any attributes of the Enhanced PET Image module that are present</text:p>
        </text:list-item>
      </text:list>
      <text:p text:style-name="P130"/>
      <text:p text:style-name="P132"/>
      <text:p text:style-name="P132"/>
      <text:p text:style-name="P132"/>
      <text:p text:style-name="Standard"/>
      <text:p text:style-name="P132"/>
      <text:p text:style-name="P132"/>
      <text:p text:style-name="P132"/>
      <text:p text:style-name="Standard"/>
      <text:list text:style-name="Outline" text:continue-numbering="true">
        <text:list-item>
          <text:h text:style-name="Heading_20_1" text:outline-level="1"><text:span text:style-name="T17">Changes to NEMA Standards Publication PS 3.16-2007</text:span></text:h>
        </text:list-item>
      </text:list>
      <text:p text:style-name="P112">Digital Imaging and Communications in Medicine (DICOM)</text:p>
      <text:p text:style-name="Standard_20_Title">Part 16: Content Mapping Resource</text:p>
      <text:p text:style-name="P163">Item #16: Make the following changes to Part 16 Annex B, CID 83:</text:p>
      <text:list text:style-name="Outline" text:continue-numbering="true">
        <text:list-item>
          <text:h text:style-name="Heading_20_1" text:outline-level="1">Annex B<text:tab/>DCMR Context Groups (Normative)</text:h>
          <text:list>
            <text:list-item>
              <text:list>
                <text:list-item>
                  <text:h text:style-name="P98" text:outline-level="3">CID 83<text:tab/>Units for Real World Value Mapping</text:h>
                </text:list-item>
              </text:list>
            </text:list-item>
          </text:list>
        </text:list-item>
      </text:list>
      <text:p text:style-name="Table_20_Label">CID 83<text:line-break/>Units for Real World Value Mapping </text:p>
      <text:p text:style-name="Table_20_Label">Type: Extensible Version: <text:span text:style-name="T25">20050822</text:span><text:span text:style-name="T6">20080123</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53">Coding Scheme Designator<text:line-break/>(0008,0102)</text:p>
          </table:table-cell>
          <table:table-cell table:style-name="Table26.A1" office:value-type="string">
            <text:p text:style-name="P53">Code Value<text:line-break/>(0008,0100)</text:p>
          </table:table-cell>
          <table:table-cell table:style-name="Table26.C1" office:value-type="string">
            <text:p text:style-name="P91">Code Meaning <text:line-break/>(0008,0104)</text:p>
          </table:table-cell>
        </table:table-row>
        <table:table-row table:style-name="Table26.1">
          <table:table-cell table:style-name="Table26.A2" table:number-columns-spanned="3" office:value-type="string">
            <text:p text:style-name="P92"><text:span text:style-name="T33">INCLUDE CID 8x PET Units for Real World Value Mapping</text:span></text:p>
          </table:table-cell>
          <table:covered-table-cell/>
          <table:covered-table-cell/>
        </table:table-row>
        <table:table-row table:style-name="Table26.1">
          <table:table-cell table:style-name="Table26.A3" office:value-type="string">
            <text:p text:style-name="P46">UCUM</text:p>
          </table:table-cell>
          <table:table-cell table:style-name="Table26.A3" office:value-type="string">
            <text:p text:style-name="P25">[hnsf’U]</text:p>
          </table:table-cell>
          <table:table-cell table:style-name="Table26.A2" office:value-type="string">
            <text:p text:style-name="P95">Hounsfield unit</text:p>
          </table:table-cell>
        </table:table-row>
        <table:table-row table:style-name="Table26.1">
          <table:table-cell table:style-name="Table26.A3" office:value-type="string">
            <text:p text:style-name="P46">UCUM</text:p>
          </table:table-cell>
          <table:table-cell table:style-name="Table26.A3" office:value-type="string">
            <text:p text:style-name="P25">{counts}</text:p>
          </table:table-cell>
          <table:table-cell table:style-name="Table26.A2" office:value-type="string">
            <text:p text:style-name="P95">Counts</text:p>
          </table:table-cell>
        </table:table-row>
        <table:table-row table:style-name="Table26.1">
          <table:table-cell table:style-name="Table26.A3" office:value-type="string">
            <text:p text:style-name="P46">UCUM</text:p>
          </table:table-cell>
          <table:table-cell table:style-name="Table26.A3" office:value-type="string">
            <text:p text:style-name="P25">{counts}/s</text:p>
          </table:table-cell>
          <table:table-cell table:style-name="Table26.A2" office:value-type="string">
            <text:p text:style-name="P95">Counts per second</text:p>
          </table:table-cell>
        </table:table-row>
        <table:table-row table:style-name="Table26.1">
          <table:table-cell table:style-name="Table26.A3" office:value-type="string">
            <text:p text:style-name="P46">UCUM</text:p>
          </table:table-cell>
          <table:table-cell table:style-name="Table26.A3" office:value-type="string">
            <text:p text:style-name="P25">{SUVbw}g/ml</text:p>
          </table:table-cell>
          <table:table-cell table:style-name="Table26.A2" office:value-type="string">
            <text:p text:style-name="P95">Standardized Uptake Value body weight </text:p>
          </table:table-cell>
        </table:table-row>
        <table:table-row table:style-name="Table26.1">
          <table:table-cell table:style-name="Table26.A3" office:value-type="string">
            <text:p text:style-name="P46">UCUM</text:p>
          </table:table-cell>
          <table:table-cell table:style-name="Table26.A3" office:value-type="string">
            <text:p text:style-name="P25">{SUVlbm}g/ml</text:p>
          </table:table-cell>
          <table:table-cell table:style-name="Table26.A2" office:value-type="string">
            <text:p text:style-name="P95">Standardized Uptake Value lean body mass</text:p>
          </table:table-cell>
        </table:table-row>
        <table:table-row table:style-name="Table26.1">
          <table:table-cell table:style-name="Table26.A8" office:value-type="string">
            <text:p text:style-name="P46">UCUM</text:p>
          </table:table-cell>
          <table:table-cell table:style-name="Table26.A8" office:value-type="string">
            <text:p text:style-name="P25">{SUVbsa}cm2/ml</text:p>
          </table:table-cell>
          <table:table-cell table:style-name="Table26.C8" office:value-type="string">
            <text:p text:style-name="P95">Standardized Uptake Value body surface area</text:p>
          </table:table-cell>
        </table:table-row>
      </table:table>
      <text:p text:style-name="Standard"/>
      <text:p text:style-name="P164"><text:soft-page-break/>Item #17 Add to <text:s/>PS3.16, Annex B.</text:p>
      <text:list text:style-name="Outline" text:continue-numbering="true">
        <text:list-item>
          <text:list text:continue-numbering="true">
            <text:list-item>
              <text:list text:continue-numbering="true">
                <text:list-item>
                  <text:h text:style-name="P98" text:outline-level="3"><text:span text:style-name="T6">CID 84<text:tab/> PET Units for Real World Value Mapping</text:span></text:h>
                </text:list-item>
              </text:list>
            </text:list-item>
          </text:list>
        </text:list-item>
      </text:list>
      <text:p text:style-name="Table_20_Label"><text:span text:style-name="T6">Context ID 84<text:line-break/>PET Units for Real World Value Mapping</text:span></text:p>
      <text:p text:style-name="Table_20_Label"><text:span text:style-name="T6"><text:s/>Type: Extensible Version: 20080123</text:spa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0">Coding Scheme Designator<text:line-break/>(0008,0102)</text:p>
          </table:table-cell>
          <table:table-cell table:style-name="Table27.A1" office:value-type="string">
            <text:p text:style-name="P60">Code Value<text:line-break/>(0008,0100)</text:p>
          </table:table-cell>
          <table:table-cell table:style-name="Table27.C1" office:value-type="string">
            <text:p text:style-name="P94">Code Meaning <text:line-break/>(0008,0104)</text:p>
          </table:table-cell>
        </table:table-row>
        <table:table-row table:style-name="Table27.1">
          <table:table-cell table:style-name="Table27.A2" office:value-type="string">
            <text:p text:style-name="P46">UCUM</text:p>
          </table:table-cell>
          <table:table-cell table:style-name="Table27.A2" office:value-type="string">
            <text:p text:style-name="P25">{counts}</text:p>
          </table:table-cell>
          <table:table-cell table:style-name="Table27.C2" office:value-type="string">
            <text:p text:style-name="P95">Counts</text:p>
          </table:table-cell>
        </table:table-row>
        <table:table-row table:style-name="Table27.1">
          <table:table-cell table:style-name="Table27.A2" office:value-type="string">
            <text:p text:style-name="P46">UCUM</text:p>
          </table:table-cell>
          <table:table-cell table:style-name="Table27.A2" office:value-type="string">
            <text:p text:style-name="P25">{counts}/s</text:p>
          </table:table-cell>
          <table:table-cell table:style-name="Table27.C2" office:value-type="string">
            <text:p text:style-name="P95">Counts per second</text:p>
          </table:table-cell>
        </table:table-row>
        <table:table-row table:style-name="Table27.1">
          <table:table-cell table:style-name="Table27.A2" office:value-type="string">
            <text:p text:style-name="P46">UCUM</text:p>
          </table:table-cell>
          <table:table-cell table:style-name="Table27.A2" office:value-type="string">
            <text:p text:style-name="P25">{SUVbw}g/ml</text:p>
          </table:table-cell>
          <table:table-cell table:style-name="Table27.C2" office:value-type="string">
            <text:p text:style-name="P95">Standardized Uptake Value body weight </text:p>
          </table:table-cell>
        </table:table-row>
        <table:table-row table:style-name="Table27.1">
          <table:table-cell table:style-name="Table27.A2" office:value-type="string">
            <text:p text:style-name="P46">UCUM</text:p>
          </table:table-cell>
          <table:table-cell table:style-name="Table27.A2" office:value-type="string">
            <text:p text:style-name="P25">{SUVlbm}g/ml</text:p>
          </table:table-cell>
          <table:table-cell table:style-name="Table27.C2" office:value-type="string">
            <text:p text:style-name="P95">Standardized Uptake Value lean body mass</text:p>
          </table:table-cell>
        </table:table-row>
        <table:table-row table:style-name="Table27.1">
          <table:table-cell table:style-name="Table27.A2" office:value-type="string">
            <text:p text:style-name="P46">UCUM</text:p>
          </table:table-cell>
          <table:table-cell table:style-name="Table27.A2" office:value-type="string">
            <text:p text:style-name="P25">{SUVbsa}cm2/ml</text:p>
          </table:table-cell>
          <table:table-cell table:style-name="Table27.C2" office:value-type="string">
            <text:p text:style-name="P95">Standardized Uptake Value body surface area</text:p>
          </table:table-cell>
        </table:table-row>
        <table:table-row table:style-name="Table27.1">
          <table:table-cell table:style-name="Table27.A2" office:value-type="string">
            <text:p text:style-name="P61">UCUM</text:p>
          </table:table-cell>
          <table:table-cell table:style-name="Table27.A2" office:value-type="string">
            <text:p text:style-name="P25">{propcounts}</text:p>
          </table:table-cell>
          <table:table-cell table:style-name="Table27.C2" office:value-type="string">
            <text:p text:style-name="P95">Proportional to counts</text:p>
          </table:table-cell>
        </table:table-row>
        <table:table-row table:style-name="Table27.1">
          <table:table-cell table:style-name="Table27.A2" office:value-type="string">
            <text:p text:style-name="P61">UCUM</text:p>
          </table:table-cell>
          <table:table-cell table:style-name="Table27.A2" office:value-type="string">
            <text:p text:style-name="P25">{propcounts}/s</text:p>
          </table:table-cell>
          <table:table-cell table:style-name="Table27.C2" office:value-type="string">
            <text:p text:style-name="P95">Proportional to counts per second</text:p>
          </table:table-cell>
        </table:table-row>
        <table:table-row table:style-name="Table27.1">
          <table:table-cell table:style-name="Table27.A2" office:value-type="string">
            <text:p text:style-name="P61">UCUM</text:p>
          </table:table-cell>
          <table:table-cell table:style-name="Table27.A2" office:value-type="string">
            <text:p text:style-name="P23">cm^2</text:p>
          </table:table-cell>
          <table:table-cell table:style-name="Table27.C2" office:value-type="string">
            <text:p text:style-name="P96">Centimeter**2</text:p>
          </table:table-cell>
        </table:table-row>
        <table:table-row table:style-name="Table27.1">
          <table:table-cell table:style-name="Table27.A2" office:value-type="string">
            <text:p text:style-name="P61">UCUM</text:p>
          </table:table-cell>
          <table:table-cell table:style-name="Table27.A2" office:value-type="string">
            <text:p text:style-name="P23">%</text:p>
          </table:table-cell>
          <table:table-cell table:style-name="Table27.C2" office:value-type="string">
            <text:p text:style-name="P96">Percent</text:p>
          </table:table-cell>
        </table:table-row>
        <table:table-row table:style-name="Table27.1">
          <table:table-cell table:style-name="Table27.A2" office:value-type="string">
            <text:p text:style-name="P61">UCUM</text:p>
          </table:table-cell>
          <table:table-cell table:style-name="Table27.A2" office:value-type="string">
            <text:p text:style-name="P23">Bq/ml</text:p>
          </table:table-cell>
          <table:table-cell table:style-name="Table27.C2" office:value-type="string">
            <text:p text:style-name="P96">Becquerels/milliliter</text:p>
          </table:table-cell>
        </table:table-row>
        <table:table-row table:style-name="Table27.1">
          <table:table-cell table:style-name="Table27.A2" office:value-type="string">
            <text:p text:style-name="P61">UCUM</text:p>
          </table:table-cell>
          <table:table-cell table:style-name="Table27.A2" office:value-type="string">
            <text:p text:style-name="P23">mg/min/ml</text:p>
          </table:table-cell>
          <table:table-cell table:style-name="Table27.C2" office:value-type="string">
            <text:p text:style-name="P96">Milligrams/minute/milliliter</text:p>
          </table:table-cell>
        </table:table-row>
        <table:table-row table:style-name="Table27.1">
          <table:table-cell table:style-name="Table27.A2" office:value-type="string">
            <text:p text:style-name="P61">UCUM</text:p>
          </table:table-cell>
          <table:table-cell table:style-name="Table27.A2" office:value-type="string">
            <text:p text:style-name="P23">umol/min/ml</text:p>
          </table:table-cell>
          <table:table-cell table:style-name="Table27.C2" office:value-type="string">
            <text:p text:style-name="P96">Micromole/minute/milliliter</text:p>
          </table:table-cell>
        </table:table-row>
        <table:table-row table:style-name="Table27.1">
          <table:table-cell table:style-name="Table27.A2" office:value-type="string">
            <text:p text:style-name="P61">UCUM</text:p>
          </table:table-cell>
          <table:table-cell table:style-name="Table27.A2" office:value-type="string">
            <text:p text:style-name="P23">ml/min/g</text:p>
          </table:table-cell>
          <table:table-cell table:style-name="Table27.C2" office:value-type="string">
            <text:p text:style-name="P96">Milliliter/minute/gram</text:p>
          </table:table-cell>
        </table:table-row>
        <table:table-row table:style-name="Table27.1">
          <table:table-cell table:style-name="Table27.A2" office:value-type="string">
            <text:p text:style-name="P61">UCUM</text:p>
          </table:table-cell>
          <table:table-cell table:style-name="Table27.A2" office:value-type="string">
            <text:p text:style-name="P23">ml/g</text:p>
          </table:table-cell>
          <table:table-cell table:style-name="Table27.C2" office:value-type="string">
            <text:p text:style-name="P96">Milliliter/gram</text:p>
          </table:table-cell>
        </table:table-row>
        <table:table-row table:style-name="Table27.1">
          <table:table-cell table:style-name="Table27.A2" office:value-type="string">
            <text:p text:style-name="P61">UCUM</text:p>
          </table:table-cell>
          <table:table-cell table:style-name="Table27.A2" office:value-type="string">
            <text:p text:style-name="P23">/cm</text:p>
          </table:table-cell>
          <table:table-cell table:style-name="Table27.C2" office:value-type="string">
            <text:p text:style-name="P96">/Centimeter</text:p>
          </table:table-cell>
        </table:table-row>
        <table:table-row table:style-name="Table27.1">
          <table:table-cell table:style-name="Table27.A17" office:value-type="string">
            <text:p text:style-name="P61">UCUM</text:p>
          </table:table-cell>
          <table:table-cell table:style-name="Table27.A17" office:value-type="string">
            <text:p text:style-name="P23">umol/ml</text:p>
          </table:table-cell>
          <table:table-cell table:style-name="Table27.C17" office:value-type="string">
            <text:p text:style-name="P96">Micromole/milliliter</text:p>
          </table:table-cell>
        </table:table-row>
      </table:table>
      <text:p text:style-name="Standard"/>
      <text:p text:style-name="P164">Item #18 Make the following changes, to CID 7004 in PS3.16, Annex B.</text:p>
      <text:list text:style-name="Outline" text:continue-numbering="true">
        <text:list-item>
          <text:list text:continue-numbering="true">
            <text:list-item>
              <text:list text:continue-numbering="true">
                <text:list-item>
                  <text:h text:style-name="P98" text:outline-level="3">CID 7004<text:tab/> Waveform Purposes of Reference</text:h>
                </text:list-item>
              </text:list>
            </text:list-item>
          </text:list>
        </text:list-item>
      </text:list>
      <text:p text:style-name="Table_20_Label">Context ID 7004<text:line-break/> Waveform Purposes of Reference</text:p>
      <text:p text:style-name="Table_20_Label"><text:s/>Type: Extensible Version: <text:span text:style-name="T25">20020904</text:span><text:span text:style-name="T6">20080123</text:span></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46"><text:span text:style-name="T2">Coding Scheme Designator<text:line-break/>(0008,0102)</text:span><text:alphabetical-index-mark text:string-value="(0008,0102)"/></text:p>
          </table:table-cell>
          <table:table-cell table:style-name="Table28.A1" office:value-type="string">
            <text:p text:style-name="P46"><text:span text:style-name="T2">Code Value<text:line-break/>(0008,0100)</text:span><text:alphabetical-index-mark text:string-value="(0008,0100)"/></text:p>
          </table:table-cell>
          <table:table-cell table:style-name="Table28.C1" office:value-type="string">
            <text:p text:style-name="P93"><text:span text:style-name="T2">Code Meaning <text:line-break/>(0008,0104)</text:span><text:alphabetical-index-mark text:string-value="(0008,0104)"/></text:p>
          </table:table-cell>
        </table:table-row>
        <table:table-row table:style-name="Table28.1">
          <table:table-cell table:style-name="Table28.A2" office:value-type="string">
            <text:p text:style-name="P46">…</text:p>
          </table:table-cell>
          <table:table-cell table:style-name="Table28.A2" office:value-type="string">
            <text:p text:style-name="P25"/>
          </table:table-cell>
          <table:table-cell table:style-name="Table28.C2" office:value-type="string">
            <text:p text:style-name="P16"/>
          </table:table-cell>
        </table:table-row>
        <table:table-row table:style-name="Table28.1">
          <table:table-cell table:style-name="Table28.A2" office:value-type="string">
            <text:p text:style-name="P46">DCM</text:p>
          </table:table-cell>
          <table:table-cell table:style-name="Table28.A2" office:value-type="string">
            <text:p text:style-name="P25">121304</text:p>
          </table:table-cell>
          <table:table-cell table:style-name="Table28.C2" office:value-type="string">
            <text:p text:style-name="P16">Simultaneous Voice Narrative</text:p>
          </table:table-cell>
        </table:table-row>
        <table:table-row table:style-name="Table28.1">
          <table:table-cell table:style-name="Table28.A4" office:value-type="string">
            <text:p text:style-name="P59">DCM</text:p>
          </table:table-cell>
          <table:table-cell table:style-name="Table28.A4" office:value-type="string">
            <text:p text:style-name="P21">121305</text:p>
          </table:table-cell>
          <table:table-cell table:style-name="Table28.C4" office:value-type="string">
            <text:p text:style-name="P19">Simultaneous Respiratory Waveform</text:p>
          </table:table-cell>
        </table:table-row>
      </table:table>
      <text:p text:style-name="Standard"/>
      <text:p text:style-name="Instruction"><text:soft-page-break/>Item #19: Modify the title of CID 4030 in PS3.16, Annex B.</text:p>
      <text:list text:style-name="Outline" text:continue-numbering="true">
        <text:list-item>
          <text:list text:continue-numbering="true">
            <text:list-item>
              <text:list text:continue-numbering="true">
                <text:list-item>
                  <text:h text:style-name="P98" text:outline-level="3">CID 4030<text:tab/>CT<text:span text:style-name="T6">, MR and PET</text:span> Anatomy Imaged</text:h>
                </text:list-item>
              </text:list>
            </text:list-item>
          </text:list>
        </text:list-item>
      </text:list>
      <text:p text:style-name="Table_20_Label">Context ID 4030<text:line-break/>CT<text:span text:style-name="T6">, MR and PET</text:span> Anatomy Imaged</text:p>
      <text:p text:style-name="Table_20_Label">Type: Extensible Version: 20040114</text:p>
      <text:p text:style-name="Standard"/>
      <text:p text:style-name="Instruction">Item #20: Add definition to PS 3.16 Annex D</text:p>
      <text:list text:style-name="Outline" text:continue-numbering="true">
        <text:list-item>
          <text:h text:style-name="P8" text:outline-level="1">Annex D<text:tab/>DICOM Controlled Terminology Definitions (Normative)</text:h>
        </text:list-item>
      </text:list>
      <text:p text:style-name="P117">…</text:p>
      <text:p text:style-name="P101">DICOM Code Definitions (Coding Scheme Designator “DCM” Coding Scheme Version “01”)</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46"><text:span text:style-name="T6">Code Value<text:line-break/></text:span><text:alphabetical-index-mark text:string-value="(0008,0100)"/></text:p>
          </table:table-cell>
          <table:table-cell table:style-name="Table29.A1" office:value-type="string">
            <text:p text:style-name="P93"><text:span text:style-name="T6">Code Meaning</text:span><text:alphabetical-index-mark text:string-value="(0008,0104)"/></text:p>
          </table:table-cell>
          <table:table-cell table:style-name="Table29.A1" office:value-type="string">
            <text:p text:style-name="P94">Definition</text:p>
          </table:table-cell>
          <table:table-cell table:style-name="Table29.D1" office:value-type="string">
            <text:p text:style-name="P94">Notes</text:p>
          </table:table-cell>
        </table:table-row>
        <table:table-row table:style-name="Table29.1">
          <table:table-cell table:style-name="Table29.A2" office:value-type="string">
            <text:p text:style-name="P25">121305</text:p>
          </table:table-cell>
          <table:table-cell table:style-name="Table29.A2" office:value-type="string">
            <text:p text:style-name="P24">Simultaneous Respiratory Waveform</text:p>
          </table:table-cell>
          <table:table-cell table:style-name="Table29.A2" office:value-type="string">
            <text:p text:style-name="P24">A waveform representing chest expansion and contraction due to respiratory activity, measured simultaneously with the acquisition of this Image.</text:p>
          </table:table-cell>
          <table:table-cell table:style-name="Table29.D2" office:value-type="string">
            <text:p text:style-name="P24"/>
          </table:table-cell>
        </table:table-row>
      </table:table>
      <text:p text:style-name="Standard"/>
      <text:list text:style-name="Outline" text:continue-numbering="true">
        <text:list-item>
          <text:h text:style-name="P9" text:outline-level="1">INDEX</text:h>
        </text:list-item>
      </text:list>
      <text:alphabetical-index text:style-name="Sect2" text:name="Alphabetical Index1">
        <text:alphabetical-index-source text:combine-entries-with-pp="false" fo:language="de" fo:country="AT">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index-entry-tab-stop style:type="left" style:position="0.25in" style:leader-char="." style:with-tab="false"/>
            <text:index-entry-tab-stop style:type="left" style:position="0.5in" style:leader-char=" " style:with-tab="false"/>
            <text:index-entry-tab-stop style:type="left" style:position="2.7453in" style:leader-char="." style:with-tab="false"/>
            <text:index-entry-tab-stop style:type="left" style:position="6.5in" style:leader-char="." style:with-tab="false"/>
          </text:alphabetical-index-entry-template>
          <text:alphabetical-index-entry-template text:outline-level="2" text:style-name="Index_20_2">
            <text:index-entry-text/>
            <text:index-entry-tab-stop style:type="right" style:leader-char="."/>
            <text:index-entry-page-number/>
            <text:index-entry-tab-stop style:type="left" style:position="0.25in" style:leader-char=" " style:with-tab="false"/>
            <text:index-entry-tab-stop style:type="left" style:position="0.5in" style:leader-char=" " style:with-tab="false"/>
            <text:index-entry-tab-stop style:type="left" style:position="6.25in" style:leader-char="." style:with-tab="false"/>
            <text:index-entry-tab-stop style:type="left" style:position="6.5in" style:leader-char=" " style:with-tab="false"/>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2.840.10008.5.1.4.1.1.130<text:tab/>6, 13, 41</text:p>
          <text:p text:style-name="P1">1.2.840.10008.5.1.4.1.1.20<text:tab/>26</text:p>
          <text:p text:style-name="P1">(0008,0008)<text:tab/>11, 12, 18, 19, 20, 21, 23, 24, 29, 33, 35</text:p>
          <text:p text:style-name="P1">(0008,0016)<text:tab/>13</text:p>
          <text:p text:style-name="P1">(0008,002A)<text:tab/>24</text:p>
          <text:p text:style-name="P1">(0008,0060)<text:tab/>10, 15, 17</text:p>
          <text:p text:style-name="P1">(0008,0100)<text:tab/>49, 50</text:p>
          <text:p text:style-name="P1">(0008,0102)<text:tab/>49</text:p>
          <text:p text:style-name="P1">(0008,0104)<text:tab/>49, 50</text:p>
          <text:p text:style-name="P1">(0008,1111)<text:tab/>17</text:p>
          <text:p text:style-name="P1">(0008,113A)<text:tab/>26</text:p>
          <text:p text:style-name="P1">(0008,1140)<text:tab/>27</text:p>
          <text:p text:style-name="P1">(0008,1250)<text:tab/>18</text:p>
          <text:p text:style-name="P1">(0008,2111)<text:tab/>28</text:p>
          <text:p text:style-name="P1">(0008,2112)<text:tab/>27</text:p>
          <text:p text:style-name="P1">(0008,9007)<text:tab/>29, 33, 35, 36, 37, 38, 39</text:p>
          <text:p text:style-name="P1">(0008,9092)<text:tab/>27</text:p>
          <text:p text:style-name="P1">(0008,9121)<text:tab/>23, 26</text:p>
          <text:p text:style-name="P1">(0008,9154)<text:tab/>27</text:p>
          <text:p text:style-name="P1">(0018,0071)<text:tab/>19, 23</text:p>
          <text:p text:style-name="P1">(0018,0073)<text:tab/>18, 22</text:p>
          <text:p text:style-name="P1">(0018,0090)<text:tab/>34</text:p>
          <text:p text:style-name="P1">(0018,1071)<text:tab/>32</text:p>
          <text:p text:style-name="P1">(0018,1074)<text:tab/>32</text:p>
          <text:p text:style-name="P1">(0018,1075)<text:tab/>32</text:p>
          <text:p text:style-name="P1">(0018,1076)<text:tab/>32</text:p>
          <text:p text:style-name="P1">(0018,1077)<text:tab/>32</text:p>
          <text:p text:style-name="P1">(0018,1078)<text:tab/>32</text:p>
          <text:p text:style-name="P1">(0018,1079)<text:tab/>32</text:p>
          <text:p text:style-name="P1">(0018,1100)<text:tab/>39</text:p>
          <text:p text:style-name="P1">(0018,1120)<text:tab/>34</text:p>
          <text:p text:style-name="P1">(0018,1121)<text:tab/>34</text:p>
          <text:p text:style-name="P1">(0018,1130)<text:tab/>34</text:p>
          <text:p text:style-name="P1">(0018,1134)<text:tab/>21</text:p>
          <text:p text:style-name="P1">(0018,1140)<text:tab/>35</text:p>
          <text:p text:style-name="P1">(0018,1181)<text:tab/>21</text:p>
          <text:p text:style-name="P1">(0018,1800)<text:tab/>24</text:p>
          <text:p text:style-name="P1">(0018,9004)<text:tab/>27</text:p>
          <text:p text:style-name="P1">(0018,9037)<text:tab/>11, 13</text:p>
          <text:p text:style-name="P1">(0018,9170)<text:tab/>11, 13</text:p>
          <text:p text:style-name="P1">(0018,9220)<text:tab/>13</text:p>
          <text:p text:style-name="P1">(0018,9305)<text:tab/>35</text:p>
          <text:p text:style-name="P1">(0018,9309)<text:tab/>39</text:p>
          <text:p text:style-name="P1">(0018,9313)<text:tab/>35, 36</text:p>
          <text:p text:style-name="P1">(0018,9315)<text:tab/>38</text:p>
          <text:p text:style-name="P1">(0018,9317)<text:tab/>39</text:p>
          <text:p text:style-name="P1">(0018,9318)<text:tab/>36</text:p>
          <text:p text:style-name="P1">(0018,9327)<text:tab/>35</text:p>
          <text:p text:style-name="P1">(0018,9701)<text:tab/>26</text:p>
          <text:p text:style-name="P1">(0018,9715)<text:tab/>18</text:p>
          <text:p text:style-name="P1">(0018,9716)<text:tab/>18</text:p>
          <text:p text:style-name="P1">(0018,9717)<text:tab/>18</text:p>
          <text:p text:style-name="P1">(0018,9718)<text:tab/>18</text:p>
          <text:p text:style-name="P1">(0018,9719)<text:tab/>19</text:p>
          <text:p text:style-name="P1">(0018,9720)<text:tab/>19</text:p>
          <text:p text:style-name="P1">(0018,9721)<text:tab/>19</text:p>
          <text:p text:style-name="P1">(0018,9722)<text:tab/>19</text:p>
          <text:p text:style-name="P1">(0018,9723)<text:tab/>19</text:p>
          <text:p text:style-name="P1">(0018,9724)<text:tab/>19</text:p>
          <text:p text:style-name="P1">(0018,9725)<text:tab/>20</text:p>
          <text:p text:style-name="P1">(0018,9726)<text:tab/>20</text:p>
          <text:p text:style-name="P1">(0018,9727)<text:tab/>21</text:p>
          <text:p text:style-name="P1">(0018,9728)<text:tab/>21</text:p>
          <text:p text:style-name="P1">(0018,9729)<text:tab/>32</text:p>
          <text:p text:style-name="P1">(0018,9732)<text:tab/>34</text:p>
          <text:p text:style-name="P1">(0018,9733)<text:tab/>34</text:p>
          <text:p text:style-name="P1">(0018,9734)<text:tab/>39</text:p>
          <text:p text:style-name="P1">(0018,9735)<text:tab/>35</text:p>
          <text:p text:style-name="P1">(0018,9736)<text:tab/>37</text:p>
          <text:p text:style-name="P1">(0018,9737)<text:tab/>15</text:p>
          <text:p text:style-name="P1">(0018,9738)<text:tab/>26, 29</text:p>
          <text:p text:style-name="P1">(0018,9739)<text:tab/>38</text:p>
          <text:p text:style-name="P1">(0018,9740)<text:tab/>39</text:p>
          <text:p text:style-name="P1">(0018,9749)<text:tab/>38</text:p>
          <text:p text:style-name="P1">(0018,9751)<text:tab/>33</text:p>
          <text:p text:style-name="P1">(0018,9752)<text:tab/>15</text:p>
          <text:p text:style-name="P1">(0018,9755)<text:tab/>21</text:p>
          <text:p text:style-name="P1">(0018,9756)<text:tab/>38</text:p>
          <text:p text:style-name="P1">(0018,9757)<text:tab/>14</text:p>
          <text:p text:style-name="P1">(0018,9769)<text:tab/>38, 39</text:p>
          <text:p text:style-name="P1">(0018,9770)<text:tab/>26, 30</text:p>
          <text:p text:style-name="P1">(0018,9771)<text:tab/>16</text:p>
          <text:p text:style-name="P1">(0018,9772)<text:tab/>16</text:p>
          <text:p text:style-name="P1">(0020,000D)<text:tab/>18</text:p>
          <text:p text:style-name="P1">(0020,000E)<text:tab/>18</text:p>
          <text:p text:style-name="P1">(0020,0012)<text:tab/>23</text:p>
          <text:p text:style-name="P1">(0020,4000)<text:tab/>28</text:p>
          <text:p text:style-name="P1"><text:soft-page-break/>(0020,9056)<text:tab/>13, 14, 22</text:p>
          <text:p text:style-name="P1">(0020,9057)<text:tab/>14</text:p>
          <text:p text:style-name="P1">(0020,9111)<text:tab/>13</text:p>
          <text:p text:style-name="P1">(0020,9128)<text:tab/>13, 14</text:p>
          <text:p text:style-name="P1">(0028,0002)<text:tab/>27</text:p>
          <text:p text:style-name="P1">(0028,0004)<text:tab/>27</text:p>
          <text:p text:style-name="P1">(0028,0051)<text:tab/>25, 37</text:p>
          <text:p text:style-name="P1">(0028,0100)<text:tab/>27</text:p>
          <text:p text:style-name="P1">(0028,0101)<text:tab/>27</text:p>
          <text:p text:style-name="P1">(0028,0102)<text:tab/>27</text:p>
          <text:p text:style-name="P1">(0028,0301)<text:tab/>28</text:p>
          <text:p text:style-name="P1">(0028,1050)<text:tab/>15</text:p>
          <text:p text:style-name="P1">(0028,1051)<text:tab/>15</text:p>
          <text:p text:style-name="P1">(0028,1052)<text:tab/>15</text:p>
          <text:p text:style-name="P1">(0028,1053)<text:tab/>15</text:p>
          <text:p text:style-name="P1">(0028,1054)<text:tab/>15</text:p>
          <text:p text:style-name="P1">(0028,2110)<text:tab/>28</text:p>
          <text:p text:style-name="P1">(0028,2112)<text:tab/>28</text:p>
          <text:p text:style-name="P1">(0028,2114)<text:tab/>28</text:p>
          <text:p text:style-name="P1">(0028,9145)<text:tab/>15</text:p>
          <text:p text:style-name="P1">(0028,9758)<text:tab/>24, 26, 37</text:p>
          <text:p text:style-name="P1">(0028,9759)<text:tab/>24, 26</text:p>
          <text:p text:style-name="P1">(0028,9760)<text:tab/>24</text:p>
          <text:p text:style-name="P1">(0028,9761)<text:tab/>24</text:p>
          <text:p text:style-name="P1">(0028,9762)<text:tab/>24</text:p>
          <text:p text:style-name="P1">(0028,9763)<text:tab/>25</text:p>
          <text:p text:style-name="P1">(0028,9764)<text:tab/>25</text:p>
          <text:p text:style-name="P1">(0028,9765)<text:tab/>25</text:p>
          <text:p text:style-name="P1">(0028,9766)<text:tab/>25</text:p>
          <text:p text:style-name="P1">(0028,9767)<text:tab/>25</text:p>
          <text:p text:style-name="P1">(0028,9768)<text:tab/>25</text:p>
          <text:p text:style-name="P1">(0040,A170)<text:tab/>18</text:p>
          <text:p text:style-name="P1">(0054,0013)<text:tab/>21</text:p>
          <text:p text:style-name="P1">(0054,0014)<text:tab/>21</text:p>
          <text:p text:style-name="P1">(0054,0015)<text:tab/>21</text:p>
          <text:p text:style-name="P1">(0054,0016)<text:tab/>32</text:p>
          <text:p text:style-name="P1">(0054,0202)<text:tab/>12, 20</text:p>
          <text:p text:style-name="P1">(0054,0220)<text:tab/>22</text:p>
          <text:p text:style-name="P1">(0054,0222)<text:tab/>22</text:p>
          <text:p text:style-name="P1">(0054,0300)<text:tab/>32</text:p>
          <text:p text:style-name="P1">(0054,0302)<text:tab/>32</text:p>
          <text:p text:style-name="P1">(0054,0304)<text:tab/>32</text:p>
          <text:p text:style-name="P1">(0054,0500)<text:tab/>22</text:p>
          <text:p text:style-name="P1">(0054,1002)<text:tab/>24</text:p>
          <text:p text:style-name="P1">(0054,1100)<text:tab/>25</text:p>
          <text:p text:style-name="P1">(0054,1105)<text:tab/>26</text:p>
          <text:p text:style-name="P1">(0054,1210)<text:tab/>21</text:p>
          <text:p text:style-name="P1">(0054,1310)<text:tab/>37</text:p>
          <text:p text:style-name="P1">(0054,1320)<text:tab/>37</text:p>
          <text:p text:style-name="P1">(0054,1321)<text:tab/>37</text:p>
          <text:p text:style-name="P1">(0054,1323)<text:tab/>37</text:p>
          <text:p text:style-name="P1">(0054,1324)<text:tab/>37</text:p>
          <text:p text:style-name="P1">(0088,0200)<text:tab/>29</text:p>
          <text:p text:style-name="P1">(2050,0020)<text:tab/>29</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S Mincho" svg:font-family="'MS Mincho', 'Arial Unicode MS'" style:font-family-generic="roman"/>
    <style:font-face style:name="Lucida Grande" svg:font-family="'Lucida Grande', Courier" style:font-pitch="variable"/>
    <style:font-face style:name="MS PGothic" svg:font-family="'MS PGothic', 'Arial Unicode MS'" style:font-pitch="variable"/>
    <style:font-face style:name="Nimbus Roman No9 L" svg:font-family="'Nimbus Roman No9 L'" style:font-family-generic="roman" style:font-pitch="variable"/>
    <style:font-face style:name="Palatino" svg:font-family="Palatin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orphans="2" fo:widows="2" style:writing-mode="lr-tb">
        <style:tab-stops>
          <style:tab-stop style:position="0.25in"/>
          <style:tab-stop style:position="0.5in"/>
        </style:tab-stops>
      </style:paragraph-properties>
      <style:text-properties style:use-window-font-color="true" style:font-name="Helvetica" fo:font-size="10pt" fo:language="en" fo:country="US" style:font-name-asian="Times New Roman" style:font-size-asian="10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3335in" fo:margin-bottom="0.3335in"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list-style-name="Outline" style:class="text" style:default-outline-level="2">
      <style:paragraph-properties fo:margin-top="0in" fo:margin-bottom="0.111in" fo:keep-with-next="always">
        <style:tab-stops>
          <style:tab-stop style:position="0.25in"/>
          <style:tab-stop style:position="0.5in"/>
          <style:tab-stop style:position="1.1252in"/>
        </style:tab-stops>
      </style:paragraph-properties>
      <style:text-properties fo:text-transform="uppercase" fo:font-weight="bold" style:font-weight-asian="bold"/>
    </style:style>
    <style:style style:name="Heading_20_3" style:display-name="Heading 3" style:family="paragraph" style:parent-style-name="Heading_20_2" style:next-style-name="Standard" style:list-style-name="Outline" style:class="text" style:default-outline-level="3">
      <style:paragraph-properties fo:margin-top="0in" fo:margin-bottom="0.0555in"/>
      <style:text-properties fo:font-variant="normal" fo:text-transform="none"/>
    </style:style>
    <style:style style:name="Heading_20_4" style:display-name="Heading 4" style:family="paragraph" style:parent-style-name="Heading_20_3" style:next-style-name="Standard" style:list-style-name="Outline" style:class="text" style:default-outline-level="4"/>
    <style:style style:name="Heading_20_5" style:display-name="Heading 5" style:family="paragraph" style:parent-style-name="Heading_20_4" style:next-style-name="Standard" style:list-style-name="Outline" style:class="text" style:default-outline-level="5"/>
    <style:style style:name="Heading_20_6" style:display-name="Heading 6" style:family="paragraph" style:parent-style-name="Heading_20_5" style:next-style-name="Standard" style:list-style-name="Outline" style:class="text" style:default-outline-level="6"/>
    <style:style style:name="Heading_20_7" style:display-name="Heading 7" style:family="paragraph" style:parent-style-name="Heading_20_6" style:next-style-name="Standard" style:list-style-name="Outline" style:class="text" style:default-outline-level="7"/>
    <style:style style:name="Heading_20_8" style:display-name="Heading 8" style:family="paragraph" style:parent-style-name="Standard" style:next-style-name="Standard" style:list-style-name="Outline" style:class="text" style:default-outline-level="8">
      <style:paragraph-properties fo:margin-left="0.5in" fo:margin-right="0in" fo:margin-top="0.25in" fo:margin-bottom="0.139in" fo:text-align="justify" style:justify-single-word="false" fo:text-indent="0in" style:auto-text-indent="false"/>
      <style:text-properties fo:font-style="italic" fo:font-weight="bold" style:font-style-asian="italic" style:font-weight-asian="bold"/>
    </style:style>
    <style:style style:name="Heading_20_9" style:display-name="Heading 9" style:family="paragraph" style:parent-style-name="Standard" style:next-style-name="Standard" style:list-style-name="Outline" style:class="text" style:default-outline-level="9">
      <style:paragraph-properties fo:margin-top="0.25in" fo:margin-bottom="0.139in"/>
      <style:text-properties fo:font-style="italic" fo:font-weight="bold" style:font-style-asian="italic" style:font-weight-asian="bold"/>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6.5626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28in" fo:margin-bottom="0.028in">
        <style:tab-stops>
          <style:tab-stop style:position="0.3126in" style:leader-style="dotted" style:leader-text="."/>
          <style:tab-stop style:position="6.5626in" style:type="right" style:leader-style="dotted" style:leader-text="."/>
        </style:tab-stops>
      </style:paragraph-properties>
      <style:text-properties fo:language="none" fo:country="none" style:language-asian="none" style:country-asian="none"/>
    </style:style>
    <style:style style:name="Contents_20_7" style:display-name="Contents 7" style:family="paragraph" style:parent-style-name="Standard" style:next-style-name="Standard" style:class="index">
      <style:paragraph-properties fo:margin-left="1.75in" fo:margin-right="0.5in" fo:margin-top="0in" fo:margin-bottom="0in" fo:text-indent="0in" style:auto-text-indent="false">
        <style:tab-stops>
          <style:tab-stop style:position="0.3126in"/>
          <style:tab-stop style:position="2.8126in"/>
          <style:tab-stop style:position="6.562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5in" fo:margin-right="0.0626in" fo:margin-top="0in" fo:margin-bottom="0in" fo:text-indent="0in" style:auto-text-indent="false">
        <style:tab-stops>
          <style:tab-stop style:position="2.4374in"/>
          <style:tab-stop style:position="6.562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5in" fo:margin-right="-0.5in" fo:margin-top="0in" fo:margin-bottom="0in" fo:text-indent="0in" style:auto-text-indent="false">
        <style:tab-stops>
          <style:tab-stop style:position="2.1181in" style:leader-style="dotted" style:leader-text="."/>
          <style:tab-stop style:position="6.5626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5in" fo:margin-right="0.5in" fo:margin-top="0in" fo:margin-bottom="0in" fo:text-indent="0in" style:auto-text-indent="false">
        <style:tab-stops>
          <style:tab-stop style:position="1.4374in"/>
          <style:tab-stop style:position="6.5626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in" fo:margin-right="0in" fo:margin-top="0in" fo:margin-bottom="0in" fo:text-indent="0in" style:auto-text-indent="false">
        <style:tab-stops>
          <style:tab-stop style:position="1.0626in"/>
          <style:tab-stop style:position="6.5626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margin-top="0.028in" fo:margin-bottom="0.028in" fo:text-indent="0in" style:auto-text-indent="false">
        <style:tab-stops>
          <style:tab-stop style:position="0.8126in" style:leader-style="dotted" style:leader-text="."/>
          <style:tab-stop style:position="6.5626in" style:type="right" style:leader-style="dotted" style:leader-text="."/>
        </style:tab-stops>
      </style:paragraph-properties>
      <style:text-properties fo:text-transform="uppercase"/>
    </style:style>
    <style:style style:name="Index_20_7" style:display-name="Index 7" style:family="paragraph" style:parent-style-name="Standard" style:next-style-name="Standard">
      <style:paragraph-properties fo:margin-left="1.1811in" fo:margin-right="0in" fo:text-indent="0in" style:auto-text-indent="false"/>
    </style:style>
    <style:style style:name="Index_20_6" style:display-name="Index 6" style:family="paragraph" style:parent-style-name="Standard" style:next-style-name="Standard">
      <style:paragraph-properties fo:margin-left="0.9839in" fo:margin-right="0in" fo:text-indent="0in" style:auto-text-indent="false"/>
    </style:style>
    <style:style style:name="Index_20_5" style:display-name="Index 5" style:family="paragraph" style:parent-style-name="Standard" style:next-style-name="Standard">
      <style:paragraph-properties fo:margin-left="0.7874in" fo:margin-right="0in" fo:text-indent="0in" style:auto-text-indent="false"/>
    </style:style>
    <style:style style:name="Index_20_4" style:display-name="Index 4" style:family="paragraph" style:parent-style-name="Standard" style:next-style-name="Standard">
      <style:paragraph-properties fo:margin-left="0.5902in" fo:margin-right="0in" fo:text-indent="0in" style:auto-text-indent="false"/>
    </style:style>
    <style:style style:name="Index_20_3" style:display-name="Index 3" style:family="paragraph" style:parent-style-name="Standard" style:next-style-name="Standard" style:class="index">
      <style:paragraph-properties fo:margin-left="0.3937in" fo:margin-right="0in" fo:text-indent="0in" style:auto-text-indent="false"/>
    </style:style>
    <style:style style:name="Index_20_2" style:display-name="Index 2" style:family="paragraph" style:parent-style-name="Standard" style:next-style-name="Standard" style:class="index">
      <style:paragraph-properties fo:margin-left="1in" fo:margin-right="0.5in" fo:text-indent="-0.5in" style:auto-text-indent="false">
        <style:tab-stops>
          <style:tab-stop style:position="0.25in"/>
          <style:tab-stop style:position="0.5in"/>
          <style:tab-stop style:position="6.25in" style:leader-style="dotted" style:leader-text="."/>
          <style:tab-stop style:position="6.5in" style:type="right"/>
        </style:tab-stops>
      </style:paragraph-properties>
    </style:style>
    <style:style style:name="Index_20_1" style:display-name="Index 1" style:family="paragraph" style:parent-style-name="Standard" style:next-style-name="Standard" style:class="index">
      <style:paragraph-properties fo:margin-top="0in" fo:margin-bottom="0.028in">
        <style:tab-stops>
          <style:tab-stop style:position="0.25in" style:leader-style="dotted" style:leader-text="."/>
          <style:tab-stop style:position="0.5in"/>
          <style:tab-stop style:position="2.7453in" style:type="right" style:leader-style="dotted" style:leader-text="."/>
          <style:tab-stop style:position="6.5in" style:type="right" style:leader-style="dotted" style:leader-text="."/>
        </style:tab-stops>
      </style:paragraph-properties>
      <style:text-properties fo:font-size="9pt" fo:language="fr" fo:country="FR" style:font-size-asian="9pt"/>
    </style:style>
    <style:style style:name="Footer" style:family="paragraph" style:parent-style-name="Standard" style:next-style-name="Standard" style:class="extra">
      <style:paragraph-properties>
        <style:tab-stops>
          <style:tab-stop style:position="0.25in"/>
          <style:tab-stop style:position="0.5in"/>
          <style:tab-stop style:position="3in" style:type="center"/>
          <style:tab-stop style:position="6in" style:type="right"/>
        </style:tab-stops>
      </style:paragraph-properties>
    </style:style>
    <style:style style:name="Header" style:family="paragraph" style:parent-style-name="Standard" style:class="extra"/>
    <style:style style:name="Footnote" style:family="paragraph" style:parent-style-name="Standard" style:next-style-name="Standard" style:class="extra"/>
    <style:style style:name="Table_20_Title" style:display-name="Table Title" style:family="paragraph" style:parent-style-name="Standard" style:next-style-name="Standard">
      <style:paragraph-properties fo:margin-top="0in" fo:margin-bottom="0in" fo:text-align="center" style:justify-single-word="false">
        <style:tab-stops/>
      </style:paragraph-properties>
      <style:text-properties fo:font-weight="bold" style:font-weight-asian="bold"/>
    </style:style>
    <style:style style:name="Note" style:family="paragraph" style:parent-style-name="Standard">
      <style:paragraph-properties fo:margin-left="0.6807in" fo:margin-right="0in" fo:margin-top="0in" fo:margin-bottom="0.0417in" fo:text-indent="-0.5555in" style:auto-text-indent="false">
        <style:tab-stops>
          <style:tab-stop style:position="0.6807in"/>
        </style:tab-stops>
      </style:paragraph-properties>
      <style:text-properties fo:font-size="9pt" style:font-size-asian="9pt"/>
    </style:style>
    <style:style style:name="DocList" style:family="paragraph" style:parent-style-name="Standard">
      <style:paragraph-properties fo:margin-left="1.1252in" fo:margin-right="0in" fo:margin-top="0.0417in" fo:margin-bottom="0.0417in" fo:text-indent="-0.75in" style:auto-text-indent="false" style:text-autospace="none" style:punctuation-wrap="simple" style:vertical-align="baseline">
        <style:tab-stops>
          <style:tab-stop style:position="1.1252in"/>
        </style:tab-stops>
      </style:paragraph-properties>
    </style:style>
    <style:style style:name="Bullet2" style:family="paragraph" style:parent-style-name="Standard">
      <style:paragraph-properties fo:margin-left="0.75in" fo:margin-right="0in" fo:margin-top="0in" fo:margin-bottom="0.0417in" fo:text-indent="-0.2429in" style:auto-text-indent="false" style:text-autospace="none" style:punctuation-wrap="simple" style:vertical-align="baseline">
        <style:tab-stops>
          <style:tab-stop style:position="0.75in"/>
        </style:tab-stops>
      </style:paragraph-properties>
    </style:style>
    <style:style style:name="List2" style:family="paragraph" style:parent-style-name="Bullet2" style:list-style-name="WW8StyleNum">
      <style:paragraph-properties fo:margin-left="0.75in" fo:margin-right="0in" fo:text-indent="-0.25in" style:auto-text-indent="false"/>
    </style:style>
    <style:style style:name="Figure_20_Title" style:display-name="Figure Title" style:family="paragraph" style:parent-style-name="Table_20_Title">
      <style:paragraph-properties fo:margin-top="0.139in" fo:margin-bottom="0.1945in" fo:keep-together="always" fo:keep-with-next="always"/>
    </style:style>
    <style:style style:name="Standard_20_Title" style:display-name="Standard Title" style:family="paragraph" style:parent-style-name="Standard">
      <style:paragraph-properties fo:text-align="center" style:justify-single-word="false"/>
      <style:text-properties fo:font-size="12pt" fo:language="en" fo:country="US" fo:font-weight="bold" style:font-size-asian="12pt" style:font-weight-asian="bold"/>
    </style:style>
    <style:style style:name="Table_20_Entry" style:display-name="Table Entry" style:family="paragraph" style:parent-style-name="Standard">
      <style:paragraph-properties fo:margin-top="0.028in" fo:margin-bottom="0.028in">
        <style:tab-stops/>
      </style:paragraph-properties>
    </style:style>
    <style:style style:name="Table_20_Label" style:display-name="Table Label" style:family="paragraph" style:parent-style-name="Table_20_Entry">
      <style:paragraph-properties fo:text-align="center" style:justify-single-word="false" fo:keep-with-next="always"/>
      <style:text-properties fo:language="en" fo:country="US" fo:font-weight="bold" style:font-weight-asian="bold"/>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6.5626in" style:type="right" style:leader-style="dotted" style:leader-text="."/>
        </style:tab-stops>
      </style:paragraph-properties>
    </style:style>
    <style:style style:name="Instruction" style:family="paragraph" style:parent-style-name="Standard">
      <style:paragraph-properties fo:margin-top="0.0835in" fo:margin-bottom="0.139in" fo:padding="0.0417in" fo:border="0.0071in solid #000000"/>
      <style:text-properties fo:font-style="italic" fo:font-weight="bold" style:font-style-asian="italic" style:font-weight-asian="bold"/>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ab-stops/>
      </style:paragraph-properties>
      <style:text-properties style:font-name="Times New Roman"/>
    </style:style>
    <style:style style:name="Bullet3" style:family="paragraph" style:parent-style-name="Bullet2">
      <style:paragraph-properties fo:margin-left="1in" fo:margin-right="0in" fo:text-indent="-0.25in" style:auto-text-indent="false">
        <style:tab-stops>
          <style:tab-stop style:position="0.75in"/>
          <style:tab-stop style:position="1in"/>
        </style:tab-stops>
      </style:paragraph-properties>
    </style:style>
    <style:style style:name="List3" style:family="paragraph" style:parent-style-name="Bullet3" style:list-style-name="WW8StyleNum1"/>
    <style:style style:name="Index_20_8" style:display-name="Index 8" style:family="paragraph" style:parent-style-name="Standard" style:next-style-name="Standard">
      <style:paragraph-properties fo:margin-left="1.111in" fo:margin-right="0in" fo:margin-top="0in" fo:margin-bottom="0in" fo:text-indent="-0.139in" style:auto-text-indent="false">
        <style:tab-stops/>
      </style:paragraph-properties>
      <style:text-properties style:font-name="Times New Roman"/>
    </style:style>
    <style:style style:name="Index_20_Heading" style:display-name="Index Heading" style:family="paragraph" style:parent-style-name="Standard" style:next-style-name="Index_20_1" style:class="index">
      <style:paragraph-properties fo:margin-top="0.0835in" fo:margin-bottom="0.0835in">
        <style:tab-stops>
          <style:tab-stop style:position="0.5in" style:type="right" style:leader-style="dotted" style:leader-text="."/>
        </style:tab-stops>
      </style:paragraph-properties>
      <style:text-properties style:font-name="Times New Roman" fo:font-style="italic" fo:font-weight="bold" style:font-style-asian="italic" style:font-weight-asian="bold"/>
    </style:style>
    <style:style style:name="Bullet0" style:family="paragraph" style:parent-style-name="Standard">
      <style:paragraph-properties fo:margin-left="0.25in" fo:margin-right="0in" fo:margin-top="0in" fo:margin-bottom="0.0417in" fo:text-indent="-0.2547in" style:auto-text-indent="false" style:text-autospace="none" style:punctuation-wrap="simple" style:vertical-align="baseline">
        <style:tab-stops>
          <style:tab-stop style:position="0.25in"/>
        </style:tab-stops>
      </style:paragraph-properties>
    </style:style>
    <style:style style:name="Bullet1" style:family="paragraph" style:parent-style-name="Standard">
      <style:paragraph-properties fo:margin-left="0.5in" fo:margin-right="0in" fo:margin-top="0in" fo:margin-bottom="0.0417in" fo:text-indent="-0.25in" style:auto-text-indent="false">
        <style:tab-stops>
          <style:tab-stop style:position="0.5in"/>
        </style:tab-stops>
      </style:paragraph-properties>
    </style:style>
    <style:style style:name="List1" style:family="paragraph" style:parent-style-name="Bullet1" style:list-style-name="WW8StyleNum2">
      <style:paragraph-properties style:text-autospace="none" style:punctuation-wrap="simple" style:vertical-align="baseline"/>
    </style:style>
    <style:style style:name="Bullet_20_1" style:display-name="Bullet 1" style:family="paragraph" style:parent-style-name="Standard">
      <style:paragraph-properties fo:margin-left="0.5in" fo:margin-right="0in" fo:margin-top="0in" fo:margin-bottom="0in" fo:hyphenation-ladder-count="no-limit" fo:text-indent="-0.25in" style:auto-text-indent="false" style:text-autospace="none" style:punctuation-wrap="simple" style:vertical-align="baseline">
        <style:tab-stops>
          <style:tab-stop style:position="0.511in"/>
          <style:tab-stop style:position="0.8445in"/>
          <style:tab-stop style:position="1.3445in"/>
          <style:tab-stop style:position="1.761in"/>
          <style:tab-stop style:position="2.511in"/>
          <style:tab-stop style:position="3.511in"/>
          <style:tab-stop style:position="6.0028in" style:type="right" style:leader-style="dotted" style:leader-text="."/>
        </style:tab-stops>
      </style:paragraph-properties>
      <style:text-properties fo:color="#000000" fo:hyphenate="false" fo:hyphenation-remain-char-count="2" fo:hyphenation-push-char-count="2"/>
    </style:style>
    <style:style style:name="figure" style:family="paragraph" style:parent-style-name="Standard">
      <style:paragraph-properties fo:text-align="center" style:justify-single-word="false"/>
      <style:text-properties style:font-name="Arial"/>
    </style:style>
    <style:style style:name="list_5f_dash" style:display-name="list_dash" style:family="paragraph" style:parent-style-name="Standard">
      <style:paragraph-properties fo:margin-left="0.4374in" fo:margin-right="0in" fo:margin-top="0in" fo:margin-bottom="0.1043in" fo:line-height="110%" fo:hyphenation-ladder-count="no-limit" fo:text-indent="-0.25in" style:auto-text-indent="false">
        <style:tab-stops>
          <style:tab-stop style:position="0.25in"/>
          <style:tab-stop style:position="0.4374in"/>
        </style:tab-stops>
      </style:paragraph-properties>
      <style:text-properties style:font-name="Arial" fo:hyphenate="false" fo:hyphenation-remain-char-count="2" fo:hyphenation-push-char-count="2"/>
    </style:style>
    <style:style style:name="list_5f_numbrs" style:display-name="list_numbrs" style:family="paragraph" style:parent-style-name="Standard" style:list-style-name="WW8StyleNum3">
      <style:paragraph-properties fo:margin-left="0.4374in" fo:margin-right="0in" fo:margin-top="0in" fo:margin-bottom="0.1043in" fo:line-height="110%" fo:hyphenation-ladder-count="no-limit" fo:text-indent="-0.25in" style:auto-text-indent="false">
        <style:tab-stops>
          <style:tab-stop style:position="0.25in"/>
        </style:tab-stops>
      </style:paragraph-properties>
      <style:text-properties style:font-name="Arial" fo:hyphenate="false" fo:hyphenation-remain-char-count="2" fo:hyphenation-push-char-count="2"/>
    </style:style>
    <style:style style:name="table_5f_cell" style:display-name="table_cell" style:family="paragraph" style:parent-style-name="Standard">
      <style:paragraph-properties fo:margin-top="0.0673in" fo:margin-bottom="0.0374in" fo:hyphenation-ladder-count="no-limit">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fo:hyphenate="false" fo:hyphenation-remain-char-count="2" fo:hyphenation-push-char-count="2"/>
    </style:style>
    <style:style style:name="header_20_odd" style:display-name="header odd" style:family="paragraph" style:parent-style-name="Standard">
      <style:paragraph-properties fo:text-align="end" style:justify-single-word="false">
        <style:tab-stops>
          <style:tab-stop style:position="0.25in"/>
          <style:tab-stop style:position="0.5in"/>
          <style:tab-stop style:position="3.25in" style:type="center"/>
          <style:tab-stop style:position="3.5in"/>
          <style:tab-stop style:position="4in"/>
          <style:tab-stop style:position="4.5in"/>
          <style:tab-stop style:position="5in"/>
        </style:tab-stops>
      </style:paragraph-properties>
    </style:style>
    <style:style style:name="header_20_even" style:display-name="header even" style:family="paragraph" style:parent-style-name="Standard"/>
    <style:style style:name="Bullet4" style:family="paragraph" style:parent-style-name="Bullet2">
      <style:paragraph-properties fo:margin-left="1.3055in" fo:margin-right="0in" fo:text-indent="-0.3193in" style:auto-text-indent="false" style:text-autospace="ideograph-alpha" style:punctuation-wrap="hanging" style:vertical-align="auto">
        <style:tab-stops>
          <style:tab-stop style:position="0.25in"/>
          <style:tab-stop style:position="0.5in"/>
          <style:tab-stop style:position="1.3055in"/>
        </style:tab-stops>
      </style:paragraph-properties>
    </style:style>
    <style:style style:name="FigureTitle" style:family="paragraph" style:parent-style-name="Standard">
      <style:paragraph-properties fo:margin-top="0.1665in" fo:margin-bottom="0in" fo:text-align="center" style:justify-single-word="false">
        <style:tab-stops/>
      </style:paragraph-properties>
      <style:text-properties fo:font-weight="bold" style:font-weight-asian="bold"/>
    </style:style>
    <style:style style:name="TableEntry" style:family="paragraph" style:parent-style-name="Standard">
      <style:paragraph-properties fo:margin-top="0in" fo:margin-bottom="0in" fo:text-align="justify" style:justify-single-word="false" fo:keep-together="always">
        <style:tab-stops/>
      </style:paragraph-properties>
    </style:style>
    <style:style style:name="TableHead" style:family="paragraph">
      <style:paragraph-properties fo:margin-top="0in" fo:margin-bottom="0.0598in" fo:line-height="96%" fo:text-align="center" style:justify-single-word="false" fo:keep-together="always" fo:orphans="2" fo:widows="2" fo:keep-with-next="always">
        <style:tab-stops>
          <style:tab-stop style:position="0.1in"/>
          <style:tab-stop style:position="3.5in" style:type="center"/>
        </style:tab-stops>
      </style:paragraph-properties>
      <style:text-properties style:use-window-font-color="true" style:font-name="Helvetica" fo:font-size="10pt" fo:language="en" fo:country="US" fo:font-weight="bold" style:font-name-asian="Arial" style:font-size-asian="10pt" style:font-weight-asian="bold" style:font-name-complex="Times" style:font-size-complex="10pt" style:language-complex="ar" style:country-complex="SA"/>
    </style:style>
    <style:style style:name="Table_20_Macro" style:display-name="Table Macro" style:family="paragraph" style:parent-style-name="Table_20_Entry">
      <style:text-properties fo:font-style="italic" style:font-style-asian="italic"/>
    </style:style>
    <style:style style:name="Normal-10" style:family="paragraph" style:parent-style-name="Standard">
      <style:paragraph-properties fo:margin-top="0in" fo:margin-bottom="0in" fo:text-align="justify" style:justify-single-word="false">
        <style:tab-stops/>
      </style:paragraph-properties>
    </style:style>
    <style:style style:name="list_5f_ltrs_5f_indent" style:display-name="list_ltrs_indent" style:family="paragraph" style:parent-style-name="Standard" style:list-style-name="WW8StyleNum4">
      <style:paragraph-properties fo:margin-left="0.8126in" fo:margin-right="0in" fo:margin-top="0.0835in" fo:margin-bottom="0.139in" fo:hyphenation-ladder-count="no-limit" fo:text-indent="-0.3126in" style:auto-text-indent="false">
        <style:tab-stops>
          <style:tab-stop style:position="0.25in"/>
        </style:tab-stops>
      </style:paragraph-properties>
      <style:text-properties fo:hyphenate="false" fo:hyphenation-remain-char-count="2" fo:hyphenation-push-char-count="2"/>
    </style:style>
    <style:style style:name="CP" style:family="paragraph" style:parent-style-name="Standard">
      <style:paragraph-properties style:text-autospace="none" style:punctuation-wrap="simple" style:vertical-align="baseline">
        <style:tab-stops>
          <style:tab-stop style:position="0.5in"/>
        </style:tab-stops>
      </style:paragraph-properties>
      <style:text-properties style:font-name-asian="MS Mincho"/>
    </style:style>
    <style:style style:name="Normal_20_Text" style:display-name="Normal Text" style:family="paragraph" style:parent-style-name="Standard">
      <style:paragraph-properties fo:text-align="justify" style:justify-single-word="false">
        <style:tab-stops>
          <style:tab-stop style:position="0.5in"/>
        </style:tab-stops>
      </style:paragraph-properties>
    </style:style>
    <style:style style:name="TableEntryTitle" style:family="paragraph" style:parent-style-name="Standard">
      <style:paragraph-properties fo:margin-top="0.028in" fo:margin-bottom="0.028in" fo:text-align="justify" style:justify-single-word="false">
        <style:tab-stops>
          <style:tab-stop style:position="0.5in"/>
        </style:tab-stops>
      </style:paragraph-properties>
      <style:text-properties fo:font-weight="bold" style:font-weight-asian="bold"/>
    </style:style>
    <style:style style:name="TableEntryTitleLeft" style:family="paragraph" style:parent-style-name="Standard">
      <style:paragraph-properties fo:orphans="0" fo:widows="0">
        <style:tab-stops>
          <style:tab-stop style:position="0.5in"/>
        </style:tab-stops>
      </style:paragraph-properties>
      <style:text-properties fo:font-size="12pt" fo:font-weight="bold" style:font-size-asian="12pt" style:font-weight-asian="bold"/>
    </style:style>
    <style:style style:name="NOTE" style:family="paragraph" style:parent-style-name="Standard">
      <style:paragraph-properties fo:margin-left="0.5in" fo:margin-right="0in" fo:margin-top="0in" fo:margin-bottom="0in" fo:text-indent="0in" style:auto-text-indent="false">
        <style:tab-stops/>
      </style:paragraph-properties>
      <style:text-properties style:font-name="Times"/>
    </style:style>
    <style:style style:name="Figure" style:family="paragraph" style:parent-style-name="Standard">
      <style:paragraph-properties fo:margin-top="0.3335in" fo:margin-bottom="0in" fo:text-align="center" style:justify-single-word="false" fo:keep-together="always" fo:keep-with-next="always">
        <style:tab-stops/>
      </style:paragraph-properties>
      <style:text-properties style:font-name="Palatino" fo:font-size="11pt" style:font-size-asian="11pt"/>
    </style:style>
    <style:style style:name="bullet_20_1" style:display-name="bullet 1" style:family="paragraph" style:parent-style-name="Standard">
      <style:paragraph-properties fo:margin-left="0.4374in" fo:margin-right="0in" fo:text-indent="-0.25in" style:auto-text-indent="false"/>
      <style:text-properties style:font-name="Arial"/>
    </style:style>
    <style:style style:name="picture" style:family="paragraph" style:parent-style-name="figure"/>
    <style:style style:name="Appendix" style:family="paragraph" style:parent-style-name="Heading_20_1">
      <style:paragraph-properties fo:margin-left="0.25in" fo:margin-right="0in" fo:margin-top="0.4165in" fo:margin-bottom="0.1665in" style:line-height-at-least="0.1665in" fo:text-align="start" style:justify-single-word="false" fo:text-indent="-0.25in" style:auto-text-indent="false" fo:break-before="page" style:text-autospace="none" style:punctuation-wrap="simple" style:vertical-align="baseline">
        <style:tab-stops/>
      </style:paragraph-properties>
      <style:text-properties fo:font-size="15pt" style:letter-kerning="true" style:font-size-asian="15pt"/>
    </style:style>
    <style:style style:name="Balloon_20_Text" style:display-name="Balloon Text" style:family="paragraph" style:parent-style-name="Standard">
      <style:text-properties style:font-name="Lucida Grande" fo:font-size="9pt" style:font-size-asian="9pt" style:font-size-complex="9pt"/>
    </style:style>
    <style:style style:name="Box" style:family="paragraph">
      <style:paragraph-properties fo:keep-together="always" fo:orphans="2" fo:widows="2" fo:keep-with-next="always">
        <style:tab-stops>
          <style:tab-stop style:position="0in"/>
          <style:tab-stop style:position="1.1799in"/>
          <style:tab-stop style:position="1.5in"/>
        </style:tab-stops>
      </style:paragraph-properties>
      <style:text-properties style:use-window-font-color="true" style:font-name="Courier" fo:font-size="10pt" fo:language="en" fo:country="US" fo:font-style="italic" fo:font-weight="bold" style:font-name-asian="Arial" style:font-size-asian="10pt" style:language-asian="none" style:country-asian="none" style:font-style-asian="italic" style:font-weight-asian="bold" style:font-name-complex="Times" style:font-size-complex="10pt" style:language-complex="ar" style:country-complex="SA"/>
    </style:style>
    <style:style style:name="Part_20_Title" style:display-name="Part Title" style:family="paragraph" style:parent-style-name="Standard">
      <style:paragraph-properties fo:text-align="center" style:justify-single-word="false"/>
      <style:text-properties style:font-name="Arial" fo:font-size="12pt" fo:font-style="italic" style:font-size-asian="12pt" style:font-style-asian="italic"/>
    </style:style>
    <style:style style:name="TableEntry8" style:family="paragraph" style:parent-style-name="Standard">
      <style:paragraph-properties fo:margin-top="0in" fo:margin-bottom="0in">
        <style:tab-stops/>
      </style:paragraph-properties>
      <style:text-properties fo:color="#000000" fo:font-size="8pt" fo:language="none" fo:country="none" style:font-size-asian="8pt" style:language-asian="none" style:country-asian="none"/>
    </style:style>
    <style:style style:name="TemplateRow" style:family="paragraph" style:parent-style-name="TableEntry8">
      <style:text-properties style:font-name-asian="Arial Unicode MS"/>
    </style:style>
    <style:style style:name="Body_20_Text_20_2" style:display-name="Body Text 2" style:family="paragraph" style:parent-style-name="Standard">
      <style:paragraph-properties>
        <style:tab-stops>
          <style:tab-stop style:position="-1in"/>
          <style:tab-stop style:position="-0.5in"/>
          <style:tab-stop style:position="0.2236in"/>
          <style:tab-stop style:position="0.4654in"/>
          <style:tab-stop style:position="0.5in"/>
          <style:tab-stop style:position="0.6366in"/>
          <style:tab-stop style:position="0.8429in"/>
          <style:tab-stop style:position="1.05in"/>
          <style:tab-stop style:position="1.2571in"/>
          <style:tab-stop style:position="1.4634in"/>
          <style:tab-stop style:position="1.6701in"/>
        </style:tab-stops>
      </style:paragraph-properties>
      <style:text-properties style:text-underline-style="solid" style:text-underline-width="auto" style:text-underline-color="font-color" fo:font-weight="bold"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paragraph-properties>
        <style:tab-stops>
          <style:tab-stop style:position="0.5in"/>
        </style:tab-stops>
      </style:paragraph-properties>
    </style:style>
    <style:style style:name="Comment_20_Subject" style:display-name="Comment Subject" style:family="paragraph" style:parent-style-name="Comment_20_Text" style:next-style-name="Comment_20_Text">
      <style:paragraph-properties>
        <style:tab-stops>
          <style:tab-stop style:position="0.25in"/>
          <style:tab-stop style:position="0.5in"/>
        </style:tab-stops>
      </style:paragraph-properties>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Line_20_numbering" style:display-name="Line numbering"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style>
    <style:style style:name="Page_20_Number" style:display-name="Page Number" style:family="text" style:parent-style-name="Default_20_Paragraph_20_Font"/>
    <style:style style:name="Note_20_Char" style:display-name="Note Char" style:family="text" style:parent-style-name="Default_20_Paragraph_20_Font">
      <style:text-properties style:font-name="Helvetica" fo:font-size="9pt" fo:language="en" fo:country="US" style:font-size-asian="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fo:font-family="'Courier New'" style:font-family-generic="modern" style:font-pitch="fixed"/>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fo:font-family="'Courier New'" style:font-family-generic="modern" style:font-pitch="fixed"/>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fo:font-family="'Courier New'" style:font-family-generic="modern" style:font-pitch="fixed"/>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bullet text:level="2" text:style-name="WW8Num3z1" style:num-suffix="." text:bullet-char="o">
        <style:list-level-properties text:space-before="0.5in" text:min-label-width="0.25in"/>
        <style:text-properties fo:font-family="'Courier New'" style:font-family-generic="modern" style:font-pitch="fixed"/>
      </text:list-level-style-bullet>
      <text:list-level-style-bullet text:level="3" text:style-name="WW8Num3z2" style:num-suffix="." text:bullet-char="">
        <style:list-level-properties text:space-before="1in" text:min-label-width="0.25in"/>
        <style:text-properties style:font-name="Wingdings"/>
      </text:list-level-style-bullet>
      <text:list-level-style-bullet text:level="4" text:style-name="WW8Num3z0" style:num-suffix="." text:bullet-char="">
        <style:list-level-properties text:space-before="1.5in" text:min-label-width="0.25in"/>
        <style:text-properties style:font-name="Symbol"/>
      </text:list-level-style-bullet>
      <text:list-level-style-bullet text:level="5" text:style-name="WW8Num3z1" style:num-suffix="." text:bullet-char="o">
        <style:list-level-properties text:space-before="2in" text:min-label-width="0.25in"/>
        <style:text-properties fo:font-family="'Courier New'" style:font-family-generic="modern" style:font-pitch="fixed"/>
      </text:list-level-style-bullet>
      <text:list-level-style-bullet text:level="6" text:style-name="WW8Num3z2" style:num-suffix="." text:bullet-char="">
        <style:list-level-properties text:space-before="2.5in" text:min-label-width="0.25in"/>
        <style:text-properties style:font-name="Wingdings"/>
      </text:list-level-style-bullet>
      <text:list-level-style-bullet text:level="7" text:style-name="WW8Num3z0" style:num-suffix="." text:bullet-char="">
        <style:list-level-properties text:space-before="3in" text:min-label-width="0.25in"/>
        <style:text-properties style:font-name="Symbol"/>
      </text:list-level-style-bullet>
      <text:list-level-style-bullet text:level="8" text:style-name="WW8Num3z1" style:num-suffix="." text:bullet-char="o">
        <style:list-level-properties text:space-before="3.5in" text:min-label-width="0.25in"/>
        <style:text-properties fo:font-family="'Courier New'" style:font-family-generic="modern" style:font-pitch="fixed"/>
      </text:list-level-style-bullet>
      <text:list-level-style-bullet text:level="9" text:style-name="WW8Num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874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a" style:num-letter-sync="true"/>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num-letter-sync="true"/>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a" style:num-letter-sync="true" text:start-value="24">
        <style:list-level-properties text:space-before="0.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1in" text:min-label-distance="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min-label-width="2.5in" text:min-label-distance="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min-label-width="4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a" style:num-letter-sync="true"/>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a" style:num-letter-sync="true" text:start-value="24">
        <style:list-level-properties text:space-before="0.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a" style:num-letter-sync="true"/>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a" style:num-letter-sync="true">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2"/>
    <style:default-page-layout>
      <style:page-layout-properties style:layout-grid-standard-mode="true"/>
    </style:default-page-layout>
  </office:styles>
  <office:automatic-styles>
    <style:style style:name="P1" style:family="paragraph" style:parent-style-name="Standard">
      <style:paragraph-properties fo:text-align="end" style:justify-single-word="false"/>
    </style:style>
    <style:style style:name="T1" style:family="text"/>
    <style:page-layout style:name="pm1">
      <style:page-layout-properties fo:page-width="8.5in" fo:page-height="11in" style:num-format="1" style:print-orientation="portrait" fo:margin-top="0.5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pm2">
      <style:page-layout-properties fo:page-width="8.5in" fo:page-height="11in" style:num-format="1"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Supplement 117: Enhanced PET Image Storage SOP Class<text:line-break/>Page <text:span text:style-name="Page_20_Number"><text:page-number text:select-page="current">44</text:page-number></text:span></text:p>
        <text:p text:style-name="Header"/>
      </style:header>
      <style:header-left>
        <text:p text:style-name="P1">Supplement 117: Enhanced PET Image Storage SOP Class<text:line-break/>Page <text:span text:style-name="Page_20_Number"><text:page-number text:select-page="current">44</text:page-number></text:span></text:p>
      </style:head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ICOM Sup XXX: Enhanced PET Image Storage SOP Class</dc:title>
    <dc:subject>Enhanced PET Image Storage SOP Class</dc:subject>
    <meta:initial-creator>DICOM WG3</meta:initial-creator>
    <meta:creation-date>2008-01-24T10:16:00</meta:creation-date>
    <dc:creator>Bas Revet</dc:creator>
    <dc:date>2008-01-30T10:23:00</dc:date>
    <meta:print-date>2007-06-07T11:43:00</meta:print-date>
    <meta:editing-cycles>4</meta:editing-cycles>
    <meta:editing-duration>PT1H29M0S</meta:editing-duration>
    <meta:user-defined meta:name="Info 1"/>
    <meta:user-defined meta:name="Info 2"/>
    <meta:user-defined meta:name="Info 3"/>
    <meta:user-defined meta:name="Info 4"/>
    <meta:user-defined meta:name="Company" meta:value-type="string">PMS Best</meta:user-defined>
    <meta:document-statistic meta:table-count="29" meta:image-count="0" meta:object-count="2" meta:page-count="52" meta:paragraph-count="1718" meta:word-count="9291" meta:character-count="58589"/>
  </office:meta>
</office:document-meta>
</file>